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1.64mm"/>
    </style:style>
    <style:style style:name="co9" style:family="table-column">
      <style:table-column-properties fo:break-before="auto" style:column-width="63.78mm"/>
    </style:style>
    <style:style style:name="co10" style:family="table-column">
      <style:table-column-properties fo:break-before="auto" style:column-width="41.12mm"/>
    </style:style>
    <style:style style:name="co11" style:family="table-column">
      <style:table-column-properties fo:break-before="auto" style:column-width="27.66mm"/>
    </style:style>
    <style:style style:name="co12" style:family="table-column">
      <style:table-column-properties fo:break-before="auto" style:column-width="32.39mm"/>
    </style:style>
    <style:style style:name="co13" style:family="table-column">
      <style:table-column-properties fo:break-before="auto" style:column-width="22.93mm"/>
    </style:style>
    <style:style style:name="co14" style:family="table-column">
      <style:table-column-properties fo:break-before="auto" style:column-width="36.62mm"/>
    </style:style>
    <style:style style:name="co15" style:family="table-column">
      <style:table-column-properties fo:break-before="auto" style:column-width="22.67mm"/>
    </style:style>
    <style:style style:name="co16" style:family="table-column">
      <style:table-column-properties fo:break-before="auto" style:column-width="23.42mm"/>
    </style:style>
    <style:style style:name="co7" style:family="table-column">
      <style:table-column-properties fo:break-before="auto" style:column-width="17.69mm"/>
    </style:style>
    <style:style style:name="co18" style:family="table-column">
      <style:table-column-properties fo:break-before="auto" style:column-width="25.17mm"/>
    </style:style>
    <style:style style:name="co19" style:family="table-column">
      <style:table-column-properties fo:break-before="auto" style:column-width="50.84mm"/>
    </style:style>
    <style:style style:name="co20" style:family="table-column">
      <style:table-column-properties fo:break-before="auto" style:column-width="32.9mm"/>
    </style:style>
    <style:style style:name="co21" style:family="table-column">
      <style:table-column-properties fo:break-before="auto" style:column-width="27.16mm"/>
    </style:style>
    <style:style style:name="co22" style:family="table-column">
      <style:table-column-properties fo:break-before="auto" style:column-width="34.89mm"/>
    </style:style>
    <style:style style:name="co23" style:family="table-column">
      <style:table-column-properties fo:break-before="auto" style:column-width="28.15mm"/>
    </style:style>
    <style:style style:name="ro9" style:family="table-row">
      <style:table-row-properties style:row-height="11.25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7.02mm" fo:break-before="auto" style:use-optimal-row-height="false"/>
    </style:style>
    <style:style style:name="ro12" style:family="table-row">
      <style:table-row-properties style:row-height="16.14mm" fo:break-before="auto" style:use-optimal-row-height="false"/>
    </style:style>
    <style:style style:name="ro13" style:family="table-row">
      <style:table-row-properties style:row-height="25.81mm" fo:break-before="auto" style:use-optimal-row-height="false"/>
    </style:style>
    <style:style style:name="ro14" style:family="table-row">
      <style:table-row-properties style:row-height="14.09mm" fo:break-before="auto" style:use-optimal-row-height="false"/>
    </style:style>
    <style:style style:name="ro15" style:family="table-row">
      <style:table-row-properties style:row-height="6.88mm" fo:break-before="auto" style:use-optimal-row-height="false"/>
    </style:style>
    <style:style style:name="ro8" style:family="table-row">
      <style:table-row-properties style:row-height="11.91mm" fo:break-before="auto" style:use-optimal-row-height="false"/>
    </style:style>
    <style:style style:name="ro16" style:family="table-row">
      <style:table-row-properties style:row-height="9.26mm" fo:break-before="auto" style:use-optimal-row-height="false"/>
    </style:style>
    <style:style style:name="ro17" style:family="table-row">
      <style:table-row-properties style:row-height="11.38mm" fo:break-before="auto" style:use-optimal-row-height="false"/>
    </style:style>
    <style:style style:name="ro18" style:family="table-row">
      <style:table-row-properties style:row-height="17.67mm" fo:break-before="auto" style:use-optimal-row-height="false"/>
    </style:style>
    <style:style style:name="ro19" style:family="table-row">
      <style:table-row-properties style:row-height="17.67mm" fo:break-before="page" style:use-optimal-row-height="false"/>
    </style:style>
    <style:style style:name="ro20" style:family="table-row">
      <style:table-row-properties style:row-height="11.11mm" fo:break-before="auto" style:use-optimal-row-height="false"/>
    </style:style>
    <style:style style:name="ro21" style:family="table-row">
      <style:table-row-properties style:row-height="10.05mm" fo:break-before="auto" style:use-optimal-row-height="false"/>
    </style:style>
    <style:style style:name="ro22" style:family="table-row">
      <style:table-row-properties style:row-height="5.82mm" fo:break-before="auto" style:use-optimal-row-height="false"/>
    </style:style>
    <style:style style:name="ro23" style:family="table-row">
      <style:table-row-properties style:row-height="4.52mm" fo:break-before="auto" style:use-optimal-row-height="false"/>
    </style:style>
    <style:style style:name="ta2" style:family="table" style:master-page-name="PageStyle_5f_民間5">
      <style:table-properties table:display="true" style:writing-mode="lr-tb"/>
    </style:style>
    <style:style style:name="ta3" style:family="table" style:master-page-name="PageStyle_5f_議員4">
      <style:table-properties table:display="true" style:writing-mode="lr-tb"/>
    </style:style>
    <style:style style:name="ce3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4"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1"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0" style:family="table-cell" style:parent-style-name="Excel_5f_BuiltIn_5f_Comma" style:data-style-name="N19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1"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5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ackground-color="#ffff0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ffff00"/>
    </style:style>
    <style:style style:name="ce8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7"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議員4" table:style-name="ta3">
        <office:forms form:automatic-focus="false" form:apply-design-mode="false"/>
        <table:table-column table:style-name="co18" table:default-cell-style-name="ce50"/>
        <table:table-column table:style-name="co19" table:default-cell-style-name="ce50"/>
        <table:table-column table:style-name="co20" table:default-cell-style-name="ce62"/>
        <table:table-column table:style-name="co21" table:number-columns-repeated="2" table:default-cell-style-name="ce50"/>
        <table:table-column table:style-name="co22" table:default-cell-style-name="ce50"/>
        <table:table-column table:style-name="co18" table:number-columns-repeated="2" table:default-cell-style-name="ce50"/>
        <table:table-column table:style-name="co23" table:default-cell-style-name="ce50"/>
        <table:table-column table:style-name="co7" table:number-columns-repeated="248" table:default-cell-style-name="ce50"/>
        <table:table-column table:style-name="co7" table:number-columns-repeated="767" table:default-cell-style-name="Default"/>
        <table:table-header-rows>
          <table:table-row table:style-name="ro8">
            <table:table-cell table:style-name="ce26" office:value-type="string" calcext:value-type="string" table:number-columns-spanned="9" table:number-rows-spanned="1">
              <text:p>雲林縣政府105年度對議員所提地方建設建議事項處理明細表</text:p>
            </table:table-cell>
            <table:covered-table-cell table:number-columns-repeated="8" table:style-name="ce51"/>
            <table:table-cell table:number-columns-repeated="1015"/>
          </table:table-row>
          <table:table-row table:style-name="ro16">
            <table:table-cell table:style-name="ce26" office:value-type="string" calcext:value-type="string" table:number-columns-spanned="9" table:number-rows-spanned="1">
              <text:p>至105年12月止</text:p>
            </table:table-cell>
            <table:covered-table-cell table:number-columns-repeated="8" table:style-name="ce51"/>
            <table:table-cell table:number-columns-repeated="1015"/>
          </table:table-row>
          <table:table-row table:style-name="ro17">
            <table:table-cell table:style-name="ce27" office:value-type="string" calcext:value-type="string">
              <text:p>表4</text:p>
            </table:table-cell>
            <table:table-cell table:style-name="ce52" office:value-type="string" calcext:value-type="string" table:number-columns-spanned="7" table:number-rows-spanned="1">
              <text:p>(本表為年報)</text:p>
            </table:table-cell>
            <table:covered-table-cell table:number-columns-repeated="6" table:style-name="ce52"/>
            <table:table-cell table:style-name="ce68" office:value-type="string" calcext:value-type="string">
              <text:p>單位：千元</text:p>
            </table:table-cell>
            <table:table-cell table:number-columns-repeated="1015"/>
          </table:table-row>
        </table:table-header-rows>
        <table:table-row table:style-name="ro18">
          <table:table-cell table:style-name="ce28" office:value-type="string" calcext:value-type="string" table:number-columns-spanned="1" table:number-rows-spanned="2">
            <text:p>議員姓名</text:p>
          </table:table-cell>
          <table:table-cell table:style-name="ce28" office:value-type="string" calcext:value-type="string" table:number-columns-spanned="1" table:number-rows-spanned="2">
            <text:p>建議項目及內容</text:p>
            <text:p>請填列「採購標案名稱及案號」</text:p>
          </table:table-cell>
          <table:table-cell table:style-name="ce28" office:value-type="string" calcext:value-type="string" table:number-columns-spanned="1" table:number-rows-spanned="2">
            <text:p>建議地點</text:p>
          </table:table-cell>
          <table:table-cell table:style-name="ce28" office:value-type="string" calcext:value-type="string" table:number-columns-spanned="1" table:number-rows-spanned="2">
            <text:p>建議金額</text:p>
          </table:table-cell>
          <table:table-cell table:style-name="ce28" office:value-type="string" calcext:value-type="string" table:number-columns-spanned="5" table:number-rows-spanned="1">
            <text:p>核定情形</text:p>
          </table:table-cell>
          <table:covered-table-cell table:number-columns-repeated="3" table:style-name="ce67"/>
          <table:covered-table-cell table:style-name="ce81"/>
          <table:table-cell table:number-columns-repeated="1015"/>
        </table:table-row>
        <table:table-row table:style-name="ro18">
          <table:covered-table-cell table:number-columns-repeated="4" table:style-name="ce29"/>
          <table:table-cell table:style-name="ce66" office:value-type="string" calcext:value-type="string">
            <text:p>核定金額</text:p>
          </table:table-cell>
          <table:table-cell table:style-name="ce66" office:value-type="string" calcext:value-type="string">
            <text:p>經費支用科目</text:p>
          </table:table-cell>
          <table:table-cell table:style-name="ce66" office:value-type="string" calcext:value-type="string">
            <text:p>主辦機關</text:p>
          </table:table-cell>
          <table:table-cell table:style-name="ce66" office:value-type="string" calcext:value-type="string">
            <text:p>招標方式</text:p>
          </table:table-cell>
          <table:table-cell table:style-name="ce66" office:value-type="string" calcext:value-type="string">
            <text:p>得標廠商</text:p>
          </table:table-cell>
          <table:table-cell table:number-columns-repeated="1015"/>
        </table:table-row>
        <table:table-row table:style-name="ro18">
          <table:table-cell table:style-name="ce30" office:value-type="string" office:string-value="王秋足 " calcext:value-type="string">
            <text:p>王秋足 <text:s/></text:p>
          </table:table-cell>
          <table:table-cell table:style-name="ce30" office:value-type="string" calcext:value-type="string">
            <text:p>大埤鄉興安村及斗南鎮轄區內公共設施改善工程</text:p>
            <text:p>-1051B10094  </text:p>
          </table:table-cell>
          <table:table-cell table:style-name="ce30" office:value-type="string" office:string-value="大埤鄉、斗南鎮  " calcext:value-type="string">
            <text:p>大埤鄉、斗南鎮 <text:s text:c="2"/></text:p>
          </table:table-cell>
          <table:table-cell table:number-columns-repeated="2" table:style-name="ce30" office:value-type="float" office:value="1200" calcext:value-type="float">
            <text:p>1,20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日月土木包工業  " calcext:value-type="string">
            <text:p>日月土木包工業 <text:s text:c="2"/></text:p>
          </table:table-cell>
          <table:table-cell table:number-columns-repeated="1015"/>
        </table:table-row>
        <table:table-row table:style-name="ro18">
          <table:table-cell table:style-name="ce30" office:value-type="string" office:string-value="蔡東富 " calcext:value-type="string">
            <text:p>蔡東富 <text:s/></text:p>
          </table:table-cell>
          <table:table-cell table:style-name="ce30" office:value-type="string" calcext:value-type="string">
            <text:p>斗南鎮石溪小東及大埤鄉舊庄等零星路面改善工程</text:p>
            <text:p>-1051B10056  </text:p>
          </table:table-cell>
          <table:table-cell table:style-name="ce30" office:value-type="string" office:string-value="斗南鎮、大埤鄉  " calcext:value-type="string">
            <text:p>斗南鎮、大埤鄉 <text:s text:c="2"/></text:p>
          </table:table-cell>
          <table:table-cell table:number-columns-repeated="2" table:style-name="ce30" office:value-type="float" office:value="2006" calcext:value-type="float">
            <text:p>2,006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谷源營造有限公司  " calcext:value-type="string">
            <text:p>谷源營造有限公司 <text:s text:c="2"/></text:p>
          </table:table-cell>
          <table:table-cell table:number-columns-repeated="1015"/>
        </table:table-row>
        <table:table-row table:style-name="ro18">
          <table:table-cell table:style-name="ce30" office:value-type="string" office:string-value="廖錦珠 " calcext:value-type="string">
            <text:p>廖錦珠 <text:s/></text:p>
          </table:table-cell>
          <table:table-cell table:style-name="ce30" office:value-type="string" calcext:value-type="string">
            <text:p>二崙鄉雲14線大庄社區及雲40線旁巷道改善工程</text:p>
            <text:p>-1051B10052  </text:p>
          </table:table-cell>
          <table:table-cell table:style-name="ce30" office:value-type="string" office:string-value="二崙鄉、西螺鎮  " calcext:value-type="string">
            <text:p>二崙鄉、西螺鎮 <text:s text:c="2"/></text:p>
          </table:table-cell>
          <table:table-cell table:number-columns-repeated="2" table:style-name="ce30" office:value-type="float" office:value="1330" calcext:value-type="float">
            <text:p>1,33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仟宏營造有限公司  " calcext:value-type="string">
            <text:p>仟宏營造有限公司 <text:s text:c="2"/></text:p>
          </table:table-cell>
          <table:table-cell table:number-columns-repeated="1015"/>
        </table:table-row>
        <table:table-row table:style-name="ro18">
          <table:table-cell table:style-name="ce30" office:value-type="string" office:string-value="廖錦珠 " calcext:value-type="string">
            <text:p>廖錦珠 <text:s/></text:p>
          </table:table-cell>
          <table:table-cell table:style-name="ce30" office:value-type="string" calcext:value-type="string">
            <text:p>二崙鄉雲24線楊賢村內周邊巷道改善工程</text:p>
            <text:p>-1051B10059  </text:p>
          </table:table-cell>
          <table:table-cell table:style-name="ce30" office:value-type="string" office:string-value="二崙鄉  " calcext:value-type="string">
            <text:p>二崙鄉 <text:s text:c="2"/></text:p>
          </table:table-cell>
          <table:table-cell table:number-columns-repeated="2" table:style-name="ce30" office:value-type="float" office:value="1950" calcext:value-type="float">
            <text:p>1,95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廣聯土木包工業  " calcext:value-type="string">
            <text:p>廣聯土木包工業 <text:s text:c="2"/></text:p>
          </table:table-cell>
          <table:table-cell table:number-columns-repeated="1015"/>
        </table:table-row>
        <table:table-row table:style-name="ro18">
          <table:table-cell table:style-name="ce30" office:value-type="string" office:string-value="廖秋萍 " calcext:value-type="string">
            <text:p>廖秋萍 <text:s/></text:p>
          </table:table-cell>
          <table:table-cell table:style-name="ce30" office:value-type="string" calcext:value-type="string">
            <text:p>西螺鎮、二崙鄉道路改善工程</text:p>
            <text:p>-1051B10078  </text:p>
          </table:table-cell>
          <table:table-cell table:style-name="ce30" office:value-type="string" office:string-value="二崙鄉、西螺鎮  " calcext:value-type="string">
            <text:p>二崙鄉、西螺鎮 <text:s text:c="2"/></text:p>
          </table:table-cell>
          <table:table-cell table:number-columns-repeated="2" table:style-name="ce30" office:value-type="float" office:value="1600" calcext:value-type="float">
            <text:p>1,60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建中土木包工業  " calcext:value-type="string">
            <text:p>建中土木包工業 <text:s text:c="2"/></text:p>
          </table:table-cell>
          <table:table-cell table:number-columns-repeated="1015"/>
        </table:table-row>
        <table:table-row table:style-name="ro18">
          <table:table-cell table:style-name="ce30" office:value-type="string" office:string-value="李明哲 " calcext:value-type="string">
            <text:p>李明哲 <text:s/></text:p>
          </table:table-cell>
          <table:table-cell table:style-name="ce30" office:value-type="string" office:string-value="西螺鎮河南里及詔安里等巷道路面改善工程  " calcext:value-type="string">
            <text:p>西螺鎮河南里及詔安里等巷道路面改善工程 <text:s text:c="2"/></text:p>
          </table:table-cell>
          <table:table-cell table:style-name="ce30" office:value-type="string" office:string-value="西螺鎮  " calcext:value-type="string">
            <text:p>西螺鎮 <text:s text:c="2"/></text:p>
          </table:table-cell>
          <table:table-cell table:number-columns-repeated="2" table:style-name="ce30" office:value-type="float" office:value="1375" calcext:value-type="float">
            <text:p>1,375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招標中  " calcext:value-type="string">
            <text:p>招標中 <text:s text:c="2"/></text:p>
          </table:table-cell>
          <table:table-cell table:number-columns-repeated="1015"/>
        </table:table-row>
        <table:table-row table:style-name="ro18">
          <table:table-cell table:style-name="ce30" office:value-type="string" office:string-value="黃鈺惠 " calcext:value-type="string">
            <text:p>黃鈺惠 <text:s/></text:p>
          </table:table-cell>
          <table:table-cell table:style-name="ce30" office:value-type="string" calcext:value-type="string">
            <text:p>虎尾鎮中溪里里內道路改善工程</text:p>
            <text:p>-1051B10014 </text:p>
          </table:table-cell>
          <table:table-cell table:style-name="ce30" office:value-type="string" office:string-value="虎尾鎮  " calcext:value-type="string">
            <text:p>虎尾鎮 <text:s text:c="2"/></text:p>
          </table:table-cell>
          <table:table-cell table:number-columns-repeated="2" table:style-name="ce30" office:value-type="float" office:value="1300" calcext:value-type="float">
            <text:p>1,30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起富營造有限公司  " calcext:value-type="string">
            <text:p>起富營造有限公司 <text:s text:c="2"/></text:p>
          </table:table-cell>
          <table:table-cell table:number-columns-repeated="1015"/>
        </table:table-row>
        <table:table-row table:style-name="ro18">
          <table:table-cell table:style-name="ce31" office:value-type="string" office:string-value="黃鈺惠 " calcext:value-type="string">
            <text:p>黃鈺惠 <text:s/></text:p>
          </table:table-cell>
          <table:table-cell table:style-name="ce30" office:value-type="string" calcext:value-type="string">
            <text:p>虎尾鎮安慶里里內道路改善工程</text:p>
            <text:p>-105B10076  </text:p>
          </table:table-cell>
          <table:table-cell table:style-name="ce30" office:value-type="string" office:string-value="虎尾鎮  " calcext:value-type="string">
            <text:p>虎尾鎮 <text:s text:c="2"/></text:p>
          </table:table-cell>
          <table:table-cell table:number-columns-repeated="2" table:style-name="ce30" office:value-type="float" office:value="880" calcext:value-type="float">
            <text:p>88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谷源營造有限公司  " calcext:value-type="string">
            <text:p>谷源營造有限公司 <text:s text:c="2"/></text:p>
          </table:table-cell>
          <table:table-cell table:number-columns-repeated="1015"/>
        </table:table-row>
        <table:table-row table:style-name="ro18">
          <table:table-cell table:style-name="ce30" office:value-type="string" office:string-value="周秀月 " calcext:value-type="string">
            <text:p>周秀月 <text:s/></text:p>
          </table:table-cell>
          <table:table-cell table:style-name="ce30" office:value-type="string" calcext:value-type="string">
            <text:p>斗六市八德里路面及附屬設施改善工程</text:p>
            <text:p>-1051B10016 </text:p>
          </table:table-cell>
          <table:table-cell table:style-name="ce30" office:value-type="string" office:string-value="斗六市八德里、重光里  " calcext:value-type="string">
            <text:p>斗六市八德里、重光里 <text:s text:c="2"/></text:p>
          </table:table-cell>
          <table:table-cell table:number-columns-repeated="2" table:style-name="ce30" office:value-type="float" office:value="1500" calcext:value-type="float">
            <text:p>1,50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寶城營造有限公司  " calcext:value-type="string">
            <text:p>寶城營造有限公司 <text:s text:c="2"/></text:p>
          </table:table-cell>
          <table:table-cell table:number-columns-repeated="1015"/>
        </table:table-row>
        <table:table-row table:style-name="ro18">
          <table:table-cell table:style-name="ce30" office:value-type="string" office:string-value="林聖爵 " calcext:value-type="string">
            <text:p>林聖爵 <text:s/></text:p>
          </table:table-cell>
          <table:table-cell table:style-name="ce30" office:value-type="string" office:string-value="斗六市江厝里、久安里等道路附屬設施改善工程-1051B10015 " calcext:value-type="string">
            <text:p>斗六市江厝里、久安里等道路附屬設施改善工程-1051B10015 <text:s/></text:p>
          </table:table-cell>
          <table:table-cell table:style-name="ce30" office:value-type="string" office:string-value="斗六市江厝里、久安里  " calcext:value-type="string">
            <text:p>斗六市江厝里、久安里 <text:s text:c="2"/></text:p>
          </table:table-cell>
          <table:table-cell table:number-columns-repeated="2" table:style-name="ce30" office:value-type="float" office:value="1740" calcext:value-type="float">
            <text:p>1,74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藤淦土木包工業  " calcext:value-type="string">
            <text:p>藤淦土木包工業 <text:s text:c="2"/></text:p>
          </table:table-cell>
          <table:table-cell table:number-columns-repeated="1015"/>
        </table:table-row>
        <table:table-row table:style-name="ro18">
          <table:table-cell table:style-name="ce30" office:value-type="string" office:string-value="林聖爵 " calcext:value-type="string">
            <text:p>林聖爵 <text:s/></text:p>
          </table:table-cell>
          <table:table-cell table:style-name="ce30" office:value-type="string" calcext:value-type="string">
            <text:p>斗六、林內、莿桐等村里聯絡道路路面及附屬設施改善工程</text:p>
            <text:p>-1051B10060  </text:p>
          </table:table-cell>
          <table:table-cell table:style-name="ce30" office:value-type="string" office:string-value="斗六、林內、莿桐  " calcext:value-type="string">
            <text:p>斗六、林內、莿桐 <text:s text:c="2"/></text:p>
          </table:table-cell>
          <table:table-cell table:number-columns-repeated="2" table:style-name="ce30" office:value-type="float" office:value="1950" calcext:value-type="float">
            <text:p>1,950 </text:p>
          </table:table-cell>
          <table:table-cell table:style-name="ce30"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0" office:value-type="string" office:string-value="工務處  " calcext:value-type="string">
            <text:p>工務處 <text:s text:c="2"/></text:p>
          </table:table-cell>
          <table:table-cell table:style-name="ce30" office:value-type="string" office:string-value="公開招標  " calcext:value-type="string">
            <text:p>公開招標 <text:s text:c="2"/></text:p>
          </table:table-cell>
          <table:table-cell table:style-name="ce30" office:value-type="string" office:string-value="春吉營造有限公司  " calcext:value-type="string">
            <text:p>春吉營造有限公司 <text:s text:c="2"/></text:p>
          </table:table-cell>
          <table:table-cell table:number-columns-repeated="1015"/>
        </table:table-row>
        <table:table-row table:style-name="ro18">
          <table:table-cell table:style-name="ce28" office:value-type="string" calcext:value-type="string">
            <text:p>王又民 </text:p>
          </table:table-cell>
          <table:table-cell table:style-name="ce35" office:value-type="string" calcext:value-type="string">
            <text:p>斗六市鎮北路278巷(新興大排旁)護欄改善工程</text:p>
            <text:p>-1051B10047  </text:p>
          </table:table-cell>
          <table:table-cell table:style-name="ce28" office:value-type="string" calcext:value-type="string">
            <text:p>斗六 <text:s/></text:p>
          </table:table-cell>
          <table:table-cell table:number-columns-repeated="2" table:style-name="ce31" office:value-type="float" office:value="1950" calcext:value-type="float">
            <text:p>1,950 </text:p>
          </table:table-cell>
          <table:table-cell table:style-name="ce31" office:value-type="string" office:string-value="其他公共工程-一般小型零星工程-設備及投資-公共建設及設施費  " calcext:value-type="string">
            <text:p>其他公共工程-一般小型零星工程-設備及投資-公共建設及設施費 <text:s text:c="2"/></text:p>
          </table:table-cell>
          <table:table-cell table:style-name="ce31" office:value-type="string" office:string-value="工務處  " calcext:value-type="string">
            <text:p>工務處 <text:s text:c="2"/></text:p>
          </table:table-cell>
          <table:table-cell table:style-name="ce31" office:value-type="string" office:string-value="公開招標  " calcext:value-type="string">
            <text:p>公開招標 <text:s text:c="2"/></text:p>
          </table:table-cell>
          <table:table-cell table:style-name="ce31" office:value-type="string" office:string-value="吉成土木包工業  " calcext:value-type="string">
            <text:p>吉成土木包工業 <text:s text:c="2"/></text:p>
          </table:table-cell>
          <table:table-cell table:number-columns-repeated="1015"/>
        </table:table-row>
        <table:table-row table:style-name="ro18">
          <table:table-cell table:style-name="ce32" office:value-type="string" calcext:value-type="string">
            <text:p>王又民 </text:p>
          </table:table-cell>
          <table:table-cell table:style-name="ce33" office:value-type="string" calcext:value-type="string">
            <text:p>斗六市保長、虎溪里等道路排水改善工程</text:p>
            <text:p>-1051B10058  </text:p>
          </table:table-cell>
          <table:table-cell table:style-name="ce35" office:value-type="string" calcext:value-type="string">
            <text:p>斗六 <text:s/></text:p>
          </table:table-cell>
          <table:table-cell table:number-columns-repeated="2" table:style-name="ce33" office:value-type="float" office:value="1000" calcext:value-type="float">
            <text:p>1000</text:p>
          </table:table-cell>
          <table:table-cell table:style-name="ce33" office:value-type="string" calcext:value-type="string">
            <text:p>其他公共工程-一般小型零星工程-設備及投資-公共建設及設施費 <text:s/></text:p>
          </table:table-cell>
          <table:table-cell table:style-name="ce33" office:value-type="string" calcext:value-type="string">
            <text:p>工務處 <text:s/></text:p>
          </table:table-cell>
          <table:table-cell table:style-name="ce33" office:value-type="string" calcext:value-type="string">
            <text:p>公開招標 <text:s/></text:p>
          </table:table-cell>
          <table:table-cell table:style-name="ce33" office:value-type="string" calcext:value-type="string">
            <text:p>日月土木包工業 <text:s/></text:p>
          </table:table-cell>
          <table:table-cell table:number-columns-repeated="1015"/>
        </table:table-row>
        <table:table-row table:style-name="ro18">
          <table:table-cell table:style-name="ce32" office:value-type="string" calcext:value-type="string">
            <text:p>王又民 </text:p>
          </table:table-cell>
          <table:table-cell table:style-name="ce33" office:value-type="string" calcext:value-type="string">
            <text:p>斗六市、莿桐鄉等道路附屬設施改善工程</text:p>
            <text:p>-1051B10119  </text:p>
          </table:table-cell>
          <table:table-cell table:style-name="ce35" office:value-type="string" calcext:value-type="string">
            <text:p>斗六、莿桐 <text:s/></text:p>
          </table:table-cell>
          <table:table-cell table:number-columns-repeated="2" table:style-name="ce33" office:value-type="float" office:value="2000" calcext:value-type="float">
            <text:p>2000</text:p>
          </table:table-cell>
          <table:table-cell table:style-name="ce33" office:value-type="string" calcext:value-type="string">
            <text:p>其他公共工程-一般小型零星工程-設備及投資-公共建設及設施費 <text:s/></text:p>
          </table:table-cell>
          <table:table-cell table:style-name="ce33" office:value-type="string" calcext:value-type="string">
            <text:p>工務處 <text:s/></text:p>
          </table:table-cell>
          <table:table-cell table:style-name="ce33" office:value-type="string" calcext:value-type="string">
            <text:p>公開招標 <text:s/></text:p>
          </table:table-cell>
          <table:table-cell table:style-name="ce33" office:value-type="string" calcext:value-type="string">
            <text:p>璽岳土木包工業有限公司 <text:s/></text:p>
          </table:table-cell>
          <table:table-cell table:number-columns-repeated="1015"/>
        </table:table-row>
        <table:table-row table:style-name="ro18">
          <table:table-cell table:style-name="ce33" office:value-type="string" calcext:value-type="string">
            <text:p>王又民 </text:p>
          </table:table-cell>
          <table:table-cell table:style-name="ce33" office:value-type="string" calcext:value-type="string">
            <text:p>斗六市十三里等道路附屬設施改善工程</text:p>
            <text:p>-1051B10122  </text:p>
          </table:table-cell>
          <table:table-cell table:style-name="ce35" office:value-type="string" calcext:value-type="string">
            <text:p>斗六 <text:s/></text:p>
          </table:table-cell>
          <table:table-cell table:number-columns-repeated="2" table:style-name="ce33" office:value-type="float" office:value="1950" calcext:value-type="float">
            <text:p>1950</text:p>
          </table:table-cell>
          <table:table-cell table:style-name="ce33" office:value-type="string" calcext:value-type="string">
            <text:p>其他公共工程-一般小型零星工程-設備及投資-公共建設及設施費 <text:s/></text:p>
          </table:table-cell>
          <table:table-cell table:style-name="ce33" office:value-type="string" calcext:value-type="string">
            <text:p>工務處 <text:s/></text:p>
          </table:table-cell>
          <table:table-cell table:style-name="ce33" office:value-type="string" calcext:value-type="string">
            <text:p>公開招標 <text:s/></text:p>
          </table:table-cell>
          <table:table-cell table:style-name="ce33" office:value-type="string" calcext:value-type="string">
            <text:p>雍邦營造有限公司 <text:s/></text:p>
          </table:table-cell>
          <table:table-cell table:number-columns-repeated="1015"/>
        </table:table-row>
        <table:table-row table:style-name="ro18">
          <table:table-cell table:style-name="ce33" office:value-type="string" calcext:value-type="string">
            <text:p>王又民 </text:p>
          </table:table-cell>
          <table:table-cell table:style-name="ce33" office:value-type="string" calcext:value-type="string">
            <text:p>斗六市保庄里等道路附屬設施改善工程</text:p>
            <text:p>-1051B10117 </text:p>
          </table:table-cell>
          <table:table-cell table:style-name="ce35" office:value-type="string" calcext:value-type="string">
            <text:p>斗六 <text:s/></text:p>
          </table:table-cell>
          <table:table-cell table:number-columns-repeated="2" table:style-name="ce33" office:value-type="float" office:value="1950" calcext:value-type="float">
            <text:p>1950</text:p>
          </table:table-cell>
          <table:table-cell table:style-name="ce33" office:value-type="string" calcext:value-type="string">
            <text:p>其他公共工程-一般小型零星工程-設備及投資-公共建設及設施費 <text:s/></text:p>
          </table:table-cell>
          <table:table-cell table:style-name="ce33" office:value-type="string" calcext:value-type="string">
            <text:p>工務處 <text:s/></text:p>
          </table:table-cell>
          <table:table-cell table:style-name="ce33" office:value-type="string" calcext:value-type="string">
            <text:p>公開招標 <text:s/></text:p>
          </table:table-cell>
          <table:table-cell table:style-name="ce33" office:value-type="string" calcext:value-type="string">
            <text:p>吉成土木包工業 <text:s text:c="2"/></text:p>
          </table:table-cell>
          <table:table-cell table:number-columns-repeated="1015"/>
        </table:table-row>
        <table:table-row table:style-name="ro18">
          <table:table-cell table:style-name="ce33" office:value-type="string" calcext:value-type="string">
            <text:p>陳瑞雄 <text:s/></text:p>
          </table:table-cell>
          <table:table-cell table:style-name="ce33" office:value-type="string" calcext:value-type="string">
            <text:p>崇德國中105年度行進管樂購買樂器計畫(逕洽廠商無標案案號) <text:s/></text:p>
          </table:table-cell>
          <table:table-cell table:style-name="ce35" office:value-type="string" calcext:value-type="string">
            <text:p>崇德國中 <text:s/></text:p>
          </table:table-cell>
          <table:table-cell table:number-columns-repeated="2" table:style-name="ce33" office:value-type="float" office:value="90" calcext:value-type="float">
            <text:p>90</text:p>
          </table:table-cell>
          <table:table-cell table:style-name="ce33" office:value-type="string" calcext:value-type="string">
            <text:p>105年度資本門-其他公共工程-一般小型零星工程-設備及投資-雜項設備費-墊付款轉正105年度 <text:s/></text:p>
          </table:table-cell>
          <table:table-cell table:style-name="ce33" office:value-type="string" calcext:value-type="string">
            <text:p>教育處 <text:s/></text:p>
          </table:table-cell>
          <table:table-cell table:style-name="ce33" office:value-type="string" calcext:value-type="string">
            <text:p>逕洽廠商 <text:s/></text:p>
          </table:table-cell>
          <table:table-cell table:style-name="ce33" office:value-type="string" calcext:value-type="string">
            <text:p>松韻企業社 <text:s/></text:p>
          </table:table-cell>
          <table:table-cell table:number-columns-repeated="1015"/>
        </table:table-row>
        <table:table-row table:style-name="ro18">
          <table:table-cell table:style-name="ce33" office:value-type="string" calcext:value-type="string">
            <text:p>許志豪 <text:s/></text:p>
          </table:table-cell>
          <table:table-cell table:style-name="ce33" office:value-type="string" calcext:value-type="string">
            <text:p>105年度明禮國小發展太鼓計畫(因採購項目類型不同，故分別逕洽廠商，無標案案號) <text:s/></text:p>
          </table:table-cell>
          <table:table-cell table:style-name="ce35" office:value-type="string" calcext:value-type="string">
            <text:p>明禮國小 <text:s/></text:p>
          </table:table-cell>
          <table:table-cell table:number-columns-repeated="2" table:style-name="ce33" office:value-type="float" office:value="200" calcext:value-type="float">
            <text:p>200</text:p>
          </table:table-cell>
          <table:table-cell table:style-name="ce33" office:value-type="string" calcext:value-type="string">
            <text:p>104年度資本門-墊付款-其他公共工程-一般小型零星工程-設備及投資-雜項設備費-106年度轉正 <text:s/></text:p>
          </table:table-cell>
          <table:table-cell table:style-name="ce33" office:value-type="string" calcext:value-type="string">
            <text:p>教育處 <text:s/></text:p>
          </table:table-cell>
          <table:table-cell table:style-name="ce33" office:value-type="string" calcext:value-type="string">
            <text:p>逕洽廠商 <text:s/></text:p>
          </table:table-cell>
          <table:table-cell table:style-name="ce33" office:value-type="string" calcext:value-type="string">
            <text:p>富洲電腦有限公司、欣律音樂藝術有限公司 <text:s/></text:p>
          </table:table-cell>
          <table:table-cell table:number-columns-repeated="1015"/>
        </table:table-row>
        <table:table-row table:style-name="ro18">
          <table:table-cell table:style-name="ce33" office:value-type="string" calcext:value-type="string">
            <text:p>蔡岳儒 <text:s/></text:p>
          </table:table-cell>
          <table:table-cell table:style-name="ce33" office:value-type="string" calcext:value-type="string">
            <text:p>105年度建國國中改善及充實教學環境設備計畫(案號：B1050725) <text:s/></text:p>
          </table:table-cell>
          <table:table-cell table:style-name="ce35" office:value-type="string" calcext:value-type="string">
            <text:p>建國國中 <text:s/></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墊付款轉正105年度 <text:s/></text:p>
          </table:table-cell>
          <table:table-cell table:style-name="ce33" office:value-type="string" calcext:value-type="string">
            <text:p>教育處 <text:s/></text:p>
          </table:table-cell>
          <table:table-cell table:style-name="ce33" office:value-type="string" calcext:value-type="string">
            <text:p>公開招標 <text:s/></text:p>
          </table:table-cell>
          <table:table-cell table:style-name="ce33" office:value-type="string" calcext:value-type="string">
            <text:p>功學社 <text:s/></text:p>
          </table:table-cell>
          <table:table-cell table:number-columns-repeated="1015"/>
        </table:table-row>
        <table:table-row table:style-name="ro18">
          <table:table-cell table:style-name="ce33" office:value-type="string" calcext:value-type="string">
            <text:p>沈宗隆 <text:s/></text:p>
          </table:table-cell>
          <table:table-cell table:style-name="ce33" office:value-type="string" calcext:value-type="string">
            <text:p>宏崙國小辦理105年度推廣音樂教育─「宏崙樂動展多能」改善暨充實教學環境設備計畫(逕洽廠商無標案案號) <text:s/></text:p>
          </table:table-cell>
          <table:table-cell table:style-name="ce35" office:value-type="string" calcext:value-type="string">
            <text:p>宏崙國小 <text:s/></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雜項設備費-墊付款轉正105年度 <text:s/></text:p>
          </table:table-cell>
          <table:table-cell table:style-name="ce33" office:value-type="string" calcext:value-type="string">
            <text:p>教育處 <text:s/></text:p>
          </table:table-cell>
          <table:table-cell table:style-name="ce33" office:value-type="string" calcext:value-type="string">
            <text:p>逕洽廠商 <text:s/></text:p>
          </table:table-cell>
          <table:table-cell table:style-name="ce33" office:value-type="string" calcext:value-type="string">
            <text:p>古小兔企業有限公司、宏田家俱行 <text:s/></text:p>
          </table:table-cell>
          <table:table-cell table:number-columns-repeated="1015"/>
        </table:table-row>
        <table:table-row table:style-name="ro18">
          <table:table-cell table:style-name="ce33" office:value-type="string" calcext:value-type="string">
            <text:p>陳俊龍 <text:s/></text:p>
          </table:table-cell>
          <table:table-cell table:style-name="ce33" office:value-type="string" calcext:value-type="string">
            <text:p>105年度購買國樂樂器計畫(逕洽廠商無標案案號) <text:s/></text:p>
          </table:table-cell>
          <table:table-cell table:style-name="ce35" office:value-type="string" calcext:value-type="string">
            <text:p>馬光國中 <text:s/></text:p>
          </table:table-cell>
          <table:table-cell table:number-columns-repeated="2" table:style-name="ce33" office:value-type="float" office:value="50" calcext:value-type="float">
            <text:p>50</text:p>
          </table:table-cell>
          <table:table-cell table:style-name="ce33" office:value-type="string" calcext:value-type="string">
            <text:p>105年度資本門-其他公共工程-一般小型零星工程-設備及投資-雜項設備費-墊付款轉正105年度 <text:s/></text:p>
          </table:table-cell>
          <table:table-cell table:style-name="ce33" office:value-type="string" calcext:value-type="string">
            <text:p>教育處 <text:s/></text:p>
          </table:table-cell>
          <table:table-cell table:style-name="ce33" office:value-type="string" calcext:value-type="string">
            <text:p>逕洽廠商 <text:s/></text:p>
          </table:table-cell>
          <table:table-cell table:style-name="ce33" office:value-type="string" calcext:value-type="string">
            <text:p>唐克樂器股份有限公司 <text:s/></text:p>
          </table:table-cell>
          <table:table-cell table:number-columns-repeated="1015"/>
        </table:table-row>
        <table:table-row table:style-name="ro18">
          <table:table-cell table:style-name="ce33" office:value-type="string" calcext:value-type="string">
            <text:p>沈宗隆 <text:s/></text:p>
          </table:table-cell>
          <table:table-cell table:style-name="ce33" office:value-type="string" calcext:value-type="string">
            <text:p>土庫國中105年度音樂類-國樂班改善及充實教學環境設備(案號：tuku10505) <text:s/></text:p>
          </table:table-cell>
          <table:table-cell table:style-name="ce35" office:value-type="string" calcext:value-type="string">
            <text:p>土庫國中 <text:s/></text:p>
          </table:table-cell>
          <table:table-cell table:number-columns-repeated="2" table:style-name="ce33" office:value-type="float" office:value="200" calcext:value-type="float">
            <text:p>200</text:p>
          </table:table-cell>
          <table:table-cell table:style-name="ce33" office:value-type="string" calcext:value-type="string">
            <text:p>工務處105年度資本門-其他公共工程-一般小型零星工程-設備及投資-雜項設備費 <text:s/></text:p>
          </table:table-cell>
          <table:table-cell table:style-name="ce33" office:value-type="string" calcext:value-type="string">
            <text:p>教育處 <text:s/></text:p>
          </table:table-cell>
          <table:table-cell table:style-name="ce33" office:value-type="string" calcext:value-type="string">
            <text:p>公開招標 <text:s/></text:p>
          </table:table-cell>
          <table:table-cell table:style-name="ce33" office:value-type="string" calcext:value-type="string">
            <text:p>古小兔企業有限公司 <text:s/></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105年度改善教學設備 </text:p>
          </table:table-cell>
          <table:table-cell table:style-name="ce35" office:value-type="string" calcext:value-type="string">
            <text:p>中溪國小 </text:p>
          </table:table-cell>
          <table:table-cell table:number-columns-repeated="2" table:style-name="ce33" office:value-type="float" office:value="96" calcext:value-type="float">
            <text:p>96</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中溪國小 </text:p>
          </table:table-cell>
          <table:table-cell table:style-name="ce33" office:value-type="string" calcext:value-type="string">
            <text:p>一般小額採購 <text:s/></text:p>
          </table:table-cell>
          <table:table-cell table:style-name="ce33" office:value-type="string" calcext:value-type="string">
            <text:p>和來家具股份有限公司 <text:s/></text:p>
          </table:table-cell>
          <table:table-cell table:number-columns-repeated="1015"/>
        </table:table-row>
        <table:table-row table:style-name="ro18">
          <table:table-cell table:style-name="ce33" office:value-type="string" calcext:value-type="string">
            <text:p>梁銘忠 </text:p>
          </table:table-cell>
          <table:table-cell table:style-name="ce33" office:value-type="string" calcext:value-type="string">
            <text:p>104年度課桌椅採購</text:p>
            <text:p>LPES1050501 </text:p>
          </table:table-cell>
          <table:table-cell table:style-name="ce35" office:value-type="string" calcext:value-type="string">
            <text:p>崙背國小 </text:p>
          </table:table-cell>
          <table:table-cell table:number-columns-repeated="2" table:style-name="ce33" office:value-type="float" office:value="199" calcext:value-type="float">
            <text:p>199</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崙背國小 </text:p>
          </table:table-cell>
          <table:table-cell table:style-name="ce33" office:value-type="string" calcext:value-type="string">
            <text:p>公開招標 <text:s/></text:p>
          </table:table-cell>
          <table:table-cell table:style-name="ce33" office:value-type="string" calcext:value-type="string">
            <text:p>三弘木業有限公司 <text:s/></text:p>
          </table:table-cell>
          <table:table-cell table:number-columns-repeated="1015"/>
        </table:table-row>
        <table:table-row table:style-name="ro18">
          <table:table-cell table:style-name="ce33" office:value-type="string" calcext:value-type="string">
            <text:p>梁銘忠 </text:p>
          </table:table-cell>
          <table:table-cell table:style-name="ce33" office:value-type="string" calcext:value-type="string">
            <text:p>105年度改善教學設備B1050325 <text:s/></text:p>
          </table:table-cell>
          <table:table-cell table:style-name="ce35" office:value-type="string" calcext:value-type="string">
            <text:p>大有國小 </text:p>
          </table:table-cell>
          <table:table-cell table:number-columns-repeated="2" table:style-name="ce33" office:value-type="float" office:value="198" calcext:value-type="float">
            <text:p>198</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大有國小 </text:p>
          </table:table-cell>
          <table:table-cell table:style-name="ce33" office:value-type="string" calcext:value-type="string">
            <text:p>公開招標 <text:s/></text:p>
          </table:table-cell>
          <table:table-cell table:style-name="ce33" office:value-type="string" calcext:value-type="string">
            <text:p><text:s/>新成企業社 <text:s/></text:p>
          </table:table-cell>
          <table:table-cell table:number-columns-repeated="1015"/>
        </table:table-row>
        <table:table-row table:style-name="ro18">
          <table:table-cell table:style-name="ce33" office:value-type="string" calcext:value-type="string">
            <text:p>蘇俊豪 </text:p>
          </table:table-cell>
          <table:table-cell table:style-name="ce33" office:value-type="string" calcext:value-type="string">
            <text:p>改善教學環境設施 </text:p>
          </table:table-cell>
          <table:table-cell table:style-name="ce35" office:value-type="string" calcext:value-type="string">
            <text:p>三崙國小 </text:p>
          </table:table-cell>
          <table:table-cell table:number-columns-repeated="2" table:style-name="ce33" office:value-type="float" office:value="197" calcext:value-type="float">
            <text:p>197</text:p>
          </table:table-cell>
          <table:table-cell table:style-name="ce33" office:value-type="string" calcext:value-type="string">
            <text:p>104年度-資本門-其他公共工程-一般小型零星工程-設備及投資-雜項設備費 <text:s/></text:p>
          </table:table-cell>
          <table:table-cell table:style-name="ce33" office:value-type="string" calcext:value-type="string">
            <text:p>三崙國小 </text:p>
          </table:table-cell>
          <table:table-cell table:style-name="ce33" office:value-type="string" calcext:value-type="string">
            <text:p>一般小額採購 <text:s/></text:p>
          </table:table-cell>
          <table:table-cell table:style-name="ce33" office:value-type="string" calcext:value-type="string">
            <text:p>統一裝潢行(57150元)</text:p>
            <text:p>尚晉工程行(53100元)</text:p>
            <text:p>宥鋐企業社(32000元)</text:p>
            <text:p>大漢教育用品(55100元)  </text:p>
          </table:table-cell>
          <table:table-cell table:number-columns-repeated="1015"/>
        </table:table-row>
        <table:table-row table:style-name="ro18">
          <table:table-cell table:style-name="ce33" office:value-type="string" calcext:value-type="string">
            <text:p>江文登 </text:p>
          </table:table-cell>
          <table:table-cell table:style-name="ce33" office:value-type="string" calcext:value-type="string">
            <text:p>105年改善活動中心會議桌椅</text:p>
            <text:p>C1050426 </text:p>
          </table:table-cell>
          <table:table-cell table:style-name="ce35" office:value-type="string" calcext:value-type="string">
            <text:p>立仁國小 </text:p>
          </table:table-cell>
          <table:table-cell table:number-columns-repeated="2" table:style-name="ce33" office:value-type="float" office:value="200" calcext:value-type="float">
            <text:p>200</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立仁國小 </text:p>
          </table:table-cell>
          <table:table-cell table:style-name="ce33" office:value-type="string" calcext:value-type="string">
            <text:p>公開招標 <text:s/></text:p>
          </table:table-cell>
          <table:table-cell table:style-name="ce33" office:value-type="string" calcext:value-type="string">
            <text:p>銘政興業科技公司 <text:s/></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充實資訊設備 </text:p>
          </table:table-cell>
          <table:table-cell table:style-name="ce35" office:value-type="string" calcext:value-type="string">
            <text:p>褒忠國小 </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褒忠國小 </text:p>
          </table:table-cell>
          <table:table-cell table:style-name="ce33" office:value-type="string" calcext:value-type="string">
            <text:p>一般小額採購 <text:s/></text:p>
          </table:table-cell>
          <table:table-cell table:style-name="ce33" office:value-type="string" calcext:value-type="string">
            <text:p>佳視達科技有限公司 <text:s/></text:p>
          </table:table-cell>
          <table:table-cell table:number-columns-repeated="1015"/>
        </table:table-row>
        <table:table-row table:style-name="ro18">
          <table:table-cell table:style-name="ce33" office:value-type="string" calcext:value-type="string">
            <text:p>林哲凌 </text:p>
          </table:table-cell>
          <table:table-cell table:style-name="ce33" office:value-type="string" calcext:value-type="string">
            <text:p>LP5-104042，LP5-104048，LP5-104013</text:p>
            <text:p>105年度改善教學設備 </text:p>
          </table:table-cell>
          <table:table-cell table:style-name="ce35" office:value-type="string" calcext:value-type="string">
            <text:p>辰光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辰光國小 </text:p>
          </table:table-cell>
          <table:table-cell table:style-name="ce33" office:value-type="string" calcext:value-type="string">
            <text:p>公開招標(共同供應契約) <text:s/></text:p>
          </table:table-cell>
          <table:table-cell table:style-name="ce33" office:value-type="string" calcext:value-type="string">
            <text:p>合信興實業有限公司</text:p>
            <text:p>鉅銳國際有限公司  </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5年改善校園安全暨教學設施工程計畫</text:p>
            <text:p>A105001  </text:p>
          </table:table-cell>
          <table:table-cell table:style-name="ce35" office:value-type="string" calcext:value-type="string">
            <text:p>興昌國小 </text:p>
          </table:table-cell>
          <table:table-cell table:number-columns-repeated="2" table:style-name="ce33" office:value-type="float" office:value="1829" calcext:value-type="float">
            <text:p>1829</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興昌國小 </text:p>
          </table:table-cell>
          <table:table-cell table:style-name="ce33" office:value-type="string" calcext:value-type="string">
            <text:p>公開招標 <text:s/></text:p>
          </table:table-cell>
          <table:table-cell table:style-name="ce33" office:value-type="string" calcext:value-type="string">
            <text:p>溢芊有限公司 <text:s text:c="2"/></text:p>
          </table:table-cell>
          <table:table-cell table:number-columns-repeated="1015"/>
        </table:table-row>
        <table:table-row table:style-name="ro18">
          <table:table-cell table:style-name="ce33" office:value-type="string" calcext:value-type="string">
            <text:p>陳茂源 </text:p>
          </table:table-cell>
          <table:table-cell table:style-name="ce33" office:value-type="string" calcext:value-type="string">
            <text:p>105改善教學環境設備</text:p>
            <text:p>LP5-104013、LP5-104013-1 </text:p>
          </table:table-cell>
          <table:table-cell table:style-name="ce35" office:value-type="string" calcext:value-type="string">
            <text:p>和平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和平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士壬 </text:p>
          </table:table-cell>
          <table:table-cell table:style-name="ce33" office:value-type="string" calcext:value-type="string">
            <text:p>105防水防漏工程</text:p>
            <text:p>A1050501  </text:p>
          </table:table-cell>
          <table:table-cell table:style-name="ce35" office:value-type="string" calcext:value-type="string">
            <text:p>新庄國小 </text:p>
          </table:table-cell>
          <table:table-cell table:number-columns-repeated="2" table:style-name="ce33" office:value-type="float" office:value="308" calcext:value-type="float">
            <text:p>308</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新庄國小 </text:p>
          </table:table-cell>
          <table:table-cell table:style-name="ce33" office:value-type="string" calcext:value-type="string">
            <text:p>公開招標 <text:s/></text:p>
          </table:table-cell>
          <table:table-cell table:style-name="ce33" office:value-type="string" calcext:value-type="string">
            <text:p>長具土木包工 <text:s/></text:p>
          </table:table-cell>
          <table:table-cell table:number-columns-repeated="1015"/>
        </table:table-row>
        <table:table-row table:style-name="ro18">
          <table:table-cell table:style-name="ce33" office:value-type="string" calcext:value-type="string">
            <text:p>顏旭懋 </text:p>
          </table:table-cell>
          <table:table-cell table:style-name="ce33" office:value-type="string" calcext:value-type="string">
            <text:p>105年度樹木修剪工程 </text:p>
            <text:p>A1050502  </text:p>
          </table:table-cell>
          <table:table-cell table:style-name="ce35" office:value-type="string" calcext:value-type="string">
            <text:p>新庄國小 </text:p>
          </table:table-cell>
          <table:table-cell table:number-columns-repeated="2" table:style-name="ce33" office:value-type="float" office:value="300" calcext:value-type="float">
            <text:p>300</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新庄國小 </text:p>
          </table:table-cell>
          <table:table-cell table:style-name="ce33" office:value-type="string" calcext:value-type="string">
            <text:p>公開招標 <text:s/></text:p>
          </table:table-cell>
          <table:table-cell table:style-name="ce33" office:value-type="string" calcext:value-type="string">
            <text:p>日昇昌機械工程有限公司 <text:s/></text:p>
          </table:table-cell>
          <table:table-cell table:number-columns-repeated="1015"/>
        </table:table-row>
        <table:table-row table:style-name="ro18">
          <table:table-cell table:style-name="ce33" office:value-type="string" calcext:value-type="string">
            <text:p>黃文祥 </text:p>
          </table:table-cell>
          <table:table-cell table:style-name="ce33" office:value-type="string" calcext:value-type="string">
            <text:p>A10505 地面整建工程 </text:p>
          </table:table-cell>
          <table:table-cell table:style-name="ce35" office:value-type="string" calcext:value-type="string">
            <text:p>水林國中 </text:p>
          </table:table-cell>
          <table:table-cell table:number-columns-repeated="2" table:style-name="ce33" office:value-type="float" office:value="840" calcext:value-type="float">
            <text:p>84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水林國中 </text:p>
          </table:table-cell>
          <table:table-cell table:style-name="ce33" office:value-type="string" calcext:value-type="string">
            <text:p>公開招標 <text:s/></text:p>
          </table:table-cell>
          <table:table-cell table:style-name="ce33" office:value-type="string" calcext:value-type="string">
            <text:p>坤曜土木工程有限公司 <text:s text:c="2"/></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改善教學環境-購置割草機及電腦設備</text:p>
            <text:p>LP5-104013、15-LP5-04288 </text:p>
          </table:table-cell>
          <table:table-cell table:style-name="ce35" office:value-type="string" calcext:value-type="string">
            <text:p>中溪國小 </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中溪國小 </text:p>
          </table:table-cell>
          <table:table-cell table:style-name="ce33" office:value-type="string" calcext:value-type="string">
            <text:p>一般小額採購(共同供應契約) <text:s/></text:p>
          </table:table-cell>
          <table:table-cell table:style-name="ce33" office:value-type="string" calcext:value-type="string">
            <text:p>佳科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數位看板播放系統 </text:p>
          </table:table-cell>
          <table:table-cell table:style-name="ce35" office:value-type="string" calcext:value-type="string">
            <text:p>中山國小 </text:p>
          </table:table-cell>
          <table:table-cell table:number-columns-repeated="2" table:style-name="ce33" office:value-type="float" office:value="200" calcext:value-type="float">
            <text:p>200</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中山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翁水上 </text:p>
          </table:table-cell>
          <table:table-cell table:style-name="ce33" office:value-type="string" calcext:value-type="string">
            <text:p>數位看板播放系統</text:p>
            <text:p>15-LP5-04961-00006 </text:p>
          </table:table-cell>
          <table:table-cell table:style-name="ce35" office:value-type="string" calcext:value-type="string">
            <text:p>四湖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四湖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A1051001 校園連鎖磚鋪設 </text:p>
          </table:table-cell>
          <table:table-cell table:style-name="ce35" office:value-type="string" calcext:value-type="string">
            <text:p>新庄國小 </text:p>
          </table:table-cell>
          <table:table-cell table:number-columns-repeated="2" table:style-name="ce33" office:value-type="float" office:value="250" calcext:value-type="float">
            <text:p>250</text:p>
          </table:table-cell>
          <table:table-cell table:style-name="ce33" office:value-type="string" calcext:value-type="string">
            <text:p>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新庄國小 </text:p>
          </table:table-cell>
          <table:table-cell table:style-name="ce33" office:value-type="string" calcext:value-type="string">
            <text:p>公開招標 <text:s/></text:p>
          </table:table-cell>
          <table:table-cell table:style-name="ce33" office:value-type="string" calcext:value-type="string">
            <text:p>宏謚土木包工業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改善教學環境及充實設備15-LP5-04961-0000 </text:p>
          </table:table-cell>
          <table:table-cell table:style-name="ce35" office:value-type="string" calcext:value-type="string">
            <text:p>建陽國小 </text:p>
          </table:table-cell>
          <table:table-cell table:number-columns-repeated="2" table:style-name="ce33" office:value-type="float" office:value="200" calcext:value-type="float">
            <text:p>200</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建陽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改善教學環境及充實設備 </text:p>
          </table:table-cell>
          <table:table-cell table:style-name="ce35" office:value-type="string" calcext:value-type="string">
            <text:p>鎮南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鎮南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蘇俊豪 </text:p>
          </table:table-cell>
          <table:table-cell table:style-name="ce33" office:value-type="string" calcext:value-type="string">
            <text:p>廣播系統及活動中心防火遮光窗簾 </text:p>
          </table:table-cell>
          <table:table-cell table:style-name="ce35" office:value-type="string" calcext:value-type="string">
            <text:p>橋頭國小 </text:p>
          </table:table-cell>
          <table:table-cell table:number-columns-repeated="2" table:style-name="ce33" office:value-type="float" office:value="198" calcext:value-type="float">
            <text:p>198</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橋頭國小 </text:p>
          </table:table-cell>
          <table:table-cell table:style-name="ce33" office:value-type="string" calcext:value-type="string">
            <text:p>一般小額採購 <text:s/></text:p>
          </table:table-cell>
          <table:table-cell table:style-name="ce33" office:value-type="string" calcext:value-type="string">
            <text:p>永興窗簾(99500元)</text:p>
            <text:p>國慧企業有限公司(98800元)  </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電視牆數位看板購置 </text:p>
          </table:table-cell>
          <table:table-cell table:style-name="ce35" office:value-type="string" calcext:value-type="string">
            <text:p>文光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文光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電視牆數位看板購置 </text:p>
          </table:table-cell>
          <table:table-cell table:style-name="ce35" office:value-type="string" calcext:value-type="string">
            <text:p>宜梧國中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宜梧國中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電視牆數位看板購置 </text:p>
          </table:table-cell>
          <table:table-cell table:style-name="ce35" office:value-type="string" calcext:value-type="string">
            <text:p>元長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元長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電視牆數位看板購置</text:p>
            <text:p>15-LP5-04961-00010</text:p>
            <text:p> </text:p>
          </table:table-cell>
          <table:table-cell table:style-name="ce35" office:value-type="string" calcext:value-type="string">
            <text:p>東榮國小 </text:p>
          </table:table-cell>
          <table:table-cell table:number-columns-repeated="2" table:style-name="ce33" office:value-type="float" office:value="200" calcext:value-type="float">
            <text:p>200</text:p>
          </table:table-cell>
          <table:table-cell table:style-name="ce33" office:value-type="string" calcext:value-type="string">
            <text:p>104年度墊付款-資本門-其他公共工程-一般小型零星工程-設備及投資-雜項設備費 <text:s/></text:p>
          </table:table-cell>
          <table:table-cell table:style-name="ce33" office:value-type="string" calcext:value-type="string">
            <text:p>東榮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電視牆數位看板購置</text:p>
            <text:p>15-LP5-04961-00008 </text:p>
          </table:table-cell>
          <table:table-cell table:style-name="ce35" office:value-type="string" calcext:value-type="string">
            <text:p>華南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華南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鍾明馨 </text:p>
          </table:table-cell>
          <table:table-cell table:style-name="ce33" office:value-type="string" calcext:value-type="string">
            <text:p>改善校園環境及教學設備 </text:p>
          </table:table-cell>
          <table:table-cell table:style-name="ce35" office:value-type="string" calcext:value-type="string">
            <text:p>僑和國小 </text:p>
          </table:table-cell>
          <table:table-cell table:number-columns-repeated="2" table:style-name="ce33" office:value-type="float" office:value="98" calcext:value-type="float">
            <text:p>98</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僑和國小 </text:p>
          </table:table-cell>
          <table:table-cell table:style-name="ce33" office:value-type="string" calcext:value-type="string">
            <text:p>一般小額採購 <text:s/></text:p>
          </table:table-cell>
          <table:table-cell table:style-name="ce33" office:value-type="string" calcext:value-type="string">
            <text:p>震隆電子有限公司 <text:s/></text:p>
          </table:table-cell>
          <table:table-cell table:number-columns-repeated="1015"/>
        </table:table-row>
        <table:table-row table:style-name="ro18">
          <table:table-cell table:style-name="ce33" office:value-type="string" calcext:value-type="string">
            <text:p>陳瑞雄 </text:p>
          </table:table-cell>
          <table:table-cell table:style-name="ce33" office:value-type="string" calcext:value-type="string">
            <text:p>專科教室設備</text:p>
            <text:p>tuku10503  </text:p>
          </table:table-cell>
          <table:table-cell table:style-name="ce35" office:value-type="string" calcext:value-type="string">
            <text:p>土庫國中 </text:p>
          </table:table-cell>
          <table:table-cell table:number-columns-repeated="2" table:style-name="ce33" office:value-type="float" office:value="90" calcext:value-type="float">
            <text:p>9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土庫國中 </text:p>
          </table:table-cell>
          <table:table-cell table:style-name="ce33" office:value-type="string" calcext:value-type="string">
            <text:p>公開招標 <text:s/></text:p>
          </table:table-cell>
          <table:table-cell table:style-name="ce33" office:value-type="string" calcext:value-type="string">
            <text:p>立統企業行(總金額27萬，其中9萬惟議員款)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電視牆數位看板購置 </text:p>
          </table:table-cell>
          <table:table-cell table:style-name="ce35" office:value-type="string" calcext:value-type="string">
            <text:p>泉州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泉州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李建昇 </text:p>
          </table:table-cell>
          <table:table-cell table:style-name="ce33" office:value-type="string" calcext:value-type="string">
            <text:p>購置割草機及鏈鋸機 </text:p>
          </table:table-cell>
          <table:table-cell table:style-name="ce35" office:value-type="string" calcext:value-type="string">
            <text:p>東勢國中 </text:p>
          </table:table-cell>
          <table:table-cell table:number-columns-repeated="2" table:style-name="ce33" office:value-type="float" office:value="60" calcext:value-type="float">
            <text:p>6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東勢國中 </text:p>
          </table:table-cell>
          <table:table-cell table:style-name="ce33" office:value-type="string" calcext:value-type="string">
            <text:p>一般小額採購 <text:s/></text:p>
          </table:table-cell>
          <table:table-cell table:style-name="ce33" office:value-type="string" calcext:value-type="string">
            <text:p>煬騰農機行 <text:s/></text:p>
          </table:table-cell>
          <table:table-cell table:number-columns-repeated="1015"/>
        </table:table-row>
        <table:table-row table:style-name="ro18">
          <table:table-cell table:style-name="ce33" office:value-type="string" calcext:value-type="string">
            <text:p>沈銘恭 </text:p>
          </table:table-cell>
          <table:table-cell table:style-name="ce33" office:value-type="string" calcext:value-type="string">
            <text:p>增設廣播系統 </text:p>
          </table:table-cell>
          <table:table-cell table:style-name="ce35" office:value-type="string" calcext:value-type="string">
            <text:p>樟湖國中小 </text:p>
          </table:table-cell>
          <table:table-cell table:number-columns-repeated="2" table:style-name="ce33" office:value-type="float" office:value="98" calcext:value-type="float">
            <text:p>98</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樟湖國中小 </text:p>
          </table:table-cell>
          <table:table-cell table:style-name="ce33" office:value-type="string" calcext:value-type="string">
            <text:p>一般小額採購 <text:s/></text:p>
          </table:table-cell>
          <table:table-cell table:style-name="ce33" office:value-type="string" calcext:value-type="string">
            <text:p>博新企業社 <text:s/></text:p>
          </table:table-cell>
          <table:table-cell table:number-columns-repeated="1015"/>
        </table:table-row>
        <table:table-row table:style-name="ro18">
          <table:table-cell table:style-name="ce33" office:value-type="string" calcext:value-type="string">
            <text:p>沈銘恭 </text:p>
          </table:table-cell>
          <table:table-cell table:style-name="ce33" office:value-type="string" calcext:value-type="string">
            <text:p>改善教學環境設備 </text:p>
          </table:table-cell>
          <table:table-cell table:style-name="ce35" office:value-type="string" calcext:value-type="string">
            <text:p>桂林國小 </text:p>
          </table:table-cell>
          <table:table-cell table:number-columns-repeated="2" table:style-name="ce33" office:value-type="float" office:value="90" calcext:value-type="float">
            <text:p>9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桂林國小 </text:p>
          </table:table-cell>
          <table:table-cell table:style-name="ce33" office:value-type="string" calcext:value-type="string">
            <text:p>一般小額採購 <text:s/></text:p>
          </table:table-cell>
          <table:table-cell table:style-name="ce33" office:value-type="string" calcext:value-type="string">
            <text:p>億詳興企業社 <text:s/></text:p>
          </table:table-cell>
          <table:table-cell table:number-columns-repeated="1015"/>
        </table:table-row>
        <table:table-row table:style-name="ro18">
          <table:table-cell table:style-name="ce33" office:value-type="string" calcext:value-type="string">
            <text:p>鍾明馨 </text:p>
          </table:table-cell>
          <table:table-cell table:style-name="ce33" office:value-type="string" calcext:value-type="string">
            <text:p>改善教學環境設備 </text:p>
          </table:table-cell>
          <table:table-cell table:style-name="ce35" office:value-type="string" calcext:value-type="string">
            <text:p>莿桐國小 </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莿桐國小 </text:p>
          </table:table-cell>
          <table:table-cell table:style-name="ce33" office:value-type="string" calcext:value-type="string">
            <text:p>一般小額採購 <text:s/></text:p>
          </table:table-cell>
          <table:table-cell table:style-name="ce33" office:value-type="string" calcext:value-type="string">
            <text:p>優美家裝潢材料有限公司</text:p>
            <text:p>大漢教育用品社  </text:p>
          </table:table-cell>
          <table:table-cell table:number-columns-repeated="1015"/>
        </table:table-row>
        <table:table-row table:style-name="ro18">
          <table:table-cell table:style-name="ce33" office:value-type="string" calcext:value-type="string">
            <text:p>李明哲 </text:p>
          </table:table-cell>
          <table:table-cell table:style-name="ce33" office:value-type="string" calcext:value-type="string">
            <text:p>學生活動中心照明 </text:p>
          </table:table-cell>
          <table:table-cell table:style-name="ce35" office:value-type="string" calcext:value-type="string">
            <text:p>斗南國小 </text:p>
          </table:table-cell>
          <table:table-cell table:number-columns-repeated="2" table:style-name="ce33" office:value-type="float" office:value="69" calcext:value-type="float">
            <text:p>69</text:p>
          </table:table-cell>
          <table:table-cell table:style-name="ce33" office:value-type="string" calcext:value-type="string">
            <text:p>102年度-資本門-其他公共工程-一般小型零星工程-設備及投資-雜項設備費 <text:s/></text:p>
          </table:table-cell>
          <table:table-cell table:style-name="ce33" office:value-type="string" calcext:value-type="string">
            <text:p>安定國小 </text:p>
          </table:table-cell>
          <table:table-cell table:style-name="ce33" office:value-type="string" calcext:value-type="string">
            <text:p>一般小額採購 <text:s/></text:p>
          </table:table-cell>
          <table:table-cell table:style-name="ce33" office:value-type="string" calcext:value-type="string">
            <text:p>瑞成水電工程行 <text:s/></text:p>
          </table:table-cell>
          <table:table-cell table:number-columns-repeated="1015"/>
        </table:table-row>
        <table:table-row table:style-name="ro18">
          <table:table-cell table:style-name="ce33" office:value-type="string" calcext:value-type="string">
            <text:p>林哲凌 </text:p>
          </table:table-cell>
          <table:table-cell table:style-name="ce33" office:value-type="string" calcext:value-type="string">
            <text:p>校園安全環境改善計畫(走廊燈具、演講廳窗簾、會議室桌椅) </text:p>
          </table:table-cell>
          <table:table-cell table:style-name="ce35" office:value-type="string" calcext:value-type="string">
            <text:p>宜梧國中 </text:p>
          </table:table-cell>
          <table:table-cell table:number-columns-repeated="2" table:style-name="ce33" office:value-type="float" office:value="100" calcext:value-type="float">
            <text:p>100</text:p>
          </table:table-cell>
          <table:table-cell table:style-name="ce33" office:value-type="string" calcext:value-type="string">
            <text:p>104年度-資本門-其他公共工程-一般小型零星工程-設備及投資-雜項設備費 <text:s/></text:p>
          </table:table-cell>
          <table:table-cell table:style-name="ce33" office:value-type="string" calcext:value-type="string">
            <text:p>宜梧國中 </text:p>
          </table:table-cell>
          <table:table-cell table:style-name="ce33" office:value-type="string" calcext:value-type="string">
            <text:p>一般小額採購 <text:s/></text:p>
          </table:table-cell>
          <table:table-cell table:style-name="ce33" office:value-type="string" calcext:value-type="string">
            <text:p>至德行</text:p>
            <text:p>禾結土木包工</text:p>
            <text:p>親親企業社  </text:p>
          </table:table-cell>
          <table:table-cell table:number-columns-repeated="1015"/>
        </table:table-row>
        <table:table-row table:style-name="ro18">
          <table:table-cell table:style-name="ce33" office:value-type="string" calcext:value-type="string">
            <text:p>林哲凌 </text:p>
          </table:table-cell>
          <table:table-cell table:style-name="ce33" office:value-type="string" calcext:value-type="string">
            <text:p>室內外公佈欄整建工程 </text:p>
          </table:table-cell>
          <table:table-cell table:style-name="ce35" office:value-type="string" calcext:value-type="string">
            <text:p>宜梧國中 </text:p>
          </table:table-cell>
          <table:table-cell table:number-columns-repeated="2" table:style-name="ce33" office:value-type="float" office:value="99" calcext:value-type="float">
            <text:p>99</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宜梧國中 </text:p>
          </table:table-cell>
          <table:table-cell table:style-name="ce33" office:value-type="string" calcext:value-type="string">
            <text:p>一般小額採購 <text:s/></text:p>
          </table:table-cell>
          <table:table-cell table:style-name="ce33" office:value-type="string" calcext:value-type="string">
            <text:p>色影企業有限公司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充實校園視聽媒體設備 </text:p>
          </table:table-cell>
          <table:table-cell table:style-name="ce35" office:value-type="string" calcext:value-type="string">
            <text:p>豐安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豐安國小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4" office:value-type="string" calcext:value-type="string">
            <text:p>張健福</text:p>
          </table:table-cell>
          <table:table-cell table:style-name="ce34" office:value-type="string" calcext:value-type="string">
            <text:p>永慶樓照明設備改善計畫 </text:p>
          </table:table-cell>
          <table:table-cell table:style-name="ce58" office:value-type="string" calcext:value-type="string">
            <text:p>復興國小 </text:p>
          </table:table-cell>
          <table:table-cell table:number-columns-repeated="2" table:style-name="ce34" office:value-type="float" office:value="96" calcext:value-type="float">
            <text:p>96</text:p>
          </table:table-cell>
          <table:table-cell table:style-name="ce34" office:value-type="string" calcext:value-type="string">
            <text:p>105年度-資本門-其他公共工程-一般小型零星工程-設備及投資-雜項設備費 <text:s/></text:p>
          </table:table-cell>
          <table:table-cell table:style-name="ce34" office:value-type="string" calcext:value-type="string">
            <text:p>復興國小 </text:p>
          </table:table-cell>
          <table:table-cell table:style-name="ce34" office:value-type="string" calcext:value-type="string">
            <text:p>一般小額採購 <text:s/></text:p>
          </table:table-cell>
          <table:table-cell table:style-name="ce34" office:value-type="string" calcext:value-type="string">
            <text:p>金活興業股份有限公司 <text:s/></text:p>
          </table:table-cell>
          <table:table-cell table:style-name="ce83" table:number-columns-repeated="248"/>
          <table:table-cell table:style-name="ce84" table:number-columns-repeated="767"/>
        </table:table-row>
        <table:table-row table:style-name="ro18">
          <table:table-cell table:style-name="ce34" office:value-type="string" calcext:value-type="string">
            <text:p>張健福 </text:p>
          </table:table-cell>
          <table:table-cell table:style-name="ce34" office:value-type="string" calcext:value-type="string">
            <text:p>改善教學環境及設備 </text:p>
          </table:table-cell>
          <table:table-cell table:style-name="ce58" office:value-type="string" calcext:value-type="string">
            <text:p>安南國小 </text:p>
          </table:table-cell>
          <table:table-cell table:number-columns-repeated="2" table:style-name="ce34" office:value-type="float" office:value="95" calcext:value-type="float">
            <text:p>95</text:p>
          </table:table-cell>
          <table:table-cell table:style-name="ce34" office:value-type="string" calcext:value-type="string">
            <text:p>105年度-資本門-其他公共工程-一般小型零星工程-設備及投資-雜項設備費 <text:s/></text:p>
          </table:table-cell>
          <table:table-cell table:style-name="ce34" office:value-type="string" calcext:value-type="string">
            <text:p>安南國小 </text:p>
          </table:table-cell>
          <table:table-cell table:style-name="ce34" office:value-type="string" calcext:value-type="string">
            <text:p>一般小額採購 <text:s/></text:p>
          </table:table-cell>
          <table:table-cell table:style-name="ce34" office:value-type="string" calcext:value-type="string">
            <text:p>後埔科技有限公司 <text:s/></text:p>
          </table:table-cell>
          <table:table-cell table:style-name="ce83" table:number-columns-repeated="248"/>
          <table:table-cell table:style-name="ce84" table:number-columns-repeated="767"/>
        </table:table-row>
        <table:table-row table:style-name="ro18">
          <table:table-cell table:style-name="ce33" office:value-type="string" calcext:value-type="string">
            <text:p>王秋足 </text:p>
          </table:table-cell>
          <table:table-cell table:style-name="ce33" office:value-type="string" calcext:value-type="string">
            <text:p>1040203</text:p>
            <text:p>LP5-104023</text:p>
            <text:p>教學廣播系統 </text:p>
          </table:table-cell>
          <table:table-cell table:style-name="ce35" office:value-type="string" calcext:value-type="string">
            <text:p>蔦松國中 </text:p>
          </table:table-cell>
          <table:table-cell table:number-columns-repeated="2" table:style-name="ce33" office:value-type="float" office:value="200" calcext:value-type="float">
            <text:p>200</text:p>
          </table:table-cell>
          <table:table-cell table:style-name="ce33" office:value-type="string" calcext:value-type="string">
            <text:p>106年度-資本門-其他公共工程-一般小型零星工程-設備及投資-雜項設備費 <text:s/></text:p>
          </table:table-cell>
          <table:table-cell table:style-name="ce33" office:value-type="string" calcext:value-type="string">
            <text:p>蔦松國中 </text:p>
          </table:table-cell>
          <table:table-cell table:style-name="ce33" office:value-type="string" calcext:value-type="string">
            <text:p>公開招標(共同供應契約)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黃鈺惠 </text:p>
          </table:table-cell>
          <table:table-cell table:style-name="ce33" office:value-type="string" calcext:value-type="string">
            <text:p>改善校園環境(南側出入口地面) </text:p>
          </table:table-cell>
          <table:table-cell table:style-name="ce35" office:value-type="string" calcext:value-type="string">
            <text:p>東仁國中 </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東仁國中 </text:p>
          </table:table-cell>
          <table:table-cell table:style-name="ce33" office:value-type="string" calcext:value-type="string">
            <text:p>一般小額採購 <text:s/></text:p>
          </table:table-cell>
          <table:table-cell table:style-name="ce33" office:value-type="string" calcext:value-type="string">
            <text:p>承昇營造有限公司 <text:s/></text:p>
          </table:table-cell>
          <table:table-cell table:number-columns-repeated="1015"/>
        </table:table-row>
        <table:table-row table:style-name="ro18">
          <table:table-cell table:style-name="ce33" office:value-type="string" calcext:value-type="string">
            <text:p>李建志 </text:p>
          </table:table-cell>
          <table:table-cell table:style-name="ce33" office:value-type="string" calcext:value-type="string">
            <text:p>改善及充實教學環境設備(太陽能、路口指示標誌) </text:p>
          </table:table-cell>
          <table:table-cell table:style-name="ce35" office:value-type="string" calcext:value-type="string">
            <text:p>林頭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林頭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王又民 </text:p>
          </table:table-cell>
          <table:table-cell table:style-name="ce33" office:value-type="string" calcext:value-type="string">
            <text:p>廣播及音響設備 </text:p>
          </table:table-cell>
          <table:table-cell table:style-name="ce35" office:value-type="string" calcext:value-type="string">
            <text:p>溝壩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溝壩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4" office:value-type="string" calcext:value-type="string">
            <text:p>張健福 </text:p>
          </table:table-cell>
          <table:table-cell table:style-name="ce34" office:value-type="string" calcext:value-type="string">
            <text:p>購置烤箱(家政教室上課用) </text:p>
          </table:table-cell>
          <table:table-cell table:style-name="ce58" office:value-type="string" calcext:value-type="string">
            <text:p>東勢國中 </text:p>
          </table:table-cell>
          <table:table-cell table:number-columns-repeated="2" table:style-name="ce34" office:value-type="float" office:value="83" calcext:value-type="float">
            <text:p>83</text:p>
          </table:table-cell>
          <table:table-cell table:style-name="ce34" office:value-type="string" calcext:value-type="string">
            <text:p>105年度-資本門-其他公共工程-一般小型零星工程-設備及投資-雜項設備費 <text:s/></text:p>
          </table:table-cell>
          <table:table-cell table:style-name="ce34" office:value-type="string" calcext:value-type="string">
            <text:p>東勢國中 </text:p>
          </table:table-cell>
          <table:table-cell table:style-name="ce34" office:value-type="string" calcext:value-type="string">
            <text:p>一般小額採購 <text:s/></text:p>
          </table:table-cell>
          <table:table-cell table:style-name="ce34" office:value-type="string" calcext:value-type="string">
            <text:p>佳隆興煤氣行 <text:s/></text:p>
          </table:table-cell>
          <table:table-cell table:style-name="ce83" table:number-columns-repeated="248"/>
          <table:table-cell table:style-name="ce84" table:number-columns-repeated="767"/>
        </table:table-row>
        <table:table-row table:style-name="ro18">
          <table:table-cell table:style-name="ce33" office:value-type="string" calcext:value-type="string">
            <text:p>沈宗隆 </text:p>
          </table:table-cell>
          <table:table-cell table:style-name="ce33" office:value-type="string" calcext:value-type="string">
            <text:p>LP5-104042、LP5-104048、LP5-105009課桌椅、教學閱讀設備、資訊設備 </text:p>
          </table:table-cell>
          <table:table-cell table:style-name="ce35" office:value-type="string" calcext:value-type="string">
            <text:p>信義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信義國小 </text:p>
          </table:table-cell>
          <table:table-cell table:style-name="ce33" office:value-type="string" calcext:value-type="string">
            <text:p>公開招標(共同供應契約) <text:s/></text:p>
          </table:table-cell>
          <table:table-cell table:style-name="ce33" office:value-type="string" calcext:value-type="string">
            <text:p>合信興實業有限公司</text:p>
            <text:p>晴鴻資訊  </text:p>
          </table:table-cell>
          <table:table-cell table:number-columns-repeated="1015"/>
        </table:table-row>
        <table:table-row table:style-name="ro18">
          <table:table-cell table:style-name="ce33" office:value-type="string" calcext:value-type="string">
            <text:p>黃鈺惠 </text:p>
          </table:table-cell>
          <table:table-cell table:style-name="ce33" office:value-type="string" calcext:value-type="string">
            <text:p>LP5-104048</text:p>
            <text:p>充實教學環境設備 </text:p>
          </table:table-cell>
          <table:table-cell table:style-name="ce35" office:value-type="string" calcext:value-type="string">
            <text:p>廉使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廉使國小 </text:p>
          </table:table-cell>
          <table:table-cell table:style-name="ce33" office:value-type="string" calcext:value-type="string">
            <text:p>公開招標(共同供應契約) <text:s/></text:p>
          </table:table-cell>
          <table:table-cell table:style-name="ce33" office:value-type="string" calcext:value-type="string">
            <text:p>富洲電腦有限公司</text:p>
            <text:p>新成企業社  </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改善活動中心擴音設備 </text:p>
          </table:table-cell>
          <table:table-cell table:style-name="ce35" office:value-type="string" calcext:value-type="string">
            <text:p>褒忠國小 </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褒忠國小 </text:p>
          </table:table-cell>
          <table:table-cell table:style-name="ce33" office:value-type="string" calcext:value-type="string">
            <text:p>一般小額採購 <text:s/></text:p>
          </table:table-cell>
          <table:table-cell table:style-name="ce33" office:value-type="string" calcext:value-type="string">
            <text:p>震隆電子商行 <text:s/></text:p>
          </table:table-cell>
          <table:table-cell table:number-columns-repeated="1015"/>
        </table:table-row>
        <table:table-row table:style-name="ro18">
          <table:table-cell table:style-name="ce33" office:value-type="string" calcext:value-type="string">
            <text:p>沈宗隆 </text:p>
          </table:table-cell>
          <table:table-cell table:style-name="ce33" office:value-type="string" calcext:value-type="string">
            <text:p>LP5-105009</text:p>
            <text:p>改善及充實教學設備計畫 </text:p>
          </table:table-cell>
          <table:table-cell table:style-name="ce35" office:value-type="string" calcext:value-type="string">
            <text:p>久安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久安國小 </text:p>
          </table:table-cell>
          <table:table-cell table:style-name="ce33" office:value-type="string" calcext:value-type="string">
            <text:p>公開招標(共同供應契約) <text:s/></text:p>
          </table:table-cell>
          <table:table-cell table:style-name="ce33" office:value-type="string" calcext:value-type="string">
            <text:p>大同資訊有限公司 <text:s/></text:p>
          </table:table-cell>
          <table:table-cell table:number-columns-repeated="1015"/>
        </table:table-row>
        <table:table-row table:style-name="ro18">
          <table:table-cell table:style-name="ce33" office:value-type="string" calcext:value-type="string">
            <text:p>賴淑娞 </text:p>
          </table:table-cell>
          <table:table-cell table:style-name="ce33" office:value-type="string" calcext:value-type="string">
            <text:p>改善及充實教學設備計畫(購置割草機) </text:p>
          </table:table-cell>
          <table:table-cell table:style-name="ce35" office:value-type="string" calcext:value-type="string">
            <text:p>石榴國小 </text:p>
          </table:table-cell>
          <table:table-cell table:number-columns-repeated="2" table:style-name="ce33" office:value-type="float" office:value="99" calcext:value-type="float">
            <text:p>99</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石榴國小 </text:p>
          </table:table-cell>
          <table:table-cell table:style-name="ce33" office:value-type="string" calcext:value-type="string">
            <text:p>一般小額採購 <text:s/></text:p>
          </table:table-cell>
          <table:table-cell table:style-name="ce33" office:value-type="string" calcext:value-type="string">
            <text:p>正心農機行 <text:s/></text:p>
          </table:table-cell>
          <table:table-cell table:number-columns-repeated="1015"/>
        </table:table-row>
        <table:table-row table:style-name="ro18">
          <table:table-cell table:style-name="ce33" office:value-type="string" calcext:value-type="string">
            <text:p>廖秋萍 </text:p>
          </table:table-cell>
          <table:table-cell table:style-name="ce33" office:value-type="string" calcext:value-type="string">
            <text:p>校園環境修繕彩繪工程 </text:p>
          </table:table-cell>
          <table:table-cell table:style-name="ce35" office:value-type="string" calcext:value-type="string">
            <text:p>中山國小 </text:p>
          </table:table-cell>
          <table:table-cell table:number-columns-repeated="2" table:style-name="ce33" office:value-type="float" office:value="750" calcext:value-type="float">
            <text:p>75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中山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改善教學環境及設備(數位講桌) </text:p>
          </table:table-cell>
          <table:table-cell table:style-name="ce35" office:value-type="string" calcext:value-type="string">
            <text:p>朝陽國小 </text:p>
          </table:table-cell>
          <table:table-cell table:number-columns-repeated="2" table:style-name="ce33" office:value-type="float" office:value="99" calcext:value-type="float">
            <text:p>99</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朝陽國小 </text:p>
          </table:table-cell>
          <table:table-cell table:style-name="ce33" office:value-type="string" calcext:value-type="string">
            <text:p>一般小額採購 <text:s/></text:p>
          </table:table-cell>
          <table:table-cell table:style-name="ce33" office:value-type="string" calcext:value-type="string">
            <text:p>晴鴻資訊 <text:s/></text:p>
          </table:table-cell>
          <table:table-cell table:number-columns-repeated="1015"/>
        </table:table-row>
        <table:table-row table:style-name="ro18">
          <table:table-cell table:style-name="ce33" office:value-type="string" calcext:value-type="string">
            <text:p>顏旭懋 </text:p>
          </table:table-cell>
          <table:table-cell table:style-name="ce33" office:value-type="string" calcext:value-type="string">
            <text:p>化糞池改善工程 </text:p>
          </table:table-cell>
          <table:table-cell table:style-name="ce35" office:value-type="string" calcext:value-type="string">
            <text:p>後埔國小 </text:p>
          </table:table-cell>
          <table:table-cell table:number-columns-repeated="2" table:style-name="ce33" office:value-type="float" office:value="842" calcext:value-type="float">
            <text:p>842</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後埔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4" office:value-type="string" calcext:value-type="string">
            <text:p>張健福 </text:p>
          </table:table-cell>
          <table:table-cell table:style-name="ce34" office:value-type="string" calcext:value-type="string">
            <text:p>教學與環境整理設備 </text:p>
          </table:table-cell>
          <table:table-cell table:style-name="ce58" office:value-type="string" calcext:value-type="string">
            <text:p>同安國小 </text:p>
          </table:table-cell>
          <table:table-cell table:number-columns-repeated="2" table:style-name="ce34" office:value-type="float" office:value="54" calcext:value-type="float">
            <text:p>54</text:p>
          </table:table-cell>
          <table:table-cell table:style-name="ce34" office:value-type="string" calcext:value-type="string">
            <text:p>105年度-資本門-其他公共工程-一般小型零星工程-設備及投資-雜項設備費 <text:s/></text:p>
          </table:table-cell>
          <table:table-cell table:style-name="ce34" office:value-type="string" calcext:value-type="string">
            <text:p>同安國小 </text:p>
          </table:table-cell>
          <table:table-cell table:style-name="ce34" office:value-type="string" calcext:value-type="string">
            <text:p>尚未招標 <text:s/></text:p>
          </table:table-cell>
          <table:table-cell table:style-name="ce34" office:value-type="string" calcext:value-type="string">
            <text:p>尚未發包 <text:s/></text:p>
          </table:table-cell>
          <table:table-cell table:style-name="ce83" table:number-columns-repeated="248"/>
          <table:table-cell table:style-name="ce84" table:number-columns-repeated="767"/>
        </table:table-row>
        <table:table-row table:style-name="ro18">
          <table:table-cell table:style-name="ce33" office:value-type="string" calcext:value-type="string">
            <text:p>蔡岳儒 </text:p>
          </table:table-cell>
          <table:table-cell table:style-name="ce33" office:value-type="string" calcext:value-type="string">
            <text:p>改善教學環境及設備 </text:p>
          </table:table-cell>
          <table:table-cell table:style-name="ce35" office:value-type="string" calcext:value-type="string">
            <text:p>好收國小 </text:p>
          </table:table-cell>
          <table:table-cell table:number-columns-repeated="2" table:style-name="ce33" office:value-type="float" office:value="122" calcext:value-type="float">
            <text:p>122</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好收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蔡岳儒 </text:p>
          </table:table-cell>
          <table:table-cell table:style-name="ce33" office:value-type="string" calcext:value-type="string">
            <text:p>教室外牆架設防護網 </text:p>
          </table:table-cell>
          <table:table-cell table:style-name="ce35" office:value-type="string" calcext:value-type="string">
            <text:p>宜梧國中 </text:p>
          </table:table-cell>
          <table:table-cell table:number-columns-repeated="2" table:style-name="ce33" office:value-type="float" office:value="40" calcext:value-type="float">
            <text:p>4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宜梧國中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多媒體數位看板 </text:p>
          </table:table-cell>
          <table:table-cell table:style-name="ce35" office:value-type="string" calcext:value-type="string">
            <text:p>褒忠國中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褒忠國中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王士壬 </text:p>
          </table:table-cell>
          <table:table-cell table:style-name="ce33" office:value-type="string" calcext:value-type="string">
            <text:p>跑馬燈 </text:p>
          </table:table-cell>
          <table:table-cell table:style-name="ce35" office:value-type="string" calcext:value-type="string">
            <text:p>僑和國小 </text:p>
          </table:table-cell>
          <table:table-cell table:number-columns-repeated="2" table:style-name="ce33" office:value-type="float" office:value="95" calcext:value-type="float">
            <text:p>95</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僑和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多媒體數位看板 </text:p>
          </table:table-cell>
          <table:table-cell table:style-name="ce35" office:value-type="string" calcext:value-type="string">
            <text:p>東勢國小 </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東勢國小 </text:p>
          </table:table-cell>
          <table:table-cell table:style-name="ce33" office:value-type="string" calcext:value-type="string">
            <text:p>尚未招標 <text:s/></text:p>
          </table:table-cell>
          <table:table-cell table:style-name="ce33" office:value-type="string" calcext:value-type="string">
            <text:p>尚未發包 <text:s/></text:p>
          </table:table-cell>
          <table:table-cell table:number-columns-repeated="1015"/>
        </table:table-row>
        <table:table-row table:style-name="ro18">
          <table:table-cell table:style-name="ce33" office:value-type="string" calcext:value-type="string">
            <text:p>沈宗隆 <text:s/></text:p>
          </table:table-cell>
          <table:table-cell table:style-name="ce33" office:value-type="string" calcext:value-type="string">
            <text:p>104年度PU跑道及環境整建工程</text:p>
            <text:p>1050510  </text:p>
          </table:table-cell>
          <table:table-cell table:style-name="ce35" office:value-type="string" calcext:value-type="string">
            <text:p>虎尾國中 <text:s/></text:p>
          </table:table-cell>
          <table:table-cell table:number-columns-repeated="2" table:style-name="ce33" office:value-type="float" office:value="2200" calcext:value-type="float">
            <text:p>22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虎尾國中 <text:s/></text:p>
          </table:table-cell>
          <table:table-cell table:style-name="ce33" office:value-type="string" calcext:value-type="string">
            <text:p>公開招標 <text:s/></text:p>
          </table:table-cell>
          <table:table-cell table:style-name="ce33" office:value-type="string" calcext:value-type="string">
            <text:p>福入實業有限公司 <text:s/></text:p>
          </table:table-cell>
          <table:table-cell table:number-columns-repeated="1015"/>
        </table:table-row>
        <table:table-row table:style-name="ro18">
          <table:table-cell table:style-name="ce33" office:value-type="string" calcext:value-type="string">
            <text:p>陳瑞雄 <text:s/></text:p>
          </table:table-cell>
          <table:table-cell table:style-name="ce33" office:value-type="string" calcext:value-type="string">
            <text:p>虎尾鎮立網球場周邊改善工程</text:p>
            <text:p>1050515  </text:p>
          </table:table-cell>
          <table:table-cell table:style-name="ce35" office:value-type="string" calcext:value-type="string">
            <text:p>虎尾鎮公所 <text:s/></text:p>
          </table:table-cell>
          <table:table-cell table:number-columns-repeated="2" table:style-name="ce33" office:value-type="float" office:value="500" calcext:value-type="float">
            <text:p>5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虎尾鎮公所 <text:s/></text:p>
          </table:table-cell>
          <table:table-cell table:style-name="ce33" office:value-type="string" calcext:value-type="string">
            <text:p>公開取得報價單或企劃書</text:p>
            <text:p>  </text:p>
          </table:table-cell>
          <table:table-cell table:style-name="ce33" office:value-type="string" calcext:value-type="string">
            <text:p>喬筑土木包工業 <text:s/></text:p>
          </table:table-cell>
          <table:table-cell table:number-columns-repeated="1015"/>
        </table:table-row>
        <table:table-row table:style-name="ro18">
          <table:table-cell table:style-name="ce33" office:value-type="string" calcext:value-type="string">
            <text:p>王士壬 <text:s/></text:p>
          </table:table-cell>
          <table:table-cell table:style-name="ce33" office:value-type="string" calcext:value-type="string">
            <text:p>改善綜合球場周邊設備</text:p>
            <text:p>B105001  </text:p>
          </table:table-cell>
          <table:table-cell table:style-name="ce35" office:value-type="string" calcext:value-type="string">
            <text:p>馬光國小 <text:s/></text:p>
          </table:table-cell>
          <table:table-cell table:number-columns-repeated="2" table:style-name="ce33" office:value-type="float" office:value="200" calcext:value-type="float">
            <text:p>200</text:p>
          </table:table-cell>
          <table:table-cell table:style-name="ce33" office:value-type="string" calcext:value-type="string">
            <text:p>應付歲出保留款-104年度-資本門-其他公共工程-一般小型零星工程-設備及投資-雜項設備費 </text:p>
          </table:table-cell>
          <table:table-cell table:style-name="ce33" office:value-type="string" calcext:value-type="string">
            <text:p>馬光國小 <text:s/></text:p>
          </table:table-cell>
          <table:table-cell table:style-name="ce33" office:value-type="string" calcext:value-type="string">
            <text:p>公開取得報價單或企劃書</text:p>
            <text:p>  </text:p>
          </table:table-cell>
          <table:table-cell table:style-name="ce33" office:value-type="string" calcext:value-type="string">
            <text:p>全絃企業有限公司</text:p>
            <text:p>  </text:p>
          </table:table-cell>
          <table:table-cell table:number-columns-repeated="1015"/>
        </table:table-row>
        <table:table-row table:style-name="ro18">
          <table:table-cell table:style-name="ce33" office:value-type="string" calcext:value-type="string">
            <text:p>沈宗隆 <text:s/></text:p>
          </table:table-cell>
          <table:table-cell table:style-name="ce33" office:value-type="string" calcext:value-type="string">
            <text:p>雲林縣平和國小改善教學環境設備-購置遊戲器材設備</text:p>
            <text:p>PHPSB1050624  </text:p>
          </table:table-cell>
          <table:table-cell table:style-name="ce35" office:value-type="string" calcext:value-type="string">
            <text:p>平和國小 <text:s/></text:p>
          </table:table-cell>
          <table:table-cell table:number-columns-repeated="2" table:style-name="ce33" office:value-type="float" office:value="200" calcext:value-type="float">
            <text:p>200</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平和國小 <text:s/></text:p>
          </table:table-cell>
          <table:table-cell table:style-name="ce33" office:value-type="string" calcext:value-type="string">
            <text:p>公開取得報價單或企劃書</text:p>
            <text:p>  </text:p>
          </table:table-cell>
          <table:table-cell table:style-name="ce33" office:value-type="string" calcext:value-type="string">
            <text:p>峻鈺實業有限公司 <text:s/></text:p>
          </table:table-cell>
          <table:table-cell table:number-columns-repeated="1015"/>
        </table:table-row>
        <table:table-row table:style-name="ro18">
          <table:table-cell table:style-name="ce33" office:value-type="string" calcext:value-type="string">
            <text:p>林建鴻 <text:s/></text:p>
          </table:table-cell>
          <table:table-cell table:style-name="ce33" office:value-type="string" calcext:value-type="string">
            <text:p>105年度運動場整修工程</text:p>
            <text:p>A1051101</text:p>
            <text:p>  </text:p>
          </table:table-cell>
          <table:table-cell table:style-name="ce35" office:value-type="string" calcext:value-type="string">
            <text:p>新庄國小 <text:s/></text:p>
          </table:table-cell>
          <table:table-cell table:number-columns-repeated="2" table:style-name="ce33" office:value-type="float" office:value="237" calcext:value-type="float">
            <text:p>237</text:p>
          </table:table-cell>
          <table:table-cell table:style-name="ce33" office:value-type="string" calcext:value-type="string">
            <text:p>104年度墊付款-資本門-其他公共工程-一般小型零星工程-設備及投資-雜項設備費-轉正106年度 <text:s/></text:p>
          </table:table-cell>
          <table:table-cell table:style-name="ce33" office:value-type="string" calcext:value-type="string">
            <text:p>新庄國小 <text:s/></text:p>
          </table:table-cell>
          <table:table-cell table:style-name="ce33" office:value-type="string" calcext:value-type="string">
            <text:p>公開招標 <text:s/></text:p>
          </table:table-cell>
          <table:table-cell table:style-name="ce33" office:value-type="string" calcext:value-type="string">
            <text:p>承昇營造有限公司</text:p>
            <text:p>  </text:p>
          </table:table-cell>
          <table:table-cell table:number-columns-repeated="1015"/>
        </table:table-row>
        <table:table-row table:style-name="ro18">
          <table:table-cell table:style-name="ce33" office:value-type="string" calcext:value-type="string">
            <text:p>蕭澤梧 <text:s/></text:p>
          </table:table-cell>
          <table:table-cell table:style-name="ce33" office:value-type="string" calcext:value-type="string">
            <text:p>僑和國小申請「操場排除積水工程」經費 <text:s/></text:p>
          </table:table-cell>
          <table:table-cell table:style-name="ce35" office:value-type="string" calcext:value-type="string">
            <text:p>僑和國小 <text:s/></text:p>
          </table:table-cell>
          <table:table-cell table:number-columns-repeated="2" table:style-name="ce33" office:value-type="float" office:value="100" calcext:value-type="float">
            <text:p>1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僑和國小 <text:s/></text:p>
          </table:table-cell>
          <table:table-cell table:style-name="ce33" office:value-type="string" calcext:value-type="string">
            <text:p>逕洽廠商 <text:s/></text:p>
          </table:table-cell>
          <table:table-cell table:style-name="ce33" office:value-type="string" calcext:value-type="string">
            <text:p>玉森土木包工業 <text:s/></text:p>
          </table:table-cell>
          <table:table-cell table:number-columns-repeated="1015"/>
        </table:table-row>
        <table:table-row table:style-name="ro18">
          <table:table-cell table:style-name="ce33" office:value-type="string" calcext:value-type="string">
            <text:p>林聖爵 <text:s/></text:p>
          </table:table-cell>
          <table:table-cell table:style-name="ce33" office:value-type="string" calcext:value-type="string">
            <text:p>雲林縣立溜冰場整修工程</text:p>
            <text:p>105-007  </text:p>
          </table:table-cell>
          <table:table-cell table:style-name="ce35" office:value-type="string" calcext:value-type="string">
            <text:p>雲林縣立溜冰場 <text:s/></text:p>
          </table:table-cell>
          <table:table-cell table:number-columns-repeated="2" table:style-name="ce33" office:value-type="float" office:value="3000" calcext:value-type="float">
            <text:p>30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33" office:value-type="string" calcext:value-type="string">
            <text:p>雲林縣立體育場 <text:s/></text:p>
          </table:table-cell>
          <table:table-cell table:style-name="ce33" office:value-type="string" calcext:value-type="string">
            <text:p>公開招標 <text:s/></text:p>
          </table:table-cell>
          <table:table-cell table:style-name="ce33" office:value-type="string" calcext:value-type="string">
            <text:p>茂聯營造股份有限公司 <text:s/></text:p>
          </table:table-cell>
          <table:table-cell table:number-columns-repeated="1015"/>
        </table:table-row>
        <table:table-row table:style-name="ro18">
          <table:table-cell table:style-name="ce33" office:value-type="string" calcext:value-type="string">
            <text:p>沈銘恭 <text:s/></text:p>
          </table:table-cell>
          <table:table-cell table:style-name="ce33" office:value-type="string" calcext:value-type="string">
            <text:p>雲林縣立斗南田徑場運動舞蹈教室設備整修 <text:s/></text:p>
          </table:table-cell>
          <table:table-cell table:style-name="ce35" office:value-type="string" calcext:value-type="string">
            <text:p>雲林縣立斗南田徑場 <text:s/></text:p>
          </table:table-cell>
          <table:table-cell table:number-columns-repeated="2" table:style-name="ce33" office:value-type="float" office:value="98.75" calcext:value-type="float">
            <text:p>98.75</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雲林縣立體育場 <text:s/></text:p>
          </table:table-cell>
          <table:table-cell table:style-name="ce33" office:value-type="string" calcext:value-type="string">
            <text:p>逕洽廠商 <text:s/></text:p>
          </table:table-cell>
          <table:table-cell table:style-name="ce33" office:value-type="string" calcext:value-type="string">
            <text:p>勝縈國際事業有限公司 <text:s/></text:p>
          </table:table-cell>
          <table:table-cell table:number-columns-repeated="1015"/>
        </table:table-row>
        <table:table-row table:style-name="ro18">
          <table:table-cell table:style-name="ce33" office:value-type="string" calcext:value-type="string">
            <text:p>王士壬 <text:s/></text:p>
          </table:table-cell>
          <table:table-cell table:style-name="ce33" office:value-type="string" calcext:value-type="string">
            <text:p>照明設備改善 <text:s/></text:p>
          </table:table-cell>
          <table:table-cell table:style-name="ce35" office:value-type="string" calcext:value-type="string">
            <text:p>潮厝國小 <text:s/></text:p>
          </table:table-cell>
          <table:table-cell table:number-columns-repeated="2" table:style-name="ce33" office:value-type="float" office:value="97.48" calcext:value-type="float">
            <text:p>97.48</text:p>
          </table:table-cell>
          <table:table-cell table:style-name="ce33" office:value-type="string" calcext:value-type="string">
            <text:p>資本門–其他公共工程–一般小型零星工程–設備及投資–雜項設備費 <text:s/></text:p>
          </table:table-cell>
          <table:table-cell table:style-name="ce33" office:value-type="string" calcext:value-type="string">
            <text:p>潮厝國小 <text:s/></text:p>
          </table:table-cell>
          <table:table-cell table:style-name="ce33" office:value-type="string" calcext:value-type="string">
            <text:p>逕洽廠商 <text:s/></text:p>
          </table:table-cell>
          <table:table-cell table:style-name="ce33" office:value-type="string" calcext:value-type="string">
            <text:p>大佳電子股份有限公司 <text:s/></text:p>
          </table:table-cell>
          <table:table-cell table:number-columns-repeated="1015"/>
        </table:table-row>
        <table:table-row table:style-name="ro18">
          <table:table-cell table:style-name="ce33" office:value-type="string" calcext:value-type="string">
            <text:p>江文登 <text:s/></text:p>
          </table:table-cell>
          <table:table-cell table:style-name="ce33" office:value-type="string" calcext:value-type="string">
            <text:p>改善教室照明設備改善1050923 <text:s/></text:p>
          </table:table-cell>
          <table:table-cell table:style-name="ce35" office:value-type="string" calcext:value-type="string">
            <text:p>雲林國中 <text:s/></text:p>
          </table:table-cell>
          <table:table-cell table:number-columns-repeated="2" table:style-name="ce33" office:value-type="float" office:value="200" calcext:value-type="float">
            <text:p>200</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雲林國中 <text:s/></text:p>
          </table:table-cell>
          <table:table-cell table:style-name="ce33" office:value-type="string" calcext:value-type="string">
            <text:p>公開招標 <text:s/></text:p>
          </table:table-cell>
          <table:table-cell table:style-name="ce33" office:value-type="string" calcext:value-type="string">
            <text:p>吉鳳翔企業有限公司 <text:s/></text:p>
          </table:table-cell>
          <table:table-cell table:number-columns-repeated="1015"/>
        </table:table-row>
        <table:table-row table:style-name="ro18">
          <table:table-cell table:style-name="ce33" office:value-type="string" calcext:value-type="string">
            <text:p>王士壬 <text:s/></text:p>
          </table:table-cell>
          <table:table-cell table:style-name="ce33" office:value-type="string" calcext:value-type="string">
            <text:p>老舊燈具改善 <text:s/></text:p>
          </table:table-cell>
          <table:table-cell table:style-name="ce35" office:value-type="string" calcext:value-type="string">
            <text:p>龍巖國小 <text:s/></text:p>
          </table:table-cell>
          <table:table-cell table:number-columns-repeated="2" table:style-name="ce33" office:value-type="float" office:value="95.54" calcext:value-type="float">
            <text:p>95.54</text:p>
          </table:table-cell>
          <table:table-cell table:style-name="ce33" office:value-type="string" calcext:value-type="string">
            <text:p>105年度墊付款–資本門–其他公共工程–一般小型零星工程–設備及投資–雜項設備費(墊付款轉正105年度) <text:s/></text:p>
          </table:table-cell>
          <table:table-cell table:style-name="ce33" office:value-type="string" calcext:value-type="string">
            <text:p>龍巖國小 <text:s/></text:p>
          </table:table-cell>
          <table:table-cell table:style-name="ce33" office:value-type="string" calcext:value-type="string">
            <text:p>逕洽廠商 <text:s/></text:p>
          </table:table-cell>
          <table:table-cell table:style-name="ce33" office:value-type="string" calcext:value-type="string">
            <text:p>大佳電子股份有限公司 <text:s/></text:p>
          </table:table-cell>
          <table:table-cell table:number-columns-repeated="1015"/>
        </table:table-row>
        <table:table-row table:style-name="ro18">
          <table:table-cell table:style-name="ce33" office:value-type="string" calcext:value-type="string">
            <text:p>廖錦珠 <text:s/></text:p>
          </table:table-cell>
          <table:table-cell table:style-name="ce33" office:value-type="string" calcext:value-type="string">
            <text:p>行政教學大樓汰換節能燈具設備 <text:s/></text:p>
          </table:table-cell>
          <table:table-cell table:style-name="ce35" office:value-type="string" calcext:value-type="string">
            <text:p>東興國小 <text:s/></text:p>
          </table:table-cell>
          <table:table-cell table:number-columns-repeated="2" table:style-name="ce33" office:value-type="float" office:value="94.64" calcext:value-type="float">
            <text:p>94.64</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東興國小 <text:s/></text:p>
          </table:table-cell>
          <table:table-cell table:style-name="ce33" office:value-type="string" calcext:value-type="string">
            <text:p>逕洽廠商 <text:s/></text:p>
          </table:table-cell>
          <table:table-cell table:style-name="ce33" office:value-type="string" calcext:value-type="string">
            <text:p>大佳電子股份有限公司 <text:s/></text:p>
          </table:table-cell>
          <table:table-cell table:number-columns-repeated="1015"/>
        </table:table-row>
        <table:table-row table:style-name="ro18">
          <table:table-cell table:style-name="ce33" office:value-type="string" calcext:value-type="string">
            <text:p>翁水上和王秋足 <text:s/></text:p>
          </table:table-cell>
          <table:table-cell table:style-name="ce33" office:value-type="string" calcext:value-type="string">
            <text:p>教室及辦公室節能照明燈具暨線路改善工程 <text:s/></text:p>
          </table:table-cell>
          <table:table-cell table:style-name="ce35" office:value-type="string" calcext:value-type="string">
            <text:p>頂湖國小 <text:s/></text:p>
          </table:table-cell>
          <table:table-cell table:number-columns-repeated="2" table:style-name="ce33" office:value-type="float" office:value="800" calcext:value-type="float">
            <text:p>800</text:p>
          </table:table-cell>
          <table:table-cell table:style-name="ce33" office:value-type="string" calcext:value-type="string">
            <text:p>105年度墊付款–資本門–其他公共工程–一般小型零星工程–設備及投資–辦理道路、水利、水土保持、遊憩景觀、綠化、社區改善、教育設施及其他小型零星工程 <text:s/></text:p>
          </table:table-cell>
          <table:table-cell table:style-name="ce33" office:value-type="string" calcext:value-type="string">
            <text:p>頂湖國小 <text:s/></text:p>
          </table:table-cell>
          <table:table-cell table:style-name="ce33" office:value-type="string" calcext:value-type="string">
            <text:p>公開招標 <text:s/></text:p>
          </table:table-cell>
          <table:table-cell table:style-name="ce33" office:value-type="string" calcext:value-type="string">
            <text:p>尚未招標 <text:s/></text:p>
          </table:table-cell>
          <table:table-cell table:number-columns-repeated="1015"/>
        </table:table-row>
        <table:table-row table:style-name="ro18">
          <table:table-cell table:style-name="ce33" office:value-type="string" calcext:value-type="string">
            <text:p>廖秋萍 <text:s/></text:p>
          </table:table-cell>
          <table:table-cell table:style-name="ce33" office:value-type="string" calcext:value-type="string">
            <text:p>節能照明燈具暨線路改善工程 <text:s/></text:p>
          </table:table-cell>
          <table:table-cell table:style-name="ce35" office:value-type="string" calcext:value-type="string">
            <text:p>中山國小 <text:s/></text:p>
          </table:table-cell>
          <table:table-cell table:number-columns-repeated="2" table:style-name="ce33" office:value-type="float" office:value="980" calcext:value-type="float">
            <text:p>980</text:p>
          </table:table-cell>
          <table:table-cell table:style-name="ce33" office:value-type="string" calcext:value-type="string">
            <text:p>105年度墊付款–資本門–其他公共工程–一般小型零星工程–設備及投資–辦理道路、水利、水土保持、遊憩景觀、綠化、社區改善、教育設施及其他小型零星工程(106年度轉正) <text:s/></text:p>
          </table:table-cell>
          <table:table-cell table:style-name="ce33" office:value-type="string" calcext:value-type="string">
            <text:p>中山國小 <text:s/></text:p>
          </table:table-cell>
          <table:table-cell table:style-name="ce33" office:value-type="string" calcext:value-type="string">
            <text:p>公開招標 <text:s/></text:p>
          </table:table-cell>
          <table:table-cell table:style-name="ce33" office:value-type="string" calcext:value-type="string">
            <text:p>尚未招標 <text:s/></text:p>
          </table:table-cell>
          <table:table-cell table:number-columns-repeated="1015"/>
        </table:table-row>
        <table:table-row table:style-name="ro18">
          <table:table-cell table:style-name="ce33" office:value-type="string" calcext:value-type="string">
            <text:p>廖錦珠 <text:s/></text:p>
          </table:table-cell>
          <table:table-cell table:style-name="ce33" office:value-type="string" calcext:value-type="string">
            <text:p>LED照明設備更新 <text:s/></text:p>
          </table:table-cell>
          <table:table-cell table:style-name="ce35" office:value-type="string" calcext:value-type="string">
            <text:p>僑和國小 <text:s/></text:p>
          </table:table-cell>
          <table:table-cell table:number-columns-repeated="2" table:style-name="ce33" office:value-type="float" office:value="94.95" calcext:value-type="float">
            <text:p>94.95</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僑和國小 <text:s/></text:p>
          </table:table-cell>
          <table:table-cell table:style-name="ce33" office:value-type="string" calcext:value-type="string">
            <text:p>逕洽廠商 <text:s/></text:p>
          </table:table-cell>
          <table:table-cell table:style-name="ce33" office:value-type="string" calcext:value-type="string">
            <text:p>尚未辦理 <text:s/></text:p>
          </table:table-cell>
          <table:table-cell table:number-columns-repeated="1015"/>
        </table:table-row>
        <table:table-row table:style-name="ro18">
          <table:table-cell table:style-name="ce33" office:value-type="string" calcext:value-type="string">
            <text:p>許志豪 <text:s/></text:p>
          </table:table-cell>
          <table:table-cell table:style-name="ce33" office:value-type="string" calcext:value-type="string">
            <text:p>105年發展民俗體育設備實施計畫</text:p>
            <text:p>B1050301  </text:p>
          </table:table-cell>
          <table:table-cell table:style-name="ce35" office:value-type="string" calcext:value-type="string">
            <text:p>橋頭國小 <text:s/></text:p>
          </table:table-cell>
          <table:table-cell table:number-columns-repeated="2" table:style-name="ce33" office:value-type="float" office:value="200" calcext:value-type="float">
            <text:p>200</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橋頭國小 <text:s/></text:p>
          </table:table-cell>
          <table:table-cell table:style-name="ce33" office:value-type="string" calcext:value-type="string">
            <text:p>1.服裝：公開取得報價單或企劃書</text:p>
            <text:p>2.設備類：逕洽廠商  </text:p>
          </table:table-cell>
          <table:table-cell table:style-name="ce33" office:value-type="string" calcext:value-type="string">
            <text:p>1.珍昌服裝實業有限公司(服裝)</text:p>
            <text:p>2.欣律音樂藝術有現公司(設備)  </text:p>
          </table:table-cell>
          <table:table-cell table:number-columns-repeated="1015"/>
        </table:table-row>
        <table:table-row table:style-name="ro18">
          <table:table-cell table:style-name="ce33" office:value-type="string" calcext:value-type="string">
            <text:p>許志豪 <text:s/></text:p>
          </table:table-cell>
          <table:table-cell table:style-name="ce33" office:value-type="string" calcext:value-type="string">
            <text:p>田徑隊購置訓練器材裝備 <text:s/></text:p>
          </table:table-cell>
          <table:table-cell table:style-name="ce35" office:value-type="string" calcext:value-type="string">
            <text:p>麥寮高中 <text:s/></text:p>
          </table:table-cell>
          <table:table-cell table:number-columns-repeated="2" table:style-name="ce33" office:value-type="float" office:value="100" calcext:value-type="float">
            <text:p>100</text:p>
          </table:table-cell>
          <table:table-cell table:style-name="ce33" office:value-type="string" calcext:value-type="string">
            <text:p>105年度墊付款-資本門-其他公共工程-一般小型零星工程-設備及投資-雜項設備費 <text:s/></text:p>
          </table:table-cell>
          <table:table-cell table:style-name="ce33" office:value-type="string" calcext:value-type="string">
            <text:p>麥寮高中 <text:s/></text:p>
          </table:table-cell>
          <table:table-cell table:style-name="ce33" office:value-type="string" calcext:value-type="string">
            <text:p>逕洽廠商 <text:s/></text:p>
          </table:table-cell>
          <table:table-cell table:style-name="ce33" office:value-type="string" calcext:value-type="string">
            <text:p>久翼企業社 <text:s/></text:p>
          </table:table-cell>
          <table:table-cell table:number-columns-repeated="1015"/>
        </table:table-row>
        <table:table-row table:style-name="ro18">
          <table:table-cell table:style-name="ce33" office:value-type="string" calcext:value-type="string">
            <text:p>李建志 <text:s/></text:p>
          </table:table-cell>
          <table:table-cell table:style-name="ce33" office:value-type="string" calcext:value-type="string">
            <text:p>荷苞村早寮農路排水改善工程二期 <text:s/></text:p>
          </table:table-cell>
          <table:table-cell table:style-name="ce35" office:value-type="string" calcext:value-type="string">
            <text:p>古坑鄉荷苞村 <text:s/></text:p>
          </table:table-cell>
          <table:table-cell table:style-name="ce33" office:value-type="float" office:value="8000" calcext:value-type="float">
            <text:p>8000</text:p>
          </table:table-cell>
          <table:table-cell table:style-name="ce33" office:value-type="float" office:value="3280" calcext:value-type="float">
            <text:p>3280</text:p>
          </table:table-cell>
          <table:table-cell table:style-name="ce33" office:value-type="string" calcext:value-type="string">
            <text:p>105年墊付款-資本門-其他公共工程-一般小零星工程-設備及投資-公共建設及設施費-辦理道路、水利、水土保持、遊憩景觀、綠化、社區改善、教育設施及其他小型零星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尚未招標 <text:s/></text:p>
          </table:table-cell>
          <table:table-cell table:number-columns-repeated="1015"/>
        </table:table-row>
        <table:table-row table:style-name="ro18">
          <table:table-cell table:style-name="ce33" office:value-type="string" calcext:value-type="string">
            <text:p>林聖爵 <text:s/></text:p>
          </table:table-cell>
          <table:table-cell table:style-name="ce33" office:value-type="string" calcext:value-type="string">
            <text:p>斗六市楓樹湖農路改善工程 <text:s/></text:p>
          </table:table-cell>
          <table:table-cell table:style-name="ce35" office:value-type="string" calcext:value-type="string">
            <text:p>斗六市湖山里 <text:s/></text:p>
          </table:table-cell>
          <table:table-cell table:number-columns-repeated="2" table:style-name="ce33" office:value-type="float" office:value="1800" calcext:value-type="float">
            <text:p>1800</text:p>
          </table:table-cell>
          <table:table-cell table:style-name="ce33" office:value-type="string" calcext:value-type="string">
            <text:p>應付歲出保留款104年資本門-其他公共工程-一般小零星工程-設備及投資-公共建設及設施費-辦理道路、水利、水土保持、遊憩景觀、綠化、社區改善、教育設施及其他小型零星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尚未招標 <text:s/></text:p>
          </table:table-cell>
          <table:table-cell table:number-columns-repeated="1015"/>
        </table:table-row>
        <table:table-row table:style-name="ro18">
          <table:table-cell table:style-name="ce33" office:value-type="string" calcext:value-type="string">
            <text:p>蔡東富 <text:s/></text:p>
          </table:table-cell>
          <table:table-cell table:style-name="ce33" office:value-type="string" calcext:value-type="string">
            <text:p>樟湖村芊蓁籠三步灣與五個礐部落農路改善工程1051A30040 <text:s text:c="2"/></text:p>
          </table:table-cell>
          <table:table-cell table:style-name="ce35" office:value-type="string" calcext:value-type="string">
            <text:p>古坑鄉樟湖村 <text:s/></text:p>
          </table:table-cell>
          <table:table-cell table:number-columns-repeated="2" table:style-name="ce33" office:value-type="float" office:value="1800" calcext:value-type="float">
            <text:p>1800</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招標程序 <text:s/></text:p>
          </table:table-cell>
          <table:table-cell table:number-columns-repeated="1015"/>
        </table:table-row>
        <table:table-row table:style-name="ro18">
          <table:table-cell table:style-name="ce33" office:value-type="string" calcext:value-type="string">
            <text:p>王又民 <text:s/></text:p>
          </table:table-cell>
          <table:table-cell table:style-name="ce33" office:value-type="string" calcext:value-type="string">
            <text:p>草嶺外湖農路改善工程1051A30031 <text:s text:c="2"/></text:p>
          </table:table-cell>
          <table:table-cell table:style-name="ce35" office:value-type="string" calcext:value-type="string">
            <text:p>古坑鄉草嶺村 <text:s/></text:p>
          </table:table-cell>
          <table:table-cell table:style-name="ce33" office:value-type="float" office:value="1700" calcext:value-type="float">
            <text:p>1700</text:p>
          </table:table-cell>
          <table:table-cell table:style-name="ce33" office:value-type="float" office:value="1550" calcext:value-type="float">
            <text:p>1550</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全曜土木包工業 <text:s text:c="2"/></text:p>
          </table:table-cell>
          <table:table-cell table:number-columns-repeated="1015"/>
        </table:table-row>
        <table:table-row table:style-name="ro18">
          <table:table-cell table:style-name="ce33" office:value-type="string" calcext:value-type="string">
            <text:p>陳樹吉 <text:s/></text:p>
          </table:table-cell>
          <table:table-cell table:style-name="ce33" office:value-type="string" calcext:value-type="string">
            <text:p>小坑道路改善工程1051A30025 <text:s text:c="2"/></text:p>
          </table:table-cell>
          <table:table-cell table:style-name="ce35" office:value-type="string" calcext:value-type="string">
            <text:p>古坑鄉荷苞村 <text:s/></text:p>
          </table:table-cell>
          <table:table-cell table:number-columns-repeated="2" table:style-name="ce33" office:value-type="float" office:value="1800" calcext:value-type="float">
            <text:p>1800</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坤富營造有限公司 <text:s/></text:p>
          </table:table-cell>
          <table:table-cell table:number-columns-repeated="1015"/>
        </table:table-row>
        <table:table-row table:style-name="ro18">
          <table:table-cell table:style-name="ce33" office:value-type="string" calcext:value-type="string">
            <text:p>陳樹吉 <text:s/></text:p>
          </table:table-cell>
          <table:table-cell table:style-name="ce33" office:value-type="string" calcext:value-type="string">
            <text:p>新庄村石仔坑排水改善工程1051A30028 <text:s text:c="2"/></text:p>
          </table:table-cell>
          <table:table-cell table:style-name="ce35" office:value-type="string" calcext:value-type="string">
            <text:p>古坑鄉新庄村 <text:s/></text:p>
          </table:table-cell>
          <table:table-cell table:number-columns-repeated="2" table:style-name="ce33" office:value-type="float" office:value="1660" calcext:value-type="float">
            <text:p>1660</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吉成土木包工業 <text:s/></text:p>
          </table:table-cell>
          <table:table-cell table:number-columns-repeated="1015"/>
        </table:table-row>
        <table:table-row table:style-name="ro18">
          <table:table-cell table:style-name="ce33" office:value-type="string" calcext:value-type="string">
            <text:p>李建志 <text:s/></text:p>
          </table:table-cell>
          <table:table-cell table:style-name="ce33" office:value-type="string" calcext:value-type="string">
            <text:p>荷苞村早寮農路排水改善工程 <text:s/></text:p>
          </table:table-cell>
          <table:table-cell table:style-name="ce35" office:value-type="string" calcext:value-type="string">
            <text:p>古坑鄉荷苞村 <text:s/></text:p>
          </table:table-cell>
          <table:table-cell table:style-name="ce33" office:value-type="float" office:value="8000" calcext:value-type="float">
            <text:p>8000</text:p>
          </table:table-cell>
          <table:table-cell table:style-name="ce33" office:value-type="float" office:value="4720" calcext:value-type="float">
            <text:p>4720</text:p>
          </table:table-cell>
          <table:table-cell table:style-name="ce33" office:value-type="string" calcext:value-type="string">
            <text:p>墊付款104年(105年墊付款及105年)資本門-其他公共工程-一般小零星工程-設備及投資-公共建設及設施費-辦理道路、水利、水土保持、遊憩景觀、綠化、社區改善、教育設施及其他小型零星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尚未招標 <text:s/></text:p>
          </table:table-cell>
          <table:table-cell table:number-columns-repeated="1015"/>
        </table:table-row>
        <table:table-row table:style-name="ro18">
          <table:table-cell table:style-name="ce33" office:value-type="string" calcext:value-type="string">
            <text:p>蔡東富 <text:s/></text:p>
          </table:table-cell>
          <table:table-cell table:style-name="ce33" office:value-type="string" calcext:value-type="string">
            <text:p>桂林村石槌尾農路改善工程1051A30036 <text:s text:c="2"/></text:p>
          </table:table-cell>
          <table:table-cell table:style-name="ce35" office:value-type="string" calcext:value-type="string">
            <text:p>古坑鄉桂林村 <text:s/></text:p>
          </table:table-cell>
          <table:table-cell table:number-columns-repeated="2" table:style-name="ce33" office:value-type="float" office:value="525" calcext:value-type="float">
            <text:p>525</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春吉工程有限公司 <text:s/></text:p>
          </table:table-cell>
          <table:table-cell table:number-columns-repeated="1015"/>
        </table:table-row>
        <table:table-row table:style-name="ro18">
          <table:table-cell table:style-name="ce33" office:value-type="string" calcext:value-type="string">
            <text:p>江文登 <text:s/></text:p>
          </table:table-cell>
          <table:table-cell table:style-name="ce33" office:value-type="string" calcext:value-type="string">
            <text:p>咬狗地區農路改善工程1051A30037 <text:s text:c="2"/></text:p>
          </table:table-cell>
          <table:table-cell table:style-name="ce35" office:value-type="string" calcext:value-type="string">
            <text:p>斗六市 <text:s/></text:p>
          </table:table-cell>
          <table:table-cell table:number-columns-repeated="2" table:style-name="ce33" office:value-type="float" office:value="922" calcext:value-type="float">
            <text:p>922</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正一土木包工業 <text:s text:c="2"/></text:p>
          </table:table-cell>
          <table:table-cell table:number-columns-repeated="1015"/>
        </table:table-row>
        <table:table-row table:style-name="ro18">
          <table:table-cell table:style-name="ce33" office:value-type="string" calcext:value-type="string">
            <text:p>賴明源 <text:s/></text:p>
          </table:table-cell>
          <table:table-cell table:style-name="ce33" office:value-type="string" calcext:value-type="string">
            <text:p>下坪農路改善工程1051A30022 <text:s text:c="2"/></text:p>
          </table:table-cell>
          <table:table-cell table:style-name="ce35" office:value-type="string" calcext:value-type="string">
            <text:p>古坑鄉草嶺村 <text:s/></text:p>
          </table:table-cell>
          <table:table-cell table:number-columns-repeated="2" table:style-name="ce33" office:value-type="float" office:value="1500" calcext:value-type="float">
            <text:p>1500</text:p>
          </table:table-cell>
          <table:table-cell table:style-name="ce33" office:value-type="string" calcext:value-type="string">
            <text:p>105年農業建設工程-水土保持工程-設備及投資-公共建設及設施費-其他營建工程 <text:s/></text:p>
          </table:table-cell>
          <table:table-cell table:style-name="ce33" office:value-type="string" calcext:value-type="string">
            <text:p>雲林縣政府</text:p>
            <text:p>水利處  </text:p>
          </table:table-cell>
          <table:table-cell table:style-name="ce33" office:value-type="string" calcext:value-type="string">
            <text:p>公開招標 <text:s/></text:p>
          </table:table-cell>
          <table:table-cell table:style-name="ce33" office:value-type="string" calcext:value-type="string">
            <text:p>展程土木</text:p>
            <text:p>包工業  </text:p>
          </table:table-cell>
          <table:table-cell table:number-columns-repeated="1015"/>
        </table:table-row>
        <table:table-row table:style-name="ro19">
          <table:table-cell table:style-name="ce35" office:value-type="string" calcext:value-type="string" table:number-columns-spanned="1" table:number-rows-spanned="2">
            <text:p>蔡孟真 </text:p>
          </table:table-cell>
          <table:table-cell table:style-name="ce35" office:value-type="string" calcext:value-type="string" table:number-columns-spanned="1" table:number-rows-spanned="2">
            <text:p>口湖鄉青蚶養殖區擋土牆改善工程【10507-10】 </text:p>
          </table:table-cell>
          <table:table-cell table:style-name="ce35" office:value-type="string" calcext:value-type="string" table:number-columns-spanned="1" table:number-rows-spanned="2">
            <text:p>口湖鄉 </text:p>
          </table:table-cell>
          <table:table-cell table:style-name="ce63" office:value-type="float" office:value="1512" calcext:value-type="float" table:number-columns-spanned="1" table:number-rows-spanned="2">
            <text:p>1512</text:p>
          </table:table-cell>
          <table:table-cell table:style-name="ce33" office:value-type="float" office:value="795.742" calcext:value-type="float">
            <text:p>795.742</text:p>
          </table:table-cell>
          <table:table-cell table:style-name="ce33" office:value-type="string" calcext:value-type="string">
            <text:p>104年度-墊付款-資本門-其他公共工程-一般小型零星工程-設備及投資-公共建設及設備費-辦理道路、水利、水土保持、遊憩景觀、綠化、社區改善、教育設施及其他小型零星工程-106年度轉正 </text:p>
          </table:table-cell>
          <table:table-cell table:style-name="ce35" office:value-type="string" calcext:value-type="string" table:number-columns-spanned="1" table:number-rows-spanned="2">
            <text:p>口湖鄉公所 </text:p>
          </table:table-cell>
          <table:table-cell table:style-name="ce35" office:value-type="string" calcext:value-type="string" table:number-columns-spanned="1" table:number-rows-spanned="2">
            <text:p>公開招標 </text:p>
          </table:table-cell>
          <table:table-cell table:style-name="ce35" office:value-type="string" calcext:value-type="string" table:number-columns-spanned="1" table:number-rows-spanned="2">
            <text:p>明威土木包工業 <text:s/></text:p>
          </table:table-cell>
          <table:table-cell table:number-columns-repeated="1015"/>
        </table:table-row>
        <table:table-row table:style-name="ro18">
          <table:covered-table-cell table:number-columns-repeated="3" table:style-name="ce36"/>
          <table:covered-table-cell table:style-name="ce64"/>
          <table:table-cell table:style-name="ce33" office:value-type="float" office:value="716.258" calcext:value-type="float">
            <text:p>716.258</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3" table:style-name="ce36"/>
          <table:table-cell table:number-columns-repeated="1015"/>
        </table:table-row>
        <table:table-row table:style-name="ro18">
          <table:table-cell table:style-name="ce35" office:value-type="string" calcext:value-type="string" table:number-columns-spanned="1" table:number-rows-spanned="2">
            <text:p>蔡孟真 </text:p>
          </table:table-cell>
          <table:table-cell table:style-name="ce35" office:value-type="string" calcext:value-type="string" table:number-columns-spanned="1" table:number-rows-spanned="2">
            <text:p>蚶仔寮南側公池疏濬工程【10509-11】 <text:s/></text:p>
          </table:table-cell>
          <table:table-cell table:style-name="ce35" office:value-type="string" calcext:value-type="string" table:number-columns-spanned="1" table:number-rows-spanned="2">
            <text:p>口湖鄉 </text:p>
          </table:table-cell>
          <table:table-cell table:style-name="ce63" office:value-type="float" office:value="532" calcext:value-type="float" table:number-columns-spanned="1" table:number-rows-spanned="2">
            <text:p>532</text:p>
          </table:table-cell>
          <table:table-cell table:style-name="ce33" office:value-type="float" office:value="513.742" calcext:value-type="float">
            <text:p>513.742</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35" office:value-type="string" calcext:value-type="string" table:number-columns-spanned="1" table:number-rows-spanned="2">
            <text:p>口湖鄉公所 </text:p>
          </table:table-cell>
          <table:table-cell table:style-name="ce35" office:value-type="string" calcext:value-type="string" table:number-columns-spanned="1" table:number-rows-spanned="2">
            <text:p>公開招標 </text:p>
          </table:table-cell>
          <table:table-cell table:style-name="ce35" office:value-type="string" calcext:value-type="string" table:number-columns-spanned="1" table:number-rows-spanned="2">
            <text:p>立竑土木包工業 <text:s/></text:p>
          </table:table-cell>
          <table:table-cell table:number-columns-repeated="1015"/>
        </table:table-row>
        <table:table-row table:style-name="ro18">
          <table:covered-table-cell table:number-columns-repeated="3" table:style-name="ce36"/>
          <table:covered-table-cell table:style-name="ce64"/>
          <table:table-cell table:style-name="ce33" office:value-type="float" office:value="18.258" calcext:value-type="float">
            <text:p>18.258</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36"/>
          <table:table-cell table:number-columns-repeated="1015"/>
        </table:table-row>
        <table:table-row table:style-name="ro18">
          <table:table-cell table:style-name="ce35" office:value-type="string" calcext:value-type="string" table:number-columns-spanned="1" table:number-rows-spanned="2">
            <text:p>王秋足 </text:p>
          </table:table-cell>
          <table:table-cell table:style-name="ce35" office:value-type="string" calcext:value-type="string" table:number-columns-spanned="1" table:number-rows-spanned="2">
            <text:p>臺西鄉山寮村山寮大排護欄改善工程【1050904】 <text:s/></text:p>
          </table:table-cell>
          <table:table-cell table:style-name="ce35" office:value-type="string" calcext:value-type="string" table:number-columns-spanned="1" table:number-rows-spanned="2">
            <text:p>臺西鄉 </text:p>
          </table:table-cell>
          <table:table-cell table:style-name="ce63" office:value-type="float" office:value="4000" calcext:value-type="float" table:number-columns-spanned="1" table:number-rows-spanned="2">
            <text:p>4000</text:p>
          </table:table-cell>
          <table:table-cell table:style-name="ce33" office:value-type="float" office:value="1800" calcext:value-type="float">
            <text:p>1800</text:p>
          </table:table-cell>
          <table:table-cell table:style-name="ce33" office:value-type="string" calcext:value-type="string">
            <text:p>104年度-墊付款-資本門-其他公共工程-一般小型零星工程-設備及投資-公共建設及設備費-辦理道路、水利、水土保持、遊憩景觀、綠化、社區改善、教育設施及其他小型零星工程-106年度轉正 </text:p>
          </table:table-cell>
          <table:table-cell table:style-name="ce35" office:value-type="string" calcext:value-type="string" table:number-columns-spanned="1" table:number-rows-spanned="2">
            <text:p>臺西鄉公所 </text:p>
          </table:table-cell>
          <table:table-cell table:style-name="ce35" office:value-type="string" calcext:value-type="string" table:number-columns-spanned="1" table:number-rows-spanned="2">
            <text:p>公開招標 </text:p>
          </table:table-cell>
          <table:table-cell table:style-name="ce35" office:value-type="string" calcext:value-type="string" table:number-columns-spanned="1" table:number-rows-spanned="2">
            <text:p>精工工程股份有限公司 </text:p>
          </table:table-cell>
          <table:table-cell table:number-columns-repeated="1015"/>
        </table:table-row>
        <table:table-row table:style-name="ro18">
          <table:covered-table-cell table:number-columns-repeated="3" table:style-name="ce36"/>
          <table:covered-table-cell table:style-name="ce64"/>
          <table:table-cell table:style-name="ce33" office:value-type="float" office:value="2200" calcext:value-type="float">
            <text:p>22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3" table:style-name="ce36"/>
          <table:table-cell table:number-columns-repeated="1015"/>
        </table:table-row>
        <table:table-row table:style-name="ro18">
          <table:table-cell table:style-name="ce33" office:value-type="string" calcext:value-type="string">
            <text:p>蔡孟真 </text:p>
          </table:table-cell>
          <table:table-cell table:style-name="ce33" office:value-type="string" calcext:value-type="string">
            <text:p>口湖鄉湖口村村內排水溝水門改善工程 </text:p>
          </table:table-cell>
          <table:table-cell table:style-name="ce35" office:value-type="string" calcext:value-type="string">
            <text:p>口湖鄉 </text:p>
          </table:table-cell>
          <table:table-cell table:number-columns-repeated="2" table:style-name="ce33" office:value-type="float" office:value="526" calcext:value-type="float">
            <text:p>526</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33" office:value-type="string" calcext:value-type="string">
            <text:p>口湖鄉公所 </text:p>
          </table:table-cell>
          <table:table-cell table:style-name="ce33" office:value-type="string" calcext:value-type="string">
            <text:p>預算書修正中 </text:p>
          </table:table-cell>
          <table:table-cell table:style-name="ce33" office:value-type="string" calcext:value-type="string">
            <text:p>尚未發包 </text:p>
          </table:table-cell>
          <table:table-cell table:number-columns-repeated="1015"/>
        </table:table-row>
        <table:table-row table:style-name="ro18">
          <table:table-cell table:style-name="ce33" office:value-type="string" calcext:value-type="string">
            <text:p>蔡孟真 </text:p>
          </table:table-cell>
          <table:table-cell table:style-name="ce33" office:value-type="string" calcext:value-type="string">
            <text:p>口湖鄉台子養殖區產業道路路面改善工程【10511-3】 </text:p>
          </table:table-cell>
          <table:table-cell table:style-name="ce35" office:value-type="string" calcext:value-type="string">
            <text:p>口湖鄉 </text:p>
          </table:table-cell>
          <table:table-cell table:number-columns-repeated="2" table:style-name="ce33" office:value-type="float" office:value="470" calcext:value-type="float">
            <text:p>470</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33" office:value-type="string" calcext:value-type="string">
            <text:p>口湖鄉公所 </text:p>
          </table:table-cell>
          <table:table-cell table:style-name="ce33" office:value-type="string" calcext:value-type="string">
            <text:p>公開招標 </text:p>
          </table:table-cell>
          <table:table-cell table:style-name="ce33" office:value-type="string" calcext:value-type="string">
            <text:p>?泰營造有限公司 </text:p>
          </table:table-cell>
          <table:table-cell table:number-columns-repeated="1015"/>
        </table:table-row>
        <table:table-row table:style-name="ro18">
          <table:table-cell table:style-name="ce33" office:value-type="string" calcext:value-type="string">
            <text:p>黃文祥 </text:p>
          </table:table-cell>
          <table:table-cell table:style-name="ce33" office:value-type="string" calcext:value-type="string">
            <text:p>尖山大排左岸防汛道路旁擋土牆改善工程 </text:p>
          </table:table-cell>
          <table:table-cell table:style-name="ce35" office:value-type="string" calcext:value-type="string">
            <text:p>口湖鄉 </text:p>
          </table:table-cell>
          <table:table-cell table:number-columns-repeated="2" table:style-name="ce33" office:value-type="float" office:value="1000" calcext:value-type="float">
            <text:p>1000</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33" office:value-type="string" calcext:value-type="string">
            <text:p>口湖鄉公所 </text:p>
          </table:table-cell>
          <table:table-cell table:style-name="ce33" office:value-type="string" calcext:value-type="string">
            <text:p>預算書修正中 </text:p>
          </table:table-cell>
          <table:table-cell table:style-name="ce33" office:value-type="string" calcext:value-type="string">
            <text:p>尚未發包 </text:p>
          </table:table-cell>
          <table:table-cell table:number-columns-repeated="1015"/>
        </table:table-row>
        <table:table-row table:style-name="ro19">
          <table:table-cell table:style-name="ce35" office:value-type="string" calcext:value-type="string" table:number-columns-spanned="1" table:number-rows-spanned="2">
            <text:p>蔡孟真 </text:p>
          </table:table-cell>
          <table:table-cell table:style-name="ce35" office:value-type="string" calcext:value-type="string" table:number-columns-spanned="1" table:number-rows-spanned="2">
            <text:p>口湖鄉牛挑灣右岸44號水門支線排水改善工程 </text:p>
          </table:table-cell>
          <table:table-cell table:style-name="ce35" office:value-type="string" calcext:value-type="string" table:number-columns-spanned="1" table:number-rows-spanned="2">
            <text:p>口湖鄉 </text:p>
          </table:table-cell>
          <table:table-cell table:style-name="ce63" office:value-type="float" office:value="1350" calcext:value-type="float" table:number-columns-spanned="1" table:number-rows-spanned="2">
            <text:p>1350</text:p>
          </table:table-cell>
          <table:table-cell table:style-name="ce33" office:value-type="float" office:value="400.742" calcext:value-type="float">
            <text:p>400.742</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35" office:value-type="string" calcext:value-type="string" table:number-columns-spanned="1" table:number-rows-spanned="2">
            <text:p>口湖鄉公所 </text:p>
          </table:table-cell>
          <table:table-cell table:style-name="ce35" office:value-type="string" calcext:value-type="string" table:number-columns-spanned="1" table:number-rows-spanned="2">
            <text:p>預算書審核中 </text:p>
          </table:table-cell>
          <table:table-cell table:style-name="ce38" office:value-type="string" calcext:value-type="string" table:number-columns-spanned="1" table:number-rows-spanned="2">
            <text:p>尚未發包 </text:p>
          </table:table-cell>
          <table:table-cell table:number-columns-repeated="1015"/>
        </table:table-row>
        <table:table-row table:style-name="ro18">
          <table:covered-table-cell table:number-columns-repeated="3" table:style-name="ce36"/>
          <table:covered-table-cell table:style-name="ce64"/>
          <table:table-cell table:style-name="ce33" office:value-type="float" office:value="949.258" calcext:value-type="float">
            <text:p>949.258</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36"/>
          <table:covered-table-cell table:style-name="ce43"/>
          <table:table-cell table:number-columns-repeated="1015"/>
        </table:table-row>
        <table:table-row table:style-name="ro18">
          <table:table-cell table:style-name="ce35" office:value-type="string" calcext:value-type="string" table:number-columns-spanned="1" table:number-rows-spanned="3">
            <text:p>林哲凌 </text:p>
          </table:table-cell>
          <table:table-cell table:style-name="ce35" office:value-type="string" calcext:value-type="string" table:number-columns-spanned="1" table:number-rows-spanned="3">
            <text:p>口湖鄉成龍村蚶仔寮養殖生產區道路新闢工程 </text:p>
          </table:table-cell>
          <table:table-cell table:style-name="ce35" office:value-type="string" calcext:value-type="string" table:number-columns-spanned="1" table:number-rows-spanned="3">
            <text:p>口湖鄉 </text:p>
          </table:table-cell>
          <table:table-cell table:style-name="ce63" office:value-type="float" office:value="2180" calcext:value-type="float" table:number-columns-spanned="1" table:number-rows-spanned="3">
            <text:p>2180</text:p>
          </table:table-cell>
          <table:table-cell table:style-name="ce33" office:value-type="float" office:value="97.5" calcext:value-type="float">
            <text:p>97.5</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35" office:value-type="string" calcext:value-type="string" table:number-columns-spanned="1" table:number-rows-spanned="3">
            <text:p>口湖鄉公所 </text:p>
          </table:table-cell>
          <table:table-cell table:style-name="ce35" office:value-type="string" calcext:value-type="string" table:number-columns-spanned="1" table:number-rows-spanned="3">
            <text:p>測設中 </text:p>
          </table:table-cell>
          <table:table-cell table:style-name="ce38" office:value-type="string" calcext:value-type="string" table:number-columns-spanned="1" table:number-rows-spanned="3">
            <text:p>尚未發包 <text:s/></text:p>
          </table:table-cell>
          <table:table-cell table:number-columns-repeated="1015"/>
        </table:table-row>
        <table:table-row table:style-name="ro18">
          <table:covered-table-cell table:number-columns-repeated="3" table:style-name="ce37"/>
          <table:covered-table-cell table:style-name="ce65"/>
          <table:table-cell table:style-name="ce33" office:value-type="float" office:value="284.04" calcext:value-type="float">
            <text:p>284.04</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37"/>
          <table:covered-table-cell table:style-name="ce82"/>
          <table:table-cell table:number-columns-repeated="1015"/>
        </table:table-row>
        <table:table-row table:style-name="ro18">
          <table:covered-table-cell table:number-columns-repeated="3" table:style-name="ce36"/>
          <table:covered-table-cell table:style-name="ce64"/>
          <table:table-cell table:style-name="ce33" office:value-type="float" office:value="1798.46" calcext:value-type="float">
            <text:p>1798.46</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36"/>
          <table:covered-table-cell table:style-name="ce43"/>
          <table:table-cell table:number-columns-repeated="1015"/>
        </table:table-row>
        <table:table-row table:style-name="ro18">
          <table:table-cell table:style-name="ce35" office:value-type="string" calcext:value-type="string" table:number-columns-spanned="1" table:number-rows-spanned="3">
            <text:p>蘇俊豪</text:p>
            <text:p>黃文祥 </text:p>
          </table:table-cell>
          <table:table-cell table:style-name="ce35" office:value-type="string" calcext:value-type="string" table:number-columns-spanned="1" table:number-rows-spanned="3">
            <text:p>四湖鄉林厝寮泊地船筏作業道路新建工程 </text:p>
          </table:table-cell>
          <table:table-cell table:style-name="ce35" office:value-type="string" calcext:value-type="string" table:number-columns-spanned="1" table:number-rows-spanned="3">
            <text:p>四湖鄉 </text:p>
          </table:table-cell>
          <table:table-cell table:style-name="ce63" office:value-type="float" office:value="1200" calcext:value-type="float" table:number-columns-spanned="1" table:number-rows-spanned="3">
            <text:p>1200</text:p>
          </table:table-cell>
          <table:table-cell table:style-name="ce33" office:value-type="float" office:value="246" calcext:value-type="float">
            <text:p>246</text:p>
          </table:table-cell>
          <table:table-cell table:style-name="ce33" office:value-type="string" calcext:value-type="string">
            <text:p>墊付款-資本門-其他公共工程-一般小型零星工程-設備及投資-公共建設及設備費-辦理道路、水利、水土保持、遊憩景觀、綠化、社區改善、教育設施及其他小型零星工程-106年度轉正 </text:p>
          </table:table-cell>
          <table:table-cell table:style-name="ce35" office:value-type="string" calcext:value-type="string" table:number-columns-spanned="1" table:number-rows-spanned="3">
            <text:p>四湖鄉公所 </text:p>
          </table:table-cell>
          <table:table-cell table:style-name="ce35" office:value-type="string" calcext:value-type="string" table:number-columns-spanned="1" table:number-rows-spanned="3">
            <text:p>委設中 </text:p>
          </table:table-cell>
          <table:table-cell table:style-name="ce35" office:value-type="string" calcext:value-type="string" table:number-columns-spanned="1" table:number-rows-spanned="3">
            <text:p>尚未發包 <text:s/></text:p>
          </table:table-cell>
          <table:table-cell table:number-columns-repeated="1015"/>
        </table:table-row>
        <table:table-row table:style-name="ro18">
          <table:covered-table-cell table:number-columns-repeated="3" table:style-name="ce37"/>
          <table:covered-table-cell table:style-name="ce65"/>
          <table:table-cell table:style-name="ce33" office:value-type="float" office:value="554" calcext:value-type="float">
            <text:p>554</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37"/>
          <table:table-cell table:number-columns-repeated="1015"/>
        </table:table-row>
        <table:table-row table:style-name="ro18">
          <table:covered-table-cell table:number-columns-repeated="3" table:style-name="ce36"/>
          <table:covered-table-cell table:style-name="ce64"/>
          <table:table-cell table:style-name="ce33" office:value-type="float" office:value="400" calcext:value-type="float">
            <text:p>400</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36"/>
          <table:table-cell table:number-columns-repeated="1015"/>
        </table:table-row>
        <table:table-row table:style-name="ro19">
          <table:table-cell table:style-name="ce33" office:value-type="string" calcext:value-type="string">
            <text:p>蘇俊豪 </text:p>
          </table:table-cell>
          <table:table-cell table:style-name="ce33" office:value-type="string" calcext:value-type="string">
            <text:p>四湖鄉崙北村排水改善工程 </text:p>
          </table:table-cell>
          <table:table-cell table:style-name="ce35" office:value-type="string" calcext:value-type="string">
            <text:p>四湖鄉 </text:p>
          </table:table-cell>
          <table:table-cell table:number-columns-repeated="2" table:style-name="ce33" office:value-type="float" office:value="825" calcext:value-type="float">
            <text:p>825</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33" office:value-type="string" calcext:value-type="string">
            <text:p>四湖鄉公所 </text:p>
          </table:table-cell>
          <table:table-cell table:style-name="ce33" office:value-type="string" calcext:value-type="string">
            <text:p>委設招標準備中 </text:p>
          </table:table-cell>
          <table:table-cell table:style-name="ce33" office:value-type="string" calcext:value-type="string">
            <text:p>尚未發包 <text:s/></text:p>
          </table:table-cell>
          <table:table-cell table:number-columns-repeated="1015"/>
        </table:table-row>
        <table:table-row table:style-name="ro18">
          <table:table-cell table:style-name="ce38" office:value-type="string" calcext:value-type="string" table:number-columns-spanned="1" table:number-rows-spanned="2">
            <text:p>蔡東富 </text:p>
          </table:table-cell>
          <table:table-cell table:style-name="ce35" office:value-type="string" calcext:value-type="string" table:number-columns-spanned="1" table:number-rows-spanned="2">
            <text:p>大德村排水箱涵改建工程 </text:p>
          </table:table-cell>
          <table:table-cell table:style-name="ce35" office:value-type="string" calcext:value-type="string" table:number-columns-spanned="1" table:number-rows-spanned="2">
            <text:p>大埤鄉 </text:p>
          </table:table-cell>
          <table:table-cell table:style-name="ce63" office:value-type="float" office:value="510" calcext:value-type="float" table:number-columns-spanned="1" table:number-rows-spanned="2">
            <text:p>510</text:p>
          </table:table-cell>
          <table:table-cell table:style-name="ce33" office:value-type="float" office:value="40" calcext:value-type="float">
            <text:p>4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35" office:value-type="string" calcext:value-type="string" table:number-columns-spanned="1" table:number-rows-spanned="2">
            <text:p>大埤鄉公所 </text:p>
          </table:table-cell>
          <table:table-cell table:style-name="ce35" office:value-type="string" calcext:value-type="string" table:number-columns-spanned="1" table:number-rows-spanned="2">
            <text:p>設計完成審查中 </text:p>
          </table:table-cell>
          <table:table-cell table:style-name="ce35" office:value-type="string" calcext:value-type="string" table:number-columns-spanned="1" table:number-rows-spanned="2">
            <text:p>尚未發包 <text:s/></text:p>
          </table:table-cell>
          <table:table-cell table:number-columns-repeated="1015"/>
        </table:table-row>
        <table:table-row table:style-name="ro18">
          <table:covered-table-cell table:style-name="ce43"/>
          <table:covered-table-cell table:number-columns-repeated="2" table:style-name="ce36"/>
          <table:covered-table-cell table:style-name="ce64"/>
          <table:table-cell table:style-name="ce33" office:value-type="float" office:value="470" calcext:value-type="float">
            <text:p>470</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36"/>
          <table:table-cell table:number-columns-repeated="1015"/>
        </table:table-row>
        <table:table-row table:style-name="ro18">
          <table:table-cell table:style-name="ce33" office:value-type="string" calcext:value-type="string">
            <text:p>王秋足 </text:p>
          </table:table-cell>
          <table:table-cell table:style-name="ce33" office:value-type="string" calcext:value-type="string">
            <text:p>古坑鄉田心村溪州部落排水溝(後段)改善工程 </text:p>
          </table:table-cell>
          <table:table-cell table:style-name="ce35" office:value-type="string" calcext:value-type="string">
            <text:p>古坑鄉 </text:p>
          </table:table-cell>
          <table:table-cell table:number-columns-repeated="2" table:style-name="ce33" office:value-type="float" office:value="2570" calcext:value-type="float">
            <text:p>2570</text:p>
          </table:table-cell>
          <table:table-cell table:style-name="ce33" office:value-type="string" calcext:value-type="string">
            <text:p>105年度-墊付款-資本門-其他公共工程-一般小型零星工程-設備及投資-公共建設及設備費-辦理道路、水利、水土保持、遊憩景觀、綠化、社區改善、教育設施及其他小型零星工程-106年度轉正 </text:p>
          </table:table-cell>
          <table:table-cell table:style-name="ce33" office:value-type="string" calcext:value-type="string">
            <text:p>古坑鄉公所 </text:p>
          </table:table-cell>
          <table:table-cell table:style-name="ce33" office:value-type="string" calcext:value-type="string">
            <text:p>預算書審查中 </text:p>
          </table:table-cell>
          <table:table-cell table:style-name="ce33" office:value-type="string" calcext:value-type="string">
            <text:p>尚未發包 <text:s/></text:p>
          </table:table-cell>
          <table:table-cell table:number-columns-repeated="1015"/>
        </table:table-row>
        <table:table-row table:style-name="ro18">
          <table:table-cell table:style-name="ce38" office:value-type="string" calcext:value-type="string" table:number-columns-spanned="1" table:number-rows-spanned="2">
            <text:p>黃淑鈴 </text:p>
          </table:table-cell>
          <table:table-cell table:style-name="ce35" office:value-type="string" calcext:value-type="string" table:number-columns-spanned="1" table:number-rows-spanned="2">
            <text:p>臺西鄉和豐村雲3-2線旁排水路護坡改善工程 </text:p>
          </table:table-cell>
          <table:table-cell table:style-name="ce35" office:value-type="string" calcext:value-type="string" table:number-columns-spanned="1" table:number-rows-spanned="2">
            <text:p>臺西鄉 </text:p>
          </table:table-cell>
          <table:table-cell table:style-name="ce63" office:value-type="float" office:value="1900" calcext:value-type="float" table:number-columns-spanned="1" table:number-rows-spanned="2">
            <text:p>1900</text:p>
          </table:table-cell>
          <table:table-cell table:style-name="ce33" office:value-type="float" office:value="700" calcext:value-type="float">
            <text:p>700</text:p>
          </table:table-cell>
          <table:table-cell table:style-name="ce33" office:value-type="string" calcext:value-type="string">
            <text:p>墊付款-資本門-其他公共工程-一般小型零星工程-設備及投資-公共建設及設備費-辦理道路、水利、水土保持、遊憩景觀、綠化、社區改善、教育設施及其他小型零星工程-106年度轉正 </text:p>
          </table:table-cell>
          <table:table-cell table:style-name="ce35" office:value-type="string" calcext:value-type="string" table:number-columns-spanned="1" table:number-rows-spanned="2">
            <text:p>臺西鄉公所 </text:p>
          </table:table-cell>
          <table:table-cell table:style-name="ce35" office:value-type="string" calcext:value-type="string" table:number-columns-spanned="1" table:number-rows-spanned="2">
            <text:p>簽辦委設中 </text:p>
          </table:table-cell>
          <table:table-cell table:style-name="ce38" office:value-type="string" calcext:value-type="string" table:number-columns-spanned="1" table:number-rows-spanned="2">
            <text:p>尚未發包 <text:s/></text:p>
          </table:table-cell>
          <table:table-cell table:number-columns-repeated="1015"/>
        </table:table-row>
        <table:table-row table:style-name="ro18">
          <table:covered-table-cell table:style-name="ce43"/>
          <table:covered-table-cell table:number-columns-repeated="2" table:style-name="ce36"/>
          <table:covered-table-cell table:style-name="ce64"/>
          <table:table-cell table:style-name="ce33" office:value-type="float" office:value="1200" calcext:value-type="float">
            <text:p>1200</text:p>
          </table:table-cell>
          <table:table-cell table:style-name="ce33"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2" table:style-name="ce36"/>
          <table:covered-table-cell table:style-name="ce43"/>
          <table:table-cell table:number-columns-repeated="1015"/>
        </table:table-row>
        <table:table-row table:style-name="ro18">
          <table:table-cell table:style-name="ce33" office:value-type="string" calcext:value-type="string">
            <text:p>顏旭懋 </text:p>
          </table:table-cell>
          <table:table-cell table:style-name="ce33" office:value-type="string" calcext:value-type="string">
            <text:p>元?鄉雲109線與舊台19線包千宮牌樓閃光改三色號誌(「105年度交通號誌維護及改善工作開口契約」採購案，契約案號104022) </text:p>
          </table:table-cell>
          <table:table-cell table:style-name="ce35" office:value-type="string" calcext:value-type="string">
            <text:p>元?鄉 </text:p>
          </table:table-cell>
          <table:table-cell table:number-columns-repeated="2" table:style-name="ce33" office:value-type="float" office:value="250" calcext:value-type="float">
            <text:p>250</text:p>
          </table:table-cell>
          <table:table-cell table:style-name="ce33" office:value-type="string" calcext:value-type="string">
            <text:p>交通安全設備費 </text:p>
          </table:table-cell>
          <table:table-cell table:style-name="ce33" office:value-type="string" calcext:value-type="string">
            <text:p>警查局 </text:p>
          </table:table-cell>
          <table:table-cell table:style-name="ce33" office:value-type="string" calcext:value-type="string">
            <text:p>公開招標 <text:s/></text:p>
          </table:table-cell>
          <table:table-cell table:style-name="ce33" office:value-type="string" calcext:value-type="string">
            <text:p>合大企業有限公司 </text:p>
          </table:table-cell>
          <table:table-cell table:number-columns-repeated="1015"/>
        </table:table-row>
        <table:table-row table:style-name="ro18">
          <table:table-cell table:style-name="ce33" office:value-type="string" calcext:value-type="string">
            <text:p>許志豪 </text:p>
          </table:table-cell>
          <table:table-cell table:style-name="ce33" office:value-type="string" calcext:value-type="string">
            <text:p>麥寮鄉新興路與表福路岔口閃光改三色號誌(「105年度交通號誌維護及改善工作開口契約」採購案，契約案號104022) </text:p>
          </table:table-cell>
          <table:table-cell table:style-name="ce35" office:value-type="string" calcext:value-type="string">
            <text:p>麥寮鄉 </text:p>
          </table:table-cell>
          <table:table-cell table:number-columns-repeated="2" table:style-name="ce33" office:value-type="float" office:value="250" calcext:value-type="float">
            <text:p>250</text:p>
          </table:table-cell>
          <table:table-cell table:style-name="ce33" office:value-type="string" calcext:value-type="string">
            <text:p>交通安全設備費 </text:p>
          </table:table-cell>
          <table:table-cell table:style-name="ce33" office:value-type="string" calcext:value-type="string">
            <text:p>警查局 </text:p>
          </table:table-cell>
          <table:table-cell table:style-name="ce33" office:value-type="string" calcext:value-type="string">
            <text:p>公開招標 <text:s/></text:p>
          </table:table-cell>
          <table:table-cell table:style-name="ce33" office:value-type="string" calcext:value-type="string">
            <text:p>合大企業有限公司 </text:p>
          </table:table-cell>
          <table:table-cell table:number-columns-repeated="1015"/>
        </table:table-row>
        <table:table-row table:style-name="ro18">
          <table:table-cell table:style-name="ce33" office:value-type="string" calcext:value-type="string">
            <text:p>王又民 </text:p>
          </table:table-cell>
          <table:table-cell table:style-name="ce33" office:value-type="string" calcext:value-type="string">
            <text:p>斗六市雲林路3段449巷岔口閃光改三色號誌(「105年度交通號誌維護及改善工作開口契約」採購案，契約案號104022) </text:p>
          </table:table-cell>
          <table:table-cell table:style-name="ce35" office:value-type="string" calcext:value-type="string">
            <text:p>斗六市 </text:p>
          </table:table-cell>
          <table:table-cell table:number-columns-repeated="2" table:style-name="ce33" office:value-type="float" office:value="250" calcext:value-type="float">
            <text:p>250</text:p>
          </table:table-cell>
          <table:table-cell table:style-name="ce33" office:value-type="string" calcext:value-type="string">
            <text:p>交通安全設備費 </text:p>
          </table:table-cell>
          <table:table-cell table:style-name="ce33" office:value-type="string" calcext:value-type="string">
            <text:p>警查局 </text:p>
          </table:table-cell>
          <table:table-cell table:style-name="ce33" office:value-type="string" calcext:value-type="string">
            <text:p>公開招標 <text:s/></text:p>
          </table:table-cell>
          <table:table-cell table:style-name="ce33" office:value-type="string" calcext:value-type="string">
            <text:p>合大企業有限公司 </text:p>
          </table:table-cell>
          <table:table-cell table:number-columns-repeated="1015"/>
        </table:table-row>
        <table:table-row table:style-name="ro18">
          <table:table-cell table:style-name="ce33" office:value-type="string" calcext:value-type="string">
            <text:p>黃鈺惠 </text:p>
          </table:table-cell>
          <table:table-cell table:style-name="ce33" office:value-type="string" calcext:value-type="string">
            <text:p>虎尾鎮雲76線與台1線路口閃光改三色號誌(「105年度交通號誌維護及改善工作開口契約」採購案，契約案號104022) </text:p>
          </table:table-cell>
          <table:table-cell table:style-name="ce35" office:value-type="string" calcext:value-type="string">
            <text:p>虎尾鎮 </text:p>
          </table:table-cell>
          <table:table-cell table:number-columns-repeated="2" table:style-name="ce33" office:value-type="float" office:value="300" calcext:value-type="float">
            <text:p>300</text:p>
          </table:table-cell>
          <table:table-cell table:style-name="ce33" office:value-type="string" calcext:value-type="string">
            <text:p>交通安全設備費 </text:p>
          </table:table-cell>
          <table:table-cell table:style-name="ce33" office:value-type="string" calcext:value-type="string">
            <text:p>警查局 </text:p>
          </table:table-cell>
          <table:table-cell table:style-name="ce33" office:value-type="string" calcext:value-type="string">
            <text:p>公開招標 <text:s/></text:p>
          </table:table-cell>
          <table:table-cell table:style-name="ce33" office:value-type="string" calcext:value-type="string">
            <text:p>合大企業有限公司 </text:p>
          </table:table-cell>
          <table:table-cell table:number-columns-repeated="1015"/>
        </table:table-row>
        <table:table-row table:style-name="ro18">
          <table:table-cell table:style-name="ce33" office:value-type="string" calcext:value-type="string">
            <text:p>吳滄得 <text:s/></text:p>
          </table:table-cell>
          <table:table-cell table:style-name="ce33" office:value-type="string" calcext:value-type="string">
            <text:p>購置第八屆全國義消競技大賽用裝備(消防衣、褲) <text:s/></text:p>
          </table:table-cell>
          <table:table-cell table:style-name="ce35" office:value-type="string" calcext:value-type="string">
            <text:p>斗南鎮-斗南分隊 <text:s/></text:p>
          </table:table-cell>
          <table:table-cell table:number-columns-repeated="2" table:style-name="ce33" office:value-type="float" office:value="92" calcext:value-type="float">
            <text:p>92</text:p>
          </table:table-cell>
          <table:table-cell table:style-name="ce33" office:value-type="string" calcext:value-type="string">
            <text:p>105年度(資本門-其他公共工程-一般小型零星工程-設備及投資-雜項設備費) <text:s text:c="2"/></text:p>
          </table:table-cell>
          <table:table-cell table:style-name="ce33" office:value-type="string" calcext:value-type="string">
            <text:p>雲林縣消防局 <text:s/></text:p>
          </table:table-cell>
          <table:table-cell table:style-name="ce33" office:value-type="string" calcext:value-type="string">
            <text:p>小額採購 <text:s/></text:p>
          </table:table-cell>
          <table:table-cell table:style-name="ce33" office:value-type="string" calcext:value-type="string">
            <text:p>台灣開廣股份有限公司 <text:s/></text:p>
          </table:table-cell>
          <table:table-cell table:number-columns-repeated="1015"/>
        </table:table-row>
        <table:table-row table:style-name="ro18">
          <table:table-cell table:style-name="ce33" office:value-type="string" calcext:value-type="string">
            <text:p>吳滄得 <text:s/></text:p>
          </table:table-cell>
          <table:table-cell table:style-name="ce33" office:value-type="string" calcext:value-type="string">
            <text:p>購置第八屆全國義消競技大賽用裝備(面罩) <text:s/></text:p>
          </table:table-cell>
          <table:table-cell table:style-name="ce35" office:value-type="string" calcext:value-type="string">
            <text:p>斗南鎮-斗南分隊 <text:s/></text:p>
          </table:table-cell>
          <table:table-cell table:number-columns-repeated="2" table:style-name="ce33" office:value-type="float" office:value="5" calcext:value-type="float">
            <text:p>5</text:p>
          </table:table-cell>
          <table:table-cell table:style-name="ce33" office:value-type="string" calcext:value-type="string">
            <text:p>105年度(資本門-其他公共工程-一般小型零星工程-設備及投資-雜項設備費) <text:s/></text:p>
          </table:table-cell>
          <table:table-cell table:style-name="ce33" office:value-type="string" calcext:value-type="string">
            <text:p>雲林縣消防局 <text:s/></text:p>
          </table:table-cell>
          <table:table-cell table:style-name="ce33" office:value-type="string" calcext:value-type="string">
            <text:p>小額採購 <text:s/></text:p>
          </table:table-cell>
          <table:table-cell table:style-name="ce33" office:value-type="string" calcext:value-type="string">
            <text:p>台灣德爾格安全防護設備股份有限公司 <text:s/></text:p>
          </table:table-cell>
          <table:table-cell table:number-columns-repeated="1015"/>
        </table:table-row>
        <table:table-row table:style-name="ro18">
          <table:table-cell table:style-name="ce35" office:value-type="string" calcext:value-type="string" table:number-columns-spanned="3" table:number-rows-spanned="1">
            <text:p>合 <text:s text:c="9"/>計</text:p>
          </table:table-cell>
          <table:covered-table-cell table:style-name="ce53"/>
          <table:covered-table-cell table:style-name="ce61"/>
          <table:table-cell table:style-name="ce33" office:value-type="float" office:value="95542.36" calcext:value-type="float">
            <text:p>95542.36</text:p>
          </table:table-cell>
          <table:table-cell table:style-name="ce33" office:value-type="float" office:value="87392.36" calcext:value-type="float">
            <text:p>87392.36</text:p>
          </table:table-cell>
          <table:table-cell table:style-name="ce35" table:number-columns-spanned="4" table:number-rows-spanned="1"/>
          <table:covered-table-cell table:number-columns-repeated="2" table:style-name="ce53"/>
          <table:covered-table-cell table:style-name="ce61"/>
          <table:table-cell table:number-columns-repeated="1015"/>
        </table:table-row>
        <table:table-row table:style-name="ro20">
          <table:table-cell table:style-name="ce48" office:value-type="string" calcext:value-type="string" table:number-columns-spanned="9" table:number-rows-spanned="1">
            <text:p>註：1.本表主辦機關為行政院主計總處。</text:p>
          </table:table-cell>
          <table:covered-table-cell table:number-columns-repeated="8" table:style-name="ce48"/>
          <table:table-cell table:number-columns-repeated="1015"/>
        </table:table-row>
        <table:table-row table:style-name="ro21">
          <table:table-cell table:style-name="ce49" office:value-type="string" calcext:value-type="string" table:number-columns-spanned="9" table:number-rows-spanned="1">
            <text:p>　　2.本表第一次查填及送達期限為7月20日前。</text:p>
          </table:table-cell>
          <table:covered-table-cell table:number-columns-repeated="8" table:style-name="ce56"/>
          <table:table-cell table:number-columns-repeated="1015"/>
        </table:table-row>
        <table:table-row table:style-name="ro22" table:number-rows-repeated="1048433">
          <table:table-cell table:number-columns-repeated="1024"/>
        </table:table-row>
        <table:table-row table:style-name="ro23">
          <table:table-cell table:number-columns-repeated="1024"/>
        </table:table-row>
        <table:named-expressions>
          <table:named-range table:name="Excel_BuiltIn_Print_Titles" table:base-cell-address="$議員4.$A$1" table:cell-range-address="$議員4.$A$1:.$AMJ$3" table:range-usable-as="repeat-column repeat-row"/>
        </table:named-expressions>
      </table:table>
      <table:table table:name="民間5" table:style-name="ta2" table:print-ranges="民間5.A1:民間5.I1376">
        <office:forms form:automatic-focus="false" form:apply-design-mode="false"/>
        <table:table-column table:style-name="co8" table:default-cell-style-name="ce54"/>
        <table:table-column table:style-name="co9" table:default-cell-style-name="ce54"/>
        <table:table-column table:style-name="co10" table:default-cell-style-name="ce54"/>
        <table:table-column table:style-name="co11" table:default-cell-style-name="ce60"/>
        <table:table-column table:style-name="co12" table:default-cell-style-name="ce76"/>
        <table:table-column table:style-name="co13" table:default-cell-style-name="ce54"/>
        <table:table-column table:style-name="co14" table:default-cell-style-name="ce54"/>
        <table:table-column table:style-name="co15" table:default-cell-style-name="ce60"/>
        <table:table-column table:style-name="co15" table:default-cell-style-name="ce80"/>
        <table:table-column table:style-name="co16" table:default-cell-style-name="ce54"/>
        <table:table-column table:style-name="co7" table:number-columns-repeated="247" table:default-cell-style-name="ce54"/>
        <table:table-column table:style-name="co7" table:number-columns-repeated="767" table:default-cell-style-name="Default"/>
        <table:table-header-rows>
          <table:table-row table:style-name="ro9">
            <table:table-cell table:style-name="ce39" office:value-type="string" calcext:value-type="string" table:number-columns-spanned="9" table:number-rows-spanned="1">
              <text:p>雲林縣政府105年度對民間團體補(捐)助經費明細表</text:p>
            </table:table-cell>
            <table:covered-table-cell table:number-columns-repeated="8" table:style-name="ce55"/>
            <table:table-cell table:number-columns-repeated="1015"/>
          </table:table-row>
          <table:table-row table:style-name="ro10">
            <table:table-cell table:style-name="ce39" office:value-type="string" calcext:value-type="string" table:number-columns-spanned="9" table:number-rows-spanned="1">
              <text:p>至105年12月止</text:p>
            </table:table-cell>
            <table:covered-table-cell table:number-columns-repeated="8" table:style-name="ce55"/>
            <table:table-cell table:number-columns-repeated="1015"/>
          </table:table-row>
          <table:table-row table:style-name="ro11">
            <table:table-cell table:style-name="ce40" office:value-type="string" calcext:value-type="string">
              <text:p>表5</text:p>
            </table:table-cell>
            <table:table-cell table:style-name="ce73" office:value-type="string" calcext:value-type="string" table:number-columns-spanned="7" table:number-rows-spanned="1">
              <text:p>(本表為年報)</text:p>
            </table:table-cell>
            <table:covered-table-cell table:number-columns-repeated="6" table:style-name="ce73"/>
            <table:table-cell table:style-name="ce79" office:value-type="string" calcext:value-type="string">
              <text:p>單位：千元</text:p>
            </table:table-cell>
            <table:table-cell table:number-columns-repeated="1015"/>
          </table:table-row>
        </table:table-header-rows>
        <table:table-row table:style-name="ro12">
          <table:table-cell table:style-name="ce69" office:value-type="string" calcext:value-type="string" table:number-columns-spanned="1" table:number-rows-spanned="2">
            <text:p>工作計畫</text:p>
            <text:p>科目名稱</text:p>
          </table:table-cell>
          <table:table-cell table:style-name="ce69" office:value-type="string" calcext:value-type="string" table:number-columns-spanned="1" table:number-rows-spanned="2">
            <text:p>補助事項或用途</text:p>
          </table:table-cell>
          <table:table-cell table:style-name="ce69" office:value-type="string" calcext:value-type="string" table:number-columns-spanned="1" table:number-rows-spanned="2">
            <text:p>補助對象</text:p>
          </table:table-cell>
          <table:table-cell table:style-name="ce41" office:value-type="string" calcext:value-type="string" table:number-columns-spanned="1" table:number-rows-spanned="2">
            <text:p>主辦機關</text:p>
          </table:table-cell>
          <table:table-cell table:style-name="ce69" office:value-type="string" calcext:value-type="string" table:number-columns-spanned="1" table:number-rows-spanned="2">
            <text:p>累計撥付金額</text:p>
          </table:table-cell>
          <table:table-cell table:style-name="ce69" office:value-type="string" calcext:value-type="string" table:number-columns-spanned="1" table:number-rows-spanned="2">
            <text:p>有無涉及財物或勞務採購</text:p>
          </table:table-cell>
          <table:table-cell table:style-name="ce41" office:value-type="string" calcext:value-type="string" table:number-columns-spanned="1" table:number-rows-spanned="2">
            <text:p>處理方式</text:p>
            <text:p>(如未涉及採購則毋須填列，如採公開招標，請填列得標廠商)</text:p>
          </table:table-cell>
          <table:table-cell table:style-name="ce41" office:value-type="string" calcext:value-type="string" table:number-columns-spanned="2" table:number-rows-spanned="1">
            <text:p>是否為除外規定</text:p>
            <text:p>之民間團體</text:p>
          </table:table-cell>
          <table:covered-table-cell table:style-name="ce41"/>
          <table:table-cell table:style-name="ce76" table:number-columns-repeated="1015"/>
        </table:table-row>
        <table:table-row table:style-name="ro13">
          <table:covered-table-cell table:number-columns-repeated="2" table:style-name="ce70"/>
          <table:covered-table-cell table:style-name="ce69"/>
          <table:covered-table-cell table:style-name="ce41"/>
          <table:covered-table-cell table:number-columns-repeated="2" table:style-name="ce70"/>
          <table:covered-table-cell table:style-name="ce42"/>
          <table:table-cell table:style-name="ce78" office:value-type="string" calcext:value-type="string">
            <text:p>是</text:p>
          </table:table-cell>
          <table:table-cell table:style-name="ce78" office:value-type="string" calcext:value-type="string">
            <text:p>否</text:p>
          </table:table-cell>
          <table:table-cell table:style-name="ce76"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台西鄉台西藝術協會新庄迎新春活動計畫經費" calcext:value-type="string">
            <text:p>補助雲林縣台西鄉台西藝術協會新庄迎新春活動計畫經費 </text:p>
          </table:table-cell>
          <table:table-cell table:style-name="ce71" office:value-type="string" office:string-value="雲林縣台西鄉台西藝術協會" calcext:value-type="string">
            <text:p>雲林縣台西鄉台西藝術協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台西藝術協會辦理台灣寺廟藝術館迎新春計畫經費" calcext:value-type="string">
            <text:p>補助台西藝術協會辦理台灣寺廟藝術館迎新春計畫經費 </text:p>
          </table:table-cell>
          <table:table-cell table:style-name="ce71" office:value-type="string" office:string-value="雲林縣台西鄉台西藝術協會" calcext:value-type="string">
            <text:p>雲林縣台西鄉台西藝術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書法學會辦理靈猴賀歲送春聯活動經費" calcext:value-type="string">
            <text:p>付雲林縣書法學會辦理靈猴賀歲送春聯活動經費 </text:p>
          </table:table-cell>
          <table:table-cell table:style-name="ce71" office:value-type="string" office:string-value="雲林縣書法學會" calcext:value-type="string">
            <text:p>雲林縣書法學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遠流生活藝術化協會辦理書法家現場揮毫春聯贈送鄉親暨欣賞國樂演奏活動經費" calcext:value-type="string">
            <text:p>付雲林縣遠流生活藝術化協會辦理書法家現場揮毫春聯贈送鄉親暨欣賞國樂演奏活動經費 </text:p>
          </table:table-cell>
          <table:table-cell table:style-name="ce71" office:value-type="string" office:string-value="雲林縣遠流生活藝術化協會" calcext:value-type="string">
            <text:p>雲林縣遠流生活藝術化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書法學會辦理丙申賀歲送春聯活動經費" calcext:value-type="string">
            <text:p>付雲林縣書法學會辦理丙申賀歲送春聯活動經費 </text:p>
          </table:table-cell>
          <table:table-cell table:style-name="ce71" office:value-type="string" office:string-value="雲林縣書法學會" calcext:value-type="string">
            <text:p>雲林縣書法學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領隊導遊協會會員旅遊蒐集及照片聯展活動經費" calcext:value-type="string">
            <text:p>補助雲林縣領隊導遊協會會員旅遊蒐集及照片聯展活動經費 </text:p>
          </table:table-cell>
          <table:table-cell table:style-name="ce71" office:value-type="string" office:string-value="雲林縣領隊導遊協會" calcext:value-type="string">
            <text:p>雲林縣領隊導遊協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西螺七崁武術文教基金會辦理西螺七崁新春揮毫迎新年活動經費" calcext:value-type="string">
            <text:p>付西螺七崁武術文教基金會辦理西螺七崁新春揮毫迎新年活動經費 </text:p>
          </table:table-cell>
          <table:table-cell table:style-name="ce71" office:value-type="string" office:string-value="西螺七崁武術文教基金會" calcext:value-type="string">
            <text:p>西螺七崁武術文教基金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劉曉燈辦理雲林100美術研究會第三次聯展經費" calcext:value-type="string">
            <text:p>付劉曉燈辦理雲林100美術研究會第三次聯展經費 </text:p>
          </table:table-cell>
          <table:table-cell table:style-name="ce71" office:value-type="string" office:string-value="劉曉燈" calcext:value-type="string">
            <text:p>劉曉燈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生活首都文化發展協會辦理書法家現場揮毫春聯贈送鄉親民眾暨黃瓊儀老師春仔花師生聯展活動經費" calcext:value-type="string">
            <text:p>付雲林縣生活首都文化發展協會辦理書法家現場揮毫春聯贈送鄉親民眾暨黃瓊儀老師春仔花師生聯展活動經費 </text:p>
          </table:table-cell>
          <table:table-cell table:style-name="ce71" office:value-type="string" office:string-value="雲林縣生活首都文化發展協會" calcext:value-type="string">
            <text:p>雲林縣生活首都文化發展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陳氏宗親會辦理2016年陳氏宗親藝術創作聯展經費" calcext:value-type="string">
            <text:p>付雲林縣陳氏宗親會辦理2016年陳氏宗親藝術創作聯展經費 </text:p>
          </table:table-cell>
          <table:table-cell table:style-name="ce71" office:value-type="string" office:string-value="雲林縣陳氏宗親會" calcext:value-type="string">
            <text:p>雲林縣陳氏宗親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台灣文化傳承推廣協會三月暨兒童節布袋戲推廣活動執行經費" calcext:value-type="string">
            <text:p>補助台灣文化傳承推廣協會三月暨兒童節布袋戲推廣活動執行經費 </text:p>
          </table:table-cell>
          <table:table-cell table:style-name="ce71" office:value-type="string" office:string-value="台灣文化傳承推廣協會" calcext:value-type="string">
            <text:p>台灣文化傳承推廣協會 </text:p>
          </table:table-cell>
          <table:table-cell table:style-name="ce71" office:value-type="string" office:string-value="文化處 " calcext:value-type="string">
            <text:p>文化處 <text:s/></text:p>
          </table:table-cell>
          <table:table-cell table:style-name="ce71" office:value-type="float" office:value="95" calcext:value-type="float">
            <text:p>95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陳氏宗親會遐齡弄墨－陳岳山九十書藝展活動經費" calcext:value-type="string">
            <text:p>補助雲林縣陳氏宗親會遐齡弄墨－陳岳山九十書藝展活動經費 </text:p>
          </table:table-cell>
          <table:table-cell table:style-name="ce71" office:value-type="string" office:string-value="雲林縣陳氏宗親會" calcext:value-type="string">
            <text:p>雲林縣陳氏宗親會 </text:p>
          </table:table-cell>
          <table:table-cell table:style-name="ce71" office:value-type="string" office:string-value="文化處 " calcext:value-type="string">
            <text:p>文化處 <text:s/></text:p>
          </table:table-cell>
          <table:table-cell table:style-name="ce71" office:value-type="float" office:value="200" calcext:value-type="float">
            <text:p>20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41" office:value-type="string" calcext:value-type="string">
            <text:p>文物及畫廊管理</text:p>
          </table:table-cell>
          <table:table-cell table:style-name="ce47" office:value-type="string" calcext:value-type="string">
            <text:p>補助公誠國小玩美有藝思公誠藝起來－學生書畫聯展經費</text:p>
          </table:table-cell>
          <table:table-cell table:style-name="ce41" office:value-type="string" calcext:value-type="string">
            <text:p>斗六市公誠國小</text:p>
          </table:table-cell>
          <table:table-cell table:style-name="ce41" office:value-type="string" calcext:value-type="string">
            <text:p>文化處 </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45" office:value-type="string" calcext:value-type="string">
            <text:p>文物及畫廊管理</text:p>
          </table:table-cell>
          <table:table-cell table:style-name="ce46" office:value-type="string" calcext:value-type="string">
            <text:p>補助雲林縣藝文學會全國春聯優勝作品暨會員作品聯展活動經費</text:p>
          </table:table-cell>
          <table:table-cell table:style-name="ce46" office:value-type="string" calcext:value-type="string">
            <text:p>雲林縣藝文學會</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75" office:value-type="string" calcext:value-type="string">
            <text:p>無 </text:p>
          </table:table-cell>
          <table:table-cell table:style-name="ce75"/>
          <table:table-cell table:style-name="ce41" office:value-type="string" calcext:value-type="string">
            <text:p>ˇ </text:p>
          </table:table-cell>
          <table:table-cell table:style-name="ce41"/>
          <table:table-cell table:style-name="ce77" table:number-columns-repeated="1015"/>
        </table:table-row>
        <table:table-row table:style-name="ro14">
          <table:table-cell table:style-name="ce45" office:value-type="string" calcext:value-type="string">
            <text:p>文物及畫廊管理</text:p>
          </table:table-cell>
          <table:table-cell table:style-name="ce46" office:value-type="string" calcext:value-type="string">
            <text:p>付雲林縣立斗六國民中學第一屆美術藝才展畢業成果展活動經費</text:p>
          </table:table-cell>
          <table:table-cell table:style-name="ce46" office:value-type="string" calcext:value-type="string">
            <text:p>雲林縣立斗六國民中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75" office:value-type="string" calcext:value-type="string">
            <text:p>無 </text:p>
          </table:table-cell>
          <table:table-cell table:style-name="ce75"/>
          <table:table-cell table:style-name="ce41" office:value-type="string" calcext:value-type="string">
            <text:p>ˇ </text:p>
          </table:table-cell>
          <table:table-cell table:style-name="ce41"/>
          <table:table-cell table:style-name="ce77"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政大藝文協會辦理2016第七屆政大盃全國硬筆字書寫比賽活動經費</text:p>
          </table:table-cell>
          <table:table-cell table:style-name="ce46" office:value-type="string" calcext:value-type="string">
            <text:p>雲林縣政大藝文協會</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私立東南國民中學第26屆東南國中美術班畢業成果展經費</text:p>
          </table:table-cell>
          <table:table-cell table:style-name="ce46" office:value-type="string" calcext:value-type="string">
            <text:p>雲林縣私立東南國民中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斗六市雲林國民小學雲林國小美術班第一屆畢業成果展經費</text:p>
          </table:table-cell>
          <table:table-cell table:style-name="ce46" office:value-type="string" calcext:value-type="string">
            <text:p>斗六市雲林國民小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遠景發展協會辦理2016臺灣國際藝術交流展雲林藝起來經費</text:p>
          </table:table-cell>
          <table:table-cell table:style-name="ce46" office:value-type="string" calcext:value-type="string">
            <text:p>雲林縣遠景發展協會</text:p>
          </table:table-cell>
          <table:table-cell table:style-name="ce47" office:value-type="string" calcext:value-type="string">
            <text:p>文化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張勝彥國畫展活動經費</text:p>
          </table:table-cell>
          <table:table-cell table:style-name="ce46" office:value-type="string" calcext:value-type="string">
            <text:p>張勝彥</text:p>
          </table:table-cell>
          <table:table-cell table:style-name="ce47" office:value-type="string" calcext:value-type="string">
            <text:p>文化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蔡瑞山油畫個展活動補助經費</text:p>
          </table:table-cell>
          <table:table-cell table:style-name="ce46" office:value-type="string" calcext:value-type="string">
            <text:p>蔡瑞山</text:p>
          </table:table-cell>
          <table:table-cell table:style-name="ce47" office:value-type="string" calcext:value-type="string">
            <text:p>文化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寫生研究會第五回寫生研討會活動經費</text:p>
          </table:table-cell>
          <table:table-cell table:style-name="ce46" office:value-type="string" calcext:value-type="string">
            <text:p>雲林縣寫生研究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寫生研究會辦理雲林縣寫生研究會會員聯展經費</text:p>
          </table:table-cell>
          <table:table-cell table:style-name="ce46" office:value-type="string" calcext:value-type="string">
            <text:p>雲林縣寫生研究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四湖鄉明德國民小學辦理明德藝想世界－第五屆明德兒童畫展活動經費</text:p>
          </table:table-cell>
          <table:table-cell table:style-name="ce46" office:value-type="string" calcext:value-type="string">
            <text:p>雲林縣四湖鄉明德國民小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林榮裕林榮裕「陳銘鈞、林榮裕油畫雙人展」經費</text:p>
          </table:table-cell>
          <table:table-cell table:style-name="ce46" office:value-type="string" calcext:value-type="string">
            <text:p>林榮裕</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蔡順祈「回鄉偶書－李弘正、蔡順祈書法國畫篆刻展覽」補助款</text:p>
          </table:table-cell>
          <table:table-cell table:style-name="ce46" office:value-type="string" calcext:value-type="string">
            <text:p>蔡順祈</text:p>
          </table:table-cell>
          <table:table-cell table:style-name="ce47" office:value-type="string" calcext:value-type="string">
            <text:p>展覽藝術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美術協會105年會員聯展暨湖光畫會結盟姊妹會聯展經費</text:p>
          </table:table-cell>
          <table:table-cell table:style-name="ce46" office:value-type="string" calcext:value-type="string">
            <text:p>雲林縣美術協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書法學會辦理「雲林縣書法學會會員暨新生代書家作品聯展」經費</text:p>
          </table:table-cell>
          <table:table-cell table:style-name="ce46" office:value-type="string" calcext:value-type="string">
            <text:p>雲林縣書法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斗六國民小學藝想空間-斗六國小美術班成果展展覽活動經費</text:p>
          </table:table-cell>
          <table:table-cell table:style-name="ce46" office:value-type="string" calcext:value-type="string">
            <text:p>雲林縣斗六市斗六國民小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簡聰敏辦理第八屆雲林盃全國書畫作品聯展經費</text:p>
          </table:table-cell>
          <table:table-cell table:style-name="ce46" office:value-type="string" calcext:value-type="string">
            <text:p>簡聰敏</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黃媽慶辦理虛靜恬淡－黃媽慶木雕創作展經費</text:p>
          </table:table-cell>
          <table:table-cell table:style-name="ce46" office:value-type="string" calcext:value-type="string">
            <text:p>黃媽慶</text:p>
          </table:table-cell>
          <table:table-cell table:style-name="ce47" office:value-type="string" calcext:value-type="string">
            <text:p>展覽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青溪新文藝學會105年會員作品展活動經費</text:p>
          </table:table-cell>
          <table:table-cell table:style-name="ce46" office:value-type="string" calcext:value-type="string">
            <text:p>雲林縣青溪新文藝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國立斗六高級中學辦理國立斗六高級中學第十八屆畢業美展經費</text:p>
          </table:table-cell>
          <table:table-cell table:style-name="ce46" office:value-type="string" calcext:value-type="string">
            <text:p>國立斗六高級中學</text:p>
          </table:table-cell>
          <table:table-cell table:style-name="ce47" office:value-type="string" calcext:value-type="string">
            <text:p>展覽藝術科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濁水溪書畫學會辦理雲林縣濁水溪書畫學會暨友會作品聯展經費</text:p>
          </table:table-cell>
          <table:table-cell table:style-name="ce46" office:value-type="string" calcext:value-type="string">
            <text:p>雲林縣濁水溪書畫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政大藝文協會弱勢家庭暑期硬筆書法研習活動經費</text:p>
          </table:table-cell>
          <table:table-cell table:style-name="ce46" office:value-type="string" calcext:value-type="string">
            <text:p>雲林縣政大藝文協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攝影學會辦理「雲林縣攝影學會105年會員作品展」</text:p>
          </table:table-cell>
          <table:table-cell table:style-name="ce46" office:value-type="string" calcext:value-type="string">
            <text:p>雲林縣攝影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攝影學會辦理2016中台灣攝影團體聯誼攝影創作比賽經費</text:p>
          </table:table-cell>
          <table:table-cell table:style-name="ce46" office:value-type="string" calcext:value-type="string">
            <text:p>雲林縣攝影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永定國小辦理二崙鄉永定國小師生陶藝展經費</text:p>
          </table:table-cell>
          <table:table-cell table:style-name="ce46" office:value-type="string" calcext:value-type="string">
            <text:p>永定國小</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北港國際青年商會辦理第十屆田園寫生比賽活動經費</text:p>
          </table:table-cell>
          <table:table-cell table:style-name="ce46" office:value-type="string" calcext:value-type="string">
            <text:p>雲林縣北港國際青年商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陳泓錕辦理「陳泓錕創作展」</text:p>
          </table:table-cell>
          <table:table-cell table:style-name="ce46" office:value-type="string" calcext:value-type="string">
            <text:p>陳泓錕</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石榴國民小學辦理105年雲林文化藝術獎頒獎典禮經費</text:p>
          </table:table-cell>
          <table:table-cell table:style-name="ce46" office:value-type="string" calcext:value-type="string">
            <text:p>雲林縣斗六市石榴國民小學</text:p>
          </table:table-cell>
          <table:table-cell table:style-name="ce47" office:value-type="string" calcext:value-type="string">
            <text:p>展覽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台西鄉台西藝術協會會員聯展展覽補助款</text:p>
          </table:table-cell>
          <table:table-cell table:style-name="ce46" office:value-type="string" calcext:value-type="string">
            <text:p>雲林縣台西鄉台西藝術協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咻！兒童劇團藝術協會「咻！兒童劇團『紙漿藝術創作體驗營』」經費</text:p>
          </table:table-cell>
          <table:table-cell table:style-name="ce46" office:value-type="string" calcext:value-type="string">
            <text:p>雲林縣咻！兒童劇團藝術協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林連春辦理水墨畫展補助款</text:p>
          </table:table-cell>
          <table:table-cell table:style-name="ce46" office:value-type="string" calcext:value-type="string">
            <text:p>林連春</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立東仁國民中學東仁國中美術班學生成果展活動經費</text:p>
          </table:table-cell>
          <table:table-cell table:style-name="ce46" office:value-type="string" calcext:value-type="string">
            <text:p>雲林縣立東仁國民中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斗六市公誠國民小學辦理第五屆公誠盃全國書畫比賽活動經費</text:p>
          </table:table-cell>
          <table:table-cell table:style-name="ce46" office:value-type="string" calcext:value-type="string">
            <text:p>雲林縣斗六市公誠國民小學</text:p>
          </table:table-cell>
          <table:table-cell table:style-name="ce47" office:value-type="string" calcext:value-type="string">
            <text:p>展覽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財團法人雲林縣螺陽文教基金會105年雲林縣駐地藝術家計畫-西螺老街經費</text:p>
          </table:table-cell>
          <table:table-cell table:style-name="ce46" office:value-type="string" calcext:value-type="string">
            <text:p>財團法人雲林縣螺陽文教基金會</text:p>
          </table:table-cell>
          <table:table-cell table:style-name="ce47" office:value-type="string" calcext:value-type="string">
            <text:p>展覽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螺陽文教基金會辦理2016西螺金屬雕塑創作營 (105年博物館與地方文化館提昇計畫-布袋戲生態博物館提升計畫)</text:p>
          </table:table-cell>
          <table:table-cell table:style-name="ce46" office:value-type="string" calcext:value-type="string">
            <text:p>財團法人雲林縣螺陽文教基金會</text:p>
          </table:table-cell>
          <table:table-cell table:style-name="ce47" office:value-type="string" calcext:value-type="string">
            <text:p>展覽藝術科 </text:p>
          </table:table-cell>
          <table:table-cell table:style-name="ce75" office:value-type="float" office:value="510" calcext:value-type="float">
            <text:p>5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紫色姊妹協會辦理「燈會在雲林」布袋戲館策展計畫</text:p>
          </table:table-cell>
          <table:table-cell table:style-name="ce46" office:value-type="string" calcext:value-type="string">
            <text:p>雲林縣紫色姊妹協會</text:p>
          </table:table-cell>
          <table:table-cell table:style-name="ce47" office:value-type="string" calcext:value-type="string">
            <text:p>展覽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圖書管理</text:p>
          </table:table-cell>
          <table:table-cell table:style-name="ce46" office:value-type="string" calcext:value-type="string">
            <text:p>付社團法人台灣公益CEO協會辦理「2016詩歌節」活動相關費用</text:p>
          </table:table-cell>
          <table:table-cell table:style-name="ce46" office:value-type="string" calcext:value-type="string">
            <text:p>社團法人台灣公益CEO協會</text:p>
          </table:table-cell>
          <table:table-cell table:style-name="ce47" office:value-type="string" calcext:value-type="string">
            <text:p>圖書資訊科</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度國樂冬令營經費</text:p>
          </table:table-cell>
          <table:table-cell table:style-name="ce46" office:value-type="string" calcext:value-type="string">
            <text:p>雲林縣海豐堡文史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金猴騰祥引萬年聖火暨千人提燈踩街活動</text:p>
          </table:table-cell>
          <table:table-cell table:style-name="ce46" office:value-type="string" calcext:value-type="string">
            <text:p>財團法人笨港媽祖文教基金會</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除舊佈新迎丙申現場揮毫贈春聯</text:p>
          </table:table-cell>
          <table:table-cell table:style-name="ce46" office:value-type="string" calcext:value-type="string">
            <text:p>雲林縣西螺鎮正興社區發展協</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金猴賀歲慶元宵</text:p>
          </table:table-cell>
          <table:table-cell table:style-name="ce46" office:value-type="string" calcext:value-type="string">
            <text:p>進興宮</text:p>
          </table:table-cell>
          <table:table-cell table:style-name="ce47" office:value-type="string" calcext:value-type="string">
            <text:p>藝文推廣科 </text:p>
          </table:table-cell>
          <table:table-cell table:style-name="ce75" office:value-type="float" office:value="50" calcext:value-type="float">
            <text:p>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觀世音菩薩宗教藝術產業環保民俗文化</text:p>
          </table:table-cell>
          <table:table-cell table:style-name="ce46" office:value-type="string" calcext:value-type="string">
            <text:p>雲林縣斗南鎮舊社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一代宗獅與北港獅頭工藝的邂逅</text:p>
          </table:table-cell>
          <table:table-cell table:style-name="ce46" office:value-type="string" calcext:value-type="string">
            <text:p>中華德義堂龍鳳獅總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花漾石龜溪關懷弱勢體驗在地之美</text:p>
          </table:table-cell>
          <table:table-cell table:style-name="ce46" office:value-type="string" calcext:value-type="string">
            <text:p>雲林縣斗南鎮石龜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全國教育傳承盃客家開口獅民俗體育錦標賽</text:p>
          </table:table-cell>
          <table:table-cell table:style-name="ce46" office:value-type="string" calcext:value-type="string">
            <text:p>中華布家開口獅藝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北港工藝巷弄燈會活動</text:p>
          </table:table-cell>
          <table:table-cell table:style-name="ce46" office:value-type="string" calcext:value-type="string">
            <text:p>雲林縣傳統工藝文創產業發展協會</text:p>
          </table:table-cell>
          <table:table-cell table:style-name="ce47" office:value-type="string" calcext:value-type="string">
            <text:p>藝文推廣科 </text:p>
          </table:table-cell>
          <table:table-cell table:style-name="ce75" office:value-type="float" office:value="500" calcext:value-type="float">
            <text:p>5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花舞客庄遊桐趣經費</text:p>
          </table:table-cell>
          <table:table-cell table:style-name="ce46" office:value-type="string" calcext:value-type="string">
            <text:p>雲林縣養生休閒觀光協會</text:p>
          </table:table-cell>
          <table:table-cell table:style-name="ce47" office:value-type="string" calcext:value-type="string">
            <text:p>藝文推廣科 </text:p>
          </table:table-cell>
          <table:table-cell table:style-name="ce75" office:value-type="float" office:value="796" calcext:value-type="float">
            <text:p>796</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武術及舞獅技藝文化傳承活動</text:p>
          </table:table-cell>
          <table:table-cell table:style-name="ce46" office:value-type="string" calcext:value-type="string">
            <text:p>雲林縣古坑鄉麻園社區發展協會</text:p>
          </table:table-cell>
          <table:table-cell table:style-name="ce47" office:value-type="string" calcext:value-type="string">
            <text:p>藝文推廣科 </text:p>
          </table:table-cell>
          <table:table-cell table:style-name="ce75" office:value-type="float" office:value="50" calcext:value-type="float">
            <text:p>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臺灣國際文化創意產業博覽會計畫</text:p>
          </table:table-cell>
          <table:table-cell table:style-name="ce46" office:value-type="string" calcext:value-type="string">
            <text:p>雲林縣文化創意產業發展協會</text:p>
          </table:table-cell>
          <table:table-cell table:style-name="ce47" office:value-type="string" calcext:value-type="string">
            <text:p>藝文推廣科 </text:p>
          </table:table-cell>
          <table:table-cell table:style-name="ce75" office:value-type="float" office:value="400" calcext:value-type="float">
            <text:p>4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百年龍鳳獅踩街慶元宵</text:p>
          </table:table-cell>
          <table:table-cell table:style-name="ce46" office:value-type="string" calcext:value-type="string">
            <text:p>臺灣笨港德義堂龍鳳獅武術演藝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新年新氣象揮豪迎阿猴活動</text:p>
          </table:table-cell>
          <table:table-cell table:style-name="ce46" office:value-type="string" calcext:value-type="string">
            <text:p>雲林縣斗六市榴中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度比干媽祖文化活動</text:p>
          </table:table-cell>
          <table:table-cell table:style-name="ce46" office:value-type="string" calcext:value-type="string">
            <text:p>雲林縣比干媽祖宗教觀光文化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溫馨五月情感恩慈母心</text:p>
          </table:table-cell>
          <table:table-cell table:style-name="ce46" office:value-type="string" calcext:value-type="string">
            <text:p>雲林縣街頭藝人樂團</text:p>
          </table:table-cell>
          <table:table-cell table:style-name="ce47" office:value-type="string" calcext:value-type="string">
            <text:p>藝文推廣科 </text:p>
          </table:table-cell>
          <table:table-cell table:style-name="ce75" office:value-type="float" office:value="10" calcext:value-type="float">
            <text:p>10</text:p>
          </table:table-cell>
          <table:table-cell table:style-name="ce46" office:value-type="string" calcext:value-type="string">
            <text:p><text:s text:c="5"/>無</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Flying BAND飛行音樂團下鄉演出</text:p>
          </table:table-cell>
          <table:table-cell table:style-name="ce46" office:value-type="string" calcext:value-type="string">
            <text:p>Flying BAND飛行音樂團</text:p>
          </table:table-cell>
          <table:table-cell table:style-name="ce47" office:value-type="string" calcext:value-type="string">
            <text:p>藝文推廣科 </text:p>
          </table:table-cell>
          <table:table-cell table:style-name="ce75" office:value-type="float" office:value="10" calcext:value-type="float">
            <text:p>10</text:p>
          </table:table-cell>
          <table:table-cell table:style-name="ce46" office:value-type="string" calcext:value-type="string">
            <text:p><text:s text:c="5"/>無</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玉簧雅緻丙申年(端午)龍華茶會文化季活動</text:p>
          </table:table-cell>
          <table:table-cell table:style-name="ce46" office:value-type="string" calcext:value-type="string">
            <text:p>台灣玉簧雅緻生活禪推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北港國際青年商會北港媽祖誕辰藝閣遶境活動</text:p>
          </table:table-cell>
          <table:table-cell table:style-name="ce46" office:value-type="string" calcext:value-type="string">
            <text:p>雲林縣北港國際青年商會</text:p>
          </table:table-cell>
          <table:table-cell table:style-name="ce47" office:value-type="string" calcext:value-type="string">
            <text:p>藝文推廣科 </text:p>
          </table:table-cell>
          <table:table-cell table:style-name="ce75" office:value-type="float" office:value="30" calcext:value-type="float">
            <text:p>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六房媽粉絲促進會傳統廟宇裝飾藝術欣賞講座</text:p>
          </table:table-cell>
          <table:table-cell table:style-name="ce46" office:value-type="string" calcext:value-type="string">
            <text:p>雲林縣六房媽粉絲促進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文化兒童劇團</text:p>
          </table:table-cell>
          <table:table-cell table:style-name="ce46" office:value-type="string" calcext:value-type="string">
            <text:p>社團法人雲林縣虎尾國際青年商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鬥陣與太平媽守歲團圓迎新春活動</text:p>
          </table:table-cell>
          <table:table-cell table:style-name="ce46" office:value-type="string" calcext:value-type="string">
            <text:p>社團法人台灣太平媽協會</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硬筆書法師資培訓研習班經費</text:p>
          </table:table-cell>
          <table:table-cell table:style-name="ce46" office:value-type="string" calcext:value-type="string">
            <text:p>雲林縣硬筆書法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擁抱幸福美滿十足經費</text:p>
          </table:table-cell>
          <table:table-cell table:style-name="ce46" office:value-type="string" calcext:value-type="string">
            <text:p>加利利藝術樂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年日本筑波大學台灣文化週交流演出費</text:p>
          </table:table-cell>
          <table:table-cell table:style-name="ce46" office:value-type="string" calcext:value-type="string">
            <text:p>新興閣掌中劇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武與輪比薪勢力-雲林武術節活動</text:p>
          </table:table-cell>
          <table:table-cell table:style-name="ce46" office:value-type="string" calcext:value-type="string">
            <text:p>雲林縣鳳山館國武術藝文推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戀戀蔗甜五分情活動</text:p>
          </table:table-cell>
          <table:table-cell table:style-name="ce46" office:value-type="string" calcext:value-type="string">
            <text:p>雲林縣大埤鄉北和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水汴頭崇賢寺</text:p>
          </table:table-cell>
          <table:table-cell table:style-name="ce47" office:value-type="string" calcext:value-type="string">
            <text:p>藝文推廣科 </text:p>
          </table:table-cell>
          <table:table-cell table:style-name="ce75" office:value-type="float" office:value="350" calcext:value-type="float">
            <text:p>3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二崙鄉公所</text:p>
          </table:table-cell>
          <table:table-cell table:style-name="ce47" office:value-type="string" calcext:value-type="string">
            <text:p>藝文推廣科 </text:p>
          </table:table-cell>
          <table:table-cell table:style-name="ce75" office:value-type="float" office:value="330" calcext:value-type="float">
            <text:p>3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經費</text:p>
          </table:table-cell>
          <table:table-cell table:style-name="ce46" office:value-type="string" calcext:value-type="string">
            <text:p>崙背鄉公所</text:p>
          </table:table-cell>
          <table:table-cell table:style-name="ce47" office:value-type="string" calcext:value-type="string">
            <text:p>藝文推廣科 </text:p>
          </table:table-cell>
          <table:table-cell table:style-name="ce75" office:value-type="float" office:value="205.32" calcext:value-type="float">
            <text:p>205.32</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貓兒干文史協會</text:p>
          </table:table-cell>
          <table:table-cell table:style-name="ce47" office:value-type="string" calcext:value-type="string">
            <text:p>藝文推廣科 </text:p>
          </table:table-cell>
          <table:table-cell table:style-name="ce75" office:value-type="float" office:value="200" calcext:value-type="float">
            <text:p>2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二崙鄉深坑社區發展協會</text:p>
          </table:table-cell>
          <table:table-cell table:style-name="ce47" office:value-type="string" calcext:value-type="string">
            <text:p>藝文推廣科 </text:p>
          </table:table-cell>
          <table:table-cell table:style-name="ce75" office:value-type="float" office:value="130" calcext:value-type="float">
            <text:p>1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尋味西螺覓客庄活動</text:p>
          </table:table-cell>
          <table:table-cell table:style-name="ce46" office:value-type="string" calcext:value-type="string">
            <text:p>財團法人螺陽文教基金會</text:p>
          </table:table-cell>
          <table:table-cell table:style-name="ce47" office:value-type="string" calcext:value-type="string">
            <text:p>藝文推廣科 </text:p>
          </table:table-cell>
          <table:table-cell table:style-name="ce75" office:value-type="float" office:value="257" calcext:value-type="float">
            <text:p>257</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來惠社區發展協會2016雲林‧詔安客家文化節系列活動</text:p>
          </table:table-cell>
          <table:table-cell table:style-name="ce46" office:value-type="string" calcext:value-type="string">
            <text:p>雲林縣二崙鄉來惠社區發展協會</text:p>
          </table:table-cell>
          <table:table-cell table:style-name="ce47" office:value-type="string" calcext:value-type="string">
            <text:p>藝文推廣科 </text:p>
          </table:table-cell>
          <table:table-cell table:style-name="ce75" office:value-type="float" office:value="120" calcext:value-type="float">
            <text:p>1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詔安阿叔遊客庄活動</text:p>
          </table:table-cell>
          <table:table-cell table:style-name="ce46" office:value-type="string" calcext:value-type="string">
            <text:p>雲林縣崙背鄉讀書協會</text:p>
          </table:table-cell>
          <table:table-cell table:style-name="ce47" office:value-type="string" calcext:value-type="string">
            <text:p>藝文推廣科 </text:p>
          </table:table-cell>
          <table:table-cell table:style-name="ce75" office:value-type="float" office:value="950" calcext:value-type="float">
            <text:p>9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崙背鄉產業發展協會</text:p>
          </table:table-cell>
          <table:table-cell table:style-name="ce47" office:value-type="string" calcext:value-type="string">
            <text:p>藝文推廣科 </text:p>
          </table:table-cell>
          <table:table-cell table:style-name="ce75" office:value-type="float" office:value="350" calcext:value-type="float">
            <text:p>3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音樂饗宴活動</text:p>
          </table:table-cell>
          <table:table-cell table:style-name="ce46" office:value-type="string" calcext:value-type="string">
            <text:p>雲林縣虎尾鎮平和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民俗文化活動</text:p>
          </table:table-cell>
          <table:table-cell table:style-name="ce46" office:value-type="string" calcext:value-type="string">
            <text:p>雲林縣元長鄉卓運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入門課</text:p>
          </table:table-cell>
          <table:table-cell table:style-name="ce46" office:value-type="string" calcext:value-type="string">
            <text:p>雲林縣遠景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新住民地方產業文化「異」起來計畫</text:p>
          </table:table-cell>
          <table:table-cell table:style-name="ce46" office:value-type="string" calcext:value-type="string">
            <text:p>雲林縣社會關懷協會 </text:p>
          </table:table-cell>
          <table:table-cell table:style-name="ce47" office:value-type="string" calcext:value-type="string">
            <text:p>藝文推廣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傳統藝術巡演計畫經費</text:p>
          </table:table-cell>
          <table:table-cell table:style-name="ce46" office:value-type="string" calcext:value-type="string">
            <text:p>雲林縣莿桐鄉蒜鄉麻園營造協會 </text:p>
          </table:table-cell>
          <table:table-cell table:style-name="ce47" office:value-type="string" calcext:value-type="string">
            <text:p>藝文推廣科 </text:p>
          </table:table-cell>
          <table:table-cell table:style-name="ce75" office:value-type="float" office:value="240" calcext:value-type="float">
            <text:p>24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總鋪師、社區手路菜計畫</text:p>
          </table:table-cell>
          <table:table-cell table:style-name="ce46" office:value-type="string" calcext:value-type="string">
            <text:p>雲林縣遠景發展協會 </text:p>
          </table:table-cell>
          <table:table-cell table:style-name="ce47" office:value-type="string" calcext:value-type="string">
            <text:p>藝文推廣科 </text:p>
          </table:table-cell>
          <table:table-cell table:style-name="ce75" office:value-type="float" office:value="460" calcext:value-type="float">
            <text:p>46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布袋戲巡演活動計畫經費</text:p>
          </table:table-cell>
          <table:table-cell table:style-name="ce46" office:value-type="string" calcext:value-type="string">
            <text:p>雲林縣貓兒干文史協會 </text:p>
          </table:table-cell>
          <table:table-cell table:style-name="ce47" office:value-type="string" calcext:value-type="string">
            <text:p>藝文推廣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雲林縣社區劇場推展計畫經費</text:p>
          </table:table-cell>
          <table:table-cell table:style-name="ce46" office:value-type="string" calcext:value-type="string">
            <text:p>雲林縣口湖鄉水井社區發展協會 </text:p>
          </table:table-cell>
          <table:table-cell table:style-name="ce47" office:value-type="string" calcext:value-type="string">
            <text:p>藝文推廣科 </text:p>
          </table:table-cell>
          <table:table-cell table:style-name="ce75" office:value-type="float" office:value="480" calcext:value-type="float">
            <text:p>48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傳承、共享三盛劇場學習計畫</text:p>
          </table:table-cell>
          <table:table-cell table:style-name="ce46" office:value-type="string" calcext:value-type="string">
            <text:p>雲林縣麥寮鄉三盛社區發展協會 </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劇一下-北溪綠色飛魚計畫經費</text:p>
          </table:table-cell>
          <table:table-cell table:style-name="ce46" office:value-type="string" calcext:value-type="string">
            <text:p>虎尾鎮北溪社區發展協會 </text:p>
          </table:table-cell>
          <table:table-cell table:style-name="ce47" office:value-type="string" calcext:value-type="string">
            <text:p>藝文推廣科 </text:p>
          </table:table-cell>
          <table:table-cell table:style-name="ce75" office:value-type="float" office:value="105" calcext:value-type="float">
            <text:p>10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楊厝社區環境劇場實驗計畫</text:p>
          </table:table-cell>
          <table:table-cell table:style-name="ce46" office:value-type="string" calcext:value-type="string">
            <text:p>雲林縣麥寮鄉楊厝社區發展協會 </text:p>
          </table:table-cell>
          <table:table-cell table:style-name="ce47" office:value-type="string" calcext:value-type="string">
            <text:p>藝文推廣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麻園社區環境劇場實驗計畫經費</text:p>
          </table:table-cell>
          <table:table-cell table:style-name="ce46" office:value-type="string" calcext:value-type="string">
            <text:p>雲林縣莿桐鄉蒜鄉麻園社區營造協會 </text:p>
          </table:table-cell>
          <table:table-cell table:style-name="ce47" office:value-type="string" calcext:value-type="string">
            <text:p>藝文推廣科 </text:p>
          </table:table-cell>
          <table:table-cell table:style-name="ce75" office:value-type="float" office:value="105" calcext:value-type="float">
            <text:p>10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怎麼玩藝！社區工藝達人的玩藝連年！經費</text:p>
          </table:table-cell>
          <table:table-cell table:style-name="ce46" office:value-type="string" calcext:value-type="string">
            <text:p>雲林縣古坑鄉水碓社區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營造西螺新力計畫經費</text:p>
          </table:table-cell>
          <table:table-cell table:style-name="ce46" office:value-type="string" calcext:value-type="string">
            <text:p>雲林縣螺陽文教基金會 </text:p>
          </table:table-cell>
          <table:table-cell table:style-name="ce47" office:value-type="string" calcext:value-type="string">
            <text:p>藝文推廣科 </text:p>
          </table:table-cell>
          <table:table-cell table:style-name="ce75" office:value-type="float" office:value="950" calcext:value-type="float">
            <text:p>9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跨界、新創意講座暨傳統產業工作坊經費</text:p>
          </table:table-cell>
          <table:table-cell table:style-name="ce46" office:value-type="string" calcext:value-type="string">
            <text:p>雲林縣虎尾鎮北溪社區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奧斯卡雲林縣社區影像紀錄培力課程</text:p>
          </table:table-cell>
          <table:table-cell table:style-name="ce46" office:value-type="string" calcext:value-type="string">
            <text:p>雲林縣飛耀青年發展協會 </text:p>
          </table:table-cell>
          <table:table-cell table:style-name="ce47" office:value-type="string" calcext:value-type="string">
            <text:p>藝文推廣科 </text:p>
          </table:table-cell>
          <table:table-cell table:style-name="ce75" office:value-type="float" office:value="400" calcext:value-type="float">
            <text:p>4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真正有影雲林縣社區影像放映計畫</text:p>
          </table:table-cell>
          <table:table-cell table:style-name="ce46" office:value-type="string" calcext:value-type="string">
            <text:p>社團法人雲林縣麻干文產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華武壟觀光導覽協會辦理2015雲林國際偶戲節─偶戲遊程小旅行暨雙語導覽服務費</text:p>
          </table:table-cell>
          <table:table-cell table:style-name="ce46" office:value-type="string" calcext:value-type="string">
            <text:p>雲林縣華武壟觀光導覽協會</text:p>
          </table:table-cell>
          <table:table-cell table:style-name="ce47" office:value-type="string" calcext:value-type="string">
            <text:p>表演藝術科 </text:p>
          </table:table-cell>
          <table:table-cell table:style-name="ce75" office:value-type="float" office:value="85" calcext:value-type="float">
            <text:p>8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社團法人雲林縣虎尾國際青年商會辦理2015雲林國際偶戲節─國內外偶戲團體交流演出晚會經費</text:p>
          </table:table-cell>
          <table:table-cell table:style-name="ce46" office:value-type="string" calcext:value-type="string">
            <text:p>社團法人雲林縣虎尾國際青年商會</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咚咚舞蹈團2015雲林國際偶戲節─偶戲表演藝術異業結合演出決戰金掌之巔活動經費</text:p>
          </table:table-cell>
          <table:table-cell table:style-name="ce46" office:value-type="string" calcext:value-type="string">
            <text:p>咚咚舞蹈團 </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賴三義105年度迎春賞玩街藝逗樂演出活動費</text:p>
          </table:table-cell>
          <table:table-cell table:style-name="ce46" office:value-type="string" calcext:value-type="string">
            <text:p>賴三義 </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陳國郎105年茶花欣賞音樂饗宴演出活動經費</text:p>
          </table:table-cell>
          <table:table-cell table:style-name="ce46" office:value-type="string" calcext:value-type="string">
            <text:p>陳國郎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文化傳承推廣協會辦理105年雲林縣藝文特色發展計畫-布袋戲館假日定幕劇演出費</text:p>
          </table:table-cell>
          <table:table-cell table:style-name="ce46" office:value-type="string" calcext:value-type="string">
            <text:p>台灣文化傳承推廣協會 </text:p>
          </table:table-cell>
          <table:table-cell table:style-name="ce47" office:value-type="string" calcext:value-type="string">
            <text:p>表演藝術科 </text:p>
          </table:table-cell>
          <table:table-cell table:style-name="ce75" office:value-type="float" office:value="220" calcext:value-type="float">
            <text:p>2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布袋戲館前廣場牽水狀演出活動執行經費</text:p>
          </table:table-cell>
          <table:table-cell table:style-name="ce46" office:value-type="string" calcext:value-type="string">
            <text:p>吳萬響掌中劇團 </text:p>
          </table:table-cell>
          <table:table-cell table:style-name="ce47" office:value-type="string" calcext:value-type="string">
            <text:p>表演藝術科 </text:p>
          </table:table-cell>
          <table:table-cell table:style-name="ce75" office:value-type="float" office:value="5" calcext:value-type="float">
            <text:p>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紫色姊妹協會辦理2015雲林國際偶戲節─系列宣傳及偶戲Cos展演大會師經費</text:p>
          </table:table-cell>
          <table:table-cell table:style-name="ce46" office:value-type="string" calcext:value-type="string">
            <text:p>雲林縣紫色姊妹協會 </text:p>
          </table:table-cell>
          <table:table-cell table:style-name="ce47" office:value-type="string" calcext:value-type="string">
            <text:p>表演藝術科 </text:p>
          </table:table-cell>
          <table:table-cell table:style-name="ce75" office:value-type="float" office:value="245" calcext:value-type="float">
            <text:p>24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想亮樂團1/9樂團演出費</text:p>
          </table:table-cell>
          <table:table-cell table:style-name="ce46" office:value-type="string" calcext:value-type="string">
            <text:p>想亮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繆斯三重奏105年1月3日演出費</text:p>
          </table:table-cell>
          <table:table-cell table:style-name="ce46" office:value-type="string" calcext:value-type="string">
            <text:p>繆斯三重奏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鄉音室內樂團2016動物狂歡慶落成活動經費</text:p>
          </table:table-cell>
          <table:table-cell table:style-name="ce46" office:value-type="string" calcext:value-type="string">
            <text:p>雲林縣鄉音室內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財團法人蔣渭水文化基金會北港文化中心黑光魔幻泡泡秀活動經費</text:p>
          </table:table-cell>
          <table:table-cell table:style-name="ce46" office:value-type="string" calcext:value-type="string">
            <text:p>財團法人蔣渭水文化基金會 </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街頭藝人協會2016斗六市民生公園街頭藝人駐點展演活動經費</text:p>
          </table:table-cell>
          <table:table-cell table:style-name="ce46" office:value-type="string" calcext:value-type="string">
            <text:p>雲林縣街頭藝人協會 </text:p>
          </table:table-cell>
          <table:table-cell table:style-name="ce47" office:value-type="string" calcext:value-type="string">
            <text:p>表演藝術科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民族管弦樂團2月27日北港文化中心 春天組曲演出經費</text:p>
          </table:table-cell>
          <table:table-cell table:style-name="ce46" office:value-type="string" calcext:value-type="string">
            <text:p>雲林縣民族管弦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鄧麗君文化協會千言萬語-鄧麗君63冥誕紀念音樂會經費</text:p>
          </table:table-cell>
          <table:table-cell table:style-name="ce46" office:value-type="string" calcext:value-type="string">
            <text:p>雲林縣鄧麗君文化協會</text:p>
          </table:table-cell>
          <table:table-cell table:style-name="ce47" office:value-type="string" calcext:value-type="string">
            <text:p>表演藝術科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北港愛樂協會北港文化中心落成開幕音樂會經費</text:p>
          </table:table-cell>
          <table:table-cell table:style-name="ce46" office:value-type="string" calcext:value-type="string">
            <text:p>雲林縣北港愛樂協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五洲小桃源掌中團布袋戲下鄉演出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布家龍獅武藝團辦理2016雲林觀音佛祖祈福繞境文化季演出補助款</text:p>
          </table:table-cell>
          <table:table-cell table:style-name="ce46" office:value-type="string" calcext:value-type="string">
            <text:p>布家龍獅武藝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4/8日布袋戲下鄉演出補助款</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遠流生活藝術化協會7/13-15105年雲林縣藝文特色發展計畫-種子教師培訓研習活動經費</text:p>
          </table:table-cell>
          <table:table-cell table:style-name="ce46" office:value-type="string" calcext:value-type="string">
            <text:p>雲林縣遠流生活藝術化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順武堂功夫特技團4月10日文化傳承戰陣展演演出補助款</text:p>
          </table:table-cell>
          <table:table-cell table:style-name="ce46" office:value-type="string" calcext:value-type="string">
            <text:p>順武堂功夫特技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台灣文化傳承推廣協會7/28-29當偶們童在一起-兒童布袋戲夏令營執行經費</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斗南鎮他里霧城鄉發展協會辦理夏至藝術節─交藝市集活動經費</text:p>
          </table:table-cell>
          <table:table-cell table:style-name="ce46" office:value-type="string" calcext:value-type="string">
            <text:p>雲林縣斗南鎮他里霧城鄉發展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黃世志電視木偶劇團布袋戲下鄉推廣演出補助款</text:p>
          </table:table-cell>
          <table:table-cell table:style-name="ce46" office:value-type="string" calcext:value-type="string">
            <text:p>黃世志電視木偶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西螺新興閣掌中劇團布袋戲幼稚園互動推廣演出活動經費(8/29-9/1)</text:p>
          </table:table-cell>
          <table:table-cell table:style-name="ce46" office:value-type="string" calcext:value-type="string">
            <text:p>西螺新興閣掌中劇團 </text:p>
          </table:table-cell>
          <table:table-cell table:style-name="ce47" office:value-type="string" calcext:value-type="string">
            <text:p>表演藝術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千順布袋戲團下鄉推廣演出補助款</text:p>
          </table:table-cell>
          <table:table-cell table:style-name="ce46" office:value-type="string" calcext:value-type="string">
            <text:p>廖千順布袋戲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嘉義愛樂管弦樂團辦理俄羅斯風情音樂會演出補助款</text:p>
          </table:table-cell>
          <table:table-cell table:style-name="ce46" office:value-type="string" calcext:value-type="string">
            <text:p>嘉義愛樂管弦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布袋戲下鄉推廣演出補助款</text:p>
          </table:table-cell>
          <table:table-cell table:style-name="ce46" office:value-type="string" calcext:value-type="string">
            <text:p>明星園掌中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隆園掌中劇團布袋戲下鄉推廣演出補助款</text:p>
          </table:table-cell>
          <table:table-cell table:style-name="ce46" office:value-type="string" calcext:value-type="string">
            <text:p>五隆園掌中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太日樂集105年文化處北港文化中心補助團體演出徵選計畫活動執行經費</text:p>
          </table:table-cell>
          <table:table-cell table:style-name="ce46" office:value-type="string" calcext:value-type="string">
            <text:p>太日樂集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末喜舞蹈劇場辦理2016創作巡演在寂寞的邊緣跳舞演出補助款</text:p>
          </table:table-cell>
          <table:table-cell table:style-name="ce46" office:value-type="string" calcext:value-type="string">
            <text:p>廖末喜舞蹈劇場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5/1-7/24雲林縣陽春水彩藝術會辦理陳陽春故鄉水彩畫展活動經費</text:p>
          </table:table-cell>
          <table:table-cell table:style-name="ce46" office:value-type="string" calcext:value-type="string">
            <text:p>雲林縣陽春水彩藝術會 </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集英軒戲劇總團辦理布袋戲校園植根推廣活動執行經費</text:p>
          </table:table-cell>
          <table:table-cell table:style-name="ce46" office:value-type="string" calcext:value-type="string">
            <text:p>集英軒戲劇總團 </text:p>
          </table:table-cell>
          <table:table-cell table:style-name="ce47" office:value-type="string" calcext:value-type="string">
            <text:p>表演藝術科 </text:p>
          </table:table-cell>
          <table:table-cell table:style-name="ce75" office:value-type="float" office:value="55" calcext:value-type="float">
            <text:p>5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黃世志電視木偶劇團辦理布袋戲校園植根推廣及幼稚園互動演出費</text:p>
          </table:table-cell>
          <table:table-cell table:style-name="ce46" office:value-type="string" calcext:value-type="string">
            <text:p>黃世志電視木偶劇團 </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揚琴樂團百年歌謠風華活動經費</text:p>
          </table:table-cell>
          <table:table-cell table:style-name="ce46" office:value-type="string" calcext:value-type="string">
            <text:p>台灣揚琴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明星園掌中劇團布袋戲校園植根推廣活動執行經費</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真五洲掌中劇團辦理2016雲林國際偶戲節經典掌中大師布袋戲系列演出費</text:p>
          </table:table-cell>
          <table:table-cell table:style-name="ce46" office:value-type="string" calcext:value-type="string">
            <text:p>真五洲掌中劇團</text:p>
          </table:table-cell>
          <table:table-cell table:style-name="ce47" office:value-type="string" calcext:value-type="string">
            <text:p>表演藝術科 </text:p>
          </table:table-cell>
          <table:table-cell table:style-name="ce75" office:value-type="float" office:value="310" calcext:value-type="float">
            <text:p>3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世界第二劇團辦理布袋戲校園植根推廣經費</text:p>
          </table:table-cell>
          <table:table-cell table:style-name="ce46" office:value-type="string" calcext:value-type="string">
            <text:p>明世界第二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昇平五洲園辦理布袋戲校園植根推廣經費</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漢霖民俗說唱藝術團105年北港文化中心團體或個人演出申請計畫入選團隊經費</text:p>
          </table:table-cell>
          <table:table-cell table:style-name="ce46" office:value-type="string" calcext:value-type="string">
            <text:p>漢霖民俗說唱藝術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莿桐鄉蒜鄉麻園社區營造協會辦理北港文化中心開幕系列活動開幕式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洲藝華園辦理布袋戲校園植根推廣及幼稚園互動演出費</text:p>
          </table:table-cell>
          <table:table-cell table:style-name="ce46" office:value-type="string" calcext:value-type="string">
            <text:p>五洲藝華園</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櫟聲音樂劇場105年北港文化中心團體或個人演出費</text:p>
          </table:table-cell>
          <table:table-cell table:style-name="ce46" office:value-type="string" calcext:value-type="string">
            <text:p>櫟聲音樂劇場</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新興閣掌中劇團布袋戲藝術下鄉演出補助款</text:p>
          </table:table-cell>
          <table:table-cell table:style-name="ce46" office:value-type="string" calcext:value-type="string">
            <text:p>新興閣掌中劇團</text:p>
          </table:table-cell>
          <table:table-cell table:style-name="ce47" office:value-type="string" calcext:value-type="string">
            <text:p>表演藝術科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五洲小桃源掌中劇團辦理布袋戲校園植根推廣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大山城掌中劇團辦理布袋戲校園植根推廣經費</text:p>
          </table:table-cell>
          <table:table-cell table:style-name="ce46" office:value-type="string" calcext:value-type="string">
            <text:p>大山城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洲祥藝園掌中劇團辦理布袋戲校園植根推廣經費</text:p>
          </table:table-cell>
          <table:table-cell table:style-name="ce46" office:value-type="string" calcext:value-type="string">
            <text:p>五洲祥藝園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聖五洲掌中劇團辦理布袋戲校園植根推廣經費</text:p>
          </table:table-cell>
          <table:table-cell table:style-name="ce46" office:value-type="string" calcext:value-type="string">
            <text:p>聖五洲掌中劇團</text:p>
          </table:table-cell>
          <table:table-cell table:style-name="ce47" office:value-type="string" calcext:value-type="string">
            <text:p>表演藝術科 </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聖五洲掌中劇團辦理布袋戲校園植根推廣經費</text:p>
          </table:table-cell>
          <table:table-cell table:style-name="ce46" office:value-type="string" calcext:value-type="string">
            <text:p>聖五洲掌中劇團</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貓兒干文史協會成立布袋戲社團植根推廣經費</text:p>
          </table:table-cell>
          <table:table-cell table:style-name="ce46" office:value-type="string" calcext:value-type="string">
            <text:p>雲林縣貓兒干文史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濁水溪藝術舞蹈團辦理2016掌戲舞雲天成果發表演出補助款</text:p>
          </table:table-cell>
          <table:table-cell table:style-name="ce46" office:value-type="string" calcext:value-type="string">
            <text:p>濁水溪藝術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通天五洲園掌中劇團辦理布袋戲校園植根推廣經費</text:p>
          </table:table-cell>
          <table:table-cell table:style-name="ce46" office:value-type="string" calcext:value-type="string">
            <text:p>通天五洲園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愛樂室內合唱團105年雲林行腳下鄉巡演表演團隊費</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周凱劇場基金會105年雲林縣藝文特色發展計畫-新布袋戲救母小金剛縣外巡演活動經費</text:p>
          </table:table-cell>
          <table:table-cell table:style-name="ce46" office:value-type="string" calcext:value-type="string">
            <text:p>周凱劇場基金會</text:p>
          </table:table-cell>
          <table:table-cell table:style-name="ce47" office:value-type="string" calcext:value-type="string">
            <text:p>表演藝術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豐興閣掌中劇團布袋戲校園植根推廣活動執行經費</text:p>
          </table:table-cell>
          <table:table-cell table:style-name="ce46" office:value-type="string" calcext:value-type="string">
            <text:p>豐興閣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濁水溪藝術舞蹈團義大利國際藝術節交流演出活動補助款</text:p>
          </table:table-cell>
          <table:table-cell table:style-name="ce46" office:value-type="string" calcext:value-type="string">
            <text:p>濁水溪藝術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繆斯三重奏辦理音樂話台灣~繆斯三重奏音樂會演出補助款</text:p>
          </table:table-cell>
          <table:table-cell table:style-name="ce46" office:value-type="string" calcext:value-type="string">
            <text:p>繆斯三重奏</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笨港集斌社105年度御前清曲-南管整絃會奏活動執行經費</text:p>
          </table:table-cell>
          <table:table-cell table:style-name="ce46" office:value-type="string" calcext:value-type="string">
            <text:p>笨港集斌社</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西螺新興閣掌中劇團布袋戲偶玩藝玩推廣演出活動經費</text:p>
          </table:table-cell>
          <table:table-cell table:style-name="ce46" office:value-type="string" calcext:value-type="string">
            <text:p>西螺新興閣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世界第二劇團布袋戲下鄉演出補助款</text:p>
          </table:table-cell>
          <table:table-cell table:style-name="ce46" office:value-type="string" calcext:value-type="string">
            <text:p>明世界第二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墊付雲林五洲小桃源掌中劇團105年雲林行腳下鄉巡演表演團隊費用預撥款</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吳萬響掌中劇團布袋戲校園植根推廣執行經費</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昇平五洲園親子劇場-豬八戒娶親活動執行經費</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格瑞斯樂團105年雲林行腳下鄉巡演表演團隊費用</text:p>
          </table:table-cell>
          <table:table-cell table:style-name="ce46" office:value-type="string" calcext:value-type="string">
            <text:p>格瑞斯樂團</text:p>
          </table:table-cell>
          <table:table-cell table:style-name="ce47" office:value-type="string" calcext:value-type="string">
            <text:p>表演藝術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張月珍舞蹈團國際交流演出補助款</text:p>
          </table:table-cell>
          <table:table-cell table:style-name="ce46" office:value-type="string" calcext:value-type="string">
            <text:p>張月珍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105年雲林行腳下鄉巡演表演團隊經費</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25" calcext:value-type="float">
            <text:p>2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莿桐鄉蒜鄉麻園社區營造協會成立社區布袋戲活動執行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貓兒干北管團105年藝文特色發展計畫布袋戲後場曲樂培育活動執行經費</text:p>
          </table:table-cell>
          <table:table-cell table:style-name="ce46" office:value-type="string" calcext:value-type="string">
            <text:p>雲林縣貓兒干文史協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褒忠鄉大?花鼓文化促進會105年雲林行腳下鄉巡演表演團隊費用</text:p>
          </table:table-cell>
          <table:table-cell table:style-name="ce46" office:value-type="string" calcext:value-type="string">
            <text:p>褒忠鄉大?花鼓文化促進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飛雲舞蹈劇場2016飛雲年度創作展演—為夢想出發演出補助款</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旭陽民俗車鼓劇團105年雲林行腳下鄉巡演經費</text:p>
          </table:table-cell>
          <table:table-cell table:style-name="ce46" office:value-type="string" calcext:value-type="string">
            <text:p>旭陽民俗車鼓劇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辦理2016雲林國際偶戲節─永嗣公傳奇演出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隆興閣掌中劇團辦理布袋戲校園植根推廣經費</text:p>
          </table:table-cell>
          <table:table-cell table:style-name="ce46" office:value-type="string" calcext:value-type="string">
            <text:p>隆興閣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文和布袋戲團辦理布袋戲校園植根推廣經費</text:p>
          </table:table-cell>
          <table:table-cell table:style-name="ce46" office:value-type="string" calcext:value-type="string">
            <text:p>廖文和布袋戲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洲明園辦理布袋戲校園植根推廣經費</text:p>
          </table:table-cell>
          <table:table-cell table:style-name="ce46" office:value-type="string" calcext:value-type="string">
            <text:p>洲明園</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莿桐鄉蒜香麻園社區營造協會培育2016雲林國際偶戲節英語導覽解說人員訓練課程活動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廖千順布袋戲團布袋戲校園植根推廣及幼稚園互動演出活動經費</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辦理布袋戲校園植根推廣及幼稚園互動演出執行費</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105年雲林行腳下鄉巡演表演團隊經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630" calcext:value-type="float">
            <text:p>6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咚咚舞蹈團105年客家文化推廣「不能?的秘密」活動演出補助款</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想亮樂團辦理2016年向老農致敬音樂會演出補助款</text:p>
          </table:table-cell>
          <table:table-cell table:style-name="ce46" office:value-type="string" calcext:value-type="string">
            <text:p>想亮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笨港集斌社辦理圓夢尖兵布袋戲植跟推廣後場曲樂培育經費</text:p>
          </table:table-cell>
          <table:table-cell table:style-name="ce46" office:value-type="string" calcext:value-type="string">
            <text:p>笨港集斌社</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順天宮管理委員會辦理圓夢尖兵布袋戲植跟推廣後場曲樂培育經費</text:p>
          </table:table-cell>
          <table:table-cell table:style-name="ce46" office:value-type="string" calcext:value-type="string">
            <text:p>順天宮管理委員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藝術家交響樂團辦理台灣藝術家交響樂團D調之夜~當末扎特遇上拉赫曼尼諾夫音樂會活動經費</text:p>
          </table:table-cell>
          <table:table-cell table:style-name="ce46" office:value-type="string" calcext:value-type="string">
            <text:p>台灣藝術家交響樂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蘇采琳古箏音樂會演出活動經費</text:p>
          </table:table-cell>
          <table:table-cell table:style-name="ce46" office:value-type="string" calcext:value-type="string">
            <text:p>蘇采琳</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虎尾鎮立仁社區發展協會成立布袋戲社團活動執行經費</text:p>
          </table:table-cell>
          <table:table-cell table:style-name="ce46" office:value-type="string" calcext:value-type="string">
            <text:p>雲林縣虎尾鎮立仁社區發展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聲揚國樂團辦理後場曲樂培育經費</text:p>
          </table:table-cell>
          <table:table-cell table:style-name="ce46" office:value-type="string" calcext:value-type="string">
            <text:p>聲揚國樂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北港南陽國民小學105年雲林行腳下鄉巡演表演經費</text:p>
          </table:table-cell>
          <table:table-cell table:style-name="ce46" office:value-type="string" calcext:value-type="string">
            <text:p>南陽國民小學</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私立大德工業商業職業學校成立布袋戲社團經費</text:p>
          </table:table-cell>
          <table:table-cell table:style-name="ce46" office:value-type="string" calcext:value-type="string">
            <text:p>雲林縣私立大德工業商業職業學校</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鄉音室內樂團辦理2016「豐愛雲林鄉音傳情~胡桃鉗聖誕」音樂會演出補助款</text:p>
          </table:table-cell>
          <table:table-cell table:style-name="ce46" office:value-type="string" calcext:value-type="string">
            <text:p>雲林縣鄉音室內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小豆豆舞蹈團2016小豆豆舞蹈團年度創作舞劇花果山傳奇演出活動補助款</text:p>
          </table:table-cell>
          <table:table-cell table:style-name="ce46" office:value-type="string" calcext:value-type="string">
            <text:p>小豆豆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民族管弦樂團擊鼓賞樂演出補助款</text:p>
          </table:table-cell>
          <table:table-cell table:style-name="ce46" office:value-type="string" calcext:value-type="string">
            <text:p>雲林縣民族管弦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財團法人雲林縣濟公堂1月17日辦理宗教民俗文化活動補助款</text:p>
          </table:table-cell>
          <table:table-cell table:style-name="ce46" office:value-type="string" calcext:value-type="string">
            <text:p>財團法人雲林縣濟公掌</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臺北木偶劇團105年北港文化中心孫悟空大戰通天河演出活動經費</text:p>
          </table:table-cell>
          <table:table-cell table:style-name="ce46" office:value-type="string" calcext:value-type="string">
            <text:p>臺北木偶劇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五洲小桃源掌中劇團傑出團隊徵選與獎勵計舉第二期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瀛洲民俗會館辦理105年廟口文化~闡揚民藝推廣活動演出補助款</text:p>
          </table:table-cell>
          <table:table-cell table:style-name="ce46" office:value-type="string" calcext:value-type="string">
            <text:p>瀛洲民俗會館</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五洲藝華園布袋戲下鄉演出補助款</text:p>
          </table:table-cell>
          <table:table-cell table:style-name="ce46" office:value-type="string" calcext:value-type="string">
            <text:p>五洲藝華園</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廖嘉德掌中劇團辦理布袋戲校園植根推廣</text:p>
          </table:table-cell>
          <table:table-cell table:style-name="ce46" office:value-type="string" calcext:value-type="string">
            <text:p>廖嘉德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千順布袋戲團雲林縣傑出演藝團隊徵選與獎勵計畫活動第二期經費</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布袋戲下鄉推廣演出補助款</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昇平五洲園布袋戲藝術下鄉演出補助款</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辦理雲林愛樂室內合唱團-潑辣辣的夢2-原創布袋戲主題音樂劇</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廖千順布袋戲團入選105年傑出演藝團隊第一期款沖銷</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振音硬體整合有限公司105年雲林行腳下鄉巡演活動第二期款</text:p>
          </table:table-cell>
          <table:table-cell table:style-name="ce46" office:value-type="string" calcext:value-type="string">
            <text:p>振音硬體整合有限公司</text:p>
          </table:table-cell>
          <table:table-cell table:style-name="ce47" office:value-type="string" calcext:value-type="string">
            <text:p>表演藝術科 </text:p>
          </table:table-cell>
          <table:table-cell table:style-name="ce75" office:value-type="float" office:value="370" calcext:value-type="float">
            <text:p>370</text:p>
          </table:table-cell>
          <table:table-cell table:style-name="ce46" office:value-type="string" calcext:value-type="string">
            <text:p>有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石榴國民小學辦理105年雲林文化藝術獎經費</text:p>
          </table:table-cell>
          <table:table-cell table:style-name="ce46" office:value-type="string" calcext:value-type="string">
            <text:p>石榴民小學</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典歌詩台灣音樂坊105年北港文化中心補助團體或個人演出申請計畫入選團隊經費</text:p>
          </table:table-cell>
          <table:table-cell table:style-name="ce46" office:value-type="string" calcext:value-type="string">
            <text:p>典歌詩台灣音樂坊</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鄉韻樂團105年北港文化中心補助團體或個人演出申請計畫入選團隊經費</text:p>
          </table:table-cell>
          <table:table-cell table:style-name="ce46" office:value-type="string" calcext:value-type="string">
            <text:p>鄉韻音樂團</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北港國中辦理初心-北港國中慶祝70周年校慶暨第一屆美術班畢業展經費</text:p>
          </table:table-cell>
          <table:table-cell table:style-name="ce46" office:value-type="string" calcext:value-type="string">
            <text:p>北港國中</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入選105年傑出演藝團隊補助款</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入選105年傑出演藝團隊徵選與獎勵計畫經費</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入選105年傑出演藝團隊第二期尾款</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吳萬響掌中劇團入選105年傑出演藝團隊第一期款沖銷</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56" calcext:value-type="float">
            <text:p>5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愛樂室內合唱團入選傑出團隊第二期尾款</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4-預付吳雪禎雲林愛樂室內合唱團105年傑出演藝團隊第一期款沖銷</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一二藝術創意協會辦理2016雲林縣傑出演藝團隊專業晉級輔導計畫</text:p>
          </table:table-cell>
          <table:table-cell table:style-name="ce46" office:value-type="string" calcext:value-type="string">
            <text:p>台灣一二藝術創意協會</text:p>
          </table:table-cell>
          <table:table-cell table:style-name="ce47" office:value-type="string" calcext:value-type="string">
            <text:p>表演藝術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藍予國際開發有限公司雲林縣藝文特色發展計畫─2016雲林國際偶戲節委託勞務採購案</text:p>
          </table:table-cell>
          <table:table-cell table:style-name="ce46" office:value-type="string" calcext:value-type="string">
            <text:p>藍予國際開發有限公司</text:p>
          </table:table-cell>
          <table:table-cell table:style-name="ce47" office:value-type="string" calcext:value-type="string">
            <text:p>表演藝術科 </text:p>
          </table:table-cell>
          <table:table-cell table:style-name="ce75" office:value-type="float" office:value="780" calcext:value-type="float">
            <text:p>780</text:p>
          </table:table-cell>
          <table:table-cell table:style-name="ce46" office:value-type="string" calcext:value-type="string">
            <text:p>有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飛雲舞蹈劇場105年度雲林縣傑出演藝團隊徵選與獎勵計劃入選團隊第一期款沖銷</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56" calcext:value-type="float">
            <text:p>5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飛雲舞蹈劇場105年度雲林縣傑出演藝團隊徵選與獎勵計劃補助入選團隊第二期款尾款</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105年度雲林縣傑出演藝團隊徵選與獎勵計劃補助入選團隊經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紫色姊妹協會105布袋戲植根推廣-異業結合活動執行經費</text:p>
          </table:table-cell>
          <table:table-cell table:style-name="ce46" office:value-type="string" calcext:value-type="string">
            <text:p>雲林縣紫色姊妹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彩色樂團辦理105年斗南愛心媽媽成立20週年晚會演出活動經費</text:p>
          </table:table-cell>
          <table:table-cell table:style-name="ce46" office:value-type="string" calcext:value-type="string">
            <text:p>彩色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台灣文化傳承推廣協會105年雲林縣藝文特色發展計畫-布袋戲微電影拍攝第二期款</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8/30-預付林于絹借台灣文化傳承推廣協會辦理105年雲林縣藝文特色發展計畫-微電影拍攝經費沖銷</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南海書畫學會10/19-10/30辦理南海書畫學員會會員聯展</text:p>
          </table:table-cell>
          <table:table-cell table:style-name="ce46" office:value-type="string" calcext:value-type="string">
            <text:p>南海書畫學會</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9-預付吳雪禎借雲林五洲小桃源掌中劇團入選105年傑出演藝團隊第一期款沖銷</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84" calcext:value-type="float">
            <text:p>8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坤澤科技顧問有限公司妝藝土庫春節活動經費</text:p>
          </table:table-cell>
          <table:table-cell table:style-name="ce46" office:value-type="string" calcext:value-type="string">
            <text:p>坤澤科技顧問有限公司</text:p>
          </table:table-cell>
          <table:table-cell table:style-name="ce47" office:value-type="string" calcext:value-type="string">
            <text:p>文化處 </text:p>
          </table:table-cell>
          <table:table-cell table:style-name="ce75" office:value-type="float" office:value="98.08" calcext:value-type="float">
            <text:p>98.08</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雲林縣馬鳴山五年千歲文化發展協會辦理吃飯擔文化節活動經費</text:p>
          </table:table-cell>
          <table:table-cell table:style-name="ce46" office:value-type="string" calcext:value-type="string">
            <text:p>雲林縣馬鳴山五年千歲文化發展協會</text:p>
          </table:table-cell>
          <table:table-cell table:style-name="ce47" office:value-type="string" calcext:value-type="string">
            <text:p>文化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丁鴻文等2人土庫第一市場與土庫庄役場端午節表演活動費</text:p>
          </table:table-cell>
          <table:table-cell table:style-name="ce46" office:value-type="string" calcext:value-type="string">
            <text:p>丁鴻文等2人 </text:p>
          </table:table-cell>
          <table:table-cell table:style-name="ce47" office:value-type="string" calcext:value-type="string">
            <text:p>文化處 </text:p>
          </table:table-cell>
          <table:table-cell table:style-name="ce75" office:value-type="float" office:value="9" calcext:value-type="float">
            <text:p>9</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雲林縣寫生研究協會辦理點亮雲林－『古蹟景點斗六篇』寫生活動</text:p>
          </table:table-cell>
          <table:table-cell table:style-name="ce46" office:value-type="string" calcext:value-type="string">
            <text:p>雲林縣寫生研究協會 </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觀光與公用事業管理-觀光事業行政</text:p>
          </table:table-cell>
          <table:table-cell table:style-name="ce46" office:value-type="string" calcext:value-type="string">
            <text:p>補助雲林縣螺陽文教基金會西螺觀光導覽手冊計畫經費</text:p>
          </table:table-cell>
          <table:table-cell table:style-name="ce46" office:value-type="string" calcext:value-type="string">
            <text:p>雲林縣螺陽文教基金會</text:p>
          </table:table-cell>
          <table:table-cell table:style-name="ce47" office:value-type="string" calcext:value-type="string">
            <text:p>文化處 </text:p>
          </table:table-cell>
          <table:table-cell table:style-name="ce75" office:value-type="float" office:value="95" calcext:value-type="float">
            <text:p>9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工商業與度量衡管理-工商發展業務-獎補助費-對國內團體之捐助 </text:p>
          </table:table-cell>
          <table:table-cell table:style-name="ce46" office:value-type="string" calcext:value-type="string">
            <text:p>105年度地方產業創新研發推動計畫（地方型SBIR） </text:p>
          </table:table-cell>
          <table:table-cell table:style-name="ce46" office:value-type="string" calcext:value-type="string">
            <text:p>台灣好醬有限公司、佐日漫遊有限公司、龍澤酒業股份有限公司、斟豆農業生技有限公司、邁豐靡商行、玉山碾米工廠、立瑞畜產有限公司、晁陽農產科技股份有限公司、廣營農產實業有限公司、新旺企業社、為人有限公司、大同醬油罐頭食品工廠、北港春創意生活有限公司、好蝦冏男社有限公司、陳上有限公司、禾橙視覺設計有限公司、太原茶莊、雲林古坑咖啡企業有限公司、鎂利格膠磁股份有限公司、合美電機股份有限公司、聖鴻股份有限公司 </text:p>
          </table:table-cell>
          <table:table-cell table:style-name="ce47" office:value-type="string" calcext:value-type="string">
            <text:p>雲林縣政府 </text:p>
          </table:table-cell>
          <table:table-cell table:style-name="ce75" office:value-type="float" office:value="5355" calcext:value-type="float">
            <text:p>53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刻印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汽車修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集中市場零售攤販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車輛材料理貨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舞蹈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西服製作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星相卜卦堪輿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女子燙髮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褓姆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外燴服務人員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服飾整理加工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服裝包裝運送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鐵工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銀樓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機車修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睫眉藝造型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姿禮儀造型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家畜飼養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味王股份有限公司豐田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禮儀用品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化學纖維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理燙髮美容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容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醋酸化學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六輕工業園區企業工會聯合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味全食品工業股份有限公司斗六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佛具用品製作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保險服務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麥寮汽電股份有限公司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熨燙人員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傳統整復推拿師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商店售貨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推展行政會務活動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加強推行會務活動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音樂服務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塑膠工業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產業總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朔重工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機器製造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稅務會計記帳代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廚師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慶祝105年度五一勞動節模範勞工表揚大會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400" calcext:value-type="float">
            <text:p>4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職業總工會105年度五一模範勞工表揚大會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105年度五一勞動節勞工親子登山活動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450" calcext:value-type="float">
            <text:p>4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產業總工會105年度模範勞工表揚大會 </text:p>
          </table:table-cell>
          <table:table-cell table:style-name="ce46" office:value-type="string" calcext:value-type="string">
            <text:p>雲林縣產業總工會 </text:p>
          </table:table-cell>
          <table:table-cell table:style-name="ce47" office:value-type="string" calcext:value-type="string">
            <text:p>勞工處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勞資爭議處理業務及勞工法令研習會 </text:p>
          </table:table-cell>
          <table:table-cell table:style-name="ce46" office:value-type="string" calcext:value-type="string">
            <text:p>社團法人雲林縣勞動暨人力資源發展協會 </text:p>
          </table:table-cell>
          <table:table-cell table:style-name="ce47" office:value-type="string" calcext:value-type="string">
            <text:p>勞工處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勞工教育勞資關係研習會活動實施計畫 </text:p>
          </table:table-cell>
          <table:table-cell table:style-name="ce46" office:value-type="string" calcext:value-type="string">
            <text:p>社團法人雲林縣勞資關係協會 </text:p>
          </table:table-cell>
          <table:table-cell table:style-name="ce47" office:value-type="string" calcext:value-type="string">
            <text:p>勞工處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會務活動實施計畫 </text:p>
          </table:table-cell>
          <table:table-cell table:style-name="ce46" office:value-type="string" calcext:value-type="string">
            <text:p>社團法人雲林縣勞動暨人力資源發展協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調處勞資爭議、加強會務推展實施計畫 </text:p>
          </table:table-cell>
          <table:table-cell table:style-name="ce46" office:value-type="string" calcext:value-type="string">
            <text:p>社團法人雲林縣勞資關係協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人事業務-</text:p>
            <text:p>企劃人力業務-獎補助費—對國內團體之捐助 </text:p>
          </table:table-cell>
          <table:table-cell table:style-name="ce46" office:value-type="string" calcext:value-type="string">
            <text:p>補助本縣公務人員協會團體(1-12月)經費 </text:p>
          </table:table-cell>
          <table:table-cell table:style-name="ce46" office:value-type="string" calcext:value-type="string">
            <text:p>雲林縣公務人員</text:p>
            <text:p>協會 </text:p>
          </table:table-cell>
          <table:table-cell table:style-name="ce47" office:value-type="string" calcext:value-type="string">
            <text:p>人事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 人事業務-</text:p>
            <text:p>給與業務-獎補助費-對國內團體之捐助  </text:p>
          </table:table-cell>
          <table:table-cell table:style-name="ce46" office:value-type="string" calcext:value-type="string">
            <text:p><text:s/>補助本縣公教人員退休團體(1-12月)經費 <text:s/></text:p>
          </table:table-cell>
          <table:table-cell table:style-name="ce46" office:value-type="string" calcext:value-type="string">
            <text:p>雲林縣教育文化退休人員協會 </text:p>
          </table:table-cell>
          <table:table-cell table:style-name="ce47" office:value-type="string" calcext:value-type="string">
            <text:p>人事處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p>
          </table:table-cell>
          <table:table-cell table:style-name="ce46" office:value-type="string" calcext:value-type="string">
            <text:p>補助辦理105年度農業產銷班組織輔導計畫雜誌及雜支費用 </text:p>
          </table:table-cell>
          <table:table-cell table:style-name="ce46" office:value-type="string" calcext:value-type="string">
            <text:p>本縣各鄉鎮市農會 </text:p>
          </table:table-cell>
          <table:table-cell table:style-name="ce47" office:value-type="string" calcext:value-type="string">
            <text:p>農業處 </text:p>
          </table:table-cell>
          <table:table-cell table:style-name="ce75" office:value-type="float" office:value="315" calcext:value-type="float">
            <text:p>315</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推動優良農地整合加值利用計畫僱用之臨時人員酬金 </text:p>
          </table:table-cell>
          <table:table-cell table:style-name="ce46" office:value-type="string" calcext:value-type="string">
            <text:p>斗南鎮農會 </text:p>
          </table:table-cell>
          <table:table-cell table:style-name="ce47" office:value-type="string" calcext:value-type="string">
            <text:p>農業處 </text:p>
          </table:table-cell>
          <table:table-cell table:style-name="ce75" office:value-type="float" office:value="302" calcext:value-type="float">
            <text:p>302</text:p>
          </table:table-cell>
          <table:table-cell table:style-name="ce46" office:value-type="string" calcext:value-type="string">
            <text:p>無 <text:s text:c="2"/></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推動優良農地整合加值利用計畫僱用之臨時人員酬金 <text:s/></text:p>
          </table:table-cell>
          <table:table-cell table:style-name="ce46" office:value-type="string" calcext:value-type="string">
            <text:p>斗南鎮農會 <text:s/></text:p>
          </table:table-cell>
          <table:table-cell table:style-name="ce47" office:value-type="string" calcext:value-type="string">
            <text:p>農業處 <text:s/></text:p>
          </table:table-cell>
          <table:table-cell table:style-name="ce75" office:value-type="float" office:value="730" calcext:value-type="float">
            <text:p>73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稻米產業米食文化活動 <text:s/></text:p>
          </table:table-cell>
          <table:table-cell table:style-name="ce46" office:value-type="string" calcext:value-type="string">
            <text:p>西螺鎮農會 <text:s/></text:p>
          </table:table-cell>
          <table:table-cell table:style-name="ce47" office:value-type="string" calcext:value-type="string">
            <text:p>農業處 <text:s/></text:p>
          </table:table-cell>
          <table:table-cell table:style-name="ce75" office:value-type="float" office:value="200" calcext:value-type="float">
            <text:p>20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米食創意料理品嘗暨雲林好米推廣計畫 <text:s/></text:p>
          </table:table-cell>
          <table:table-cell table:style-name="ce46" office:value-type="string" calcext:value-type="string">
            <text:p>西螺鎮農會 <text:s/></text:p>
          </table:table-cell>
          <table:table-cell table:style-name="ce47" office:value-type="string" calcext:value-type="string">
            <text:p>農業處 <text:s/></text:p>
          </table:table-cell>
          <table:table-cell table:style-name="ce75" office:value-type="float" office:value="100" calcext:value-type="float">
            <text:p>10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林產推廣-獎補助費 <text:s/></text:p>
          </table:table-cell>
          <table:table-cell table:style-name="ce46" office:value-type="string" calcext:value-type="string">
            <text:p>雲林縣生物多樣性棲地巡禮暨外來種入侵生態教育推廣活動計畫 <text:s/></text:p>
          </table:table-cell>
          <table:table-cell table:style-name="ce46" office:value-type="string" calcext:value-type="string">
            <text:p>雲林縣野鳥學會 <text:s/></text:p>
          </table:table-cell>
          <table:table-cell table:style-name="ce47" office:value-type="string" calcext:value-type="string">
            <text:p>農業處 <text:s/></text:p>
          </table:table-cell>
          <table:table-cell table:style-name="ce75" office:value-type="float" office:value="120" calcext:value-type="float">
            <text:p>12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林產推廣-獎補助費 <text:s/></text:p>
          </table:table-cell>
          <table:table-cell table:style-name="ce46" office:value-type="string" calcext:value-type="string">
            <text:p>雲林縣外來蛙類分布調查及移除控制保育宣導計畫 <text:s/></text:p>
          </table:table-cell>
          <table:table-cell table:style-name="ce46" office:value-type="string" calcext:value-type="string">
            <text:p>台灣永續聯盟 <text:s/></text:p>
          </table:table-cell>
          <table:table-cell table:style-name="ce47" office:value-type="string" calcext:value-type="string">
            <text:p>農業處 <text:s/></text:p>
          </table:table-cell>
          <table:table-cell table:style-name="ce75" office:value-type="float" office:value="236.8" calcext:value-type="float">
            <text:p>236.8</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補助辦理105年度水產獸醫師、公所獸醫人員訓練及養殖業者教育宣導計畫。 </text:p>
          </table:table-cell>
          <table:table-cell table:style-name="ce46" office:value-type="string" calcext:value-type="string">
            <text:p>雲林縣獸醫師公會 </text:p>
          </table:table-cell>
          <table:table-cell table:style-name="ce47" office:value-type="string" calcext:value-type="string">
            <text:p>雲林縣獸醫師公會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配合補助辦理104年度漁村技藝培育推廣計畫。 </text:p>
          </table:table-cell>
          <table:table-cell table:style-name="ce46" office:value-type="string" calcext:value-type="string">
            <text:p>雲林區漁會 </text:p>
          </table:table-cell>
          <table:table-cell table:style-name="ce47" office:value-type="string" calcext:value-type="string">
            <text:p>雲林區漁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補助辦理105年度推廣海水貝類繁養殖經營管理教育訓練計畫。 </text:p>
          </table:table-cell>
          <table:table-cell table:style-name="ce46" office:value-type="string" calcext:value-type="string">
            <text:p>雲林縣口湖貝類繁殖協會 </text:p>
          </table:table-cell>
          <table:table-cell table:style-name="ce47" office:value-type="string" calcext:value-type="string">
            <text:p>雲林縣口湖貝類繁殖協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補助辦理105年度雲林縣養豬戶死廢畜處理及集運作業流程與污染防治教育宣導計畫 <text:s/></text:p>
          </table:table-cell>
          <table:table-cell table:style-name="ce46" office:value-type="string" calcext:value-type="string">
            <text:p>雲林縣養豬協會 <text:s/></text:p>
          </table:table-cell>
          <table:table-cell table:style-name="ce47" office:value-type="string" calcext:value-type="string">
            <text:p>農業處 <text:s/></text:p>
          </table:table-cell>
          <table:table-cell table:style-name="ce75" office:value-type="float" office:value="150" calcext:value-type="float">
            <text:p>150</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養雞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中華民國養鵝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中華民國養鴨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虎尾鎮家禽運銷合作社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東勢家禽生產合作社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辦理105年度「養鹿產業結構調整計畫」產銷班教育訓練及輔導產銷班運作經費 </text:p>
          </table:table-cell>
          <table:table-cell table:style-name="ce46" office:value-type="string" calcext:value-type="string">
            <text:p>雲林縣養鹿生產合作社 </text:p>
          </table:table-cell>
          <table:table-cell table:style-name="ce47" office:value-type="string" calcext:value-type="string">
            <text:p>農業處 </text:p>
          </table:table-cell>
          <table:table-cell table:style-name="ce75" office:value-type="float" office:value="28" calcext:value-type="float">
            <text:p>28</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辦理105年度「養羊產業結構調整計畫」產銷班教育訓練及輔導產銷班運作經費 </text:p>
          </table:table-cell>
          <table:table-cell table:style-name="ce46" office:value-type="string" calcext:value-type="string">
            <text:p>斗六市農會 </text:p>
          </table:table-cell>
          <table:table-cell table:style-name="ce47" office:value-type="string" calcext:value-type="string">
            <text:p>農業處 </text:p>
          </table:table-cell>
          <table:table-cell table:style-name="ce75" office:value-type="float" office:value="30" calcext:value-type="float">
            <text:p>3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105年度「輔導肉牛產業加入產銷履歷驗證計畫」肉牛產銷班配合辦理釘掛肉牛耳標及教育訓練費用 </text:p>
          </table:table-cell>
          <table:table-cell table:style-name="ce46" office:value-type="string" calcext:value-type="string">
            <text:p>斗南鎮農會 </text:p>
          </table:table-cell>
          <table:table-cell table:style-name="ce47" office:value-type="string" calcext:value-type="string">
            <text:p>農業處 </text:p>
          </table:table-cell>
          <table:table-cell table:style-name="ce75" office:value-type="float" office:value="20" calcext:value-type="float">
            <text:p>2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105年度「輔導肉牛產業加入產銷履歷驗證計畫」肉牛產銷班配合辦理釘掛肉牛耳標及教育訓練費用 </text:p>
          </table:table-cell>
          <table:table-cell table:style-name="ce46" office:value-type="string" calcext:value-type="string">
            <text:p>虎尾鎮農會 </text:p>
          </table:table-cell>
          <table:table-cell table:style-name="ce47" office:value-type="string" calcext:value-type="string">
            <text:p>農業處 </text:p>
          </table:table-cell>
          <table:table-cell table:style-name="ce75" office:value-type="float" office:value="20" calcext:value-type="float">
            <text:p>2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text:s/>農業管理與輔導業務-農產運銷-獎補助費-對國內團體之捐助 </text:p>
          </table:table-cell>
          <table:table-cell table:style-name="ce46" office:value-type="string" calcext:value-type="string">
            <text:p>墊付雲林縣農會104年度雲林縣木瓜、鳳梨暨農特產品創新行銷計畫預撥款沖銷</text:p>
          </table:table-cell>
          <table:table-cell table:style-name="ce46" office:value-type="string" calcext:value-type="string">
            <text:p>雲林縣農會</text:p>
          </table:table-cell>
          <table:table-cell table:style-name="ce47" office:value-type="string" calcext:value-type="string">
            <text:p>農業處 </text:p>
          </table:table-cell>
          <table:table-cell table:style-name="ce75" office:value-type="float" office:value="398" calcext:value-type="float">
            <text:p>398</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雲林縣參加2016日本東京食品展計畫 </text:p>
          </table:table-cell>
          <table:table-cell table:style-name="ce46" office:value-type="string" calcext:value-type="string">
            <text:p><text:s/>雲林縣聯社 </text:p>
          </table:table-cell>
          <table:table-cell table:style-name="ce47" office:value-type="string" calcext:value-type="string">
            <text:p>農業處 </text:p>
          </table:table-cell>
          <table:table-cell table:style-name="ce75" office:value-type="float" office:value="440" calcext:value-type="float">
            <text:p>44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台西鄉 <text:s/>2016台西鄉農特產品行銷計畫活動 </text:p>
          </table:table-cell>
          <table:table-cell table:style-name="ce46" office:value-type="string" calcext:value-type="string">
            <text:p><text:s/>保證責任雲林縣泉州社區合作農場 </text:p>
          </table:table-cell>
          <table:table-cell table:style-name="ce47" office:value-type="string" calcext:value-type="string">
            <text:p>農業處 </text:p>
          </table:table-cell>
          <table:table-cell table:style-name="ce75" office:value-type="float" office:value="100" calcext:value-type="float">
            <text:p>10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農業生產力4.0 2016第一屆台灣智慧農業機械國際研討會」 </text:p>
          </table:table-cell>
          <table:table-cell table:style-name="ce46" office:value-type="string" calcext:value-type="string">
            <text:p><text:s/>虎尾科技大學 </text:p>
          </table:table-cell>
          <table:table-cell table:style-name="ce47" office:value-type="string" calcext:value-type="string">
            <text:p>農業處 </text:p>
          </table:table-cell>
          <table:table-cell table:style-name="ce75" office:value-type="float" office:value="330" calcext:value-type="float">
            <text:p>33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補助辦理「饒平合作農場加強蔬果直銷冷藏車設備計畫」 </text:p>
          </table:table-cell>
          <table:table-cell table:style-name="ce46" office:value-type="string" calcext:value-type="string">
            <text:p><text:s/>保證責任雲林縣饒平合作農場 </text:p>
          </table:table-cell>
          <table:table-cell table:style-name="ce47" office:value-type="string" calcext:value-type="string">
            <text:p>農業處 </text:p>
          </table:table-cell>
          <table:table-cell table:style-name="ce75" office:value-type="float" office:value="300" calcext:value-type="float">
            <text:p>30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補助辦理「105年漁村特色魚產品產業行銷推廣活動計畫」 </text:p>
          </table:table-cell>
          <table:table-cell table:style-name="ce46" office:value-type="string" calcext:value-type="string">
            <text:p><text:s/>雲林區漁會 </text:p>
          </table:table-cell>
          <table:table-cell table:style-name="ce47" office:value-type="string" calcext:value-type="string">
            <text:p>農業處 </text:p>
          </table:table-cell>
          <table:table-cell table:style-name="ce75" office:value-type="float" office:value="200" calcext:value-type="float">
            <text:p>20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人與土地的對話系列活動」 </text:p>
          </table:table-cell>
          <table:table-cell table:style-name="ce46" office:value-type="string" calcext:value-type="string">
            <text:p><text:s/>社團法人台灣公益CEO協會 </text:p>
          </table:table-cell>
          <table:table-cell table:style-name="ce47" office:value-type="string" calcext:value-type="string">
            <text:p>農業處 </text:p>
          </table:table-cell>
          <table:table-cell table:style-name="ce75" office:value-type="float" office:value="90" calcext:value-type="float">
            <text:p>90</text:p>
          </table:table-cell>
          <table:table-cell table:style-name="ce46" office:value-type="string" calcext:value-type="string">
            <text:p><text:s/>無 </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付雲林縣農會105年度本縣各界慶祝農民節表彰大會活動經費</text:p>
          </table:table-cell>
          <table:table-cell table:style-name="ce46" office:value-type="string" calcext:value-type="string">
            <text:p>雲林縣農會</text:p>
          </table:table-cell>
          <table:table-cell table:style-name="ce47" office:value-type="string" calcext:value-type="string">
            <text:p>農業處 <text:s/></text:p>
          </table:table-cell>
          <table:table-cell table:style-name="ce75" office:value-type="float" office:value="700" calcext:value-type="float">
            <text:p>700</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補助雲林縣農業合作社聯合社雲林縣105年度第94屆國際合作社績優社場表彰大會計畫補助款(部份補助)</text:p>
          </table:table-cell>
          <table:table-cell table:style-name="ce46" office:value-type="string" calcext:value-type="string">
            <text:p>雲林縣農業合作社聯合社</text:p>
          </table:table-cell>
          <table:table-cell table:style-name="ce47" office:value-type="string" calcext:value-type="string">
            <text:p>農業處 <text:s/></text:p>
          </table:table-cell>
          <table:table-cell table:style-name="ce75" office:value-type="float" office:value="448" calcext:value-type="float">
            <text:p>448</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雲林縣農業經理人協會辦理「105年度教育研習計劃」。</text:p>
          </table:table-cell>
          <table:table-cell table:style-name="ce46" office:value-type="string" calcext:value-type="string">
            <text:p>雲林縣農業經理人協會</text:p>
          </table:table-cell>
          <table:table-cell table:style-name="ce47" office:value-type="string" calcext:value-type="string">
            <text:p>農業處 <text:s/></text:p>
          </table:table-cell>
          <table:table-cell table:style-name="ce75" office:value-type="float" office:value="45" calcext:value-type="float">
            <text:p>45</text:p>
          </table:table-cell>
          <table:table-cell table:style-name="ce46" office:value-type="string" calcext:value-type="string">
            <text:p><text:s/>無 </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付雲林縣農會辦理105年度雲林縣各級農會屆次改選教育訓練計劃經費</text:p>
          </table:table-cell>
          <table:table-cell table:style-name="ce46" office:value-type="string" calcext:value-type="string">
            <text:p>雲林縣農會</text:p>
          </table:table-cell>
          <table:table-cell table:style-name="ce47" office:value-type="string" calcext:value-type="string">
            <text:p>農業處 <text:s/></text:p>
          </table:table-cell>
          <table:table-cell table:style-name="ce75" office:value-type="float" office:value="69" calcext:value-type="float">
            <text:p>69</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雲林縣養殖漁業發展協會105年雲林縣漁業資材及設備設施補助計畫業務費</text:p>
          </table:table-cell>
          <table:table-cell table:style-name="ce46" office:value-type="string" calcext:value-type="string">
            <text:p>雲林縣養殖漁業發展協會 </text:p>
          </table:table-cell>
          <table:table-cell table:style-name="ce47" office:value-type="string" calcext:value-type="string">
            <text:p>農業處 </text:p>
          </table:table-cell>
          <table:table-cell table:style-name="ce75" office:value-type="float" office:value="245" calcext:value-type="float">
            <text:p>245</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雲林區漁會105年「雲林縣漁業資材及設備設施補助計畫」業務費</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293" calcext:value-type="float">
            <text:p>293</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補助辦理105年度「雲林縣農業溫網室設施及相關設備計畫」雜支、旅費 </text:p>
          </table:table-cell>
          <table:table-cell table:style-name="ce46" office:value-type="string" calcext:value-type="string">
            <text:p>台西鄉農會 </text:p>
          </table:table-cell>
          <table:table-cell table:style-name="ce47" office:value-type="string" calcext:value-type="string">
            <text:p>農業處 </text:p>
          </table:table-cell>
          <table:table-cell table:style-name="ce75" office:value-type="float" office:value="17" calcext:value-type="float">
            <text:p>1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楊侑璇借口湖等農會104年第2期作推廣契作硬質玉米加碼補助金 </text:p>
          </table:table-cell>
          <table:table-cell table:style-name="ce46" office:value-type="string" calcext:value-type="string">
            <text:p>口湖鄉農會 </text:p>
          </table:table-cell>
          <table:table-cell table:style-name="ce47" office:value-type="string" calcext:value-type="string">
            <text:p>農業處 </text:p>
          </table:table-cell>
          <table:table-cell table:style-name="ce75" office:value-type="float" office:value="477" calcext:value-type="float">
            <text:p>47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楊侑璇借口湖等農會104年第2期作推廣契作硬質玉米加碼補助金 </text:p>
          </table:table-cell>
          <table:table-cell table:style-name="ce46" office:value-type="string" calcext:value-type="string">
            <text:p>口湖鄉農會 </text:p>
          </table:table-cell>
          <table:table-cell table:style-name="ce47" office:value-type="string" calcext:value-type="string">
            <text:p>農業處 </text:p>
          </table:table-cell>
          <table:table-cell table:style-name="ce75" office:value-type="float" office:value="2176" calcext:value-type="float">
            <text:p>217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莿桐農會辦理105年度雲林花海活動計畫經費</text:p>
          </table:table-cell>
          <table:table-cell table:style-name="ce46" office:value-type="string" calcext:value-type="string">
            <text:p>莿桐鄉農會</text:p>
          </table:table-cell>
          <table:table-cell table:style-name="ce47" office:value-type="string" calcext:value-type="string">
            <text:p>農業處 <text:s/></text:p>
          </table:table-cell>
          <table:table-cell table:style-name="ce75" office:value-type="float" office:value="1039" calcext:value-type="float">
            <text:p>1039</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四湖鄉農會辦理「補助農民團體行銷及發展經濟事業補助計畫」補助款274,000元</text:p>
          </table:table-cell>
          <table:table-cell table:style-name="ce46" office:value-type="string" calcext:value-type="string">
            <text:p>四湖鄉農會</text:p>
          </table:table-cell>
          <table:table-cell table:style-name="ce47" office:value-type="string" calcext:value-type="string">
            <text:p>農業處 <text:s/></text:p>
          </table:table-cell>
          <table:table-cell table:style-name="ce75" office:value-type="float" office:value="274" calcext:value-type="float">
            <text:p>274</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社團法人雲林縣養殖漁業發展協會辦理105年雲林縣漁業資材及設備設施補助計畫補助款</text:p>
          </table:table-cell>
          <table:table-cell table:style-name="ce46" office:value-type="string" calcext:value-type="string">
            <text:p>雲林縣養殖漁業發展協會 </text:p>
          </table:table-cell>
          <table:table-cell table:style-name="ce47" office:value-type="string" calcext:value-type="string">
            <text:p>農業處 </text:p>
          </table:table-cell>
          <table:table-cell table:style-name="ce75" office:value-type="float" office:value="5451" calcext:value-type="float">
            <text:p>5451</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雲林區漁會辦理105年雲林縣漁業資材及設備設施補助計畫補助款</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2523" calcext:value-type="float">
            <text:p>2523</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雲林區漁會辦理105年雲林縣漁業資材及設備設施補助計畫補助款</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3226" calcext:value-type="float">
            <text:p>322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防災減災擋水設備 </text:p>
          </table:table-cell>
          <table:table-cell table:style-name="ce46" office:value-type="string" calcext:value-type="string">
            <text:p>保證責任雲林縣大新果菜生產合作社 </text:p>
          </table:table-cell>
          <table:table-cell table:style-name="ce47" office:value-type="string" calcext:value-type="string">
            <text:p>農業處 </text:p>
          </table:table-cell>
          <table:table-cell table:style-name="ce75" office:value-type="float" office:value="71" calcext:value-type="float">
            <text:p>71</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作物保全減災設施 </text:p>
          </table:table-cell>
          <table:table-cell table:style-name="ce46" office:value-type="string" calcext:value-type="string">
            <text:p>二崙鄉農會 </text:p>
          </table:table-cell>
          <table:table-cell table:style-name="ce47" office:value-type="string" calcext:value-type="string">
            <text:p>農業處 </text:p>
          </table:table-cell>
          <table:table-cell table:style-name="ce75" office:value-type="float" office:value="4046" calcext:value-type="float">
            <text:p>404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糧作物保全設施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77" calcext:value-type="float">
            <text:p>7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 </text:p>
          </table:table-cell>
          <table:table-cell table:style-name="ce46" office:value-type="string" calcext:value-type="string">
            <text:p>二崙鄉農會 </text:p>
          </table:table-cell>
          <table:table-cell table:style-name="ce47" office:value-type="string" calcext:value-type="string">
            <text:p>農業處 </text:p>
          </table:table-cell>
          <table:table-cell table:style-name="ce75" office:value-type="float" office:value="1204" calcext:value-type="float">
            <text:p>1204</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658" calcext:value-type="float">
            <text:p>658</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糧作物保全設施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900" calcext:value-type="float">
            <text:p>900</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老街風華再現-耆老訪談紀錄片」計畫經費</text:p>
          </table:table-cell>
          <table:table-cell table:style-name="ce46" office:value-type="string" calcext:value-type="string">
            <text:p>雲林縣斗六市太平大街發展協會 </text:p>
          </table:table-cell>
          <table:table-cell table:style-name="ce47" office:value-type="string" calcext:value-type="string">
            <text:p>本府新聞處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105年暑期廣播研習營」活動補助經費新台幣3萬元</text:p>
          </table:table-cell>
          <table:table-cell table:style-name="ce46" office:value-type="string" calcext:value-type="string">
            <text:p>雲林縣廣播電視從業人員職業工會 </text:p>
          </table:table-cell>
          <table:table-cell table:style-name="ce47" office:value-type="string" calcext:value-type="string">
            <text:p>本府新聞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105年秀潭社區保生大帝聖誕民俗活動暨影像保存計畫」</text:p>
          </table:table-cell>
          <table:table-cell table:style-name="ce46" office:value-type="string" calcext:value-type="string">
            <text:p>雲林縣土庫鎮秀潭社區發展協會 </text:p>
          </table:table-cell>
          <table:table-cell table:style-name="ce47" office:value-type="string" calcext:value-type="string">
            <text:p>本府新聞處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2016『活力朝陽‧古坑旺來半程馬拉松』暨『新住民文化見習一家親』」活動</text:p>
          </table:table-cell>
          <table:table-cell table:style-name="ce46" office:value-type="string" calcext:value-type="string">
            <text:p>古坑鄉朝陽社區發展協會 </text:p>
          </table:table-cell>
          <table:table-cell table:style-name="ce47" office:value-type="string" calcext:value-type="string">
            <text:p>本府新聞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申請「雲林在地新聞及媒體從業人員專業成長計畫」</text:p>
          </table:table-cell>
          <table:table-cell table:style-name="ce46" office:value-type="string" calcext:value-type="string">
            <text:p>雲林縣新聞職業工會 </text:p>
          </table:table-cell>
          <table:table-cell table:style-name="ce47" office:value-type="string" calcext:value-type="string">
            <text:p>本府新聞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其他公共工程-城鄉建設工程-?補助費-對國內團體之捐助 </text:p>
          </table:table-cell>
          <table:table-cell table:style-name="ce46" office:value-type="string" calcext:value-type="string">
            <text:p>支付斗南鎮林子社區發展協會辦理「連芳聚落入口意象【國姓公的烏紅帽】雇工購料 </text:p>
          </table:table-cell>
          <table:table-cell table:style-name="ce46" office:value-type="string" calcext:value-type="string">
            <text:p>斗南鎮林子社區發展協會 </text:p>
          </table:table-cell>
          <table:table-cell table:style-name="ce47" office:value-type="string" calcext:value-type="string">
            <text:p>城鄉發展處 </text:p>
          </table:table-cell>
          <table:table-cell table:style-name="ce75" office:value-type="float" office:value="99.56" calcext:value-type="float">
            <text:p>99.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交通建設工程-交通工程-獎補助費</text:p>
          </table:table-cell>
          <table:table-cell table:style-name="ce46" office:value-type="string" calcext:value-type="string">
            <text:p>付臺西汽車客運股份有限公司購車補助款</text:p>
          </table:table-cell>
          <table:table-cell table:style-name="ce46" office:value-type="string" calcext:value-type="string">
            <text:p>臺西汽車客運股份有限公司</text:p>
          </table:table-cell>
          <table:table-cell table:style-name="ce47" office:value-type="string" calcext:value-type="string">
            <text:p>工務處</text:p>
          </table:table-cell>
          <table:table-cell table:style-name="ce75" office:value-type="float" office:value="12980" calcext:value-type="float">
            <text:p>129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新媳婦關懷協會辦理105年度親職教育經費</text:p>
          </table:table-cell>
          <table:table-cell table:style-name="ce46" office:value-type="string" calcext:value-type="string">
            <text:p>雲林縣新媳婦關懷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社會關懷協會辦理105年雲林縣新住民新春團圓活動經費</text:p>
          </table:table-cell>
          <table:table-cell table:style-name="ce46" office:value-type="string" calcext:value-type="string">
            <text:p>社團法人雲林縣社會關懷協會 </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婦女會辦理慶祝105年婦女節綻放風采溫馨傳愛表揚大會暨節能減碳宣導活動經費</text:p>
          </table:table-cell>
          <table:table-cell table:style-name="ce46" office:value-type="string" calcext:value-type="string">
            <text:p>雲林縣婦女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社團法人雲林縣婦幼關懷協會辦理105年度外配慶端午關懷外配及弱勢家庭活動經費</text:p>
          </table:table-cell>
          <table:table-cell table:style-name="ce46" office:value-type="string" calcext:value-type="string">
            <text:p>社團法人雲林縣婦幼關懷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斗六市婦女會辦理105年婦女研習營計畫經費</text:p>
          </table:table-cell>
          <table:table-cell table:style-name="ce46" office:value-type="string" calcext:value-type="string">
            <text:p>雲林縣斗六市婦女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古坑鄉公所雲林縣古坑鄉朝陽社區發展協會辦理105年度朝陽社區婦女福利外配新住民關懷宣導活動經費</text:p>
          </table:table-cell>
          <table:table-cell table:style-name="ce46" office:value-type="string" calcext:value-type="string">
            <text:p>雲林縣古坑鄉朝陽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真善美協會辦理「幸福新住民文化交流聯歡晚會」</text:p>
          </table:table-cell>
          <table:table-cell table:style-name="ce46" office:value-type="string" calcext:value-type="string">
            <text:p>雲林縣真善美協會 </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社團法人雲林縣越南同鄉權益協進會辦理「2016年台中國際音樂節-音樂國慶」經費</text:p>
          </table:table-cell>
          <table:table-cell table:style-name="ce46" office:value-type="string" calcext:value-type="string">
            <text:p>社團法人雲林縣越南同鄉權益協進會 </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補助口湖鄉公所埔南社區發展協會2016第一屆推廣在地新住民文化異國風情音樂饗宴社會福利宣導活動經費</text:p>
          </table:table-cell>
          <table:table-cell table:style-name="ce46" office:value-type="string" calcext:value-type="string">
            <text:p>埔南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39" calcext:value-type="float">
            <text:p>939</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7月份公益彩券盈餘分配款應受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18" calcext:value-type="float">
            <text:p>718</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1-3月份雲林縣政府委託辦理雲林縣兒童發展通報轉介暨個案管理中心經費</text:p>
          </table:table-cell>
          <table:table-cell table:style-name="ce46" office:value-type="string" calcext:value-type="string">
            <text:p>財團法人台灣兒童暨家庭扶助基金會附設雲林縣私立家扶發展學園</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天主教若瑟社會福利基金會大吉大利、平安幸福-歲末祝福活動經費</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第1季(1-3月)口湖區早期療育日間托育及療育服務費用</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831" calcext:value-type="float">
            <text:p>831</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付雲林縣私立家扶發展學園辦理雲林縣105年度早期療育工作人員教育訓練經費</text:p>
          </table:table-cell>
          <table:table-cell table:style-name="ce46" office:value-type="string" calcext:value-type="string">
            <text:p>財團法人台灣兒童暨家庭扶助基金會附設雲林縣私立家扶發展學園</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1-3月份台西區早期療育日間托育及療育服務費</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650" calcext:value-type="float">
            <text:p>650</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雲林縣幼兒托育職業工會辦理105年度0-2歲親職教育課程計畫經費</text:p>
          </table:table-cell>
          <table:table-cell table:style-name="ce46" office:value-type="string" calcext:value-type="string">
            <text:p>雲林縣幼兒托育職業工會 </text:p>
          </table:table-cell>
          <table:table-cell table:style-name="ce47" office:value-type="string" calcext:value-type="string">
            <text:p>雲林縣政府社會處</text:p>
          </table:table-cell>
          <table:table-cell table:style-name="ce75" office:value-type="float" office:value="44" calcext:value-type="float">
            <text:p>44</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保母協會親職教育講座費用</text:p>
          </table:table-cell>
          <table:table-cell table:style-name="ce46" office:value-type="string" calcext:value-type="string">
            <text:p>社團法人雲林縣保母協會 </text:p>
          </table:table-cell>
          <table:table-cell table:style-name="ce47" office:value-type="string" calcext:value-type="string">
            <text:p>雲林縣政府社會處</text:p>
          </table:table-cell>
          <table:table-cell table:style-name="ce75" office:value-type="float" office:value="25" calcext:value-type="float">
            <text:p>25</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天主教若瑟社會福利基金會斗六區早期療育日間托育及療育服務1-3月份經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428" calcext:value-type="float">
            <text:p>142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度雲林縣早期療育日間托育中心及家扶發展學園聯合畢業典禮愛在雲林 夢想起飛暨成果展活動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88" calcext:value-type="float">
            <text:p>88</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台灣兒童暨家庭扶助基金會附設雲林縣私立家扶發展學園辦理生活學很大早療親子成長營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4-6月份台西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646" calcext:value-type="float">
            <text:p>64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4-6月份雲林縣政府委託辦理雲林縣兒童發展遲緩兒童早療服務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口湖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29" calcext:value-type="float">
            <text:p>829</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元長鄉公所五塊社區發展協會辦理2016偏鄉兒少社區陪伴扎根計畫-揭牌活動經費</text:p>
          </table:table-cell>
          <table:table-cell table:style-name="ce46" office:value-type="string" calcext:value-type="string">
            <text:p>五塊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中華民國紅十字會台灣省雲林縣支會雲林縣105年托育人員基本救命術訓練計畫經費</text:p>
          </table:table-cell>
          <table:table-cell table:style-name="ce46" office:value-type="string" calcext:value-type="string">
            <text:p>中華民國紅十字會台灣省雲林縣支會 </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第1季(1-3月)西螺區早期療育日間托育及療育服務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905" calcext:value-type="float">
            <text:p>1905</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4-6月(第二季)斗六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515" calcext:value-type="float">
            <text:p>1515</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雲林縣幼兒托育職業工會0-2歲兒童親職教育講座補助款</text:p>
          </table:table-cell>
          <table:table-cell table:style-name="ce46" office:value-type="string" calcext:value-type="string">
            <text:p>雲林縣幼兒托育職業工會 </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元長鄉公所鹿北社區發展協會辦理「弱勢兒童藝術創作成長營」經費</text:p>
          </table:table-cell>
          <table:table-cell table:style-name="ce46" office:value-type="string" calcext:value-type="string">
            <text:p>鹿北社區發展協會 </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深耕早療，用愛飛翔』雲林縣早期療育發展篩檢活動經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度第三季雲林縣政府委託辦理雲林縣兒童發展通報轉介暨個案管理中心7-9月費用</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雲林分事務所辦理105年溫馨滿床歲末冬暖園遊會活動執行經費</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3季(7-9月)台西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640" calcext:value-type="float">
            <text:p>640</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保母協會父母未就業家庭育兒津貼實施計畫親職教育課程補助款</text:p>
          </table:table-cell>
          <table:table-cell table:style-name="ce46" office:value-type="string" calcext:value-type="string">
            <text:p>社團法人雲林縣保母協會 </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雲林分事務所106年度寄養家庭授證授證活動費用</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三季(7月-9月)斗六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506" calcext:value-type="float">
            <text:p>150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好好學說話』親職教育計畫」</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台灣兒童暨家庭扶助基金會附設雲林縣私立家扶發展學園105年雲林縣早期療育工作人員在職訓練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90" calcext:value-type="float">
            <text:p>9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三季(7-12月)口湖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2013" calcext:value-type="float">
            <text:p>2013</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四季(10月-12月)斗六區早期療育日間托育及療育服務</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963" calcext:value-type="float">
            <text:p>1963</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10-12月台西區早期療育日間托育及療育服務</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48" calcext:value-type="float">
            <text:p>84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財團法人台灣兒童暨家庭扶助基金會附設雲林縣私立家扶發展學園辦理雲林縣104年度發展遲緩兒童早期療育到宅服務</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財團法人台灣兒童暨家庭扶助基金會附設雲林縣私立家扶發展學園辦理105年度西螺區早期療育日間托育及療育服務</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2177" calcext:value-type="float">
            <text:p>2177</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兒童福利發展協會辦理「雲林縣弱勢家庭兒童及少年社區照顧服務方案」(計畫編號：105UI201f)經費計新台幣9萬1,800元縣府配合款</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text:p>
          </table:table-cell>
          <table:table-cell table:style-name="ce75" office:value-type="float" office:value="92" calcext:value-type="float">
            <text:p>92</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支出財團法人台灣兒童暨家庭扶助基金會附設雲林縣私立家扶發展學園辦理105年度雲林縣政府委託辦理雲林縣兒童發展通報轉介暨個案管理中心</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788" calcext:value-type="float">
            <text:p>178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00" calcext:value-type="float">
            <text:p>50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7月份公益彩券盈餘應受分配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383" calcext:value-type="float">
            <text:p>383</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衛生福利部社會及家庭署104年度補助財團法人台灣兒童暨家庭扶助基金會雲林分事務所辦理104年雲林縣少年自立生活適應協助補助計畫賸餘款繳回 </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 </text:p>
          </table:table-cell>
          <table:table-cell table:style-name="ce75" office:value-type="float" office:value="0.002" calcext:value-type="float">
            <text:p>0.0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月份公益彩券應受分配數20%經費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06" calcext:value-type="float">
            <text:p>60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2月份公益彩券應受分配數20%經費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3月份公益彩券盈餘分配款20%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4月份公益彩券盈餘分配款應受分配數20%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台灣兒童暨家庭扶助基金會雲林分事務所105年少年自立生活適應協助方案1-3月執行費用 </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 </text:p>
          </table:table-cell>
          <table:table-cell table:style-name="ce75" office:value-type="float" office:value="41" calcext:value-type="float">
            <text:p>4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05年5月份公益彩券盈餘分配款20%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6月份公益彩券應受分配數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社團法人雲林縣兒童福利發展協會辦理104年度雲林縣社工人身安全計畫經費預撥款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53" calcext:value-type="float">
            <text:p>5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財團法人台灣兒童暨家庭扶助基金會雲林分事務所辦理雲林縣105年少年自立生活適應協助方案4-6月執行費用 </text:p>
          </table:table-cell>
          <table:table-cell table:style-name="ce46" office:value-type="string" calcext:value-type="string">
            <text:p>財團法人台灣兒童暨家庭扶助基金會雲林分事務 </text:p>
          </table:table-cell>
          <table:table-cell table:style-name="ce47" office:value-type="string" calcext:value-type="string">
            <text:p>雲林縣政府社會處 </text:p>
          </table:table-cell>
          <table:table-cell table:style-name="ce75" office:value-type="float" office:value="44" calcext:value-type="float">
            <text:p>4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7月份公益彩券盈餘應受分配款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105年第1期(1-7月)強化家暴庇護安置人力計畫經費(計畫編號：105TI237b)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53" calcext:value-type="float">
            <text:p>5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台灣兒童暨家庭扶助基金會雲林分事務所105年少年自立生活適應協助計畫7-9月執行經費 </text:p>
          </table:table-cell>
          <table:table-cell table:style-name="ce46" office:value-type="string" calcext:value-type="string">
            <text:p>財團法人台灣兒童暨家庭扶助基金會雲林分事務 </text:p>
          </table:table-cell>
          <table:table-cell table:style-name="ce47" office:value-type="string" calcext:value-type="string">
            <text:p>雲林縣政府社會處 </text:p>
          </table:table-cell>
          <table:table-cell table:style-name="ce75" office:value-type="float" office:value="37" calcext:value-type="float">
            <text:p>3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付雲林縣公益彩券盈餘分配款專戶105年8月份公益彩券盈餘分配款20%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05年9月份公益彩券盈餘應受分配數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463" calcext:value-type="float">
            <text:p>46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兒童少年福利保護協會辦理105年度高風險家庭關懷輔導處遇計畫1至9月份業務費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281" calcext:value-type="float">
            <text:p>28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105年度強化家暴庇護安置人力計畫8-9月執行經費(計畫編號：105TI237b)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收兒童少年福利保護協會繳回105年度高風險家庭關懷輔導處遇計畫人事費剩餘款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7" calcext:value-type="float">
            <text:p>-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收社團法人雲林縣兒童福利發展協會繳回辦理105年度高風險家庭關懷輔導處遇計畫繳回人事費賸餘款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社團法人雲林縣沐馨服務協會辦理105年度高風險家庭關懷輔導處遇計畫之1至8月份業務費用-中央一般性社會福利經費補助指定辦理施政項目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533" calcext:value-type="float">
            <text:p>53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社團法人雲林縣兒童少年福利保護協會辦理105年度高風險家庭關懷輔導處遇計畫之10至12月份業務費用-中央一般性社會福利經費補助指定辦理施政項目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92" calcext:value-type="float">
            <text:p>9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沐馨服務協會辦理105年度高風險家庭關懷輔導處遇計畫之9至12月份業務費用-中央一般性社會福利經費補助指定辦理施政項目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271" calcext:value-type="float">
            <text:p>27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兒童福利發展協會辦理105年度高風險家庭關懷輔導處遇計畫之1至12月份業務費用-中央一般性社會福利經費補助指定辦理施政項目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69" calcext:value-type="float">
            <text:p>26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雲林縣大慈社會福利慈善基金會充實庇護中心人力暨辦公室租金補助計畫(30%專案服務費)105年1-12月執行經費 </text:p>
          </table:table-cell>
          <table:table-cell table:style-name="ce46" office:value-type="string" calcext:value-type="string">
            <text:p>雲林縣大慈社會福利慈善基金會 </text:p>
          </table:table-cell>
          <table:table-cell table:style-name="ce47" office:value-type="string" calcext:value-type="string">
            <text:p>雲林縣政府社會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中華民國新女性聯合會辦理司法機關推動家庭暴力防治工作~雲林縣政府駐臺灣雲林地方法院家庭暴力事件服務處105年執行經費 </text:p>
          </table:table-cell>
          <table:table-cell table:style-name="ce46" office:value-type="string" calcext:value-type="string">
            <text:p>中華民國新女性聯合會 </text:p>
          </table:table-cell>
          <table:table-cell table:style-name="ce47" office:value-type="string" calcext:value-type="string">
            <text:p>雲林縣政府社會處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辦理「05年度強化家暴庇護安置人力計畫105年10-12月暨年終獎金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34" calcext:value-type="float">
            <text:p>3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雲林縣兒童福利發展協會等105年1月至10月辦理高風險家庭關懷輔導處遇服務方案社工人風險工作補助費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132" calcext:value-type="float">
            <text:p>1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雲林縣兒童少年福利保護協會105年度高風險家庭關懷輔導處遇計畫之整年度20%人事費用沖銷 </text:p>
          </table:table-cell>
          <table:table-cell table:style-name="ce46" office:value-type="string" calcext:value-type="string">
            <text:p>雲林縣兒童少年福利保護協會 </text:p>
          </table:table-cell>
          <table:table-cell table:style-name="ce47" office:value-type="string" calcext:value-type="string">
            <text:p>雲林縣政府社會處 </text:p>
          </table:table-cell>
          <table:table-cell table:style-name="ce75" office:value-type="float" office:value="294" calcext:value-type="float">
            <text:p>29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社團法人雲林縣沐馨服務協會105年度高風險家庭關懷輔導處遇計畫之整年度20%人事費用沖銷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381" calcext:value-type="float">
            <text:p>38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雲林縣兒童福利發展協會105年度高風險家庭關懷輔導處遇計畫之整年度20%人事費用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70" calcext:value-type="float">
            <text:p>2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衛生局辦理104年度居家護理、居家復建及喘息服務 </text:p>
          </table:table-cell>
          <table:table-cell table:style-name="ce46" office:value-type="string" calcext:value-type="string">
            <text:p>雲林縣衛生局 </text:p>
          </table:table-cell>
          <table:table-cell table:style-name="ce47" office:value-type="string" calcext:value-type="string">
            <text:p>雲林縣政府社會處</text:p>
          </table:table-cell>
          <table:table-cell table:style-name="ce75" office:value-type="float" office:value="2472" calcext:value-type="float">
            <text:p>24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北大眾捷運股份有限公司老人及身心障礙者搭乘補助款 </text:p>
          </table:table-cell>
          <table:table-cell table:style-name="ce46" office:value-type="string" calcext:value-type="string">
            <text:p>台北大眾捷運股份有限公司 </text:p>
          </table:table-cell>
          <table:table-cell table:style-name="ce47" office:value-type="string" calcext:value-type="string">
            <text:p>雲林縣政府社會處</text:p>
          </table:table-cell>
          <table:table-cell table:style-name="ce75" office:value-type="float" office:value="1502" calcext:value-type="float">
            <text:p>15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身心障礙福利協會中老年心血管疾病健康講座 </text:p>
          </table:table-cell>
          <table:table-cell table:style-name="ce46" office:value-type="string" calcext:value-type="string">
            <text:p>雲林縣身心障礙福利協會 </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高雄捷運股份有限公司老人及身心障礙者搭乘補助款 </text:p>
          </table:table-cell>
          <table:table-cell table:style-name="ce46" office:value-type="string" calcext:value-type="string">
            <text:p>高雄捷運股份有限公司 </text:p>
          </table:table-cell>
          <table:table-cell table:style-name="ce47" office:value-type="string" calcext:value-type="string">
            <text:p>雲林縣政府社會處</text:p>
          </table:table-cell>
          <table:table-cell table:style-name="ce75" office:value-type="float" office:value="178" calcext:value-type="float">
            <text:p>17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身心障礙者重建協會辦理猴樂平安年-希望農園慶豐收圍爐團聚過好年活動 </text:p>
          </table:table-cell>
          <table:table-cell table:style-name="ce46" office:value-type="string" calcext:value-type="string">
            <text:p>雲林縣身心障礙福利協會 </text:p>
          </table:table-cell>
          <table:table-cell table:style-name="ce47" office:value-type="string" calcext:value-type="string">
            <text:p>雲林縣政府社會處</text:p>
          </table:table-cell>
          <table:table-cell table:style-name="ce75" office:value-type="float" office:value="85" calcext:value-type="float">
            <text:p>8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公益彩券盈餘分配款專戶公益彩券應受分配數20%經費 </text:p>
          </table:table-cell>
          <table:table-cell table:style-name="ce46" office:value-type="string" calcext:value-type="string">
            <text:p>社會福利團體 </text:p>
          </table:table-cell>
          <table:table-cell table:style-name="ce47" office:value-type="string" calcext:value-type="string">
            <text:p>雲林縣政府社會處</text:p>
          </table:table-cell>
          <table:table-cell table:style-name="ce75" office:value-type="float" office:value="27613" calcext:value-type="float">
            <text:p>276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嘉義汽車客運股份有限公司105年敬老行樂免費乘車款 </text:p>
          </table:table-cell>
          <table:table-cell table:style-name="ce46" office:value-type="string" calcext:value-type="string">
            <text:p>嘉義汽車客運股份有限公司 </text:p>
          </table:table-cell>
          <table:table-cell table:style-name="ce47" office:value-type="string" calcext:value-type="string">
            <text:p>雲林縣政府社會處</text:p>
          </table:table-cell>
          <table:table-cell table:style-name="ce75" office:value-type="float" office:value="5526" calcext:value-type="float">
            <text:p>55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西汽車客運股份有限公司105年敬老行樂免費乘車款 </text:p>
          </table:table-cell>
          <table:table-cell table:style-name="ce46" office:value-type="string" calcext:value-type="string">
            <text:p>臺西汽車客運股份有限公司 </text:p>
          </table:table-cell>
          <table:table-cell table:style-name="ce47" office:value-type="string" calcext:value-type="string">
            <text:p>雲林縣政府社會處</text:p>
          </table:table-cell>
          <table:table-cell table:style-name="ce75" office:value-type="float" office:value="11771" calcext:value-type="float">
            <text:p>1177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辦理體驗教育活動 </text:p>
          </table:table-cell>
          <table:table-cell table:style-name="ce46" office:value-type="string" calcext:value-type="string">
            <text:p>雲林縣聲暉協進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105年聽語即時跨越數位無礙計畫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西汽車客運股份有限公司105年度市區公車敬老行樂免費乘車計畫 </text:p>
          </table:table-cell>
          <table:table-cell table:style-name="ce46" office:value-type="string" calcext:value-type="string">
            <text:p>臺西汽車客運股份有限公司 </text:p>
          </table:table-cell>
          <table:table-cell table:style-name="ce47" office:value-type="string" calcext:value-type="string">
            <text:p>雲林縣政府社會處</text:p>
          </table:table-cell>
          <table:table-cell table:style-name="ce75" office:value-type="float" office:value="596" calcext:value-type="float">
            <text:p>59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辦理105年度母親節感恩活動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105年度父母情深永不放棄講座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盲人福利協進會辦理105年度視障自立生活成長營 </text:p>
          </table:table-cell>
          <table:table-cell table:style-name="ce46" office:value-type="string" calcext:value-type="string">
            <text:p>盲人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脊髓損傷者協會辦理社會療育農園啟用暨無障礙體驗活動計畫 </text:p>
          </table:table-cell>
          <table:table-cell table:style-name="ce46" office:value-type="string" calcext:value-type="string">
            <text:p>脊髓損傷者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北港身心障礙者協會105年度慈愛盃槌錦標賽活動 </text:p>
          </table:table-cell>
          <table:table-cell table:style-name="ce46" office:value-type="string" calcext:value-type="string">
            <text:p>北港身心障礙者協會</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度家長會暨親子活動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9" calcext:value-type="float">
            <text:p>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105年度搖擺人生輪轉未來雲林縣政府手搖車啟用儀式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盲人福利協進會等14個身障團體 </text:p>
          </table:table-cell>
          <table:table-cell table:style-name="ce46" office:value-type="string" calcext:value-type="string">
            <text:p>雲林縣盲人福利協進會</text:p>
          </table:table-cell>
          <table:table-cell table:style-name="ce47" office:value-type="string" calcext:value-type="string">
            <text:p>雲林縣政府社會處</text:p>
          </table:table-cell>
          <table:table-cell table:style-name="ce75" office:value-type="float" office:value="3006" calcext:value-type="float">
            <text:p>300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粽葉飄香慶端午暨交通事故處理注意事項講座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專業成長工作坊計畫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輕鬆一下~聽障家庭教育研習活動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盲用資源體驗暨文化交流活動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溝通型態與家庭動力身心障礙家庭共識營活動 </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105年雲林縣優先採購身心障礙福利機構團體中秋節產品發表記者會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身心障礙者營養飲食管理講座計畫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復健青年協進會身心障礙者無障礙環境體驗學習運用參訪計畫 </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72" calcext:value-type="float">
            <text:p>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聽語障福利協進會105年聽語障者災害防治宣導計畫 </text:p>
          </table:table-cell>
          <table:table-cell table:style-name="ce46" office:value-type="string" calcext:value-type="string">
            <text:p>雲林縣聽語障福利協進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辦理視覺障礙者的種類特質與病理成因宣導活動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北港身心障礙者福利協會辦理教保員基礎班訓練 </text:p>
          </table:table-cell>
          <table:table-cell table:style-name="ce46" office:value-type="string" calcext:value-type="string">
            <text:p>社團法人雲林縣北港身心障礙者協會</text:p>
          </table:table-cell>
          <table:table-cell table:style-name="ce47" office:value-type="string" calcext:value-type="string">
            <text:p>雲林縣政府社會處</text:p>
          </table:table-cell>
          <table:table-cell table:style-name="ce75" office:value-type="float" office:value="293" calcext:value-type="float">
            <text:p>29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辦理珍愛生命紓壓樂活宣導活動課程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輔助科技服務協會辦理105年度「建置縣市輔具中心聽覺輔具評估能力計劃」 </text:p>
          </table:table-cell>
          <table:table-cell table:style-name="ce46" office:value-type="string" calcext:value-type="string">
            <text:p>社團法人雲林縣輔助科技服務協會</text:p>
          </table:table-cell>
          <table:table-cell table:style-name="ce47" office:value-type="string" calcext:value-type="string">
            <text:p>雲林縣政府社會處</text:p>
          </table:table-cell>
          <table:table-cell table:style-name="ce75" office:value-type="float" office:value="729" calcext:value-type="float">
            <text:p>7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輔助科技服務協會105年身心障礙者輔具資源中心需求評估能量提升計畫 </text:p>
          </table:table-cell>
          <table:table-cell table:style-name="ce46" office:value-type="string" calcext:value-type="string">
            <text:p>社團法人雲林縣輔助科技服務協會</text:p>
          </table:table-cell>
          <table:table-cell table:style-name="ce47" office:value-type="string" calcext:value-type="string">
            <text:p>雲林縣政府社會處</text:p>
          </table:table-cell>
          <table:table-cell table:style-name="ce75" office:value-type="float" office:value="86" calcext:value-type="float">
            <text:p>86</text:p>
          </table:table-cell>
          <table:table-cell table:style-name="ce46" office:value-type="string" calcext:value-type="string">
            <text:p>無</text:p>
          </table:table-cell>
          <table:table-cell table:style-name="ce46"/>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身心障礙者家庭居家安全講習暨福利宣導活動 </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台西身心障礙者福利協會幸福無礙~身心障礙家庭樂活研習營 </text:p>
          </table:table-cell>
          <table:table-cell table:style-name="ce46" office:value-type="string" calcext:value-type="string">
            <text:p>雲林縣台西身心障礙者福利協會</text:p>
          </table:table-cell>
          <table:table-cell table:style-name="ce47" office:value-type="string" calcext:value-type="string">
            <text:p>雲林縣政府社會處</text:p>
          </table:table-cell>
          <table:table-cell table:style-name="ce75" office:value-type="float" office:value="32" calcext:value-type="float">
            <text:p>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身心障礙福利協會溫情盃槌球錦標賽活動 </text:p>
          </table:table-cell>
          <table:table-cell table:style-name="ce46" office:value-type="string" calcext:value-type="string">
            <text:p>雲林縣身心障礙福利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付華聖啟能發展中心辦理105年齊聚華聖、滿月團圓活動計畫經費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盲人福利協進會擇日學學術講座活動 </text:p>
          </table:table-cell>
          <table:table-cell table:style-name="ce46" office:value-type="string" calcext:value-type="string">
            <text:p>雲林縣盲人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法團法人雲林縣聲暉協進會辦理105年度雲林縣社福團體人力培訓計畫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復健青年協進會辦理105年度身心障礙者社區式日間服務佈建計畫 </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1917" calcext:value-type="float">
            <text:p>1917</text:p>
          </table:table-cell>
          <table:table-cell table:style-name="ce46" office:value-type="string" calcext:value-type="string">
            <text:p>無</text:p>
          </table:table-cell>
          <table:table-cell table:style-name="ce46"/>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聲暉協進會把愛說出來~聽障者家庭支持性成長團體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105年度聽語障者家庭樂活體驗暨生態文化教學研習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視障重建福利協進會辦理視障按摩品質再造研習課程 </text:p>
          </table:table-cell>
          <table:table-cell table:style-name="ce46" office:value-type="string" calcext:value-type="string">
            <text:p>社團法人雲林縣視障重建福利協進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辦理身心障礙家庭照顧者支持訓練及研習計畫 </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聲暉協進會辦理把愛傳出去~社區宣導活動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團法人雲林縣私立同仁仁愛之家等辦理社會福利機構申請生活扶助計畫經費 </text:p>
          </table:table-cell>
          <table:table-cell table:style-name="ce46" office:value-type="string" calcext:value-type="string">
            <text:p>財團法人雲林縣私立同仁仁愛之家等</text:p>
          </table:table-cell>
          <table:table-cell table:style-name="ce47" office:value-type="string" calcext:value-type="string">
            <text:p>雲林縣政府社會處</text:p>
          </table:table-cell>
          <table:table-cell table:style-name="ce75" office:value-type="float" office:value="242" calcext:value-type="float">
            <text:p>24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愛無礙協會兩岸傳情環愛日月潭學習交流活動 </text:p>
          </table:table-cell>
          <table:table-cell table:style-name="ce46" office:value-type="string" calcext:value-type="string">
            <text:p>雲林縣愛無礙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因為有您、讓愛啟動活動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虎尾身心障礙協會辦理105年度身心障礙者生命彩虹-渲染幸福計畫 </text:p>
          </table:table-cell>
          <table:table-cell table:style-name="ce46" office:value-type="string" calcext:value-type="string">
            <text:p>虎尾身心障礙協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度社會教育暨親子活動計畫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脊髓損傷者協會辦理好康報恁知105年雲林縣身心障礙福利宣導計畫 </text:p>
          </table:table-cell>
          <table:table-cell table:style-name="ce46" office:value-type="string" calcext:value-type="string">
            <text:p>社團法人雲林縣脊髓損傷者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2016崙背木棉花觀光文化節</text:p>
          </table:table-cell>
          <table:table-cell table:style-name="ce46" office:value-type="string" calcext:value-type="string">
            <text:p>雲林縣雲林縣崙背鄉產業發展協會</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雲林縣各界慶祝105年青年節社會、學校優秀青年表揚活動 </text:p>
          </table:table-cell>
          <table:table-cell table:style-name="ce46" office:value-type="string" calcext:value-type="string">
            <text:p>救國團雲林縣團務指導委員會 </text:p>
          </table:table-cell>
          <table:table-cell table:style-name="ce47" office:value-type="string" calcext:value-type="string">
            <text:p>雲林縣政府社會處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與國家未來主人翁逛書店 </text:p>
          </table:table-cell>
          <table:table-cell table:style-name="ce46" office:value-type="string" calcext:value-type="string">
            <text:p>雲林縣長城國際同濟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客家才藝表演暨會員大會研習活動 </text:p>
          </table:table-cell>
          <table:table-cell table:style-name="ce46" office:value-type="string" calcext:value-type="string">
            <text:p>雲林縣二崙鄉客家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弱勢族群家庭親子活動 </text:p>
          </table:table-cell>
          <table:table-cell table:style-name="ce46" office:value-type="string" calcext:value-type="string">
            <text:p>雲林縣褒忠鄉埔姜崙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香迎端午、文化滿鄉情」活動 </text:p>
          </table:table-cell>
          <table:table-cell table:style-name="ce46" office:value-type="string" calcext:value-type="string">
            <text:p>雲林縣五術教育研究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度慶祝母親節暨發揚花鼓文化及麥寮鄉施政重點宣導活動 </text:p>
          </table:table-cell>
          <table:table-cell table:style-name="ce46" office:value-type="string" calcext:value-type="string">
            <text:p>雲林縣麥寮鄉山寮花鼓發展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年度成果發表暨節能減碳及環境保護」活動 </text:p>
          </table:table-cell>
          <table:table-cell table:style-name="ce46" office:value-type="string" calcext:value-type="string">
            <text:p>雲林縣虎尾排舞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國樂冬令營」活動 </text:p>
          </table:table-cell>
          <table:table-cell table:style-name="ce46" office:value-type="string" calcext:value-type="string">
            <text:p>雲林縣海豐堡文史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國樂團培訓暨成果演出」活動 </text:p>
          </table:table-cell>
          <table:table-cell table:style-name="ce46" office:value-type="string" calcext:value-type="string">
            <text:p>雲林縣虎尾鎮虎尾溪城市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外內丹功成果發表會」活動 </text:p>
          </table:table-cell>
          <table:table-cell table:style-name="ce46" office:value-type="string" calcext:value-type="string">
            <text:p>雲林縣土庫鎮外內丹功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關懷鐖餓、寒冬送暖、愛心園遊會活動 </text:p>
          </table:table-cell>
          <table:table-cell table:style-name="ce46" office:value-type="string" calcext:value-type="string">
            <text:p>雲林縣恩主公慈善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保護綠地暨空污宣導」活動 </text:p>
          </table:table-cell>
          <table:table-cell table:style-name="ce46" office:value-type="string" calcext:value-type="string">
            <text:p>社團法人雲林縣國際青年商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2016年雲林縣西螺鎮兒童美術寫生著色比賽．親子教育．交通安全．規律運動．節能減碳．水土保持政策宣導」活動 </text:p>
          </table:table-cell>
          <table:table-cell table:style-name="ce46" office:value-type="string" calcext:value-type="string">
            <text:p>雲林縣社團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1月份公益彩券應受分配數20%轉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23" calcext:value-type="float">
            <text:p>10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度工作計畫書」活動 </text:p>
          </table:table-cell>
          <table:table-cell table:style-name="ce46" office:value-type="string" calcext:value-type="string">
            <text:p>雲林縣商業會 </text:p>
          </table:table-cell>
          <table:table-cell table:style-name="ce47" office:value-type="string" calcext:value-type="string">
            <text:p>雲林縣政府社會處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街頭藝人海洋演藝行銷計畫」活動 </text:p>
          </table:table-cell>
          <table:table-cell table:style-name="ce46" office:value-type="string" calcext:value-type="string">
            <text:p>雲林縣街頭藝人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撥付105年2月份公益彩券盈餘應受分配數20%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慈母心，親子情」活動經 </text:p>
          </table:table-cell>
          <table:table-cell table:style-name="ce46" office:value-type="string" calcext:value-type="string">
            <text:p>雲林縣新住民同心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一家親寒冬尾牙關懷獨居老人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太原宗親會祭祖大典與民俗文藝活動 </text:p>
          </table:table-cell>
          <table:table-cell table:style-name="ce46" office:value-type="string" calcext:value-type="string">
            <text:p>雲林縣太原宗親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端午慶佳節活動」 </text:p>
          </table:table-cell>
          <table:table-cell table:style-name="ce46" office:value-type="string" calcext:value-type="string">
            <text:p>社團法人雲林縣蔦松國中校友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嘉年華會活動 </text:p>
          </table:table-cell>
          <table:table-cell table:style-name="ce46" office:value-type="string" calcext:value-type="string">
            <text:p>雲林縣麥寮鄉五行健康操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母親節聯歡慶祝活動」活動 </text:p>
          </table:table-cell>
          <table:table-cell table:style-name="ce46" office:value-type="string" calcext:value-type="string">
            <text:p>雲林縣聖心社會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走動式學習計畫」活動 </text:p>
          </table:table-cell>
          <table:table-cell table:style-name="ce46" office:value-type="string" calcext:value-type="string">
            <text:p>林縣虎尾鎮三塊厝產業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舞動生命、走向陽光身心障礙舞蹈活動」活動 </text:p>
          </table:table-cell>
          <table:table-cell table:style-name="ce46" office:value-type="string" calcext:value-type="string">
            <text:p>雲林縣舞蹈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105年度 <text:s text:c="2"/>比干媽祖文化活動」活動 </text:p>
          </table:table-cell>
          <table:table-cell table:style-name="ce46" office:value-type="string" calcext:value-type="string">
            <text:p>雲林縣比干媽祖宗教觀光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快樂來學硬筆字書寫基礎研習」活動 </text:p>
          </table:table-cell>
          <table:table-cell table:style-name="ce46" office:value-type="string" calcext:value-type="string">
            <text:p>社團法人雲林縣照護服務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葉飄香歡慶端午」活動 </text:p>
          </table:table-cell>
          <table:table-cell table:style-name="ce46" office:value-type="string" calcext:value-type="string">
            <text:p>雲林縣大埤鄉南和社區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端午粽葉飄香人間送暖」活動 </text:p>
          </table:table-cell>
          <table:table-cell table:style-name="ce46" office:value-type="string" calcext:value-type="string">
            <text:p>雲林縣麥寮鄉三盛花鼓陣技藝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葉飄香暨敦親睦鄰端午節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3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詩人節—藝術與詩人共舞活動」 </text:p>
          </table:table-cell>
          <table:table-cell table:style-name="ce46" office:value-type="string" calcext:value-type="string">
            <text:p>雲林縣斗南鎮人文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6屆『同濟盃』兒童才藝競賽」 </text:p>
          </table:table-cell>
          <table:table-cell table:style-name="ce46" office:value-type="string" calcext:value-type="string">
            <text:p>雲林縣褒忠國際同濟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雲林縣林內鄉早覺會土風舞研習活動」 </text:p>
          </table:table-cell>
          <table:table-cell table:style-name="ce46" office:value-type="string" calcext:value-type="string">
            <text:p>雲林縣林內鄉早覺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巡迴演奏活動」 </text:p>
          </table:table-cell>
          <table:table-cell table:style-name="ce46" office:value-type="string" calcext:value-type="string">
            <text:p>雲林縣海豐堡文史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4月份公益彩券盈餘分配款應受分配數20%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端午節暨節能減碳宣導」 </text:p>
          </table:table-cell>
          <table:table-cell table:style-name="ce46" office:value-type="string" calcext:value-type="string">
            <text:p>雲林縣四湖鄉舊北堡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傳統小吃製作研習暨社會福利宣導」 </text:p>
          </table:table-cell>
          <table:table-cell table:style-name="ce46" office:value-type="string" calcext:value-type="string">
            <text:p>雲林縣練功藝術學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端午節【有愛的馬光】」 </text:p>
          </table:table-cell>
          <table:table-cell table:style-name="ce46" office:value-type="string" calcext:value-type="string">
            <text:p>雲林縣土庫鎮老人福利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5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幸福斗六廟口音樂會暨社會福利宣導」活動 </text:p>
          </table:table-cell>
          <table:table-cell table:style-name="ce46" office:value-type="string" calcext:value-type="string">
            <text:p>雲林縣廣聚慈善文教愛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赤法宮法主公聖誕宗教民俗文化活動」 </text:p>
          </table:table-cell>
          <table:table-cell table:style-name="ce46" office:value-type="string" calcext:value-type="string">
            <text:p>雲林縣二崙鄉宗遠堂禮俗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重陽盃』全國槌球活動錦標賽」 </text:p>
          </table:table-cell>
          <table:table-cell table:style-name="ce46" office:value-type="string" calcext:value-type="string">
            <text:p>社團法人雲林縣槌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1屆第2次會員大會暨拒吸二手菸及麥寮鄉施政重點宣導活動」 </text:p>
          </table:table-cell>
          <table:table-cell table:style-name="ce46" office:value-type="string" calcext:value-type="string">
            <text:p>雲林縣麥寮鄉親家二三期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預防口腔癌宣導暨中秋月餅製作活動」 </text:p>
          </table:table-cell>
          <table:table-cell table:style-name="ce46" office:value-type="string" calcext:value-type="string">
            <text:p>雲林縣麥寮鄉山寮婦女權益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3屆國定古蹟麥寮拱範宮傳承盃3對3鬥牛賽」 </text:p>
          </table:table-cell>
          <table:table-cell table:style-name="ce46" office:value-type="string" calcext:value-type="string">
            <text:p>林縣麥寮籃球發展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樂活學習、神韻悠揚」活動 </text:p>
          </table:table-cell>
          <table:table-cell table:style-name="ce46" office:value-type="string" calcext:value-type="string">
            <text:p>雲林縣海韻國樂社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中秋佳節~月圓人團圓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拜訪麥寮」 </text:p>
          </table:table-cell>
          <table:table-cell table:style-name="ce46" office:value-type="string" calcext:value-type="string">
            <text:p>雲林縣千里順風單車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慶祝九九重陽及關懷老人慰問活動」 </text:p>
          </table:table-cell>
          <table:table-cell table:style-name="ce46" office:value-type="string" calcext:value-type="string">
            <text:p>雲林縣台西鄉長青自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土風舞教學成果展活動」 </text:p>
          </table:table-cell>
          <table:table-cell table:style-name="ce46" office:value-type="string" calcext:value-type="string">
            <text:p>雲林縣麥寮鄉芊卉土風舞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社區盃』槌球活動錦標賽」 </text:p>
          </table:table-cell>
          <table:table-cell table:style-name="ce46" office:value-type="string" calcext:value-type="string">
            <text:p>社團法人雲林縣槌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悠揚古樂慶聖誕」活動 </text:p>
          </table:table-cell>
          <table:table-cell table:style-name="ce46" office:value-type="string" calcext:value-type="string">
            <text:p>社團法人雲林縣金聲順古樂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笨港合和傳統燈謎夜」活動 </text:p>
          </table:table-cell>
          <table:table-cell table:style-name="ce46" office:value-type="string" calcext:value-type="string">
            <text:p>雲林縣笨港合和民俗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花嫁喜慶篇~春仔花」家庭文化功能促進活動 </text:p>
          </table:table-cell>
          <table:table-cell table:style-name="ce46" office:value-type="string" calcext:value-type="string">
            <text:p>雲林縣生活首都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7月份公益彩券應受分配數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獅子情慶重陽關懷飢餓關懷弱勢走入社區活動」 </text:p>
          </table:table-cell>
          <table:table-cell table:style-name="ce46" office:value-type="string" calcext:value-type="string">
            <text:p>雲林縣斗南鎮他里霧生活美學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慶中秋暨關懷弱勢活動」 </text:p>
          </table:table-cell>
          <table:table-cell table:style-name="ce46" office:value-type="string" calcext:value-type="string">
            <text:p>雲林縣大埤鄉社區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九九重陽~好運久久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麗色中秋-平安福暨節能減碳宣導活動」 </text:p>
          </table:table-cell>
          <table:table-cell table:style-name="ce46" office:value-type="string" calcext:value-type="string">
            <text:p>雲林縣斗南鎮他里霧國樂藝術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十八屆九九重陽親子健行活動」 </text:p>
          </table:table-cell>
          <table:table-cell table:style-name="ce46" office:value-type="string" calcext:value-type="string">
            <text:p>雲林縣北港鎮金垂髫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同心關懷、慶賀佳節、關懷弱勢」宣導活動 </text:p>
          </table:table-cell>
          <table:table-cell table:style-name="ce46" office:value-type="string" calcext:value-type="string">
            <text:p>雲林縣虎尾鎮養生健康操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節慶祝活動-i-Show長青歌藝比賽」 </text:p>
          </table:table-cell>
          <table:table-cell table:style-name="ce46" office:value-type="string" calcext:value-type="string">
            <text:p>雲林縣石榴班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台西鄉社區游泳教學及水中自救訓練」 </text:p>
          </table:table-cell>
          <table:table-cell table:style-name="ce46" office:value-type="string" calcext:value-type="string">
            <text:p>雲林縣台西鄉游泳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花嫁喜慶篇~春仔花」家庭文化功能促進活動 </text:p>
          </table:table-cell>
          <table:table-cell table:style-name="ce46" office:value-type="string" calcext:value-type="string">
            <text:p>雲林縣生活首都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7月份公益彩券盈餘應受分配款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105年度「走動式學習」活動 </text:p>
          </table:table-cell>
          <table:table-cell table:style-name="ce46" office:value-type="string" calcext:value-type="string">
            <text:p>雲林縣莿桐鄉蒜鄉麻園社區營造協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古坑鄉2061年鄉長盃羽球錦標賽」 </text:p>
          </table:table-cell>
          <table:table-cell table:style-name="ce46" office:value-type="string" calcext:value-type="string">
            <text:p>雲林縣古坑鄉羽毛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敬老」活動 </text:p>
          </table:table-cell>
          <table:table-cell table:style-name="ce46" office:value-type="string" calcext:value-type="string">
            <text:p>雲林縣斗南德化堂長春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弱勢族群家庭親子聯誼」活動 </text:p>
          </table:table-cell>
          <table:table-cell table:style-name="ce46" office:value-type="string" calcext:value-type="string">
            <text:p>雲林縣天羽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幸福北銘、快樂久久—重陽節敬老暨關懷老人」活動 </text:p>
          </table:table-cell>
          <table:table-cell table:style-name="ce46" office:value-type="string" calcext:value-type="string">
            <text:p>雲林縣斗南鎮他里霧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節敬老」活動 </text:p>
          </table:table-cell>
          <table:table-cell table:style-name="ce46" office:value-type="string" calcext:value-type="string">
            <text:p>雲林縣土庫鎮老人福利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理「105年雙十健康宣導舞蹈運動」 </text:p>
          </table:table-cell>
          <table:table-cell table:style-name="ce46" office:value-type="string" calcext:value-type="string">
            <text:p>雲林縣麥寮鄉國標舞蹈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好收社區發展協會辦理「慶祝九九重陽節—關懷長者健康講座暨健康促進活動」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田尾社區發展協會辦理「雲林縣二崙鄉田尾社區九九重陽節暨老人衛生宣導活動」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7" calcext:value-type="float">
            <text:p>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大華社區發展協會辦理「二崙鄉大華社區發展協會105年度重陽節暨節能減碳活動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新吉社區發展協會辦理「2016新吉社區紙漿藝術文化產業季」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北平社區發展協會辦理「文化學習、生態教育暨社會福利宣導活動計畫」 </text:p>
          </table:table-cell>
          <table:table-cell table:style-name="ce46" office:value-type="string" calcext:value-type="string">
            <text:p>雲林縣土庫鎮公所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重興社區發展協會辦理「105年度重陽節敬老暨關懷長者健康活動」 </text:p>
          </table:table-cell>
          <table:table-cell table:style-name="ce46" office:value-type="string" calcext:value-type="string">
            <text:p>雲林縣林內鄉公所 </text:p>
          </table:table-cell>
          <table:table-cell table:style-name="ce47" office:value-type="string" calcext:value-type="string">
            <text:p>雲林縣政府社會處 </text:p>
          </table:table-cell>
          <table:table-cell table:style-name="ce75" office:value-type="float" office:value="13" calcext:value-type="float">
            <text:p>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烏塗社區發展協會辦理「雲林縣烏塗社區發展協會105年九九重陽節敬老樂活健康活動」 </text:p>
          </table:table-cell>
          <table:table-cell table:style-name="ce46" office:value-type="string" calcext:value-type="string">
            <text:p>雲林縣林內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華山社區發展協會辦理「105年度『人間有情 生命有愛』重陽節活動計畫」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崁腳社區發展協會辦理「重陽敬老暨水土保持環境保護節約能源節能減碳宣導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19" calcext:value-type="float">
            <text:p>1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西鎮社區發展協會辦理「105年度慶祝重陽節暨政令宣導活動」 </text:p>
          </table:table-cell>
          <table:table-cell table:style-name="ce46" office:value-type="string" calcext:value-type="string">
            <text:p>雲林縣大埤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嘉興社區發展協會辦理「105年度慶祝久久重陽節喜相逢敬老活動」 </text:p>
          </table:table-cell>
          <table:table-cell table:style-name="ce46" office:value-type="string" calcext:value-type="string">
            <text:p>雲林縣大埤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西湖社區發展協會辦理「105年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小東社區發展協會辦理「105年『感恩、珍惜、溫馨』重陽節敬老系列活動」 </text:p>
          </table:table-cell>
          <table:table-cell table:style-name="ce46" office:value-type="string" calcext:value-type="string">
            <text:p>雲林縣斗南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廉使社區發展協會辦理「健康研習暨重陽節敬老活動」 </text:p>
          </table:table-cell>
          <table:table-cell table:style-name="ce46" office:value-type="string" calcext:value-type="string">
            <text:p>雲林縣虎尾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興華社區發展協會辦理「興華社區105年度『活力四射-歡喜慶重陽』之重陽節敬老活動」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新庄社區發展協會辦理「第四屆新庄茄年華-茄苳樹公聖誕暨契子回家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荷苞嶼社區發展協會辦理「雲林縣二崙鄉荷苞嶼社區105年重陽敬老活動」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口庄社區發展協會辦理「105年度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田心社區發展協會辦理「關懷社區老人及健康講座暨資源分類宣導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埔南社區發展協會辦理「埔南社區長壽俱樂部舉辦105年關懷老人福利宣導活動」 </text:p>
          </table:table-cell>
          <table:table-cell table:style-name="ce46" office:value-type="string" calcext:value-type="string">
            <text:p>雲林縣口湖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惠來社區發展協會辦理「重陽敬老暨健康講座活動」 </text:p>
          </table:table-cell>
          <table:table-cell table:style-name="ce46" office:value-type="string" calcext:value-type="string">
            <text:p>雲林縣虎尾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麥津社區發展協會辦理「社區之美寫生比賽暨節能減碳宣導活動」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深圳社區發展協會辦理「辦理105年度重陽敬老活動暨社會福利宣導」 </text:p>
          </table:table-cell>
          <table:table-cell table:style-name="ce46" office:value-type="string" calcext:value-type="string">
            <text:p>雲林縣斗六市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大北社區發展協會辦理「雲林縣北港鎮大北社區發展協會辦理『105年度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竹圍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楊賢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義庄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鎮西社區發展協會辦理「105年度重陽節敬老關懷活動」 </text:p>
          </table:table-cell>
          <table:table-cell table:style-name="ce46" office:value-type="string" calcext:value-type="string">
            <text:p>雲林縣斗六市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四合社區發展協會辦理「莿桐鄉四合社區長壽俱樂部觀摩活動」 </text:p>
          </table:table-cell>
          <table:table-cell table:style-name="ce46" office:value-type="string" calcext:value-type="string">
            <text:p>雲林縣莿桐鄉公所 </text:p>
          </table:table-cell>
          <table:table-cell table:style-name="ce47" office:value-type="string" calcext:value-type="string">
            <text:p>雲林縣政府社會處 </text:p>
          </table:table-cell>
          <table:table-cell table:style-name="ce75" office:value-type="float" office:value="19" calcext:value-type="float">
            <text:p>1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8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水井社區發展協會辦理「105重陽節暨社會福利宣導活動」 </text:p>
          </table:table-cell>
          <table:table-cell table:style-name="ce46" office:value-type="string" calcext:value-type="string">
            <text:p>雲林縣口湖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9月份公益彩券盈餘應受分配數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782" calcext:value-type="float">
            <text:p>78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冬至搓湯圓~好運連連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會救濟-社會救濟-獎補助費 </text:p>
          </table:table-cell>
          <table:table-cell table:style-name="ce46" office:value-type="string" calcext:value-type="string">
            <text:p>雲林縣105年度戰時災民收容救濟站常年訓練活動 </text:p>
          </table:table-cell>
          <table:table-cell table:style-name="ce46" office:value-type="string" calcext:value-type="string">
            <text:p>中華民國紅十字會台灣省雲林縣支會 </text:p>
          </table:table-cell>
          <table:table-cell table:style-name="ce47" office:value-type="string" calcext:value-type="string">
            <text:p>雲林縣政府社會處 </text:p>
          </table:table-cell>
          <table:table-cell table:style-name="ce75" office:value-type="float" office:value="67" calcext:value-type="float">
            <text:p>6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會救濟-社會救濟-獎補助費 </text:p>
          </table:table-cell>
          <table:table-cell table:style-name="ce46" office:value-type="string" calcext:value-type="string">
            <text:p>辦理「八仙樂園粉塵暴燃個案生活重建服務方案」 </text:p>
          </table:table-cell>
          <table:table-cell table:style-name="ce46" office:value-type="string" calcext:value-type="string">
            <text:p>財團法人陽光社會福利基金會 </text:p>
          </table:table-cell>
          <table:table-cell table:style-name="ce47" office:value-type="string" calcext:value-type="string">
            <text:p>雲林縣政府社會處 </text:p>
          </table:table-cell>
          <table:table-cell table:style-name="ce75" office:value-type="float" office:value="69" calcext:value-type="float">
            <text:p>6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682" calcext:value-type="float">
            <text:p>68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麥寮鄉老人會105年度鄉長盃長青體育趣味競賽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財團法人雲林縣私立同仁仁愛之家105年度歲末關懷老人活動經費</text:p>
          </table:table-cell>
          <table:table-cell table:style-name="ce46" office:value-type="string" calcext:value-type="string">
            <text:p>財團法人雲林縣私立同仁仁愛之家</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105年度會員大會及社會福利宣導活動經費</text:p>
          </table:table-cell>
          <table:table-cell table:style-name="ce46" office:value-type="string" calcext:value-type="string">
            <text:p>社團法人雲林縣口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105年度猴年到福氣到活動經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家庭托顧服務服海線計畫1-3月份經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長照第二期計畫家庭托顧服務服務山線1-3月份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年度失智症日間照顧服務1-3月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85" calcext:value-type="float">
            <text:p>285</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長期照護協會辦理105年度失智症日間照顧服務1-3月照服費及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弘道老人福利基金會辦理雲林縣105年度財團法人老人福利機構評鑑計畫經費</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會辦理105年度走動式學習活動計畫活動經費</text:p>
          </table:table-cell>
          <table:table-cell table:style-name="ce46" office:value-type="string" calcext:value-type="string">
            <text:p>雲林縣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四湖鄉老人會辦理第十屆第2次105年度老人福利工作研討會經費</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四湖鄉飛東社區等13單位-104年度社區照顧關懷據點評鑑成績優等獎金</text:p>
          </table:table-cell>
          <table:table-cell table:style-name="ce46" office:value-type="string" calcext:value-type="string">
            <text:p>四湖鄉飛東社區</text:p>
          </table:table-cell>
          <table:table-cell table:style-name="ce47" office:value-type="string" calcext:value-type="string">
            <text:p>雲林縣政府社會處</text:p>
          </table:table-cell>
          <table:table-cell table:style-name="ce75" office:value-type="float" office:value="390" calcext:value-type="float">
            <text:p>39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105/1-3月日間照顧服務-斗六區2照顧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93" calcext:value-type="float">
            <text:p>2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105/1-3月日間照顧服務-斗六區2照服費及專管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古坑鄉老人會辦理「慶祝105年端午節趣味競賽暨才藝表演活動」活動經費</text:p>
          </table:table-cell>
          <table:table-cell table:style-name="ce46" office:value-type="string" calcext:value-type="string">
            <text:p>社團法人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家庭托顧服務-山線1-3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08" calcext:value-type="float">
            <text:p>20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105年度家庭托顧服務山線1-3月照顧服務費(本府配合款)</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1-3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40" calcext:value-type="float">
            <text:p>24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辦理105年度家庭托顧服務-本府配合款-海線1-3月照顧服務費共計1萬2,626元整</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105年長期照顧交通接送計畫(山線)1-3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196" calcext:value-type="float">
            <text:p>1196</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1-3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3" calcext:value-type="float">
            <text:p>63</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1-3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070" calcext:value-type="float">
            <text:p>1070</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海線)交通服務1-3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56" calcext:value-type="float">
            <text:p>56</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虎尾區2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42" calcext:value-type="float">
            <text:p>44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虎尾區2照服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斗南區2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56" calcext:value-type="float">
            <text:p>356</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斗南區2照顧服務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虎尾區1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53" calcext:value-type="float">
            <text:p>553</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虎尾區1照顧服務費及專案計畫管理費本府自籌款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1照顧服務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457" calcext:value-type="float">
            <text:p>457</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1照顧服務費及專管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1-3月日間照顧服務-北港區1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57" calcext:value-type="float">
            <text:p>45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1-3月日間照顧服務-北港區1照顧服務費及專管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斗六區1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399" calcext:value-type="float">
            <text:p>399</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斗六區1照顧服務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年度日間照顧服務-斗南區1照顧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409" calcext:value-type="float">
            <text:p>40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辦理雲林縣105年度日間照顧服務-斗南區1照顧服務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52" calcext:value-type="float">
            <text:p>5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2照顧服務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195" calcext:value-type="float">
            <text:p>195</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2照顧服務費及專管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褒忠鄉老人會辦理105年度端午包粽研習暨老人福利宣導活動經費</text:p>
          </table:table-cell>
          <table:table-cell table:style-name="ce46" office:value-type="string" calcext:value-type="string">
            <text:p>雲林縣褒忠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105年度1-3月失智症日間照顧服務計畫1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12" calcext:value-type="float">
            <text:p>312</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105年度1-3月失智症日間照顧服務-1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1-3月份日間照顧服務計畫-西螺區1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83" calcext:value-type="float">
            <text:p>28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伊甸社會福利基金會辦理雲林縣105/1-3月份日間照顧服務計畫-西螺區1照顧服務費及專管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1-3月份日間照顧服務計畫-北港區2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19" calcext:value-type="float">
            <text:p>519</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1-3月日間照顧服務計畫-北港區2照服費及專管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5" calcext:value-type="float">
            <text:p>55</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長期照顧整合第二期計畫居家服務斗六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7393" calcext:value-type="float">
            <text:p>739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長期照顧整合第二期計畫居家服務斗六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89" calcext:value-type="float">
            <text:p>38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長期照顧整合第二期計畫-居家服務(西螺區1)1-3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475" calcext:value-type="float">
            <text:p>147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長期照顧整合第二期計畫-居家服務(西螺區1)1-3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8" calcext:value-type="float">
            <text:p>7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長期照顧整合第二期計畫居家服務(北港區1)1-3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47" calcext:value-type="float">
            <text:p>294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長期照顧整合第二期計畫居家服務(北港區1)1-3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5" calcext:value-type="float">
            <text:p>15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長期照顧整合第二期計畫居家服務(虎尾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6646" calcext:value-type="float">
            <text:p>664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長期照顧整合第二期計畫居家服務(虎尾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50" calcext:value-type="float">
            <text:p>35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居家服務及老人營養餐飲服務計畫-長期照顧整合第二期計畫居家服務(台西區)1-4月份經費</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4830" calcext:value-type="float">
            <text:p>4830</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居家服務及老人營養餐飲服務計畫-長期照顧整合第二期計畫居家服務(台西區)1-4月份經費</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254" calcext:value-type="float">
            <text:p>254</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人雲林縣老人長期照護協會105年度居家服務及老人營養餐飲服務計畫-長期照顧整合第二期計畫居家服務(斗南區)1-4月份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228" calcext:value-type="float">
            <text:p>622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人雲林縣老人長期照護協會105年度居家服務及老人營養餐飲服務計畫-長期照顧整合第二期計畫居家服務(斗南區)1-4月份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8" calcext:value-type="float">
            <text:p>32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居家服務（北港區2）1-4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499" calcext:value-type="float">
            <text:p>149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1-4月份居家服務及老人營養餐飲服務計畫居家服務費(北港區)</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1-4月份居家服務及老人營養餐飲服務計畫二期計畫居家服務費（西螺區2）</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883" calcext:value-type="float">
            <text:p>88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西螺區2)1-4月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斗六區1-3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6" calcext:value-type="float">
            <text:p>1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日間照顧服務計畫(斗南區1)4-6月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47" calcext:value-type="float">
            <text:p>547</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日間照顧服務計畫(斗南區1)4-6月照顧服務費、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中低收入身心障礙者居家服務西螺區1-1-3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89" calcext:value-type="float">
            <text:p>8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4-6月失智症日間照顧服務計畫-2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63" calcext:value-type="float">
            <text:p>263</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長期照護協會辦理105/1-3月失智症日間照顧服務-2照服費及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1-3月居家服務及老人營養餐飲服務(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09" calcext:value-type="float">
            <text:p>10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麥寮鄉老人會辦理鄉長盃中南部五縣市槌球錦標賽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雲林縣105年度居家服務及老人營養餐飲服務計畫之中低收入身心障礙者居家服務台西區1-3月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52" calcext:value-type="float">
            <text:p>252</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105年度居家服務及老人營養餐飲服務計畫之中低收入身心障礙者居家服務虎尾區1-3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4" calcext:value-type="float">
            <text:p>19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雲林縣105年度居家服務及老人營養餐飲服務計畫-中低收入身心障礙者居家服務北港區1-1-3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96" calcext:value-type="float">
            <text:p>9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中低收入身心障礙者居家服務斗南區1-3月經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北港區3，4-6月照顧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589" calcext:value-type="float">
            <text:p>58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北港區3，4-6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62" calcext:value-type="float">
            <text:p>6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1-3月份居家服務及老人營養餐飲服務計畫-老人營養餐飲服務〈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27" calcext:value-type="float">
            <text:p>22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4-6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54" calcext:value-type="float">
            <text:p>25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4-6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斗六區1)4-6月日間照顧服務計畫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49" calcext:value-type="float">
            <text:p>44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斗六區1)4-6月日間照顧服務計畫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虎尾區2)4-6月日間照顧服務計畫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78" calcext:value-type="float">
            <text:p>47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虎尾區2)4-6月日間照顧服務計畫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伊甸社會福利基金會105年度居家服務及老人營養餐飲服務計畫之(西螺區2)1-3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105年度居家服務及老人營養餐飲服務計畫之(北港區2)1-3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9" calcext:value-type="float">
            <text:p>6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中華民國紅十字會台灣省雲林縣支會居家服務及老人營養餐飲服務計畫-(台西區)1-3月老人營養餐飲服務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鄉土人文關懷協會105年1-6月社區照顧關懷據點經費及縣府16％配合款</text:p>
          </table:table-cell>
          <table:table-cell table:style-name="ce46" office:value-type="string" calcext:value-type="string">
            <text:p>雲林縣鄉土人文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保護協會居家服務及老人營養餐飲服務計畫-虎尾區1-3月份老人營養餐飲服務經費</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43" calcext:value-type="float">
            <text:p>343</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長期照護協會居家服務及老人營養餐飲服務計畫1-3月份斗南區中低收入獨居老人營養餐飲服務經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173" calcext:value-type="float">
            <text:p>173</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居家服務及老人營養餐飲服務1-3月份(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崙中社區照顧關懷據點1-6月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口湖鄉老人福利協進會105年下崙社區照顧關懷據點1-6月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105年度轄區外民眾長期服務(日間照顧)1-6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105年度轄區外民眾長期服務(日間照顧)1-6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辦理105年社區照顧關懷據點1-6月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4-6月份家庭托顧服務服務提供單位補助之業務費補助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4-6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91" calcext:value-type="float">
            <text:p>39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4-6月照顧服務費本府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1-6月日間照顧服務計畫-斗南區1專業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27" calcext:value-type="float">
            <text:p>527</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1-6月失智症日間照顧服務計畫-2專業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342" calcext:value-type="float">
            <text:p>342</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4-6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46" calcext:value-type="float">
            <text:p>24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本府配合款-山線4-6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105年度(北港區2)4-6月日間照顧服務計畫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80" calcext:value-type="float">
            <text:p>58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付口湖鄉老人福利協進會105年度(北港區2)4-6月日間照顧服務計畫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61" calcext:value-type="float">
            <text:p>6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鎮公所好收社區105年社區照顧關懷據點1-6月經費及縣府16％配合款</text:p>
          </table:table-cell>
          <table:table-cell table:style-name="ce46" office:value-type="string" calcext:value-type="string">
            <text:p>北港鎮公所好收社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四湖鄉公所飛東社區105年社區照顧關懷據點1-6月經費及縣府16％配合款。</text:p>
          </table:table-cell>
          <table:table-cell table:style-name="ce46" office:value-type="string" calcext:value-type="string">
            <text:p>四湖鄉公所飛東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復健青年協進會(北港區1)4-6月份中低收入戶獨居營養餐飲服務計畫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04" calcext:value-type="float">
            <text:p>20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105年度(虎尾區1)4-6月日間照顧服務計畫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85" calcext:value-type="float">
            <text:p>585</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虎尾區1)4-6月日間照顧服務計畫照服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62" calcext:value-type="float">
            <text:p>62</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虎尾區4-6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家庭托顧服務服務4-6月專業服務費、業務費及住所設施設備改善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42" calcext:value-type="float">
            <text:p>142</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4-6月份日間照顧服務計畫-台西區1照顧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9" calcext:value-type="float">
            <text:p>43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4-6月份日間照顧服務計畫-台西區1照服費及專管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雲林縣105年度居家服務及老人營養餐飲服務計畫之「中低收入身心障礙者居家服務」北港區1-4-6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18" calcext:value-type="float">
            <text:p>11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斗六區4-6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3" calcext:value-type="float">
            <text:p>21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4-6月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79" calcext:value-type="float">
            <text:p>37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4-6月照服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4-6月份日間照顧服務計畫-北港區1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年度日間照顧服務計畫-北港區1」4-6月照服費及專管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2」4-6月照顧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55" calcext:value-type="float">
            <text:p>25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2」4-6月照服費及專管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年度日間照顧服務計畫-西螺區1」4-6月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16" calcext:value-type="float">
            <text:p>21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年度日間照顧服務計畫-西螺區1」4-6月照服費及專管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4-6月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49" calcext:value-type="float">
            <text:p>349</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1」4-6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中低收入身心障礙者居家服務」台西區4-6月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6" calcext:value-type="float">
            <text:p>22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長期照護協會斗南區4-6月份中低收入獨居老人營養餐飲服務經費</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68" calcext:value-type="float">
            <text:p>168</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會(西螺區2)1-3月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家園關懷協會辦理本縣105年度中低收入老人特別照顧津貼請領個案督導服務計畫3-6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桃園市私立怡德老人長期照顧中心本縣105年度日間照顧服務計畫-縣外補助1-6月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桃園市私立怡德老人長期照顧中心(養護型)105年度長期照顧整合計畫日間照顧本府自籌款經費-補助財團法人桃園市私立怡德老人長期照顧中心辦理本縣105年度日間照顧服務計畫-縣外補助，1-6月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人台灣省台南市天主教仁愛修女會本縣105年度日間照顧服務計畫-縣外補助1-6月照顧服務費及交通費</text:p>
          </table:table-cell>
          <table:table-cell table:style-name="ce46" office:value-type="string" calcext:value-type="string">
            <text:p>台灣省台南市天主教仁愛修女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省台南市天主教仁愛修女會衛生福利部社會及家庭署105年度長期照顧整合計畫日間照顧本府自籌款經費-補助財團法人台灣省台南市天主教仁愛修女會辦理本縣105年度日間照顧服務計畫-縣外補助，1-6月照顧服務費</text:p>
          </table:table-cell>
          <table:table-cell table:style-name="ce46" office:value-type="string" calcext:value-type="string">
            <text:p>台灣省台南市天主教仁愛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復健青年協進會(北港區1)1-3月份居家服務及老人營養餐飲服務計畫-老人營養餐飲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13" calcext:value-type="float">
            <text:p>213</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1-6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34" calcext:value-type="float">
            <text:p>33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1-6月專業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52" calcext:value-type="float">
            <text:p>352</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4-6月份居家服務及老人營養餐飲服務計畫-老人營養餐飲服務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28" calcext:value-type="float">
            <text:p>22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西螺愛心慈善會辦理105年社區照顧關懷據點1-6月經費及縣府16％配合款</text:p>
          </table:table-cell>
          <table:table-cell table:style-name="ce46" office:value-type="string" calcext:value-type="string">
            <text:p>西螺愛心慈善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中華民國紅十字會台灣省雲林縣支會台西區4-6月份居家服務及老人營養餐飲服務計畫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4" calcext:value-type="float">
            <text:p>19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105年度日間照顧服務計畫(台西區1)1-6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5" calcext:value-type="float">
            <text:p>43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斗南區4-6月中低收入身心障礙者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保護協會居家服務及老人營養餐飲服務計畫-虎尾區4-6月份老人營養餐飲服務費</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44" calcext:value-type="float">
            <text:p>344</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四湖鄉林厝寮永續發展協會105年社區照顧關懷據點1-6月經費及縣府16％配合款</text:p>
          </table:table-cell>
          <table:table-cell table:style-name="ce46" office:value-type="string" calcext:value-type="string">
            <text:p>四湖鄉林厝寮永續發展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105年度居家服務及老人營養餐飲服務計畫-(西螺區2)4-6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長期照顧整合計畫經費-(虎尾區3)5-6月日間照顧服務計畫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長期照顧整合計畫經費-(虎尾區3)5-6月日間照顧服務計畫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 calcext:value-type="float">
            <text:p>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雲林縣口湖鄉老人福利協進會辦理「北港區2日間照顧服務」1-6月專業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485" calcext:value-type="float">
            <text:p>485</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105年度日間照顧服務計畫(虎尾區1)1-6月專業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78" calcext:value-type="float">
            <text:p>478</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會4-6月份居家服務及老人營養餐飲服務-西螺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水碓社區105年度建立社區照顧關懷據點1-6月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成功大學醫學院附設醫院斗六分院105年度1-6月份失智症日間照顧服務計畫1經費</text:p>
          </table:table-cell>
          <table:table-cell table:style-name="ce46" office:value-type="string" calcext:value-type="string">
            <text:p>國立成功大學醫學院附設醫院斗六分院</text:p>
          </table:table-cell>
          <table:table-cell table:style-name="ce47" office:value-type="string" calcext:value-type="string">
            <text:p>雲林縣政府社會處</text:p>
          </table:table-cell>
          <table:table-cell table:style-name="ce75" office:value-type="float" office:value="440" calcext:value-type="float">
            <text:p>440</text:p>
          </table:table-cell>
          <table:table-cell table:style-name="ce46" office:value-type="string" calcext:value-type="string">
            <text:p>是</text:p>
          </table:table-cell>
          <table:table-cell table:style-name="ce46" office:value-type="string" calcext:value-type="string">
            <text:p>國立成功大學醫學院附設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會辦理105年度建立社區照顧關懷據點1-6月經費及縣府16％配合款。</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雲林縣105年度居家服務及老人營養餐飲服務計畫之中低收入身心障礙者居家服務(西螺區1)4-6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4-6月居家服務及老人營養餐飲服務計畫-老人營養餐飲服務(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1" calcext:value-type="float">
            <text:p>111</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995" calcext:value-type="float">
            <text:p>199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大埤鄉老人會105年度銀髮族健康促進宣導活動經費</text:p>
          </table:table-cell>
          <table:table-cell table:style-name="ce46" office:value-type="string" calcext:value-type="string">
            <text:p>雲林縣大埤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斗六市老人會105年度「縣長盃」卡拉OK歌唱錦標賽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771" calcext:value-type="float">
            <text:p>771</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雲林縣105年長照計劃(海線)交通服務4-6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41" calcext:value-type="float">
            <text:p>41</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伊甸社會福利基金會年居家服務及老人營養餐飲服務-(北港區2)4-6月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身心障礙福利協會辦理105年度社區照顧關懷據點1-6月經費及縣府16％配合款</text:p>
          </table:table-cell>
          <table:table-cell table:style-name="ce46" office:value-type="string" calcext:value-type="string">
            <text:p>身心障礙福利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7月份公益彩券盈餘應受分配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日間照顧服務計畫-北港區1日間照顧服務1-6月專業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14" calcext:value-type="float">
            <text:p>51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3-6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新北市身心障礙者福利促進協會105年度長期照顧整合計畫日間照顧本府自籌款經費-新北市身心障礙者福利促進協會辦理本縣105年度日間照顧服務計畫-縣外補助，3-6月照顧服務費及交通費</text:p>
          </table:table-cell>
          <table:table-cell table:style-name="ce46" office:value-type="string" calcext:value-type="string">
            <text:p>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4-6月「中低收入身心障礙者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7" calcext:value-type="float">
            <text:p>7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虎尾鎮公所虎尾鎮埒內社區辦理「105年度社區照顧關懷據點」1-6月經費及縣府16％配合款</text:p>
          </table:table-cell>
          <table:table-cell table:style-name="ce46" office:value-type="string" calcext:value-type="string">
            <text:p>虎尾鎮公所虎尾鎮埒內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四湖鄉沙崙湖文史關懷協會105年度社區照顧關懷據點1-6月經費及縣府16％配合款</text:p>
          </table:table-cell>
          <table:table-cell table:style-name="ce46" office:value-type="string" calcext:value-type="string">
            <text:p>四湖鄉沙崙湖文史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公所口湖社區105年度社區照顧關懷據點1-6月經費及縣府16％配合款</text:p>
          </table:table-cell>
          <table:table-cell table:style-name="ce46" office:value-type="string" calcext:value-type="string">
            <text:p>口湖鄉公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衛生福利部社會及家庭署105年度長期照顧整合計畫經費-(西螺區1)1-6月日間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95" calcext:value-type="float">
            <text:p>29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虎尾鎮公所北溪社區105年度社區照顧關懷據點1-6月經費及縣府16％配合款</text:p>
          </table:table-cell>
          <table:table-cell table:style-name="ce46" office:value-type="string" calcext:value-type="string">
            <text:p>虎尾鎮公所</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台西區2日間照顧服務1-6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84" calcext:value-type="float">
            <text:p>38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身心障礙者福利協會辦理105年度社區照顧關懷據點1-8月經費及縣府16％配合款</text:p>
          </table:table-cell>
          <table:table-cell table:style-name="ce46" office:value-type="string" calcext:value-type="string">
            <text:p>北港身心障礙者福利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4-6月照顧服務費(北港區3)</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79" calcext:value-type="float">
            <text:p>77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家園關懷協會辦理辦理雲林縣105年度日間照顧服務計畫4-6月照服費及專管費(北港區3)</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82" calcext:value-type="float">
            <text:p>8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古付古坑鄉公所崁頭厝社區辦理105年度社區照顧關懷據點1-6月經費及縣府16％配合款</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斗六市公所長安社區105年度社區照顧關懷據點1-6月經費及縣府16％配合款</text:p>
          </table:table-cell>
          <table:table-cell table:style-name="ce46" office:value-type="string" calcext:value-type="string">
            <text:p>斗六市公所</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四湖鄉老人會辦理105年度鄉長盃槌球錦標賽經費</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古坑鄉公所新庄社區辦理105年度社區照顧關懷據點1-6月經費及縣府16％配合款</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林內鄉老人會辦理105年度中秋節歌唱大會活動經費</text:p>
          </table:table-cell>
          <table:table-cell table:style-name="ce46" office:value-type="string" calcext:value-type="string">
            <text:p>社團法人雲林縣林內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社區照顧關懷據點1-6月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經費「雲林縣日間照顧服務-虎尾區3」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56" calcext:value-type="float">
            <text:p>15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105年1-6月老人營養餐飲服務志工交通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78" calcext:value-type="float">
            <text:p>17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元長鄉公所西莊社區105年度社區照顧關懷據點1-6月相關經費及縣府16％配合款</text:p>
          </table:table-cell>
          <table:table-cell table:style-name="ce46" office:value-type="string" calcext:value-type="string">
            <text:p>元長鄉公所西莊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社團法人雲林縣長期照護協會辦理105年度長期照顧整合計畫經費-105年7-9月份失智症日間照顧服務計畫2執行費</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332" calcext:value-type="float">
            <text:p>33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105年度7-9月份失智症日間照顧服務計畫2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衛生福利部社會及家庭署105年度長期照顧整合計畫經費-「105年日間照顧服務-斗六區1」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67" calcext:value-type="float">
            <text:p>46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日間照顧本府自籌款經費-社團法人雲林縣老人福利保護協會辦理雲林縣105年度日間照顧服務計畫-斗六區1，7-9月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9" calcext:value-type="float">
            <text:p>4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3" calcext:value-type="float">
            <text:p>37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7-9月照顧服務費本府配合款</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日間照顧服務-虎尾區2」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福利保護協會「雲林縣日間照顧服務-斗六區1」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21" calcext:value-type="float">
            <text:p>52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7-9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556" calcext:value-type="float">
            <text:p>556</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105年度家庭托顧服務海線7-9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林內鄉老人會辦理105年第三屆理事長盃槌球錦標賽暨運動家年華活動經費</text:p>
          </table:table-cell>
          <table:table-cell table:style-name="ce46" office:value-type="string" calcext:value-type="string">
            <text:p>社團法人雲林縣林內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口湖鄉老人福利協進會105年度社區照顧關懷據點-崙中據點7-9月相關經費及縣府16％配合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口湖鄉老人福利協進會105年度社區照顧關懷據點-下崙據點7-9月相關經費及縣府16％配合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本縣105年度105年度長期照顧整合計畫-7-9月份轄區外民眾日間照顧服務計畫照顧服務、交通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本縣105年度105年度長期照顧整合計畫-7-9月份轄區外民眾日間照顧服務計畫照顧服務、交通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雲林縣105年度居家服務及老人營養餐飲服務計畫中低收入身心障礙者居家服務台西區7-9月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09" calcext:value-type="float">
            <text:p>20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105年度居家服務及老人營養餐飲服務計畫中低收入身心障礙者居家服務虎尾區7-9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6" calcext:value-type="float">
            <text:p>1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之中低收入身心障礙者居家服務斗六區7-9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1" calcext:value-type="float">
            <text:p>2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之「中低收入身心障礙者居家服務」北港區1-7-9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3" calcext:value-type="float">
            <text:p>153</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之中低收入身心障礙者居家服務斗南區7-9月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16" calcext:value-type="float">
            <text:p>116</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長期照顧整合計畫經費-105年日間照顧服務-(斗南區1)7-9月照顧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05" calcext:value-type="float">
            <text:p>60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長期照顧整合計畫日間照顧本府自籌款經費-老人長期照護協會辦理「日間照顧服務計畫-斗南區1」7-9月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4" calcext:value-type="float">
            <text:p>6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西螺鎮公所輔導中和社區發展協會重陽節敬老文康活動經費</text:p>
          </table:table-cell>
          <table:table-cell table:style-name="ce46" office:value-type="string" calcext:value-type="string">
            <text:p>西螺鎮公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105年7-9月日間照顧服務-虎尾區2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7-9月日間照顧服務計畫-虎尾區2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105年度中低收入老人特別照顧津貼個案督導服務計畫7-9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辦理105年度社區照顧關懷據點7-9月相關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7-9月份家庭托顧服務服務專業服務費、業務費補助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105年日間照顧服務-北港區1」7-9月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50" calcext:value-type="float">
            <text:p>4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日間照顧服務計畫-北港區1」7-9月照服費及專管費-本府自籌款</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長期照顧整合計畫經費-105年日間照顧服務(虎尾區3)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8" calcext:value-type="float">
            <text:p>8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長期照顧整合計畫日間照顧本府自籌款經費-雲林縣老人福利保護協會辦理「日間照顧服務計畫-虎尾區3」7-9月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9" calcext:value-type="float">
            <text:p>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105年度長期照顧整合計畫-北港區2日間照顧服務7-9月專業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53" calcext:value-type="float">
            <text:p>253</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4-6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301" calcext:value-type="float">
            <text:p>301</text:p>
          </table:table-cell>
          <table:table-cell table:style-name="ce46" office:value-type="string" calcext:value-type="string">
            <text:p>是</text:p>
          </table:table-cell>
          <table:table-cell table:style-name="ce46" office:value-type="string" calcext:value-type="string">
            <text:p>財團法人雙福社會福利慈善事業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7-9月中低收入身心障礙者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8" calcext:value-type="float">
            <text:p>68</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二崙鄉公所辦理大同社區發展協會雲林縣二崙鄉大同社區發展協會社區長壽俱樂部慶祝105年重陽節暨宣導民眾節約能源(推動省水、電、油)及老人保健常識、水土保持宣導活動經費</text:p>
          </table:table-cell>
          <table:table-cell table:style-name="ce46" office:value-type="string" calcext:value-type="string">
            <text:p>二崙鄉公所辦理大同社區發展協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長期照顧整合計畫經費105年日間照顧服務-(斗六區2)7-9月照顧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70" calcext:value-type="float">
            <text:p>27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長期照顧整合計畫日間照顧本府自籌款經費-「日間照顧服務計畫-斗六區2」7-9月照服費及專管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嘉義縣私立天主教安道社會福利慈善事業基金縣外補助9月份照顧服務費</text:p>
          </table:table-cell>
          <table:table-cell table:style-name="ce46" office:value-type="string" calcext:value-type="string">
            <text:p>財團法人嘉義縣私立天主教安道</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嘉義縣私立天主教安道社會福利慈善事業基金會辦理本縣105年度日間照顧服務計畫縣外補助9月照顧服務費本府自籌款經費</text:p>
          </table:table-cell>
          <table:table-cell table:style-name="ce46" office:value-type="string" calcext:value-type="string">
            <text:p>財團法人嘉義縣私立天主教安道</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105年7-9月日間照顧服務-斗南區1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68" calcext:value-type="float">
            <text:p>26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失智症日間照顧服務-2」7-9月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日間照顧服務計畫-台西區1，7-9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51" calcext:value-type="float">
            <text:p>45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1，7-9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斗六市公所長安社區105年度社區照顧關懷據點7-9月相關經費及縣府16％配合款</text:p>
          </table:table-cell>
          <table:table-cell table:style-name="ce46" office:value-type="string" calcext:value-type="string">
            <text:p>斗六市公所</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北港鎮公所好收社區105年度社區照顧關懷據」7-9月相關經費及縣府16％配合款</text:p>
          </table:table-cell>
          <table:table-cell table:style-name="ce46" office:value-type="string" calcext:value-type="string">
            <text:p>北港鎮公所</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5-6月雲林縣長期照顧整合第二期計畫-居家服務西螺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38" calcext:value-type="float">
            <text:p>438</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5-6月份雲林縣長期照顧整合第二期計畫-居家服務西螺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長期照顧整合第二期計畫-居家服務(北港區2)5-6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55" calcext:value-type="float">
            <text:p>75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長期照顧整合第二期計畫-居家服務(北港區2)5-6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7-9月家庭托顧服務服務提供單位補助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年度5-6月份雲林縣長期照顧整合第二期計畫居家服務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50" calcext:value-type="float">
            <text:p>29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年度5-6月份雲林縣長期照顧整合第二期計畫居家服務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5" calcext:value-type="float">
            <text:p>15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虎尾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411" calcext:value-type="float">
            <text:p>34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虎尾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0" calcext:value-type="float">
            <text:p>18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5-6月居家服務經費(斗南區)</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33" calcext:value-type="float">
            <text:p>3233</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5-6月居家服務經費(斗南區)</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5-6月份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421" calcext:value-type="float">
            <text:p>242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5-6月份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27" calcext:value-type="float">
            <text:p>12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21" calcext:value-type="float">
            <text:p>5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長期照顧整合計畫經費-日間照顧服務(台西區2)7-9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長期照顧整合計畫經費-105年日間照顧服務(北港區2)7-9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50" calcext:value-type="float">
            <text:p>55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長期照顧整合計畫日間照顧本府自籌款經費-「日間照顧服務計畫-北港區2」7-9月照服費及專管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42" calcext:value-type="float">
            <text:p>374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7" calcext:value-type="float">
            <text:p>19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度長照交通接送計畫(海線)7-9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747" calcext:value-type="float">
            <text:p>747</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105年長照計劃(海線)交通服務4-6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7-9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215" calcext:value-type="float">
            <text:p>121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7-9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4" calcext:value-type="float">
            <text:p>64</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福利保護協會居家服務及老人營養餐飲服務計畫-斗六區7-9月份老人營養餐飲服務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7" calcext:value-type="float">
            <text:p>21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7-9月份居家服務及老人營養餐飲服務計畫經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105年7-9月居家服務及老人營養餐飲服務計畫經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84" calcext:value-type="float">
            <text:p>18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居家服務及老人營養餐飲服務計畫之「中低收入身心障礙者居家服務」西螺區2-7-9月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 calcext:value-type="float">
            <text:p>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古坑鄉老人會鄉長盃槌球錦標賽經費</text:p>
          </table:table-cell>
          <table:table-cell table:style-name="ce46" office:value-type="string" calcext:value-type="string">
            <text:p>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斗六市老人會105年度縣長盃長青桌球錦標賽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辦理105年7-9月居家服務及老人營養餐飲服務費〈虎尾〉</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60" calcext:value-type="float">
            <text:p>360</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中低收入身心障礙者居家服務西螺區1-7-9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長期照護協會辦理105年7-9月中低收入獨居老人營養餐飲服務費-斗南區</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北港區日間照顧7-9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38" calcext:value-type="float">
            <text:p>238</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虎尾鎮公所安溪社區發展協會105年度重陽敬老健康講座活動經費</text:p>
          </table:table-cell>
          <table:table-cell table:style-name="ce46" office:value-type="string" calcext:value-type="string">
            <text:p>虎尾鎮公所安溪社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北港區3日間照顧服務」1-6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85" calcext:value-type="float">
            <text:p>48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年度日間照顧服務計畫-虎尾區1，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64" calcext:value-type="float">
            <text:p>564</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虎尾區1，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9" calcext:value-type="float">
            <text:p>5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老五老基金會105年度社區照顧關懷據點7-9月相關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西螺區1)4-6月份長期照顧整合第二期計畫居家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507" calcext:value-type="float">
            <text:p>150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西螺區1)4-6月份長期照顧整合第二期計畫居家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老五老基金會「雲林縣日間照顧服務-斗六區2」7-9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復健青年協進會辦理「雲林縣日間照顧服務-北港區1」7-9月專業服務費</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57" calcext:value-type="float">
            <text:p>257</text:p>
          </table:table-cell>
          <table:table-cell table:style-name="ce46" office:value-type="string" calcext:value-type="string">
            <text:p>是</text:p>
          </table:table-cell>
          <table:table-cell table:style-name="ce46" office:value-type="string" calcext:value-type="string">
            <text:p>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斗南鎮老人會重陽節敬老活動補助款</text:p>
          </table:table-cell>
          <table:table-cell table:style-name="ce46" office:value-type="string" calcext:value-type="string">
            <text:p>雲林縣斗南鎮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037" calcext:value-type="float">
            <text:p>103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55" calcext:value-type="float">
            <text:p>5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7-9月份居家服務(虎尾區)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101" calcext:value-type="float">
            <text:p>510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居家服務（虎尾區）7-9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68" calcext:value-type="float">
            <text:p>26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雲林縣105年度居家服務及老人營養餐飲服務計畫-斗南區7-9月份長期照顧整合第二期計畫居家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4805" calcext:value-type="float">
            <text:p>480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斗南區7-9月份長期照顧整合第二期計畫居家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53" calcext:value-type="float">
            <text:p>253</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7-9月份居家服務及老人營養餐飲服務-西螺2〈老人營養餐飲服務〉經費</text:p>
          </table:table-cell>
          <table:table-cell table:style-name="ce46" office:value-type="string" calcext:value-type="string">
            <text:p>財團法人伊甸社會福利基金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財團法人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569" calcext:value-type="float">
            <text:p>356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88" calcext:value-type="float">
            <text:p>18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長期照顧整合第二期計畫-居家服務（西螺區1）7-9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474" calcext:value-type="float">
            <text:p>147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長期照顧整合第二期計畫-居家服務（西螺區1）7-9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8" calcext:value-type="float">
            <text:p>7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古坑鄉老人會辦理「105年重陽敬老活動暨會員慶祝大會」經費</text:p>
          </table:table-cell>
          <table:table-cell table:style-name="ce46" office:value-type="string" calcext:value-type="string">
            <text:p>社團法人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雲林縣長期照顧整合第二期計畫-居家服務」(北港區1)7-9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96" calcext:value-type="float">
            <text:p>299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雲林縣長期照顧整合第二期計畫-居家服務」(北港區1)7-9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7-9月居家服務及老人營養餐飲服務-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53" calcext:value-type="float">
            <text:p>5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土庫鎮老人會重陽節敬老活動經費</text:p>
          </table:table-cell>
          <table:table-cell table:style-name="ce46" office:value-type="string" calcext:value-type="string">
            <text:p>雲林縣土庫鎮老人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長期照顧整合第二期計畫-居家服務7-9月份經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398" calcext:value-type="float">
            <text:p>539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長期照顧整合第二期計畫-居家服務7-9月份經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84" calcext:value-type="float">
            <text:p>28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推展我國長期照顧十年計畫-1-9月份照顧服務(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749" calcext:value-type="float">
            <text:p>274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推展我國長期照顧十年計畫-1-9月份照顧服務(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34" calcext:value-type="float">
            <text:p>1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衛生福利部社會及家庭署105年度長期照顧整合計畫經費-105年度日間照顧服務計畫-斗南區2，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33" calcext:value-type="float">
            <text:p>433</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衛生福利部社會及家庭署105年度長期照顧整合計畫日間照顧本府自籌款經費--補助雲林縣聖心社會關懷協會辦理雲林縣105年度日間照顧服務計畫-斗南區2，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斗六市老人會105年度重陽敬老表揚大會暨節能減碳宣導活動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桃園市私立怡德老人長期照顧中心辦理105年度日間照顧服務計畫-縣外補助7-9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桃園市私立怡德老人長期照顧中心辦理105年度日間照顧服務計畫-縣外補助7-9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麥寮鄉老人會105年度九九重陽 敬老尊賢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莿桐鄉老人會105年度重陽敬老活動經費</text:p>
          </table:table-cell>
          <table:table-cell table:style-name="ce46" office:value-type="string" calcext:value-type="string">
            <text:p>雲林縣莿桐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斗南區2，7-9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105年度居家服務及老人營養餐飲服務計畫-雲林縣長期照顧整合第二期計畫-居家服務」（斗南區）(計畫編號105DI701p)10-11月份經費總計新台幣365萬839元整</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68" calcext:value-type="float">
            <text:p>346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105年度居家服務及老人營養餐飲服務計畫-雲林縣長期照顧整合第二期計畫-居家服務」（斗南區）(計畫編號105DI701p)10-11月份經費總計新台幣365萬839元整</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社團法人雲林縣四湖鄉老人會辦理105年度「九九重陽，幸福久久」重陽敬老活動</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老人福利保護協會辦理「雲林縣日間照顧服務-虎尾區2」7-9月專業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52" calcext:value-type="float">
            <text:p>25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344" calcext:value-type="float">
            <text:p>334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76" calcext:value-type="float">
            <text:p>17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大埤鄉老人會辦理「105年度健康促進宣導及防詐騙宣導」活動經費新台幣2萬元整</text:p>
          </table:table-cell>
          <table:table-cell table:style-name="ce46" office:value-type="string" calcext:value-type="string">
            <text:p>雲林縣大埤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長期照顧整合計畫「西螺區1日間照顧服務」7-9月專業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43" calcext:value-type="float">
            <text:p>14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台西區1日間照顧服務」7-9月專業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18" calcext:value-type="float">
            <text:p>218</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中華民國紅十字會台灣省雲林縣支會辦理雲林縣105年度日間照顧服務計畫-虎尾區1，7-9月專業服務費等補助</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25" calcext:value-type="float">
            <text:p>225</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基金會會105年度居家服務及老人營養餐飲服務計畫長期照顧整合第二期計畫-西螺區2居家服務暨失智症照顧加給7-9月份經費(編號105DI701p)</text:p>
          </table:table-cell>
          <table:table-cell table:style-name="ce46" office:value-type="string" calcext:value-type="string">
            <text:p>財團法人伊甸基金會</text:p>
          </table:table-cell>
          <table:table-cell table:style-name="ce47" office:value-type="string" calcext:value-type="string">
            <text:p>雲林縣政府社會處</text:p>
          </table:table-cell>
          <table:table-cell table:style-name="ce75" office:value-type="float" office:value="628" calcext:value-type="float">
            <text:p>628</text:p>
          </table:table-cell>
          <table:table-cell table:style-name="ce46" office:value-type="string" calcext:value-type="string">
            <text:p>是</text:p>
          </table:table-cell>
          <table:table-cell table:style-name="ce46" office:value-type="string" calcext:value-type="string">
            <text:p>財團法人伊甸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基金會會105年度居家服務及老人營養餐飲服務計畫長期照顧整合第二期計畫-西螺區2居家服務暨失智症照顧加給7-9月份經費(編號105DI701p)</text:p>
          </table:table-cell>
          <table:table-cell table:style-name="ce46" office:value-type="string" calcext:value-type="string">
            <text:p>財團法人伊甸基金會</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是</text:p>
          </table:table-cell>
          <table:table-cell table:style-name="ce46" office:value-type="string" calcext:value-type="string">
            <text:p>財團法人伊甸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7-9月居家服務及老人營養餐飲服務費〈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9" calcext:value-type="float">
            <text:p>11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大埤鄉老人會辦理105年度重陽敬老活動經費</text:p>
          </table:table-cell>
          <table:table-cell table:style-name="ce46" office:value-type="string" calcext:value-type="string">
            <text:p>大埤鄉老人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105年度重陽節敬老活動經費</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0-12月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26" calcext:value-type="float">
            <text:p>426</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2」7-9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國醫藥大學北港附設醫院辦理105年度中低身障居家評估費用</text:p>
          </table:table-cell>
          <table:table-cell table:style-name="ce46" office:value-type="string" calcext:value-type="string">
            <text:p>中國醫藥大學北港附設醫院</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是</text:p>
          </table:table-cell>
          <table:table-cell table:style-name="ce46" office:value-type="string" calcext:value-type="string">
            <text:p>中國醫藥大學北港附設醫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若瑟醫療財團法人若瑟醫院辦理105年度中低身障居家評估費用</text:p>
          </table:table-cell>
          <table:table-cell table:style-name="ce46" office:value-type="string" calcext:value-type="string">
            <text:p>天主教若瑟醫療財團法人若瑟醫院</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天主教若瑟醫療財團法人若瑟醫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年度日間照顧服務計畫斗六區1，7-9月專業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67" calcext:value-type="float">
            <text:p>267</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彰化基督教醫療財團法人雲林基督教醫院辦理105年度中低身障居家評估費用</text:p>
          </table:table-cell>
          <table:table-cell table:style-name="ce46" office:value-type="string" calcext:value-type="string">
            <text:p>彰化基督教醫療財團法人雲林基督教醫院</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臺灣大學醫學院附設醫院雲林分院辦理105年度中低身障居家評估費用</text:p>
          </table:table-cell>
          <table:table-cell table:style-name="ce46" office:value-type="string" calcext:value-type="string">
            <text:p>國立臺灣大學醫學院附設醫院雲林分院</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7-9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384" calcext:value-type="float">
            <text:p>38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家署105年度長期照顧整合計畫經費-補助老人福利保護協會辦理雲林縣105年度日間照顧服務計畫-虎尾區3，7-9月專業服務費等補助</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10-12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775" calcext:value-type="float">
            <text:p>177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10-12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月-10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989" calcext:value-type="float">
            <text:p>598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月-10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3" calcext:value-type="float">
            <text:p>30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10-11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63" calcext:value-type="float">
            <text:p>66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10-11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縣外補助，7-9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縣外補助，7-9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古坑鄉老人會105年度長青學苑活動(計畫編號：105DI802i)經費</text:p>
          </table:table-cell>
          <table:table-cell table:style-name="ce46" office:value-type="string" calcext:value-type="string">
            <text:p>雲林縣古坑鄉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石壁社區發展協會105年度長壽俱樂部南台灣走動式學習計畫活動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草嶺社區發展協會105年度長壽俱樂部南台灣走動式學習計畫活動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家庭托顧服務服務提供單位補助之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鎮公所好收社區辦理「105年度社區照顧關懷據點」10-12月相關經費及縣府16％配合款</text:p>
          </table:table-cell>
          <table:table-cell table:style-name="ce46" office:value-type="string" calcext:value-type="string">
            <text:p>北港鎮公所</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崙背鄉老人會辦理「105年度社區照顧關懷據點」1-12月相關經費及縣府16％配合款</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83" calcext:value-type="float">
            <text:p>8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鄉土人文關懷協會辦理「105年度社區照顧關懷據點」7-12月相關經費及縣府16％配合款</text:p>
          </table:table-cell>
          <table:table-cell table:style-name="ce46" office:value-type="string" calcext:value-type="string">
            <text:p>鄉土人文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社區照顧關懷據點-崙中據點10-12月相關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台西區）10-11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585" calcext:value-type="float">
            <text:p>258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居家服務(台西區)10-11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36" calcext:value-type="float">
            <text:p>13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40" calcext:value-type="float">
            <text:p>374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斗六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7" calcext:value-type="float">
            <text:p>19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麥寮鄉公所楊厝社區辦理「105年度社區照顧關懷據點」1-12月相關經費及縣府16％配合款</text:p>
          </table:table-cell>
          <table:table-cell table:style-name="ce46" office:value-type="string" calcext:value-type="string">
            <text:p>麥寮鄉公所</text:p>
          </table:table-cell>
          <table:table-cell table:style-name="ce47" office:value-type="string" calcext:value-type="string">
            <text:p>雲林縣政府社會處</text:p>
          </table:table-cell>
          <table:table-cell table:style-name="ce75" office:value-type="float" office:value="83" calcext:value-type="float">
            <text:p>8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105年度7-9月份北港區3長期照顧整合計畫日間照顧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665" calcext:value-type="float">
            <text:p>66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105年度7-9月份北港區3長期照顧整合計畫日間照顧本府自籌款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度推展我國長期照顧十年計畫-照顧服務（居家服務）」1月-10月專業服務費等經費補助計新台幣240萬806元整，請核示。</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92" calcext:value-type="float">
            <text:p>2292</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度推展我國長期照顧十年計畫-照顧服務（居家服務）」1月-10月專業服務費等經費補助計新台幣240萬806元整，請核示。</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08" calcext:value-type="float">
            <text:p>10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度長期照顧整合計畫經費北港1,10-11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272" calcext:value-type="float">
            <text:p>2272</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協會辦理雲林縣長期照顧整合第二期計畫-居家服務（北港區1）10-11月份經費</text:p>
          </table:table-cell>
          <table:table-cell table:style-name="ce46" office:value-type="string" calcext:value-type="string">
            <text:p>社團法人雲林縣復健青年協進協會</text:p>
          </table:table-cell>
          <table:table-cell table:style-name="ce47" office:value-type="string" calcext:value-type="string">
            <text:p>雲林縣政府社會處</text:p>
          </table:table-cell>
          <table:table-cell table:style-name="ce75" office:value-type="float" office:value="120" calcext:value-type="float">
            <text:p>120</text:p>
          </table:table-cell>
          <table:table-cell table:style-name="ce46" office:value-type="string" calcext:value-type="string">
            <text:p>是</text:p>
          </table:table-cell>
          <table:table-cell table:style-name="ce46" office:value-type="string" calcext:value-type="string">
            <text:p>社團法人雲林縣復健青年協進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佛教慈濟醫療財團法人附設斗六慈濟居家護理所辦理105年度中低身障居家評估費用</text:p>
          </table:table-cell>
          <table:table-cell table:style-name="ce46" office:value-type="string" calcext:value-type="string">
            <text:p>佛教慈濟醫療財團法人附設斗六慈濟居家護理所</text:p>
          </table:table-cell>
          <table:table-cell table:style-name="ce47" office:value-type="string" calcext:value-type="string">
            <text:p>雲林縣政府社會處</text:p>
          </table:table-cell>
          <table:table-cell table:style-name="ce75" office:value-type="float" office:value="22" calcext:value-type="float">
            <text:p>2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虎尾區〉辦理105年1-12月老人營養餐飲服務補助送餐志工交通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44" calcext:value-type="float">
            <text:p>14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斗六區〉辦理105年1-12月老人營養餐飲服務補助志工交通費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34" calcext:value-type="float">
            <text:p>13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斗六市老人會105年度「長青學苑」活動(計畫編號：105DI804i)之經費新台幣2萬4030元</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月-10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38" calcext:value-type="float">
            <text:p>113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月-10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10-12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585" calcext:value-type="float">
            <text:p>585</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10-12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7-12月專業服務費等補助</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90" calcext:value-type="float">
            <text:p>490</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成功大學醫學院附設醫院斗六分院辦理105年度中低身障居家評估費用-新台幣4,600元整</text:p>
          </table:table-cell>
          <table:table-cell table:style-name="ce46" office:value-type="string" calcext:value-type="string">
            <text:p>國立成功大學醫學院附設醫院斗六分院</text:p>
          </table:table-cell>
          <table:table-cell table:style-name="ce47" office:value-type="string" calcext:value-type="string">
            <text:p>雲林縣政府社會處</text:p>
          </table:table-cell>
          <table:table-cell table:style-name="ce75" office:value-type="float" office:value="5" calcext:value-type="float">
            <text:p>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之「中低收入身心障礙者居家服務」斗南區10-12月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40" calcext:value-type="float">
            <text:p>14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10-12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147" calcext:value-type="float">
            <text:p>1147</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雲林縣105年長照計劃(海線)交通服務10-12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長青學苑」活動(計畫編號：105DI808i)之經費新台幣1萬2,100元整</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105年7-12月老人營養餐飲服務補助志工交通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衛生福利部社會及家庭署105年度長期照顧整合計畫經費--補助老人長期照護協會辦理雲林縣105年度日間照顧服務計畫-斗南區1，10-12月專業服務費等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06" calcext:value-type="float">
            <text:p>306</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付社團法人雲林縣復健青年協進會辦理105年10-12月老人營養餐飲服務〈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20" calcext:value-type="float">
            <text:p>22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西螺愛心慈善會辦理「105年度社區照顧關懷據點」7-12月相關經費及縣府16％配合款</text:p>
          </table:table-cell>
          <table:table-cell table:style-name="ce46" office:value-type="string" calcext:value-type="string">
            <text:p>西螺愛心慈善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老五老基金會辦理雲林縣105年度日間照顧服務計畫-斗六區2，10-12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38" calcext:value-type="float">
            <text:p>23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斗六區2，10-12月照顧服務費及專案計畫管理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5" calcext:value-type="float">
            <text:p>2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虎尾區1，10-12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60" calcext:value-type="float">
            <text:p>26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雲林縣105年度居家服務及老人營養餐飲服務計畫之「中低收入身心障礙者居家服務」西螺區1-10-12月經費總計90,436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0" calcext:value-type="float">
            <text:p>9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土庫鎮老人會辦理105年度「長青學苑」活動(計畫編號：105DI801i)之經費新台幣2萬030元整</text:p>
          </table:table-cell>
          <table:table-cell table:style-name="ce46" office:value-type="string" calcext:value-type="string">
            <text:p>雲林縣土庫鎮老人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105年度居家服務及老人營養餐飲服務計畫之「中低收入身心障礙者居家服務」虎尾區10-12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79" calcext:value-type="float">
            <text:p>17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西螺區1)10-12月老人營養餐飲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24" calcext:value-type="float">
            <text:p>12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中華民國紅十字會台灣省雲林縣支會辦理105年度我國長期照顧十年計畫-照顧服務(日間照顧)台西區2資本門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00" calcext:value-type="float">
            <text:p>10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長期照護協會辦理「105年度推展我國長期照顧十年計畫-照顧服務（居家服務）」10月-12月專業服務費等經費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748" calcext:value-type="float">
            <text:p>74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雲林縣家園關懷協會辦理105年度我國長期照顧十年計畫-照顧服務(日間照顧)北港區3資本門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300" calcext:value-type="float">
            <text:p>30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長期照護協會辦理「105年度推展我國長期照顧十年計畫-照顧服務（居家服務）」10月-12月專業服務費等經費補助計新台幣78萬1,910元整，請核示。</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105年度居家服務及老人營養餐飲服務計畫之「中低收入身心障礙者居家服務」台西區10-12月經費總計195,131元整</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95" calcext:value-type="float">
            <text:p>195</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中低收入身心障礙者居家服務」北港區1-10-12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68" calcext:value-type="float">
            <text:p>16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105年度居家服務及老人營養餐飲服務計畫之「中低收入身心障礙者居家服務」斗六區10-12月經費總計197,745元整</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8" calcext:value-type="float">
            <text:p>19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志願服務推廣中心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315" calcext:value-type="float">
            <text:p>131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聖心社會關懷協會辦理「105年度社區照顧關懷據點-土庫據點」1-12月相關經費及縣府16％配合款</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105年度社區照顧關懷據點-下崙據點」10-12月相關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長青學苑計畫」新台幣9800元整</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度長期照顧整合計畫經費我國長期照顧十年計畫-照顧服務(日間照顧)-北港區1資本門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0" calcext:value-type="float">
            <text:p>1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雲林縣大埤鄉北和社區發展協會辦理「長青學苑」活動經費(計畫編號：105DI805i)</text:p>
          </table:table-cell>
          <table:table-cell table:style-name="ce46" office:value-type="string" calcext:value-type="string">
            <text:p>雲林縣大埤鄉北和社區發展協會</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崙背鄉老人會辦理「長青學苑」活動(計畫編號：105DI806i)之經費新台幣2萬元整</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元長鄉西莊社區發展協會辦理「105年度社區照顧關懷據點」7-12月相關經費及縣府16％配合款</text:p>
          </table:table-cell>
          <table:table-cell table:style-name="ce46" office:value-type="string" calcext:value-type="string">
            <text:p>雲林縣元長鄉西莊社區發展協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105年度推展我國長期照顧十年計畫-照顧服務（居家服務）」11月-12月專業服務費等經費補助計新台幣19萬5,746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1月-12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6" calcext:value-type="float">
            <text:p>6</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家庭托顧服務服務提供單位補助之專業服務費、業務費補助-計畫編號105DI702w2雲林縣口湖鄉老人福利協進會10-12月13萬3,100元</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33" calcext:value-type="float">
            <text:p>133</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社區照顧關懷據點」10-12月相關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口湖社區發展協會辦理「105年度社區照顧關懷據點」7-12月相關經費費及縣府16％配合款</text:p>
          </table:table-cell>
          <table:table-cell table:style-name="ce46" office:value-type="string" calcext:value-type="string">
            <text:p>雲林縣口湖鄉口湖社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家署105年度長期照顧整合計畫日間照顧本府自籌款經費--補助老人福利保護協會辦理雲林縣105年度日間照顧服務計畫-斗六區1，10-12月照服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105年度居家服務及老人營養餐飲服務計畫之「中低收入身心障礙者居家服務」西螺區2-10-12月經費總計6,98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 calcext:value-type="float">
            <text:p>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推展我國長期照顧十年計畫-照顧服務（居家服務）」1月-10月專業服務費等經費補助計新台幣144萬1,538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381" calcext:value-type="float">
            <text:p>138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推展我國長期照顧十年計畫-照顧服務（居家服務）」1月-10月專業服務費等經費補助計新台幣144萬1,538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1" calcext:value-type="float">
            <text:p>6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居家服務及老人營養餐飲服務計畫-雲林縣長期照顧整合第二期計畫-居家服務」（北港區1）(計畫編號105DI701p)12月份經費總計新台幣116萬5,745元整</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107" calcext:value-type="float">
            <text:p>110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居家服務及老人營養餐飲服務計畫-雲林縣長期照顧整合第二期計畫-居家服務」（北港區1）(計畫編號105DI701p)12月份經費總計新台幣116萬5,745元整</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吾老關懷協會辦理「關懷弱勢救飢 飢餓活動」經費新台幣2萬元</text:p>
          </table:table-cell>
          <table:table-cell table:style-name="ce46" office:value-type="string" calcext:value-type="string">
            <text:p>社團法人雲林縣老吾老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水林鄉老人會辦理105年度重陽節敬老活動經費新台幣9萬8,540元整</text:p>
          </table:table-cell>
          <table:table-cell table:style-name="ce46" office:value-type="string" calcext:value-type="string">
            <text:p>社團法人雲林縣水林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崙背鄉老人會辦理105年度重陽節敬老活動經費新台幣3萬元整</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中華民國紅十字會台灣省雲林縣支會辦理雲林縣105年度日間照顧服務計畫-台西區1，10-12月照顧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社團法人雲林縣老人長期照護協會辦理105年度我國長期照顧十年計畫-照顧服務(日間照顧)斗南區2資本門經費</text:p>
          </table:table-cell>
          <table:table-cell table:style-name="ce46" office:value-type="string" calcext:value-type="string">
            <text:p>社團法人雲林縣老人長期照護協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社團法人雲林縣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雲林縣聖心社會關懷協會辦理雲林縣105年度日間照顧服務計畫-斗南區2，10-12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193" calcext:value-type="float">
            <text:p>193</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老人福利保護協會辦理雲林縣105年度日間照顧服務計畫-斗六區1，10-12月專業服務費等補助</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82" calcext:value-type="float">
            <text:p>28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會辦理「105年度社區照顧關懷據點」7-12月相關經費及縣府16％配合款</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10-12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826" calcext:value-type="float">
            <text:p>826</text:p>
          </table:table-cell>
          <table:table-cell table:style-name="ce46" office:value-type="string" calcext:value-type="string">
            <text:p>是</text:p>
          </table:table-cell>
          <table:table-cell table:style-name="ce46" office:value-type="string" calcext:value-type="string">
            <text:p>財團法人雙福社會福利慈善事業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西螺區1）辦理105年度老人營養餐飲服務專業人力及志工交通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635" calcext:value-type="float">
            <text:p>63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虎尾〉辦理105年10-12月老人營養餐飲服務〈虎尾〉</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61" calcext:value-type="float">
            <text:p>361</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居家服務及老人營養餐飲服務-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雲林縣105年度日間照顧服務計畫-台西區2，10-12月專業服務費等補助</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16" calcext:value-type="float">
            <text:p>216</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伊甸社會福利基金會辦理105年度我國長期照顧十年計畫-照顧服務(日間照顧)西螺區1資本門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雲林縣105年度居家服務及老人營養餐飲服務計畫-斗南區12月居家照顧服務(計畫編號：105DI1701p)」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688" calcext:value-type="float">
            <text:p>168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雲林縣105年度居家服務及老人營養餐飲服務計畫-斗南區12月居家照顧服務(計畫編號：105DI1701p)」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89" calcext:value-type="float">
            <text:p>8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斗南區2，10-12月照顧服務費及專案計畫管理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430" calcext:value-type="float">
            <text:p>43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老五老基金會辦理「雲林縣105年度居家服務及老人營養餐飲服務計畫-雲林縣長期照顧整合第二期計畫-居家服務」（西螺區1）(計畫編號105DI701p)10-11月份經費總計新台幣115萬8,039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099" calcext:value-type="float">
            <text:p>109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老五老基金會辦理「雲林縣105年度居家服務及老人營養餐飲服務計畫-雲林縣長期照顧整合第二期計畫-居家服務」（西螺區1）(計畫編號105DI701p)10-11月份經費總計新台幣115萬8,039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斗南區2，10-12月照顧服務費及專案計畫管理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西螺區2）(計畫編號105DI701p)10-11月份經費總計新台幣51萬8,139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92" calcext:value-type="float">
            <text:p>49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財團法人伊甸社會福利基金會辦理「雲林縣105年度居家服務及老人營養餐飲服務計畫-雲林縣長期照顧整合第二期計畫-居家服務」（西螺區2）(計畫編號105DI701p)10-11月份經費總計新台幣51萬8,139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計畫編號105DI701p)12月份經費總計新台幣173萬3,763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648" calcext:value-type="float">
            <text:p>164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計畫編號105DI701p)12月份經費總計新台幣173萬3,763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7" calcext:value-type="float">
            <text:p>8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雲林縣家園關懷協會辦理雲林縣105年度失智症日間照顧服務計畫-1，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75" calcext:value-type="float">
            <text:p>47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1」10-12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紅十字會台灣省雲林縣支會辦理雲林縣105年度日間照顧服務計畫-台西區2，7-12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1" calcext:value-type="float">
            <text:p>43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家園關懷協會辦理雲林縣105年度日間照顧服務計畫-台西區2，7-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計畫編號105DI701p)12月份經費總計新台幣33萬1,83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16" calcext:value-type="float">
            <text:p>31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計畫編號105DI701p)12月份經費總計新台幣33萬1,83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中華民國紅十字會台灣省雲林縣支會辦理「雲林縣105年度居家服務及老人營養餐飲服務計畫-雲林縣長期照顧整合第二期計畫-居家服務」（台西區）(計畫編號105DI701p)12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276" calcext:value-type="float">
            <text:p>127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中華民國紅十字會台灣省雲林縣支會辦理「雲林縣105年度居家服務及老人營養餐飲服務計畫-雲林縣長期照顧整合第二期計畫-居家服務」（台西區）(計畫編號105DI701p)12月份經費總計新台幣134萬503元整</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67" calcext:value-type="float">
            <text:p>6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新北市身心障礙者福利促進協會辦理105年轄區外使用長期照顧(日間照顧)計畫第4季10-12月謝春田經費(中央補助)</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新北市身心障礙者福利促進協會辦理105年轄區外使用長期照顧(日間照顧)計畫第4季10-12月謝春田經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雲林縣老人福利保護協會辦理雲林縣105年度居家服務及老人營養餐飲服務計畫-雲縣長期照顧整合第二期計畫-居家服務(斗六區)(計畫編號105DI701p)12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03" calcext:value-type="float">
            <text:p>190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福利保護協會辦理「雲林縣105年度居家服務及老人營養餐飲服務計畫-雲林縣長期照顧整合第二期計畫-居家服務」(計畫編號105DI701p)</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雲林縣105年度居家服務及老人營養餐飲服務計畫-雲林縣長期照顧整合第二期計畫-居家服務」（西螺區1）(計畫編號105DI701p)12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557" calcext:value-type="float">
            <text:p>55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雲林縣105年度居家服務及老人營養餐飲服務計畫-雲林縣長期照顧整合第二期計畫-居家服務」（西螺區1）(計畫編號105DI701p)12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老人長期照護協會辦理雲林縣105年度失智症日間照顧服務計畫-2，10-12月照顧服務費及專案計畫管理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5" calcext:value-type="float">
            <text:p>32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105年度失智症日間照顧服務-2」10-12月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老人福利保護協會辦理雲林縣105年度日間照顧服務計畫-虎尾區2，10-12月照顧服務費及專案計畫管理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92" calcext:value-type="float">
            <text:p>49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雲林縣家園關懷協會辦理雲林縣105年度日間照顧服務計畫-虎尾區2，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52" calcext:value-type="float">
            <text:p>5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辦理「雲林縣105年度居家服務及老人營養餐飲服務計畫-雲林縣長期照顧整合第二期計畫-居家服務」（西螺區2）(計畫編號105DI701p)12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43" calcext:value-type="float">
            <text:p>24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辦理「雲林縣105年度居家服務及老人營養餐飲服務計畫-雲林縣長期照顧整合第二期計畫-居家服務」（西螺區2）(計畫編號105DI701p)12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本府委託中興保權股份有限公司辦理本縣105年度6-12月獨居老人救援服務計畫-山線7-12月經費</text:p>
          </table:table-cell>
          <table:table-cell table:style-name="ce46" office:value-type="string" calcext:value-type="string">
            <text:p>中興保權股份有限公司</text:p>
          </table:table-cell>
          <table:table-cell table:style-name="ce47" office:value-type="string" calcext:value-type="string">
            <text:p>雲林縣政府社會處</text:p>
          </table:table-cell>
          <table:table-cell table:style-name="ce75" office:value-type="float" office:value="454" calcext:value-type="float">
            <text:p>454</text:p>
          </table:table-cell>
          <table:table-cell table:style-name="ce46" office:value-type="string" calcext:value-type="string">
            <text:p>是</text:p>
          </table:table-cell>
          <table:table-cell table:style-name="ce46" office:value-type="string" calcext:value-type="string">
            <text:p>中興保權股份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105年度日間照顧本府自籌款經費-補助老人長期照護協會辦理雲林縣105年度日間照顧服務計畫-斗南區1，10-12月照顧服務費及專案計畫管理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本府委託財團法人生命連線基金會辦理本縣105年度6-12月獨居老人救援服務-海線7-12月經費</text:p>
          </table:table-cell>
          <table:table-cell table:style-name="ce46" office:value-type="string" calcext:value-type="string">
            <text:p>財團法人生命連線基金會</text:p>
          </table:table-cell>
          <table:table-cell table:style-name="ce47" office:value-type="string" calcext:value-type="string">
            <text:p>雲林縣政府社會處</text:p>
          </table:table-cell>
          <table:table-cell table:style-name="ce75" office:value-type="float" office:value="832" calcext:value-type="float">
            <text:p>832</text:p>
          </table:table-cell>
          <table:table-cell table:style-name="ce46" office:value-type="string" calcext:value-type="string">
            <text:p>是</text:p>
          </table:table-cell>
          <table:table-cell table:style-name="ce46" office:value-type="string" calcext:value-type="string">
            <text:p>財團法人生命連線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本縣家園關懷協會辦理本縣105年度中低收入老人特別照顧津貼請領個案督導服務計畫10-12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北港區〉105年1-12月老人營養餐食服務志工交通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72" calcext:value-type="float">
            <text:p>472</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老人福利保護協會衛生福利部社會及家庭署105年度長期照顧整合計畫經費雲林縣105年度日間照顧服務計畫-虎尾區3，10-12月照顧服務費及專案計畫管理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日間照顧本府自籌款經費-補助老人福利保護協會辦理雲林縣105年度日間照顧服務計畫-虎尾區3，10-12月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長期照護協會辦理105年10-12月中低收入獨居老人營養餐飲服務-斗南區</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74" calcext:value-type="float">
            <text:p>174</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台西區）辦理105年1-12月老人營養餐飲服務專業服務費及志工交通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671" calcext:value-type="float">
            <text:p>67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等105年度長期照顧整合計畫日間照顧本府自籌款經費「雲林縣105年度轄區外民眾使用長期照顧服務(日間照顧服務)計畫」10-12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等撥付衛生福利部社會及家庭署105年度長期照顧整合計畫經費-「雲林縣105年度轄區外民眾使用長期照顧服務(日間照顧服務)計畫」服務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43" calcext:value-type="float">
            <text:p>4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口湖老人福利協進會辦理雲林縣105年度日間照顧服務計畫-北港區2，10-12月專業服務費等補助</text:p>
          </table:table-cell>
          <table:table-cell table:style-name="ce46" office:value-type="string" calcext:value-type="string">
            <text:p>口湖老人福利協進會</text:p>
          </table:table-cell>
          <table:table-cell table:style-name="ce47" office:value-type="string" calcext:value-type="string">
            <text:p>雲林縣政府社會處</text:p>
          </table:table-cell>
          <table:table-cell table:style-name="ce75" office:value-type="float" office:value="230" calcext:value-type="float">
            <text:p>230</text:p>
          </table:table-cell>
          <table:table-cell table:style-name="ce46" office:value-type="string" calcext:value-type="string">
            <text:p>是</text:p>
          </table:table-cell>
          <table:table-cell table:style-name="ce46" office:value-type="string" calcext:value-type="string">
            <text:p>口湖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衛生福利部社會及家庭署105年度長期照顧整合計畫經費-補助老人福利保護協會辦理雲林縣105年度日間照顧服務計畫-虎尾區2，10-12月專業服務費等補助</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248" calcext:value-type="float">
            <text:p>248</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保護協會衛生福利部社會及家庭署105年度長期照顧整合計畫經費-補助老人福利保護協會辦理雲林縣105年度日間照顧服務計畫-虎尾區3，10-12月專業服務費等補助</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138" calcext:value-type="float">
            <text:p>138</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105年度長期照顧整合計畫經費-撥付口湖老人福利協進會辦理105年度我國長期照顧十年計畫-照顧服務(日間照顧)北港區2資本門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40" calcext:value-type="float">
            <text:p>24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撥付雲林縣聖心社會關懷協會辦理105年度我國長期照顧十年計畫-照顧服務(日間照顧)斗南區2資本門經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350" calcext:value-type="float">
            <text:p>35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中華民國紅十字會台灣省雲林縣支會辦理105年度我國長期照顧十年計畫-照顧服務(日間照顧)台西區1資本門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80" calcext:value-type="float">
            <text:p>18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財團法人老五老基金會辦理雲林縣105年度日間照顧服務計畫-斗六區2，10-12月專業服務費等補助</text:p>
          </table:table-cell>
          <table:table-cell table:style-name="ce46" office:value-type="string" calcext:value-type="string">
            <text:p>財團法人老五老基金會</text:p>
          </table:table-cell>
          <table:table-cell table:style-name="ce47" office:value-type="string" calcext:value-type="string">
            <text:p>雲林縣政府社會處</text:p>
          </table:table-cell>
          <table:table-cell table:style-name="ce75" office:value-type="float" office:value="202" calcext:value-type="float">
            <text:p>202</text:p>
          </table:table-cell>
          <table:table-cell table:style-name="ce46" office:value-type="string" calcext:value-type="string">
            <text:p>是</text:p>
          </table:table-cell>
          <table:table-cell table:style-name="ce46" office:value-type="string" calcext:value-type="string">
            <text:p>財團法人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撥付雲林縣聖心社會關懷協會辦理105年度我國長期照顧十年計畫-照顧服務(日間照顧)虎尾區1資本門經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雲林縣105年度居家服務及老人營養餐飲服務計畫之「中低收入身心障礙者居家服務」北港區2-10-12月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福利保護協會辦理105年10-12月老人營養餐飲服務〈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31" calcext:value-type="float">
            <text:p>23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老人長期照護協會辦理雲林縣105年度失智症日間照顧服務計畫-2，10-12月專業服務費等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21" calcext:value-type="float">
            <text:p>221</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財團法人伊甸社會福利基金會辦理「西螺區1日間照顧服務」10-12月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04" calcext:value-type="float">
            <text:p>20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辦理105年度「長青學苑」活動(計畫編號：105DI809i)之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北港身心障礙者福利協會辦理「105年度社區照顧關懷據點」9-12月相關經費及縣府16％配合款</text:p>
          </table:table-cell>
          <table:table-cell table:style-name="ce46" office:value-type="string" calcext:value-type="string">
            <text:p>北港身心障礙者福利協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推展我國長期照顧十年計畫-照顧服務（居家服務）」1月-12月專業服務費等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928" calcext:value-type="float">
            <text:p>192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弘道老人福利基金會辦理「105年雲林縣社區照顧關懷據點志工教育訓練計畫」</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推展我國長期照顧十年計畫-照顧服務（居家服務）」1月-12月專業服務費等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85" calcext:value-type="float">
            <text:p>8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虎尾鎮老人會辦理105年度「長青學苑」活動(計畫編號：105DI812i)之經費</text:p>
          </table:table-cell>
          <table:table-cell table:style-name="ce46" office:value-type="string" calcext:value-type="string">
            <text:p>社團法人雲林縣虎尾鎮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家園關懷協會辦理雲林縣105年度日間照顧服務計畫-北港區3，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29" calcext:value-type="float">
            <text:p>72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家園關懷協會辦理雲林縣105年度日間照顧服務計畫-北港區3，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7" calcext:value-type="float">
            <text:p>77</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桃園市愛鄰舍協會105年度長期照顧整合計畫日間照顧雲林縣轄區外本府自籌款經費</text:p>
          </table:table-cell>
          <table:table-cell table:style-name="ce46" office:value-type="string" calcext:value-type="string">
            <text:p>社團法人桃園市愛鄰舍協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桃園市愛鄰舍協會辦理105年轄區外使用長期照顧(日間照顧)計畫10-12月照顧服務費及交通費經費</text:p>
          </table:table-cell>
          <table:table-cell table:style-name="ce46" office:value-type="string" calcext:value-type="string">
            <text:p>社團法人桃園市愛鄰舍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二崙鄉老人會辦理重陽節敬老活動會員人數滿300人每增加100人補助1萬元經費</text:p>
          </table:table-cell>
          <table:table-cell table:style-name="ce46" office:value-type="string" calcext:value-type="string">
            <text:p>二崙鄉老人會</text:p>
          </table:table-cell>
          <table:table-cell table:style-name="ce47" office:value-type="string" calcext:value-type="string">
            <text:p>雲林縣政府社會處</text:p>
          </table:table-cell>
          <table:table-cell table:style-name="ce75" office:value-type="float" office:value="130" calcext:value-type="float">
            <text:p>1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西螺區2〉辦理105年10-12月獨居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二崙鄉老人會辦理「105年度中秋節舉辦老人歌唱比賽活動」經費新台幣2萬元整</text:p>
          </table:table-cell>
          <table:table-cell table:style-name="ce46" office:value-type="string" calcext:value-type="string">
            <text:p>二崙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雲林縣家園關懷協會辦理「北港區3日間照顧服務」10-12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0" calcext:value-type="float">
            <text:p>20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台西區1日間照顧服務」10-12月專業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36" calcext:value-type="float">
            <text:p>236</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西螺鎮老人會辦理「105年度重陽祝壽聯歡大會」活動經費新台幣8萬6,530元整</text:p>
          </table:table-cell>
          <table:table-cell table:style-name="ce46" office:value-type="string" calcext:value-type="string">
            <text:p>社團法人雲林縣西螺鎮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麥寮鄉老人會辦理「長青學苑計畫」活動(計畫編號：105DI813i)之經費新台幣2萬元整。</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斗六市長安社區辦理「105年度社區照顧關懷據點」10-12月相關經費及縣府16％配合款</text:p>
          </table:table-cell>
          <table:table-cell table:style-name="ce46" office:value-type="string" calcext:value-type="string">
            <text:p>斗六市長安社區</text:p>
          </table:table-cell>
          <table:table-cell table:style-name="ce47" office:value-type="string" calcext:value-type="string">
            <text:p>雲林縣政府社會處</text:p>
          </table:table-cell>
          <table:table-cell table:style-name="ce75" office:value-type="float" office:value="14" calcext:value-type="float">
            <text:p>1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10-12月老人營養餐飲服務〈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3" calcext:value-type="float">
            <text:p>223</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水林鄉老人會辦理105年度「鄉長盃」中南部六縣市槌球錦標賽活動經費新台幣2萬元</text:p>
          </table:table-cell>
          <table:table-cell table:style-name="ce46" office:value-type="string" calcext:value-type="string">
            <text:p>社團法人雲林縣水林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日間照顧--衛生福利部社會及家庭署105年度長期照顧整合計畫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55" calcext:value-type="float">
            <text:p>555</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虎尾區1，10-12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9" calcext:value-type="float">
            <text:p>5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弘道老人福利基金會雲林縣105年度社區照顧關懷據點多元導入志工教育訓練計畫經費</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口湖鄉老人福利協進會辦理雲林縣105年度日間照顧服務計畫-北港區2，10-12月照顧服務費及專案計畫管理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489" calcext:value-type="float">
            <text:p>489</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口湖老人福利協進會辦理雲林縣105年度日間照顧服務計畫-北港區2，10-12月照顧服務費及專案計畫管理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中華民國紅十字會台灣省雲林縣支會辦理「我國長期照顧十年計畫-照顧服務補助105年台西區居家服務提供單位部分經費」11月-12月專業服務費等經費補助</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54" calcext:value-type="float">
            <text:p>35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中華民國紅十字會台灣省雲林縣支會辦理「我國長期照顧十年計畫-照顧服務補助105年台西區居家服務提供單位部分經費」11月-12月專業服務費等經費補助計新台幣36萬8,519元整，請核示。</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14" calcext:value-type="float">
            <text:p>14</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社團法人雲林縣復健青年協進會辦理雲林縣105年度日間照顧服務計畫-北港區1，10-12月照顧服務費及專案計畫管理費</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467" calcext:value-type="float">
            <text:p>467</text:p>
          </table:table-cell>
          <table:table-cell table:style-name="ce46" office:value-type="string" calcext:value-type="string">
            <text:p>是</text:p>
          </table:table-cell>
          <table:table-cell table:style-name="ce46" office:value-type="string" calcext:value-type="string">
            <text:p>社團法人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社團法人雲林縣復健青年協進會辦理雲林縣105年度日間照顧服務計畫-北港區1，10-12月照顧服務費及專案計畫管理費</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49" calcext:value-type="float">
            <text:p>49</text:p>
          </table:table-cell>
          <table:table-cell table:style-name="ce46" office:value-type="string" calcext:value-type="string">
            <text:p>是</text:p>
          </table:table-cell>
          <table:table-cell table:style-name="ce46" office:value-type="string" calcext:value-type="string">
            <text:p>社團法人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105年度社區照顧關懷據點」10-12月相關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1月-12月專業服務費等經費補助計新台幣85萬5,832元</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20" calcext:value-type="float">
            <text:p>82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推展我國長期照顧十年計畫-照顧服務（居家服務）」11月-12月專業服務費等經費補助計新台幣85萬5,832元</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衛生福利部社會及家庭署105年度長期照顧整合計畫日間照顧本府自籌款經費-補助財團法人伊甸社會福利基金會辦理雲林縣105年度日間照顧服務計畫-西螺區1，7-12月照顧服務費及專案管理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1" calcext:value-type="float">
            <text:p>7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台灣省私立毓得社會福利基金會本縣105年度轄區外民眾使用長期照顧服務(交通接送)計畫</text:p>
          </table:table-cell>
          <table:table-cell table:style-name="ce46" office:value-type="string" calcext:value-type="string">
            <text:p>財團法人台灣省私立毓得社會福利基金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台灣省私立毓得社會福利基金會辦理本縣105年度轄區外民眾使用長期照顧服務（交通接送）計畫，服務費5%</text:p>
          </table:table-cell>
          <table:table-cell table:style-name="ce46" office:value-type="string" calcext:value-type="string">
            <text:p>財團法人台灣省私立毓得社會福利基金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年度日間照顧服務計畫-北港區1，10-12月專業服務費等款</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77" calcext:value-type="float">
            <text:p>27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家庭托顧服務山線10-12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1" calcext:value-type="float">
            <text:p>8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辦理105年度家庭托顧服務-本府配合款-山線10-12月照顧服務費共計1萬9,168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社團法人雲林縣兒童福利發展協會辦理104年度雲林縣社工人身安全計畫經費預撥款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office:value-type="string" calcext:value-type="string">
            <text:p>無</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靖興宮辦理105年度五股開台尊王過爐宗教民俗文化活動經費</text:p>
          </table:table-cell>
          <table:table-cell table:style-name="ce46" office:value-type="string" calcext:value-type="string">
            <text:p>靖興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崙背奉天宮2016猴臨詔安慶元宵文化節活動經費</text:p>
          </table:table-cell>
          <table:table-cell table:style-name="ce46" office:value-type="string" calcext:value-type="string">
            <text:p>崙背奉天宮</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福安宮百里行腳謁進香宗教文化活動補助款</text:p>
          </table:table-cell>
          <table:table-cell table:style-name="ce46" office:value-type="string" calcext:value-type="string">
            <text:p>靖興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崙背鄉五魁社區發展協會辦理宗教、禮俗及成年禮等活動經費</text:p>
          </table:table-cell>
          <table:table-cell table:style-name="ce46" office:value-type="string" calcext:value-type="string">
            <text:p>崙背鄉五魁社區發展協會</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福天宮辦理宗教、禮俗及成年禮等活動經費</text:p>
          </table:table-cell>
          <table:table-cell table:style-name="ce46" office:value-type="string" calcext:value-type="string">
            <text:p>福天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四湖參天宮關聖帝君文化嘉年華會經費</text:p>
          </table:table-cell>
          <table:table-cell table:style-name="ce46" office:value-type="string" calcext:value-type="string">
            <text:p>四湖參天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笨港媽祖文教基金會2016北港成年禮活動補助款</text:p>
          </table:table-cell>
          <table:table-cell table:style-name="ce46" office:value-type="string" calcext:value-type="string">
            <text:p>笨港媽祖文教基金會</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大屯子福德宮辦理105年度宗教民俗文化藝術活動經費</text:p>
          </table:table-cell>
          <table:table-cell table:style-name="ce46" office:value-type="string" calcext:value-type="string">
            <text:p>大屯子福德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斗六南聖宮關聖帝君聖誕音樂饗宴暨民俗文化活動經費</text:p>
          </table:table-cell>
          <table:table-cell table:style-name="ce46" office:value-type="string" calcext:value-type="string">
            <text:p>斗六南聖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善修宮大斗六區105年度成年禮活動經費</text:p>
          </table:table-cell>
          <table:table-cell table:style-name="ce46" office:value-type="string" calcext:value-type="string">
            <text:p>善修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南仁寺辦理宗教、禮俗及成年禮等活動經費</text:p>
          </table:table-cell>
          <table:table-cell table:style-name="ce46" office:value-type="string" calcext:value-type="string">
            <text:p>南仁寺</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中和宮宗教團體辦理宗教、禮俗及成年禮等活動-補助斗六市「中和宮」辦理「慶成30週年三獻福醮民俗祭典」活動</text:p>
          </table:table-cell>
          <table:table-cell table:style-name="ce46" office:value-type="string" calcext:value-type="string">
            <text:p>中和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聖心社會關懷協會2016基督教會、天主教會負責人座談會</text:p>
          </table:table-cell>
          <table:table-cell table:style-name="ce46" office:value-type="string" calcext:value-type="string">
            <text:p>聖心社會關懷協會</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93061.762" calcext:value-type="float">
            <text:p>393061.762</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中國國民黨黨團 </text:p>
          </table:table-cell>
          <table:table-cell table:style-name="ce47" office:value-type="string" calcext:value-type="string">
            <text:p>縣議會 </text:p>
          </table:table-cell>
          <table:table-cell table:style-name="ce75" office:value-type="float" office:value="138" calcext:value-type="float">
            <text:p>138</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民主進步黨團 </text:p>
          </table:table-cell>
          <table:table-cell table:style-name="ce47" office:value-type="string" calcext:value-type="string">
            <text:p>縣議會 </text:p>
          </table:table-cell>
          <table:table-cell table:style-name="ce75" office:value-type="float" office:value="187" calcext:value-type="float">
            <text:p>187</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誠信聯盟政團 </text:p>
          </table:table-cell>
          <table:table-cell table:style-name="ce47" office:value-type="string" calcext:value-type="string">
            <text:p>縣議會 </text:p>
          </table:table-cell>
          <table:table-cell table:style-name="ce75" office:value-type="float" office:value="198" calcext:value-type="float">
            <text:p>198</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523" calcext:value-type="float">
            <text:p>523</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105強化植物有害生物防範措施計畫 </text:p>
          </table:table-cell>
          <table:table-cell table:style-name="ce46" office:value-type="string" calcext:value-type="string">
            <text:p>農作物病蟲害防治資材 </text:p>
          </table:table-cell>
          <table:table-cell table:style-name="ce46" office:value-type="string" calcext:value-type="string">
            <text:p>雲林縣各鄉鎮市農會 </text:p>
          </table:table-cell>
          <table:table-cell table:style-name="ce47" office:value-type="string" calcext:value-type="string">
            <text:p>動防所 </text:p>
          </table:table-cell>
          <table:table-cell table:style-name="ce75" office:value-type="float" office:value="3520" calcext:value-type="float">
            <text:p>35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520" calcext:value-type="float">
            <text:p>3520</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虎溪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八德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長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榴中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梅林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莿桐鄉新莊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興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林內鄉林茂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九芎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斗六市溪洲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斗南鎮明昌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將軍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斗南鎮西岐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華南村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鄉新庄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鄉棋盤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松竹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華山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田頭社區發展協會太興守望相助隊</text:p>
          </table:table-cell>
          <table:table-cell table:style-name="ce47"/>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四維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光昌社區守望相助隊</text:p>
          </table:table-cell>
          <table:table-cell table:style-name="ce47"/>
          <table:table-cell table:style-name="ce75" office:value-type="float" office:value="51" calcext:value-type="float">
            <text:p>5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廉使社區發展協會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大庄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虎尾鎮西屯社區發展協會(西屯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農村再造聯盟虎興促進協會(興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元長鄉鹿北社區發展協會(鹿南鹿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臥龍山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長南長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虎尾鎮平和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元長鄉崙仔社區發展協會(守望相助隊)</text:p>
          </table:table-cell>
          <table:table-cell table:style-name="ce47"/>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西螺鎮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頂湳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和心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油車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大義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背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前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背鄉草湖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五保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楊賢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北辰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南安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水林水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口湖(蚵寮) 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松西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麥寮鄉南六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北五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麥寮鄉崙後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同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興大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月興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豐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保長湖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後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臺西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箔仔寮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一般行政-人事業務 </text:p>
          </table:table-cell>
          <table:table-cell table:style-name="ce46" office:value-type="string" calcext:value-type="string">
            <text:p>退休警察協會聯誼 </text:p>
          </table:table-cell>
          <table:table-cell table:style-name="ce46" office:value-type="string" calcext:value-type="string">
            <text:p>退休警察協會</text:p>
          </table:table-cell>
          <table:table-cell table:style-name="ce47"/>
          <table:table-cell table:style-name="ce75" office:value-type="float" office:value="180" calcext:value-type="float">
            <text:p>1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347" calcext:value-type="float">
            <text:p>3347</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衛生業務-醫政管理-獎補助費-對國內團體之捐助 </text:p>
          </table:table-cell>
          <table:table-cell table:style-name="ce46" office:value-type="string" calcext:value-type="string">
            <text:p>辦理台灣醫療勞動人權研討會活動 </text:p>
          </table:table-cell>
          <table:table-cell table:style-name="ce46" office:value-type="string" calcext:value-type="string">
            <text:p>雲林縣醫療服務人員職業工會 </text:p>
          </table:table-cell>
          <table:table-cell table:style-name="ce47" office:value-type="string" calcext:value-type="string">
            <text:p>衛生局 </text:p>
          </table:table-cell>
          <table:table-cell table:style-name="ce75" office:value-type="float" office:value="137" calcext:value-type="float">
            <text:p>137</text:p>
          </table:table-cell>
          <table:table-cell table:style-name="ce46" office:value-type="string" calcext:value-type="string">
            <text:p>無 </text:p>
          </table:table-cell>
          <table:table-cell table:style-name="ce46"/>
          <table:table-cell table:style-name="ce47"/>
          <table:table-cell table:style-name="ce41"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37" calcext:value-type="float">
            <text:p>137</text:p>
          </table:table-cell>
          <table:table-cell table:style-name="ce46" table:number-columns-repeated="2"/>
          <table:table-cell table:style-name="ce47"/>
          <table:table-cell table:style-name="ce41"/>
          <table:table-cell table:style-name="ce72" table:number-columns-repeated="1015"/>
        </table:table-row>
        <table:table-row table:style-name="ro14">
          <table:table-cell table:style-name="ce46" office:value-type="string" calcext:value-type="string">
            <text:p>環保業務-公害防治-獎補助費-對國內團體之捐助 </text:p>
          </table:table-cell>
          <table:table-cell table:style-name="ce46" office:value-type="string" calcext:value-type="string">
            <text:p>補助河川巡守隊購買器具(材)或辦理宣導活動 </text:p>
          </table:table-cell>
          <table:table-cell table:style-name="ce46" office:value-type="string" calcext:value-type="string">
            <text:p>本縣河川巡守隊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1"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20" calcext:value-type="float">
            <text:p>20</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聯合報辦理第十屆聯合盃作文大賽雲林縣初賽經費 </text:p>
          </table:table-cell>
          <table:table-cell table:style-name="ce46" office:value-type="string" calcext:value-type="string">
            <text:p>聯合報 </text:p>
          </table:table-cell>
          <table:table-cell table:style-name="ce47" office:value-type="string" calcext:value-type="string">
            <text:p>教育處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女童軍會辦理女童軍服務員基本訓練及理、監事暨團長、團主任知能研習 </text:p>
          </table:table-cell>
          <table:table-cell table:style-name="ce46" office:value-type="string" calcext:value-type="string">
            <text:p>雲林縣女童軍會 </text:p>
          </table:table-cell>
          <table:table-cell table:style-name="ce47" office:value-type="string" calcext:value-type="string">
            <text:p>教育處 </text:p>
          </table:table-cell>
          <table:table-cell table:style-name="ce75" office:value-type="float" office:value="94.2" calcext:value-type="float">
            <text:p>94.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本縣童軍會辦理105年度推動學校童軍教育活動童軍活動融入多元智能教學研習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49.317" calcext:value-type="float">
            <text:p>49.3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本縣童軍會辦理105年度幼童軍分區聯團活動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雲林縣童軍會辦理105年度全縣童軍聯團大露營活動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財團法人建大文教基金會辦理2016牛頓科學營經費 </text:p>
          </table:table-cell>
          <table:table-cell table:style-name="ce46" office:value-type="string" calcext:value-type="string">
            <text:p>財團法人建大文教基金會 </text:p>
          </table:table-cell>
          <table:table-cell table:style-name="ce47" office:value-type="string" calcext:value-type="string">
            <text:p>教育處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周大觀文教基金會血癌獨輪讀經小達人蘇玄樺榮獲抗癌圓夢助學金活動 </text:p>
          </table:table-cell>
          <table:table-cell table:style-name="ce46" office:value-type="string" calcext:value-type="string">
            <text:p>周大觀文教基金會 </text:p>
          </table:table-cell>
          <table:table-cell table:style-name="ce47" office:value-type="string" calcext:value-type="string">
            <text:p>教育處特教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永年高中等9校104學年度第2學期身障低收入戶學雜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卡爾蕎幼兒園104/2幼兒教育津貼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764.5" calcext:value-type="float">
            <text:p>764.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105年度學前轉銜安置評估服務—專業團隊諮詢活動補助費 </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教育處特教科 </text:p>
          </table:table-cell>
          <table:table-cell table:style-name="ce75" office:value-type="float" office:value="42.5" calcext:value-type="float">
            <text:p>4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補助博仁幼兒園等84園105學年度第1學期幼兒教育津貼</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659.5" calcext:value-type="float">
            <text:p>659.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永年高中等11校105學年度第1學期身障低收入戶學雜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126" calcext:value-type="float">
            <text:p>1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美奇幼兒園辦理104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20.493" calcext:value-type="float">
            <text:p>20.49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104學年度第1學期招收身心障礙幼兒補助(招收單位)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320.5" calcext:value-type="float">
            <text:p>320.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聖愛幼兒園104學年度第1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8" calcext:value-type="float">
            <text:p>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啟芳幼兒園等46園105學年度第1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48" calcext:value-type="float">
            <text:p>44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104學年度第2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60" calcext:value-type="float">
            <text:p>4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丹迪幼兒園等30園105學年度第1學期中低收入戶幼兒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82" calcext:value-type="float">
            <text:p>28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斗南公所附幼等105學年度第1學期中低收入戶幼兒就學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684" calcext:value-type="float">
            <text:p>68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真光、亞歷山大幼兒園辦理105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49.08" calcext:value-type="float">
            <text:p>49.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維多利亞幼兒園等4園辦理104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78.57" calcext:value-type="float">
            <text:p>78.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5歲幼兒105/1免學費教育計畫 </text:p>
          </table:table-cell>
          <table:table-cell table:style-name="ce46" office:value-type="string" calcext:value-type="string">
            <text:p>私立幼兒園大班幼兒 </text:p>
          </table:table-cell>
          <table:table-cell table:style-name="ce47" office:value-type="string" calcext:value-type="string">
            <text:p>教育處特教科 </text:p>
          </table:table-cell>
          <table:table-cell table:style-name="ce75" office:value-type="float" office:value="34660.948" calcext:value-type="float">
            <text:p>34660.94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5歲幼兒104/2免學費教育計畫 </text:p>
          </table:table-cell>
          <table:table-cell table:style-name="ce46" office:value-type="string" calcext:value-type="string">
            <text:p>私立幼兒園大班幼兒 </text:p>
          </table:table-cell>
          <table:table-cell table:style-name="ce47" office:value-type="string" calcext:value-type="string">
            <text:p>教育處特教科 </text:p>
          </table:table-cell>
          <table:table-cell table:style-name="ce75" office:value-type="float" office:value="55384.36" calcext:value-type="float">
            <text:p>55384.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雲林縣幼兒教育發展協會辦理幼兒唱遊律動研習補助款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維多利亞附幼105年度幼兒園地震避難演練示範觀摩活動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虎尾國小104年度幼兒園安全維護研習 </text:p>
          </table:table-cell>
          <table:table-cell table:style-name="ce46" office:value-type="string" calcext:value-type="string">
            <text:p>虎尾國小 </text:p>
          </table:table-cell>
          <table:table-cell table:style-name="ce47" office:value-type="string" calcext:value-type="string">
            <text:p>教育處特教科 </text:p>
          </table:table-cell>
          <table:table-cell table:style-name="ce75" office:value-type="float" office:value="32.55" calcext:value-type="float">
            <text:p>32.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真光幼兒園等104本土語言教學經驗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35.225" calcext:value-type="float">
            <text:p>435.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105學年度補助公私立幼兒園等3園本土語言能力認證之在職教保服務人員報名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0.4" calcext:value-type="float">
            <text:p>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104公私立幼兒園推動本土語言教學活動剩餘款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3.733" calcext:value-type="float">
            <text:p>23.73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105年雲林縣地方教育發展基金會─體育及衛生教育計畫─體育教學及活動-體育保健科-會費、捐助、補助、分攤、照護、救濟、與交流活動費─捐助、補助與獎助─捐助私校及團體項下 </text:p>
          </table:table-cell>
          <table:table-cell table:style-name="ce46" office:value-type="string" calcext:value-type="string">
            <text:p>付體育基金會核發績優選手對外參賽獎勵金</text:p>
          </table:table-cell>
          <table:table-cell table:style-name="ce46" office:value-type="string" calcext:value-type="string">
            <text:p>體育基金會 </text:p>
          </table:table-cell>
          <table:table-cell table:style-name="ce47" office:value-type="string" calcext:value-type="string">
            <text:p>體育基金會 </text:p>
          </table:table-cell>
          <table:table-cell table:style-name="ce75" office:value-type="float" office:value="86" calcext:value-type="float">
            <text:p>8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林資惠縣內身障舉重選手林資惠參加「2016年吉隆坡IPC世界健力公開賽」 </text:p>
          </table:table-cell>
          <table:table-cell table:style-name="ce46" office:value-type="string" calcext:value-type="string">
            <text:p>林資惠 </text:p>
          </table:table-cell>
          <table:table-cell table:style-name="ce47" office:value-type="string" calcext:value-type="string">
            <text:p>林資惠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辦理「105年普羅博士暨雲林縣主委盃全國中小學羽球錦標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林祐賢等5人參加「2016年馬來西亞大師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國小體促會105年全國小學田徑錦標賽選拔、培訓輔導暨採購培訓服裝經費 </text:p>
          </table:table-cell>
          <table:table-cell table:style-name="ce46" office:value-type="string" calcext:value-type="string">
            <text:p>國小體促會 </text:p>
          </table:table-cell>
          <table:table-cell table:style-name="ce47" office:value-type="string" calcext:value-type="string">
            <text:p>國小體促會 </text:p>
          </table:table-cell>
          <table:table-cell table:style-name="ce75" office:value-type="float" office:value="59" calcext:value-type="float">
            <text:p>5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度「健康樂活青年反毒飆舞尬舞暨大專、社會組全國競賽」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260" calcext:value-type="float">
            <text:p>2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興昌國小辦理參加105年全國小學田徑賽代表隊參賽計畫暨採購開幕典禮服裝相關經費 </text:p>
          </table:table-cell>
          <table:table-cell table:style-name="ce46" office:value-type="string" calcext:value-type="string">
            <text:p>興昌國小 </text:p>
          </table:table-cell>
          <table:table-cell table:style-name="ce47" office:value-type="string" calcext:value-type="string">
            <text:p>興昌國小 </text:p>
          </table:table-cell>
          <table:table-cell table:style-name="ce75" office:value-type="float" office:value="302.24" calcext:value-type="float">
            <text:p>302.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建國國中105年身障國民運動會培訓、參賽暨選手與服務志工、指導志工訓練 </text:p>
          </table:table-cell>
          <table:table-cell table:style-name="ce46" office:value-type="string" calcext:value-type="string">
            <text:p>建國國中 </text:p>
          </table:table-cell>
          <table:table-cell table:style-name="ce47" office:value-type="string" calcext:value-type="string">
            <text:p>建國國中 </text:p>
          </table:table-cell>
          <table:table-cell table:style-name="ce75" office:value-type="float" office:value="1535" calcext:value-type="float">
            <text:p>153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會圍棋委員會2016年雲林縣縣長盃第五屆全國圍棋賽 </text:p>
          </table:table-cell>
          <table:table-cell table:style-name="ce46" office:value-type="string" calcext:value-type="string">
            <text:p>雲林縣體育會 </text:p>
          </table:table-cell>
          <table:table-cell table:style-name="ce47" office:value-type="string" calcext:value-type="string">
            <text:p>雲林縣體育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舉辦「2016年國民體育日系列活動-舞藝大享宴」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臺灣區秋季體育舞蹈運動全國錦標賽」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123.6" calcext:value-type="float">
            <text:p>12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舉重委員會楊勝雄、陳葦綾參加「2016年亞洲舉重錦標賽」 </text:p>
          </table:table-cell>
          <table:table-cell table:style-name="ce46" office:value-type="string" calcext:value-type="string">
            <text:p>舉重委員會 </text:p>
          </table:table-cell>
          <table:table-cell table:style-name="ce47" office:value-type="string" calcext:value-type="string">
            <text:p>舉重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經遴選出國參加2016年紐西蘭羽球公開賽暨世界中學生羽球賽補助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排球委員會辦理「105年全國第45屆中華盃國小師生排球賽」 </text:p>
          </table:table-cell>
          <table:table-cell table:style-name="ce46" office:value-type="string" calcext:value-type="string">
            <text:p>排球委員會 </text:p>
          </table:table-cell>
          <table:table-cell table:style-name="ce47" office:value-type="string" calcext:value-type="string">
            <text:p>排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林資惠參加「2016年里約帕拉林匹克運動會健力79公斤級項目競賽」經費 </text:p>
          </table:table-cell>
          <table:table-cell table:style-name="ce46" office:value-type="string" calcext:value-type="string">
            <text:p>林資惠 </text:p>
          </table:table-cell>
          <table:table-cell table:style-name="ce47" office:value-type="string" calcext:value-type="string">
            <text:p>林資惠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斗南高中蔡?瑢選手參加2016年第17屆亞洲青年田徑錦標賽暨榮獲第三名獎勵金 </text:p>
          </table:table-cell>
          <table:table-cell table:style-name="ce46" office:value-type="string" calcext:value-type="string">
            <text:p>斗南高中 </text:p>
          </table:table-cell>
          <table:table-cell table:style-name="ce47" office:value-type="string" calcext:value-type="string">
            <text:p>斗南高中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經遴選出國參加2016年「2016年中國大師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游泳委員會辦理「105年中等學校全國運動會游泳選拔賽」 </text:p>
          </table:table-cell>
          <table:table-cell table:style-name="ce46" office:value-type="string" calcext:value-type="string">
            <text:p>游泳委員會 </text:p>
          </table:table-cell>
          <table:table-cell table:style-name="ce47" office:value-type="string" calcext:value-type="string">
            <text:p>游泳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土庫鎮體育會辦理「2016年土庫鎮長盃國高中三對三籃球鬥牛賽」補助經費 </text:p>
          </table:table-cell>
          <table:table-cell table:style-name="ce46" office:value-type="string" calcext:value-type="string">
            <text:p>土庫鎮體育會 </text:p>
          </table:table-cell>
          <table:table-cell table:style-name="ce47" office:value-type="string" calcext:value-type="string">
            <text:p>土庫鎮體育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漆彈委員會辦理「2017台灣燈會在雲林漆彈嘉年華～第一屆勇旭盃漆彈賽」 </text:p>
          </table:table-cell>
          <table:table-cell table:style-name="ce46" office:value-type="string" calcext:value-type="string">
            <text:p>漆彈委員會 </text:p>
          </table:table-cell>
          <table:table-cell table:style-name="ce47" office:value-type="string" calcext:value-type="string">
            <text:p>漆彈委員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本縣體育會土風舞委員會辦理「無暴家園一起來」經費 </text:p>
          </table:table-cell>
          <table:table-cell table:style-name="ce46" office:value-type="string" calcext:value-type="string">
            <text:p>體育會 </text:p>
          </table:table-cell>
          <table:table-cell table:style-name="ce47" office:value-type="string" calcext:value-type="string">
            <text:p>體育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薪傳籃球協會舉辦「2016年春季斗南鎮長杯婦女、國高中學生免費週末籃球賽」 </text:p>
          </table:table-cell>
          <table:table-cell table:style-name="ce46" office:value-type="string" calcext:value-type="string">
            <text:p>薪傳籃球協會 </text:p>
          </table:table-cell>
          <table:table-cell table:style-name="ce47" office:value-type="string" calcext:value-type="string">
            <text:p>薪傳籃球協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雲林縣舞蹈運動裁判及教練講習」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薪傳籃球協會舉辦「2016年寒假免費籃球育樂營」 </text:p>
          </table:table-cell>
          <table:table-cell table:style-name="ce46" office:value-type="string" calcext:value-type="string">
            <text:p>薪傳籃球協會 </text:p>
          </table:table-cell>
          <table:table-cell table:style-name="ce47" office:value-type="string" calcext:value-type="string">
            <text:p>薪傳籃球協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鎮南國小2016阿善師武藝群英會暨國民體育日系列活動 </text:p>
          </table:table-cell>
          <table:table-cell table:style-name="ce46" office:value-type="string" calcext:value-type="string">
            <text:p>鎮南國小 </text:p>
          </table:table-cell>
          <table:table-cell table:style-name="ce47" office:value-type="string" calcext:value-type="string">
            <text:p>鎮南國小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基金會全縣運動會田徑暨游泳錦標賽破紀錄獎勵金 </text:p>
          </table:table-cell>
          <table:table-cell table:style-name="ce46" office:value-type="string" calcext:value-type="string">
            <text:p>雲林縣體育基金會 </text:p>
          </table:table-cell>
          <table:table-cell table:style-name="ce47" office:value-type="string" calcext:value-type="string">
            <text:p>雲林縣體育基金會 </text:p>
          </table:table-cell>
          <table:table-cell table:style-name="ce75" office:value-type="float" office:value="61" calcext:value-type="float">
            <text:p>6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基金會105年秋季縣長盃游泳錦標賽破紀錄獎勵金 </text:p>
          </table:table-cell>
          <table:table-cell table:style-name="ce46" office:value-type="string" calcext:value-type="string">
            <text:p>雲林縣體育基金會 </text:p>
          </table:table-cell>
          <table:table-cell table:style-name="ce47" office:value-type="string" calcext:value-type="string">
            <text:p>雲林縣體育基金會 </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健力委員會陳葦綾選手參加「2016年世界男女健力錦標賽」補助經費 </text:p>
          </table:table-cell>
          <table:table-cell table:style-name="ce46" office:value-type="string" calcext:value-type="string">
            <text:p>健力委員會 </text:p>
          </table:table-cell>
          <table:table-cell table:style-name="ce47" office:value-type="string" calcext:value-type="string">
            <text:p>健力委員會 </text:p>
          </table:table-cell>
          <table:table-cell table:style-name="ce75" office:value-type="float" office:value="7" calcext:value-type="float">
            <text:p>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參加「2016年台灣國際田徑邀請賽」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40.128" calcext:value-type="float">
            <text:p>40.12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參加「2016全民聯合舞蹈運動全國錦標賽」參賽經費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49.856" calcext:value-type="float">
            <text:p>49.8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立體育場2016中華職棒例行賽門票計畫 </text:p>
          </table:table-cell>
          <table:table-cell table:style-name="ce46" office:value-type="string" calcext:value-type="string">
            <text:p>雲林縣立體育場 </text:p>
          </table:table-cell>
          <table:table-cell table:style-name="ce47" office:value-type="string" calcext:value-type="string">
            <text:p>雲林縣立體育場 </text:p>
          </table:table-cell>
          <table:table-cell table:style-name="ce75" office:value-type="float" office:value="1200" calcext:value-type="float">
            <text:p>1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元極舞委員會辦理「105年度彰雲嘉研習營」補助經費 </text:p>
          </table:table-cell>
          <table:table-cell table:style-name="ce46" office:value-type="string" calcext:value-type="string">
            <text:p>元極舞委員會 </text:p>
          </table:table-cell>
          <table:table-cell table:style-name="ce47" office:value-type="string" calcext:value-type="string">
            <text:p>元極舞委員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2016年台灣國際田徑邀請賽」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會軟式網球委員會辦理「105年全國中華盃軟式網球錦標賽」經費 </text:p>
          </table:table-cell>
          <table:table-cell table:style-name="ce46" office:value-type="string" calcext:value-type="string">
            <text:p>軟式網球委員會 </text:p>
          </table:table-cell>
          <table:table-cell table:style-name="ce47" office:value-type="string" calcext:value-type="string">
            <text:p>軟式網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柔道委員會辦理「105年暑期青少年柔術防身術訓練營」經費 </text:p>
          </table:table-cell>
          <table:table-cell table:style-name="ce46" office:value-type="string" calcext:value-type="string">
            <text:p>柔道委員會 </text:p>
          </table:table-cell>
          <table:table-cell table:style-name="ce47" office:value-type="string" calcext:value-type="string">
            <text:p>柔道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李晴晴選手「2016年第17屆亞洲青年田徑錦標賽」參賽經費補助款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國術委員會辦理「2016雲武子公益演出武藝以武行愛六藝再現」活動 </text:p>
          </table:table-cell>
          <table:table-cell table:style-name="ce46" office:value-type="string" calcext:value-type="string">
            <text:p>國術委員會 </text:p>
          </table:table-cell>
          <table:table-cell table:style-name="ce47" office:value-type="string" calcext:value-type="string">
            <text:p>國術委員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105年全國田徑錦標賽」參賽經費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71.232" calcext:value-type="float">
            <text:p>71.2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足球委員會參加「2016年全國體育署盃FUTSAL足球錦標賽」 </text:p>
          </table:table-cell>
          <table:table-cell table:style-name="ce46" office:value-type="string" calcext:value-type="string">
            <text:p>足球委員會 </text:p>
          </table:table-cell>
          <table:table-cell table:style-name="ce47" office:value-type="string" calcext:value-type="string">
            <text:p>足球委員會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麥寮鄉體育會舉辦推廣游泳運動「游泳自救體驗營」實施計畫 </text:p>
          </table:table-cell>
          <table:table-cell table:style-name="ce46" office:value-type="string" calcext:value-type="string">
            <text:p>麥寮鄉體育會 </text:p>
          </table:table-cell>
          <table:table-cell table:style-name="ce47" office:value-type="string" calcext:value-type="string">
            <text:p>麥寮鄉體育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國民小學體育促進會2016里約奧運許淑淨選手榮獲女子舉重金牌歡迎接機與遊行慶功經費 </text:p>
          </table:table-cell>
          <table:table-cell table:style-name="ce46" office:value-type="string" calcext:value-type="string">
            <text:p>雲林縣國民小學體育促進會 </text:p>
          </table:table-cell>
          <table:table-cell table:style-name="ce47" office:value-type="string" calcext:value-type="string">
            <text:p>雲林縣國民小學體育促進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籃球委員會辦理「105年籃球C級裁判及教練研習」 </text:p>
          </table:table-cell>
          <table:table-cell table:style-name="ce46" office:value-type="string" calcext:value-type="string">
            <text:p>籃球委員會 </text:p>
          </table:table-cell>
          <table:table-cell table:style-name="ce47" office:value-type="string" calcext:value-type="string">
            <text:p>籃球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辦理「105年全國各項跆拳道選手代表選拔」補助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慢速壘球委員會「參加105年澎湖縣菊島盃全國慢速壘球錦標賽」參賽經費 </text:p>
          </table:table-cell>
          <table:table-cell table:style-name="ce46" office:value-type="string" calcext:value-type="string">
            <text:p>慢速壘球委員會 </text:p>
          </table:table-cell>
          <table:table-cell table:style-name="ce47" office:value-type="string" calcext:value-type="string">
            <text:p>慢速壘球委員會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本縣體育會拳擊委員會辦理「105年雲林縣主委盃拳擊錦標賽」經費 </text:p>
          </table:table-cell>
          <table:table-cell table:style-name="ce46" office:value-type="string" calcext:value-type="string">
            <text:p>拳擊委員會 </text:p>
          </table:table-cell>
          <table:table-cell table:style-name="ce47" office:value-type="string" calcext:value-type="string">
            <text:p>拳擊委員會 </text:p>
          </table:table-cell>
          <table:table-cell table:style-name="ce75" office:value-type="float" office:value="12.193" calcext:value-type="float">
            <text:p>12.19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慢速壘球委員會「2016年總統盃全國慢速壘球錦標賽(全國決賽)」參賽經費 </text:p>
          </table:table-cell>
          <table:table-cell table:style-name="ce46" office:value-type="string" calcext:value-type="string">
            <text:p>慢速壘球委員會 </text:p>
          </table:table-cell>
          <table:table-cell table:style-name="ce47" office:value-type="string" calcext:value-type="string">
            <text:p>慢速壘球委員會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105年第13屆總統盃跆拳道錦標賽」參賽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40.2" calcext:value-type="float">
            <text:p>4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保齡球委員會參加「105年全國中正盃保齡球錦標賽」參賽經費 </text:p>
          </table:table-cell>
          <table:table-cell table:style-name="ce46" office:value-type="string" calcext:value-type="string">
            <text:p>保齡球委員會 </text:p>
          </table:table-cell>
          <table:table-cell table:style-name="ce47" office:value-type="string" calcext:value-type="string">
            <text:p>保齡球委員會 </text:p>
          </table:table-cell>
          <table:table-cell table:style-name="ce75" office:value-type="float" office:value="21.12" calcext:value-type="float">
            <text:p>21.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射擊委員會辦理「105年射擊C級裁判及教練研習」 </text:p>
          </table:table-cell>
          <table:table-cell table:style-name="ce46" office:value-type="string" calcext:value-type="string">
            <text:p>射擊委員會 </text:p>
          </table:table-cell>
          <table:table-cell table:style-name="ce47" office:value-type="string" calcext:value-type="string">
            <text:p>射擊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胡筌恩及林上凱出國參賽經費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105年第20屆全國青少年跆拳道錦標賽」參賽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53.424" calcext:value-type="float">
            <text:p>53.4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舉重委員會「105年全國總統盃舉重錦標賽」參賽經費 </text:p>
          </table:table-cell>
          <table:table-cell table:style-name="ce46" office:value-type="string" calcext:value-type="string">
            <text:p>舉重委員會 </text:p>
          </table:table-cell>
          <table:table-cell table:style-name="ce47" office:value-type="string" calcext:value-type="string">
            <text:p>舉重委員會 </text:p>
          </table:table-cell>
          <table:table-cell table:style-name="ce75" office:value-type="float" office:value="43.2" calcext:value-type="float">
            <text:p>4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射擊委員會辦理「105年寒假射擊育樂營」 </text:p>
          </table:table-cell>
          <table:table-cell table:style-name="ce46" office:value-type="string" calcext:value-type="string">
            <text:p>射擊委員會 </text:p>
          </table:table-cell>
          <table:table-cell table:style-name="ce47" office:value-type="string" calcext:value-type="string">
            <text:p>射擊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A00148(105)沖付吳政憲借興昌國小105中小學聯合運動會經費 </text:p>
          </table:table-cell>
          <table:table-cell table:style-name="ce46" office:value-type="string" calcext:value-type="string">
            <text:p>興昌國小 </text:p>
          </table:table-cell>
          <table:table-cell table:style-name="ce47" office:value-type="string" calcext:value-type="string">
            <text:p>興昌國小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105年預付費用轉106年應付費用 </text:p>
          </table:table-cell>
          <table:table-cell table:style-name="ce46" office:value-type="string" calcext:value-type="string">
            <text:p>教育處體育保健科 </text:p>
          </table:table-cell>
          <table:table-cell table:style-name="ce47" office:value-type="string" calcext:value-type="string">
            <text:p>教育處體育保健科 </text:p>
          </table:table-cell>
          <table:table-cell table:style-name="ce75" office:value-type="float" office:value="5109" calcext:value-type="float">
            <text:p>51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斗南幼兒園等園104年度(8-12月)導師費差額及教保費經費 </text:p>
          </table:table-cell>
          <table:table-cell table:style-name="ce47" office:value-type="string" calcext:value-type="string">
            <text:p>學管科 </text:p>
          </table:table-cell>
          <table:table-cell table:style-name="ce75" office:value-type="float" office:value="746.8" calcext:value-type="float">
            <text:p>746.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正心幼兒園等23園104年度8-12月導師費差額及教保費經費第三批 </text:p>
          </table:table-cell>
          <table:table-cell table:style-name="ce47" office:value-type="string" calcext:value-type="string">
            <text:p>學管科 </text:p>
          </table:table-cell>
          <table:table-cell table:style-name="ce75" office:value-type="float" office:value="1120.9" calcext:value-type="float">
            <text:p>112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乖乖幼兒園等104年度8-12月導師費差額及教保費經費第四批 </text:p>
          </table:table-cell>
          <table:table-cell table:style-name="ce47" office:value-type="string" calcext:value-type="string">
            <text:p>學管科 </text:p>
          </table:table-cell>
          <table:table-cell table:style-name="ce75" office:value-type="float" office:value="510.4" calcext:value-type="float">
            <text:p>51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正大幼兒園等19園104年度8-12月導師費差額及教保費補助第二批 </text:p>
          </table:table-cell>
          <table:table-cell table:style-name="ce47" office:value-type="string" calcext:value-type="string">
            <text:p>學管科 </text:p>
          </table:table-cell>
          <table:table-cell table:style-name="ce75" office:value-type="float" office:value="496" calcext:value-type="float">
            <text:p>49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繳回教育部104年度私幼導師費及教保費差額補助經費結餘款 </text:p>
          </table:table-cell>
          <table:table-cell table:style-name="ce47" office:value-type="string" calcext:value-type="string">
            <text:p>學管科 </text:p>
          </table:table-cell>
          <table:table-cell table:style-name="ce75" office:value-type="float" office:value="366.4" calcext:value-type="float">
            <text:p>36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蔡宜綺105年度(1-7月)導師費差額及教保費第五批 </text:p>
          </table:table-cell>
          <table:table-cell table:style-name="ce47" office:value-type="string" calcext:value-type="string">
            <text:p>學管科 </text:p>
          </table:table-cell>
          <table:table-cell table:style-name="ce75" office:value-type="float" office:value="0.9" calcext:value-type="float">
            <text:p>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陳俐婷等105年度1-7月私立導師費差額及教保費第三批 </text:p>
          </table:table-cell>
          <table:table-cell table:style-name="ce47" office:value-type="string" calcext:value-type="string">
            <text:p>學管科 </text:p>
          </table:table-cell>
          <table:table-cell table:style-name="ce75" office:value-type="float" office:value="527.7" calcext:value-type="float">
            <text:p>527.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邱苑玲等105年度1-7月私立導師費差額及教保費第二批 </text:p>
          </table:table-cell>
          <table:table-cell table:style-name="ce47" office:value-type="string" calcext:value-type="string">
            <text:p>學管科 </text:p>
          </table:table-cell>
          <table:table-cell table:style-name="ce75" office:value-type="float" office:value="1192.1" calcext:value-type="float">
            <text:p>1192.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陳冠伶等105年度1-7月私立導師費差額及教保費 </text:p>
          </table:table-cell>
          <table:table-cell table:style-name="ce47" office:value-type="string" calcext:value-type="string">
            <text:p>學管科 </text:p>
          </table:table-cell>
          <table:table-cell table:style-name="ce75" office:value-type="float" office:value="1551.4" calcext:value-type="float">
            <text:p>1551.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張嘉玲等105年度1-7月私立導師費差額及教保費第四批 </text:p>
          </table:table-cell>
          <table:table-cell table:style-name="ce47" office:value-type="string" calcext:value-type="string">
            <text:p>學管科 </text:p>
          </table:table-cell>
          <table:table-cell table:style-name="ce75" office:value-type="float" office:value="725.5" calcext:value-type="float">
            <text:p>72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A00171(105)沖付林佳蓉借九芎國小等105年1-7月份充時行政人力經費 </text:p>
          </table:table-cell>
          <table:table-cell table:style-name="ce47" office:value-type="string" calcext:value-type="string">
            <text:p>學管科 </text:p>
          </table:table-cell>
          <table:table-cell table:style-name="ce75" office:value-type="float" office:value="559.958" calcext:value-type="float">
            <text:p>559.95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A00490(105)沖付陳柳馨借元長國小等藝才班調整教師授課節數及導師費計畫 </text:p>
          </table:table-cell>
          <table:table-cell table:style-name="ce47" office:value-type="string" calcext:value-type="string">
            <text:p>學管科 </text:p>
          </table:table-cell>
          <table:table-cell table:style-name="ce75" office:value-type="float" office:value="359.672" calcext:value-type="float">
            <text:p>359.6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105預付費用轉106應付費用 </text:p>
          </table:table-cell>
          <table:table-cell table:style-name="ce47" office:value-type="string" calcext:value-type="string">
            <text:p>學管科 </text:p>
          </table:table-cell>
          <table:table-cell table:style-name="ce75" office:value-type="float" office:value="15438.89" calcext:value-type="float">
            <text:p>15438.8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私校退撫儲金104年12月應繳費用 </text:p>
          </table:table-cell>
          <table:table-cell table:style-name="ce47" office:value-type="string" calcext:value-type="string">
            <text:p>學管科 </text:p>
          </table:table-cell>
          <table:table-cell table:style-name="ce75" office:value-type="float" office:value="306.575" calcext:value-type="float">
            <text:p>306.57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1月應繳費用 </text:p>
          </table:table-cell>
          <table:table-cell table:style-name="ce47" office:value-type="string" calcext:value-type="string">
            <text:p>學管科 </text:p>
          </table:table-cell>
          <table:table-cell table:style-name="ce75" office:value-type="float" office:value="358.856" calcext:value-type="float">
            <text:p>358.8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02月應繳費用 </text:p>
          </table:table-cell>
          <table:table-cell table:style-name="ce47" office:value-type="string" calcext:value-type="string">
            <text:p>學管科 </text:p>
          </table:table-cell>
          <table:table-cell table:style-name="ce75" office:value-type="float" office:value="315.586" calcext:value-type="float">
            <text:p>315.58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3月份應繳費用 </text:p>
          </table:table-cell>
          <table:table-cell table:style-name="ce47" office:value-type="string" calcext:value-type="string">
            <text:p>學管科 </text:p>
          </table:table-cell>
          <table:table-cell table:style-name="ce75" office:value-type="float" office:value="328.002" calcext:value-type="float">
            <text:p>328.0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105年1月至2月勞務採購 </text:p>
          </table:table-cell>
          <table:table-cell table:style-name="ce47" office:value-type="string" calcext:value-type="string">
            <text:p>學管科 </text:p>
          </table:table-cell>
          <table:table-cell table:style-name="ce75" office:value-type="float" office:value="444.018" calcext:value-type="float">
            <text:p>444.018</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少年安親學園105年3月勞務採購應付費用 </text:p>
          </table:table-cell>
          <table:table-cell table:style-name="ce47" office:value-type="string" calcext:value-type="string">
            <text:p>學管科 </text:p>
          </table:table-cell>
          <table:table-cell table:style-name="ce75" office:value-type="float" office:value="210.679" calcext:value-type="float">
            <text:p>210.679</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4月份應繳費用 </text:p>
          </table:table-cell>
          <table:table-cell table:style-name="ce47" office:value-type="string" calcext:value-type="string">
            <text:p>學管科 </text:p>
          </table:table-cell>
          <table:table-cell table:style-name="ce75" office:value-type="float" office:value="320.49" calcext:value-type="float">
            <text:p>320.4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105年4月勞務採購費用 </text:p>
          </table:table-cell>
          <table:table-cell table:style-name="ce47" office:value-type="string" calcext:value-type="string">
            <text:p>學管科 </text:p>
          </table:table-cell>
          <table:table-cell table:style-name="ce75" office:value-type="float" office:value="239.488" calcext:value-type="float">
            <text:p>239.488</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勞務採購案105年度1-2月份費用 </text:p>
          </table:table-cell>
          <table:table-cell table:style-name="ce47" office:value-type="string" calcext:value-type="string">
            <text:p>學管科 </text:p>
          </table:table-cell>
          <table:table-cell table:style-name="ce75" office:value-type="float" office:value="427.549" calcext:value-type="float">
            <text:p>427.549</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5月份應繳費用 </text:p>
          </table:table-cell>
          <table:table-cell table:style-name="ce47" office:value-type="string" calcext:value-type="string">
            <text:p>學管科 </text:p>
          </table:table-cell>
          <table:table-cell table:style-name="ce75" office:value-type="float" office:value="320.49" calcext:value-type="float">
            <text:p>320.4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勞務採購案105年度3-4月份費用 </text:p>
          </table:table-cell>
          <table:table-cell table:style-name="ce47" office:value-type="string" calcext:value-type="string">
            <text:p>學管科 </text:p>
          </table:table-cell>
          <table:table-cell table:style-name="ce75" office:value-type="float" office:value="445.489" calcext:value-type="float">
            <text:p>445.48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105年5月勞務採購費用 </text:p>
          </table:table-cell>
          <table:table-cell table:style-name="ce47" office:value-type="string" calcext:value-type="string">
            <text:p>學管科 </text:p>
          </table:table-cell>
          <table:table-cell table:style-name="ce75" office:value-type="float" office:value="226.912" calcext:value-type="float">
            <text:p>226.9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6月份應繳費用 </text:p>
          </table:table-cell>
          <table:table-cell table:style-name="ce47" office:value-type="string" calcext:value-type="string">
            <text:p>學管科 </text:p>
          </table:table-cell>
          <table:table-cell table:style-name="ce75" office:value-type="float" office:value="323.464" calcext:value-type="float">
            <text:p>323.4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社團法人台灣雲彩全人關懷協會少年安親學園105年6月勞務採購 </text:p>
          </table:table-cell>
          <table:table-cell table:style-name="ce47" office:value-type="string" calcext:value-type="string">
            <text:p>學管科 </text:p>
          </table:table-cell>
          <table:table-cell table:style-name="ce75" office:value-type="float" office:value="227.425" calcext:value-type="float">
            <text:p>227.4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原夢協會5-6月份勞務採購費用 </text:p>
          </table:table-cell>
          <table:table-cell table:style-name="ce47" office:value-type="string" calcext:value-type="string">
            <text:p>學管科 </text:p>
          </table:table-cell>
          <table:table-cell table:style-name="ce75" office:value-type="float" office:value="437.325" calcext:value-type="float">
            <text:p>437.3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7月份應繳費用 </text:p>
          </table:table-cell>
          <table:table-cell table:style-name="ce47" office:value-type="string" calcext:value-type="string">
            <text:p>學管科 </text:p>
          </table:table-cell>
          <table:table-cell table:style-name="ce75" office:value-type="float" office:value="325.758" calcext:value-type="float">
            <text:p>325.75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105年7月份費用(私校) </text:p>
          </table:table-cell>
          <table:table-cell table:style-name="ce47" office:value-type="string" calcext:value-type="string">
            <text:p>學管科 </text:p>
          </table:table-cell>
          <table:table-cell table:style-name="ce75" office:value-type="float" office:value="261.164" calcext:value-type="float">
            <text:p>261.1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8月份應繳費用 </text:p>
          </table:table-cell>
          <table:table-cell table:style-name="ce47" office:value-type="string" calcext:value-type="string">
            <text:p>學管科 </text:p>
          </table:table-cell>
          <table:table-cell table:style-name="ce75" office:value-type="float" office:value="320.656" calcext:value-type="float">
            <text:p>320.6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婦幼關懷協會等5據點104學年度第2學期夜光天使點燈專案計畫第2其經費 </text:p>
          </table:table-cell>
          <table:table-cell table:style-name="ce47" office:value-type="string" calcext:value-type="string">
            <text:p>學管科 </text:p>
          </table:table-cell>
          <table:table-cell table:style-name="ce75" office:value-type="float" office:value="49.608" calcext:value-type="float">
            <text:p>49.6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少年安親學園8月份勞務採購費用 </text:p>
          </table:table-cell>
          <table:table-cell table:style-name="ce47" office:value-type="string" calcext:value-type="string">
            <text:p>學管科 </text:p>
          </table:table-cell>
          <table:table-cell table:style-name="ce75" office:value-type="float" office:value="255.23" calcext:value-type="float">
            <text:p>255.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9月份應繳費用 </text:p>
          </table:table-cell>
          <table:table-cell table:style-name="ce47" office:value-type="string" calcext:value-type="string">
            <text:p>學管科 </text:p>
          </table:table-cell>
          <table:table-cell table:style-name="ce75" office:value-type="float" office:value="317.154" calcext:value-type="float">
            <text:p>317.1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7至8月份勞務採購費用 </text:p>
          </table:table-cell>
          <table:table-cell table:style-name="ce47" office:value-type="string" calcext:value-type="string">
            <text:p>學管科 </text:p>
          </table:table-cell>
          <table:table-cell table:style-name="ce75" office:value-type="float" office:value="414.385" calcext:value-type="float">
            <text:p>414.38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9月份勞務採購費用 </text:p>
          </table:table-cell>
          <table:table-cell table:style-name="ce47" office:value-type="string" calcext:value-type="string">
            <text:p>學管科 </text:p>
          </table:table-cell>
          <table:table-cell table:style-name="ce75" office:value-type="float" office:value="207.737" calcext:value-type="float">
            <text:p>207.73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口湖鄉崇文婦女會等8據點104學年度第2學期夜光天使點燈專案計畫第2期經費 </text:p>
          </table:table-cell>
          <table:table-cell table:style-name="ce47" office:value-type="string" calcext:value-type="string">
            <text:p>學管科 </text:p>
          </table:table-cell>
          <table:table-cell table:style-name="ce75" office:value-type="float" office:value="275.11" calcext:value-type="float">
            <text:p>275.1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雲彩全人關懷協會少年安親學園10月份勞務採購費用 </text:p>
          </table:table-cell>
          <table:table-cell table:style-name="ce47" office:value-type="string" calcext:value-type="string">
            <text:p>學管科 </text:p>
          </table:table-cell>
          <table:table-cell table:style-name="ce75" office:value-type="float" office:value="235.261" calcext:value-type="float">
            <text:p>235.26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10月份應繳費用 </text:p>
          </table:table-cell>
          <table:table-cell table:style-name="ce47" office:value-type="string" calcext:value-type="string">
            <text:p>學管科 </text:p>
          </table:table-cell>
          <table:table-cell table:style-name="ce75" office:value-type="float" office:value="318.905" calcext:value-type="float">
            <text:p>318.90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基督長老教會橋頭教會104-2夜光天使計畫溢繳款撥回 </text:p>
          </table:table-cell>
          <table:table-cell table:style-name="ce47" office:value-type="string" calcext:value-type="string">
            <text:p>學管科 </text:p>
          </table:table-cell>
          <table:table-cell table:style-name="ce75" office:value-type="float" office:value="2.52" calcext:value-type="float">
            <text:p>2.5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9月份勞務採購費用 </text:p>
          </table:table-cell>
          <table:table-cell table:style-name="ce47" office:value-type="string" calcext:value-type="string">
            <text:p>學管科 </text:p>
          </table:table-cell>
          <table:table-cell table:style-name="ce75" office:value-type="float" office:value="208.894" calcext:value-type="float">
            <text:p>208.89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雲彩全人關懷協會少年安親學園11月份勞務採購費用 </text:p>
          </table:table-cell>
          <table:table-cell table:style-name="ce47" office:value-type="string" calcext:value-type="string">
            <text:p>學管科 </text:p>
          </table:table-cell>
          <table:table-cell table:style-name="ce75" office:value-type="float" office:value="228.204" calcext:value-type="float">
            <text:p>228.2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10-11月份勞務採購費用 </text:p>
          </table:table-cell>
          <table:table-cell table:style-name="ce47" office:value-type="string" calcext:value-type="string">
            <text:p>學管科 </text:p>
          </table:table-cell>
          <table:table-cell table:style-name="ce75" office:value-type="float" office:value="432.063" calcext:value-type="float">
            <text:p>432.06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512.66" calcext:value-type="float">
            <text:p>512.6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1323.529" calcext:value-type="float">
            <text:p>1323.52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355.403" calcext:value-type="float">
            <text:p>355.40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105預付費用轉106應付費用 </text:p>
          </table:table-cell>
          <table:table-cell table:style-name="ce47" office:value-type="string" calcext:value-type="string">
            <text:p>學管科 </text:p>
          </table:table-cell>
          <table:table-cell table:style-name="ce75" office:value-type="float" office:value="2911.808" calcext:value-type="float">
            <text:p>2911.8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捐助私校及團體 </text:p>
          </table:table-cell>
          <table:table-cell table:style-name="ce46" office:value-type="string" calcext:value-type="string">
            <text:p>105年度教育部補助樂齡學習工作計畫第一期經費 </text:p>
          </table:table-cell>
          <table:table-cell table:style-name="ce46" office:value-type="string" calcext:value-type="string">
            <text:p>社團法人雲林縣崙背鄉老人會 </text:p>
          </table:table-cell>
          <table:table-cell table:style-name="ce47" office:value-type="string" calcext:value-type="string">
            <text:p>雲林縣家庭教育中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捐助私校及團體 </text:p>
          </table:table-cell>
          <table:table-cell table:style-name="ce46" office:value-type="string" calcext:value-type="string">
            <text:p>105年度教育部補助樂齡學習工作計畫第一期經費 </text:p>
          </table:table-cell>
          <table:table-cell table:style-name="ce46" office:value-type="string" calcext:value-type="string">
            <text:p>雲林縣土庫鎮新庄社區發展協會 </text:p>
          </table:table-cell>
          <table:table-cell table:style-name="ce47" office:value-type="string" calcext:value-type="string">
            <text:p>雲林縣家庭教育中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44674.086" calcext:value-type="float">
            <text:p>144674.086</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坪頂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環保志工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下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八德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保庄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麥寮橋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東勢鄉月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鄉林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榴南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十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堀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北溪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深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東仁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十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台西鄉五榔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安溪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溝埧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施瓜寮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大埤鄉興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埒內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南鎮新南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重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龍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土庫鎮南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溪洲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空氣污染防制宣導活動 </text:p>
          </table:table-cell>
          <table:table-cell table:style-name="ce46" office:value-type="string" calcext:value-type="string">
            <text:p>雲林縣斗南鎮靖興社區發展協會 </text:p>
          </table:table-cell>
          <table:table-cell table:style-name="ce47" office:value-type="string" calcext:value-type="string">
            <text:p>雲林縣環境保護局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強化斗南鎮明昌社區空氣污染防制之觀念計畫 </text:p>
          </table:table-cell>
          <table:table-cell table:style-name="ce46" office:value-type="string" calcext:value-type="string">
            <text:p>雲林縣斗南鎮明昌城鄉發展協會 </text:p>
          </table:table-cell>
          <table:table-cell table:style-name="ce47" office:value-type="string" calcext:value-type="string">
            <text:p>雲林縣環境保護局 </text:p>
          </table:table-cell>
          <table:table-cell table:style-name="ce75" office:value-type="float" office:value="15.254" calcext:value-type="float">
            <text:p>15.254</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活力朝陽‧古坑旺來半程馬拉松 </text:p>
          </table:table-cell>
          <table:table-cell table:style-name="ce46" office:value-type="string" calcext:value-type="string">
            <text:p>雲林縣古坑鄉朝陽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慶祝105年度勞動節環保節約能源健行活動 </text:p>
          </table:table-cell>
          <table:table-cell table:style-name="ce46" office:value-type="string" calcext:value-type="string">
            <text:p>雲林縣汽車修理業職業工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105年度青山綠水和諧共處~大埔健行、淨山暨空氣污染防治宣導活動 </text:p>
          </table:table-cell>
          <table:table-cell table:style-name="ce46" office:value-type="string" calcext:value-type="string">
            <text:p>雲林縣古坑鄉大埔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哈客樂端午~粽藝人生美食文化推廣暨環保宣導 </text:p>
          </table:table-cell>
          <table:table-cell table:style-name="ce46" office:value-type="string" calcext:value-type="string">
            <text:p>雲林縣崙背鄉羅厝社區發展協會 </text:p>
          </table:table-cell>
          <table:table-cell table:style-name="ce47" office:value-type="string" calcext:value-type="string">
            <text:p>雲林縣環境保護局 </text:p>
          </table:table-cell>
          <table:table-cell table:style-name="ce75" office:value-type="float" office:value="6" calcext:value-type="float">
            <text:p>6</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慶祝105年端午節趣味競賽暨才藝表演活動 </text:p>
          </table:table-cell>
          <table:table-cell table:style-name="ce46" office:value-type="string" calcext:value-type="string">
            <text:p>社團法人雲林縣古坑鄉老人會 </text:p>
          </table:table-cell>
          <table:table-cell table:style-name="ce47" office:value-type="string" calcext:value-type="string">
            <text:p>雲林縣環境保護局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中秋節環保節約能源宣導活動 </text:p>
          </table:table-cell>
          <table:table-cell table:style-name="ce46" office:value-type="string" calcext:value-type="string">
            <text:p>雲林縣斗南鎮埤麻社區發展協會 </text:p>
          </table:table-cell>
          <table:table-cell table:style-name="ce47" office:value-type="string" calcext:value-type="string">
            <text:p>雲林縣環境保護局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節能減碳幸福社區藝品研習暨社會福利宣導活動 </text:p>
          </table:table-cell>
          <table:table-cell table:style-name="ce46" office:value-type="string" calcext:value-type="string">
            <text:p>雲林縣斗六市崙?社區發展協會 </text:p>
          </table:table-cell>
          <table:table-cell table:style-name="ce47" office:value-type="string" calcext:value-type="string">
            <text:p>雲林縣環境保護局 </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雲林縣野鳥學會 </text:p>
          </table:table-cell>
          <table:table-cell table:style-name="ce47" office:value-type="string" calcext:value-type="string">
            <text:p>雲林縣環境保護局 </text:p>
          </table:table-cell>
          <table:table-cell table:style-name="ce75" office:value-type="float" office:value="98.4" calcext:value-type="float">
            <text:p>98.4</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社團法人雲林縣生態保育協會 </text:p>
          </table:table-cell>
          <table:table-cell table:style-name="ce47" office:value-type="string" calcext:value-type="string">
            <text:p>雲林縣環境保護局 </text:p>
          </table:table-cell>
          <table:table-cell table:style-name="ce75" office:value-type="float" office:value="89" calcext:value-type="float">
            <text:p>89</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台灣永續聯盟 </text:p>
          </table:table-cell>
          <table:table-cell table:style-name="ce47" office:value-type="string" calcext:value-type="string">
            <text:p>雲林縣環境保護局 </text:p>
          </table:table-cell>
          <table:table-cell table:style-name="ce75" office:value-type="float" office:value="96.49" calcext:value-type="float">
            <text:p>96.49</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社團法人雲林縣文化資訊教育發展協會 </text:p>
          </table:table-cell>
          <table:table-cell table:style-name="ce47" office:value-type="string" calcext:value-type="string">
            <text:p>雲林縣環境保護局 </text:p>
          </table:table-cell>
          <table:table-cell table:style-name="ce75" office:value-type="float" office:value="98" calcext:value-type="float">
            <text:p>9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025.644" calcext:value-type="float">
            <text:p>1025.644</text:p>
          </table:table-cell>
          <table:table-cell table:style-name="ce46" table:number-columns-repeated="2"/>
          <table:table-cell table:style-name="ce47" table:number-columns-repeated="2"/>
          <table:table-cell table:style-name="ce72" table:number-columns-repeated="1015"/>
        </table:table-row>
        <table:table-row table:style-name="ro15" table:number-rows-repeated="4">
          <table:table-cell table:number-columns-repeated="9"/>
          <table:table-cell table:style-name="ce72" table:number-columns-repeated="1015"/>
        </table:table-row>
        <table:table-row table:style-name="ro15" table:number-rows-repeated="3">
          <table:table-cell table:style-name="ce72" table:number-columns-repeated="3"/>
          <table:table-cell table:style-name="ce74"/>
          <table:table-cell table:style-name="ce77"/>
          <table:table-cell table:style-name="ce72" table:number-columns-repeated="2"/>
          <table:table-cell table:style-name="ce74"/>
          <table:table-cell/>
          <table:table-cell table:style-name="ce72" table:number-columns-repeated="1015"/>
        </table:table-row>
        <table:table-row table:style-name="ro15" table:number-rows-repeated="1047196">
          <table:table-cell table:number-columns-repeated="1024"/>
        </table:table-row>
        <table:table-row table:style-name="ro15">
          <table:table-cell table:number-columns-repeated="1024"/>
        </table:table-row>
        <table:named-expressions>
          <table:named-range table:name="Excel_BuiltIn_Print_Area" table:base-cell-address="$議員4.$A$1" table:cell-range-address="$民間5.$A$1:.$I$1376" table:range-usable-as="print-range"/>
          <table:named-range table:name="Excel_BuiltIn_Print_Titles" table:base-cell-address="$議員4.$A$1" table:cell-range-address="$民間5.$A$1:.$AMJ$3" table:range-usable-as="repeat-column repeat-row"/>
        </table:named-expressions>
      </table:table>
      <table:named-expressions/>
      <table:database-ranges>
        <table:database-range table:name="__Anonymous_Sheet_DB__0" table:target-range-address="議員4.A6:議員4.I14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1P0" style:volatile="true">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number:text>
      <number:number number:decimal-places="0" loext:min-decimal-places="0" number:min-integer-digits="1" number:grouping="true"/>
    </number:number-style>
    <number:number-style style:name="N143">
      <number:text>-$</number:text>
      <number:number number:decimal-places="0" loext:min-decimal-places="0" number:min-integer-digits="1" number:grouping="true"/>
      <style:map style:condition="value()&gt;=0" style:apply-style-name="N143P0"/>
    </number:number-style>
    <number:number-style style:name="N144P0" style:volatile="true">
      <number:text>$</number:text>
      <number:number number:decimal-places="0" loext:min-decimal-places="0" number:min-integer-digits="1" number:grouping="true"/>
    </number:number-style>
    <number:number-style style:name="N144">
      <style:text-properties fo:color="#ff0000"/>
      <number:text>-$</number:text>
      <number:number number:decimal-places="0" loext:min-decimal-places="0" number:min-integer-digits="1" number:grouping="true"/>
      <style:map style:condition="value()&gt;=0" style:apply-style-name="N144P0"/>
    </number:number-style>
    <number:number-style style:name="N146P0" style:volatile="true">
      <number:text>$</number:text>
      <number:number number:decimal-places="2" loext:min-decimal-places="2" number:min-integer-digits="1" number:grouping="true"/>
    </number:number-style>
    <number:number-style style:name="N146">
      <number:text>-$</number:text>
      <number:number number:decimal-places="2" loext:min-decimal-places="2" number:min-integer-digits="1" number:grouping="true"/>
      <style:map style:condition="value()&gt;=0" style:apply-style-name="N146P0"/>
    </number:number-style>
    <number:number-style style:name="N147P0" style:volatile="true">
      <number:text>$</number:text>
      <number:number number:decimal-places="2" loext:min-decimal-places="2" number:min-integer-digits="1" number:grouping="true"/>
    </number:number-style>
    <number:number-style style:name="N147">
      <style:text-properties fo:color="#ff0000"/>
      <number:text>-$</number:text>
      <number:number number:decimal-places="2" loext:min-decimal-places="2" number:min-integer-digits="1" number:grouping="true"/>
      <style:map style:condition="value()&gt;=0" style:apply-style-name="N147P0"/>
    </number:number-style>
    <number:number-style style:name="N149P0" style:volatile="true">
      <number:text>US$</number:text>
      <number:number number:decimal-places="0" loext:min-decimal-places="0" number:min-integer-digits="1" number:grouping="true"/>
      <number:text> </number:text>
    </number:number-style>
    <number:number-style style:name="N149">
      <number:text>(US$</number:text>
      <number:number number:decimal-places="0" loext:min-decimal-places="0" number:min-integer-digits="1" number:grouping="true"/>
      <number:text>)</number:text>
      <style:map style:condition="value()&gt;=0" style:apply-style-name="N149P0"/>
    </number:number-style>
    <number:number-style style:name="N150P0" style:volatile="true">
      <number:text>US$</number:text>
      <number:number number:decimal-places="0" loext:min-decimal-places="0" number:min-integer-digits="1" number:grouping="true"/>
      <number:text> </number:text>
    </number:number-style>
    <number:number-style style:name="N150">
      <style:text-properties fo:color="#ff0000"/>
      <number:text>(US$</number:text>
      <number:number number:decimal-places="0" loext:min-decimal-places="0" number:min-integer-digits="1" number:grouping="true"/>
      <number:text>)</number:text>
      <style:map style:condition="value()&gt;=0" style:apply-style-name="N150P0"/>
    </number:number-style>
    <number:number-style style:name="N152P0" style:volatile="true">
      <number:text>US$</number:text>
      <number:number number:decimal-places="2" loext:min-decimal-places="2" number:min-integer-digits="1" number:grouping="true"/>
      <number:text> </number:text>
    </number:number-style>
    <number:number-style style:name="N152">
      <number:text>(US$</number:text>
      <number:number number:decimal-places="2" loext:min-decimal-places="2" number:min-integer-digits="1" number:grouping="true"/>
      <number:text>)</number:text>
      <style:map style:condition="value()&gt;=0" style:apply-style-name="N152P0"/>
    </number:number-style>
    <number:number-style style:name="N153P0" style:volatile="true">
      <number:text>US$</number:text>
      <number:number number:decimal-places="2" loext:min-decimal-places="2" number:min-integer-digits="1" number:grouping="true"/>
      <number:text> </number:text>
    </number:number-style>
    <number:number-style style:name="N153">
      <style:text-properties fo:color="#ff0000"/>
      <number:text>(US$</number:text>
      <number:number number:decimal-places="2" loext:min-decimal-places="2" number:min-integer-digits="1" number:grouping="true"/>
      <number:text>)</number:text>
      <style:map style:condition="value()&gt;=0" style:apply-style-name="N153P0"/>
    </number:number-style>
    <number:number-style style:name="N154P0" style:volatile="true">
      <number:number number:decimal-places="0" loext:min-decimal-places="0" number:min-integer-digits="1" number:grouping="true"/>
    </number:number-style>
    <number:number-style style:name="N154">
      <number:text>-</number:text>
      <number:number number:decimal-places="0" loext:min-decimal-places="0" number:min-integer-digits="1" number:grouping="true"/>
      <style:map style:condition="value()&gt;=0" style:apply-style-name="N154P0"/>
    </number:number-style>
    <number:number-style style:name="N155P0" style:volatile="true">
      <number:number number:decimal-places="0" loext:min-decimal-places="0" number:min-integer-digits="1" number:grouping="true"/>
    </number:number-style>
    <number:number-style style:name="N155">
      <style:text-properties fo:color="#ff0000"/>
      <number:text>-</number:text>
      <number:number number:decimal-places="0" loext:min-decimal-places="0" number:min-integer-digits="1" number:grouping="true"/>
      <style:map style:condition="value()&gt;=0" style:apply-style-name="N155P0"/>
    </number:number-style>
    <number:number-style style:name="N156P0" style:volatile="true">
      <number:number number:decimal-places="2" loext:min-decimal-places="2" number:min-integer-digits="1" number:grouping="true"/>
    </number:number-style>
    <number:number-style style:name="N156">
      <number:text>-</number:text>
      <number:number number:decimal-places="2" loext:min-decimal-places="2" number:min-integer-digits="1" number:grouping="true"/>
      <style:map style:condition="value()&gt;=0" style:apply-style-name="N156P0"/>
    </number:number-style>
    <number:number-style style:name="N157P0" style:volatile="true">
      <number:number number:decimal-places="2" loext:min-decimal-places="2" number:min-integer-digits="1" number:grouping="true"/>
    </number:number-style>
    <number:number-style style:name="N157">
      <style:text-properties fo:color="#ff0000"/>
      <number:text>-</number:text>
      <number:number number:decimal-places="2" loext:min-decimal-places="2" number:min-integer-digits="1" number:grouping="true"/>
      <style:map style:condition="value()&gt;=0" style:apply-style-name="N157P0"/>
    </number:number-style>
    <number:number-style style:name="N161P0" style:volatile="true">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loext:text>
      <loext:fill-character> </loext:fill-character>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number-style style:name="N175P0" style:volatile="true">
      <number:text>NT$</number:text>
      <number:number number:decimal-places="0" loext:min-decimal-places="0" number:min-integer-digits="1" number:grouping="true"/>
    </number:number-style>
    <number:number-style style:name="N175">
      <number:text>-NT$</number:text>
      <number:number number:decimal-places="0" loext:min-decimal-places="0" number:min-integer-digits="1" number:grouping="true"/>
      <style:map style:condition="value()&gt;=0" style:apply-style-name="N175P0"/>
    </number:number-style>
    <number:number-style style:name="N176P0" style:volatile="true">
      <number:text>NT$</number:text>
      <number:number number:decimal-places="0" loext:min-decimal-places="0" number:min-integer-digits="1" number:grouping="true"/>
    </number:number-style>
    <number:number-style style:name="N176">
      <style:text-properties fo:color="#ff0000"/>
      <number:text>-NT$</number:text>
      <number:number number:decimal-places="0" loext:min-decimal-places="0" number:min-integer-digits="1" number:grouping="true"/>
      <style:map style:condition="value()&gt;=0" style:apply-style-name="N176P0"/>
    </number:number-style>
    <number:number-style style:name="N178P0" style:volatile="true">
      <number:text>NT$</number:text>
      <number:number number:decimal-places="2" loext:min-decimal-places="2" number:min-integer-digits="1" number:grouping="true"/>
    </number:number-style>
    <number:number-style style:name="N178">
      <number:text>-NT$</number:text>
      <number:number number:decimal-places="2" loext:min-decimal-places="2" number:min-integer-digits="1" number:grouping="true"/>
      <style:map style:condition="value()&gt;=0" style:apply-style-name="N178P0"/>
    </number:number-style>
    <number:number-style style:name="N179P0" style:volatile="true">
      <number:text>NT$</number:text>
      <number:number number:decimal-places="2" loext:min-decimal-places="2" number:min-integer-digits="1" number:grouping="true"/>
    </number:number-style>
    <number:number-style style:name="N179">
      <style:text-properties fo:color="#ff0000"/>
      <number:text>-NT$</number:text>
      <number:number number:decimal-places="2" loext:min-decimal-places="2" number:min-integer-digits="1" number:grouping="true"/>
      <style:map style:condition="value()&gt;=0" style:apply-style-name="N179P0"/>
    </number:number-style>
    <number:number-style style:name="N183P0" style:volatile="true">
      <loext:text> NT$</loext:text>
      <loext:fill-character> </loext:fill-character>
      <number:number number:decimal-places="0" loext:min-decimal-places="0" number:min-integer-digits="1" number:grouping="true"/>
      <number:text> </number:text>
    </number:number-style>
    <number:number-style style:name="N183P1" style:volatile="true">
      <loext:text>-NT$</loext:text>
      <loext:fill-character> </loext:fill-character>
      <number:number number:decimal-places="0" loext:min-decimal-places="0" number:min-integer-digits="1" number:grouping="true"/>
      <number:text> </number:text>
    </number:number-style>
    <number:number-style style:name="N183P2" style:volatile="true">
      <loext:text> NT$</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NT$</loext:text>
      <loext:fill-character> </loext:fill-character>
      <number:number number:decimal-places="2" loext:min-decimal-places="2" number:min-integer-digits="1" number:grouping="true"/>
      <number:text> </number:text>
    </number:number-style>
    <number:number-style style:name="N187P1" style:volatile="true">
      <loext:text>-NT$</loext:text>
      <loext:fill-character> </loext:fill-character>
      <number:number number:decimal-places="2" loext:min-decimal-places="2" number:min-integer-digits="1" number:grouping="true"/>
      <number:text> </number:text>
    </number:number-style>
    <number:number-style style:name="N187P2" style:volatile="true">
      <loext:text> NT$</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number-style style:name="N196P0" style:volatile="true">
      <loext:fill-character> </loext:fill-character>
      <number:number number:decimal-places="1" loext:min-decimal-places="1" number:min-integer-digits="1" number:grouping="true"/>
      <number:text> </number:text>
    </number:number-style>
    <number:number-style style:name="N196P1" style:volatile="true">
      <loext:text>-</loext:text>
      <loext:fill-character> </loext:fill-character>
      <number:number number:decimal-places="1" loext:min-decimal-places="1"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loext:fill-character> </loext:fill-character>
      <number:number number:decimal-places="0" loext:min-decimal-places="0" number:min-integer-digits="1" number:grouping="true"/>
      <number:text> </number:text>
    </number:number-style>
    <number:number-style style:name="N197P1" style:volatile="true">
      <loext:text>-</loext:text>
      <loext:fill-character> </loext:fill-character>
      <number:number number:decimal-places="0" loext:min-decimal-places="0" number:min-integer-digits="1" number:grouping="true"/>
      <number:text> </number:text>
    </number:number-style>
    <number:number-style style:name="N197P2" style:volatile="true">
      <loext:fill-character> </loext:fill-character>
      <number:text>-</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0" loext:min-decimal-places="0" number:min-integer-digits="1" number:grouping="true"/>
      <number:text> </number:text>
    </number:number-style>
    <number:number-style style:name="N199P0" style:volatile="true">
      <number:number number:decimal-places="0" loext:min-decimal-places="0" number:min-integer-digits="1" number:grouping="true"/>
      <number:text> </number:text>
    </number:number-style>
    <number:number-style style:name="N199">
      <style:text-properties fo:color="#ff0000"/>
      <number:text>(</number:text>
      <number:number number:decimal-places="0" loext:min-decimal-places="0" number:min-integer-digits="1" number:grouping="true"/>
      <number:text>)</number:text>
      <style:map style:condition="value()&gt;=0" style:apply-style-name="N199P0"/>
    </number:number-style>
    <number:percentage-style style:name="N200">
      <number:number number:decimal-places="1" loext:min-decimal-places="1" number:min-integer-digits="1"/>
      <number:text>%</number:text>
    </number:percentage-style>
    <number:number-style style:name="N201">
      <number:number number:decimal-places="1" loext:min-decimal-places="1" number:min-integer-digits="1" number:grouping="true"/>
      <number:text> </number:text>
    </number:number-style>
    <number:number-style style:name="N202">
      <number:number number:decimal-places="2" loext:min-decimal-places="2" number:min-integer-digits="1" number:grouping="true"/>
      <number:text> </number:text>
    </number:number-style>
    <number:number-style style:name="N203">
      <number:number number:decimal-places="3" loext:min-decimal-places="3" number:min-integer-digits="1" number:grouping="true"/>
      <number:text> </number:text>
    </number:number-style>
    <number:number-style style:name="N206P0" style:volatile="true">
      <loext:fill-character> </loext:fill-character>
      <number:number number:decimal-places="3" loext:min-decimal-places="3" number:min-integer-digits="1" number:grouping="true"/>
      <number:text> </number:text>
    </number:number-style>
    <number:number-style style:name="N206P1" style:volatile="true">
      <loext:text>-</loext:text>
      <loext:fill-character> </loext:fill-character>
      <number:number number:decimal-places="3" loext:min-decimal-places="3" number:min-integer-digits="1" number:grouping="true"/>
      <number:text> </number:text>
    </number:number-style>
    <number:number-style style:name="N206P2" style:volatile="true">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
      <number:number number:decimal-places="4" loext:min-decimal-places="4" number:min-integer-digits="1" number:grouping="true"/>
      <number:text> </number:text>
    </number:number-style>
    <number:number-style style:name="N208">
      <number:number number:decimal-places="2" loext:min-decimal-places="2" number:min-integer-digits="1" number:grouping="true" number:display-factor="1000"/>
    </number:number-style>
    <number:number-style style:name="N209">
      <number:number number:decimal-places="2" loext:min-decimal-places="2" number:min-integer-digits="1" number:grouping="true" number:display-factor="1000"/>
      <number:text> </number:text>
    </number:number-style>
    <number:number-style style:name="N210">
      <number:number number:decimal-places="3" loext:min-decimal-places="3" number:min-integer-digits="1" number:grouping="true" number:display-factor="1000"/>
      <number:text> </number:text>
    </number:number-style>
    <number:number-style style:name="N211P0" style:volatile="true">
      <number:number number:decimal-places="2" loext:min-decimal-places="2" number:min-integer-digits="1" number:grouping="true"/>
      <number:text> </number:text>
    </number:number-style>
    <number:number-style style:name="N211">
      <style:text-properties fo:color="#ff0000"/>
      <number:text>(</number:text>
      <number:number number:decimal-places="2" loext:min-decimal-places="2" number:min-integer-digits="1" number:grouping="true"/>
      <number:text>)</number:text>
      <style:map style:condition="value()&gt;=0" style:apply-style-name="N211P0"/>
    </number:number-style>
    <number:number-style style:name="N212">
      <number:number number:decimal-places="3" loext:min-decimal-places="3" number:min-integer-digits="1" number:grouping="true" number:display-factor="1000"/>
    </number:number-style>
    <number:number-style style:name="N213">
      <number:number number:decimal-places="1" loext:min-decimal-places="1" number:min-integer-digits="1" number:grouping="true" number:display-factor="1000"/>
    </number:number-style>
    <number:number-style style:name="N214">
      <number:number number:decimal-places="0" loext:min-decimal-places="0" number:min-integer-digits="1" number:grouping="true" number:display-factor="1000"/>
    </number:number-style>
    <number:number-style style:name="N215P0" style:volatile="true">
      <number:number number:decimal-places="0" loext:min-decimal-places="0" number:min-integer-digits="1" number:grouping="true"/>
      <number:text> </number:text>
    </number:number-style>
    <number:number-style style:name="N215">
      <style:text-properties fo:color="#ff0000"/>
      <number:text>-</number:text>
      <number:number number:decimal-places="0" loext:min-decimal-places="0" number:min-integer-digits="1" number:grouping="true"/>
      <number:text> </number:text>
      <style:map style:condition="value()&gt;=0" style:apply-style-name="N215P0"/>
    </number:number-style>
    <number:number-style style:name="N216">
      <number:number number:decimal-places="1" loext:min-decimal-places="1" number:min-integer-digits="1"/>
      <number:text> </number:text>
    </number:number-style>
    <number:number-style style:name="N217P0" style:volatile="true">
      <number:number number:decimal-places="1" loext:min-decimal-places="1" number:min-integer-digits="1" number:grouping="true"/>
      <number:text> </number:text>
    </number:number-style>
    <number:number-style style:name="N217">
      <style:text-properties fo:color="#ff0000"/>
      <number:text>(</number:text>
      <number:number number:decimal-places="1" loext:min-decimal-places="1" number:min-integer-digits="1" number:grouping="true"/>
      <number:text>)</number:text>
      <style:map style:condition="value()&gt;=0" style:apply-style-name="N217P0"/>
    </number:number-style>
    <number:number-style style:name="N218P0" style:volatile="true">
      <loext:fill-character> </loext:fill-character>
      <number:number number:decimal-places="1" loext:min-decimal-places="1" number:min-integer-digits="1" number:grouping="true"/>
      <number:text> </number:text>
    </number:number-style>
    <number:number-style style:name="N218P1" style:volatile="true">
      <loext:text>-</loext:text>
      <loext:fill-character> </loext:fill-character>
      <number:number number:decimal-places="1" loext:min-decimal-places="1" number:min-integer-digits="1" number:grouping="true"/>
      <number:text> </number:text>
    </number:number-style>
    <number:number-style style:name="N218P2" style:volatile="true">
      <loext:fill-character> </loext:fill-character>
      <number:text>-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19P0" style:volatile="true">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fill-character> </loext:fill-character>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number number:decimal-places="2" loext:min-decimal-places="2" number:min-integer-digits="1"/>
      <number:text> </number:text>
    </number:number-style>
    <number:number-style style:name="N221">
      <style:text-properties fo:color="#ff0000"/>
      <number:text>(</number:text>
      <number:number number:decimal-places="2" loext:min-decimal-places="2" number:min-integer-digits="1"/>
      <number:text>)</number:text>
      <style:map style:condition="value()&gt;=0" style:apply-style-name="N221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千分位_20_3" style:display-name="千分位 3" style:family="table-cell" style:parent-style-name="Default" style:data-style-name="N141">
      <style:table-cell-properties fo:padding="0.71mm"/>
    </style:style>
    <style:style style:name="千分位_20_4" style:display-name="千分位 4" style:family="table-cell" style:parent-style-name="Default" style:data-style-name="N141">
      <style:table-cell-properties fo:padding="0.71mm"/>
    </style:style>
    <style:style style:name="Excel_5f_BuiltIn_5f_Comma" style:display-name="Excel_BuiltIn_Comma" style:family="table-cell" style:parent-style-name="Default" style:data-style-name="N14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4.99mm" fo:margin-left="8.01mm" fo:margin-right="8.01mm" style:first-page-number="continue" style:scale-to="100%" style:table-centering="horizontal" style:writing-mode="lr-tb"/>
      <style:header-style>
        <style:header-footer-properties fo:min-height="7.5mm" fo:margin-left="10.99mm" fo:margin-right="10.99mm" fo:margin-bottom="0mm"/>
      </style:header-style>
      <style:footer-style>
        <style:header-footer-properties svg:height="0mm" fo:margin-left="10.99mm" fo:margin-right="10.99mm" fo:margin-top="0mm"/>
      </style:footer-style>
    </style:page-layout>
    <style:page-layout style:name="Mpm4">
      <style:page-layout-properties fo:page-width="297mm" fo:page-height="210.01mm" style:num-format="1" style:print-orientation="landscape" fo:margin-top="4.99mm" fo:margin-bottom="4.99mm" fo:margin-left="8.01mm" fo:margin-right="13mm" style:first-page-number="continue" style:scale-to="90%" style:table-centering="horizontal" style:writing-mode="lr-tb"/>
      <style:header-style>
        <style:header-footer-properties svg:height="4.99mm" fo:margin-left="10.99mm" fo:margin-right="6mm" fo:margin-bottom="0mm"/>
      </style:header-style>
      <style:footer-style>
        <style:header-footer-properties svg:height="0mm" fo:margin-left="10.99mm" fo:margin-right="6mm" fo:margin-top="0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1:38:30.187000000">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text:page-number>1</text:page-number></text:span></text:p>
      </style:footer>
      <style:footer-left style:display="false">
        <text:p><text:span text:style-name="MT1"><text:page-number>1</text:page-number></text:span></text:p>
      </style:footer-left>
    </style:master-page>
    <style:master-page style:name="PageStyle_5f_民間5" style:display-name="PageStyle_民間5" style:page-layout-name="Mpm4">
      <style:header>
        <style:region-left>
          <text:p><text:span text:style-name="MT2"/></text:p>
          <text:p><text:span text:style-name="MT2"/></text:p>
        </style:region-left>
      </style:header>
      <style:header-left style:display="false">
        <style:region-left>
          <text:p><text:span text:style-name="MT2"/></text:p>
          <text:p><text:span text:style-name="MT2"/></text:p>
        </style:region-left>
      </style:header-left>
      <style:footer>
        <text:p><text:span text:style-name="MT1"><text:page-number>1</text:page-number></text:span></text:p>
      </style:footer>
      <style:footer-left style:display="false">
        <text:p><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date>2017-05-15T11:38:39.530000000</dc:date>
    <meta:print-date>2017-02-07T12:50:11</meta:print-date>
    <meta:generator>LibreOffice/5.1.5.2$Windows_x86 LibreOffice_project/7a864d8825610a8c07cfc3bc01dd4fce6a9447e5</meta:generator>
    <meta:editing-duration>PT5M12S</meta:editing-duration>
    <meta:editing-cycles>5</meta:editing-cycles>
    <meta:document-statistic meta:table-count="2" meta:cell-count="11025" meta:object-count="0"/>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